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80.07mm" svg:height="103.62mm" svg:x="228.54mm" svg:y="24.17mm">
            <loext:p draw:notify-on-update-of-ranges="Sheet1.A1:Sheet1.A163 Sheet1.B1:Sheet1.B16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7.59mm" svg:height="100.4mm" svg:x="148.68mm" svg:y="108.37mm">
            <loext:p draw:notify-on-update-of-ranges="Sheet1.C2:Sheet1.C250 Sheet1.D2:Sheet1.D2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5mm" svg:x="333.16mm" svg:y="50.46mm">
            <loext:p draw:notify-on-update-of-ranges="Sheet1.E2:Sheet1.E1000 Sheet1.F2:Sheet1.F100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84.14mm" svg:height="160.7mm" svg:x="169.61mm" svg:y="210.38mm">
            <loext:p draw:notify-on-update-of-ranges="Sheet1.E2:Sheet1.E513 Sheet1.H2:Sheet1.H38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15" calcext:value-type="float">
            <text:p>315</text:p>
          </table:table-cell>
          <table:table-cell office:value-type="float" office:value="0.16" calcext:value-type="float">
            <text:p>0.16</text:p>
          </table:table-cell>
          <table:table-cell office:value-type="float" office:value="2087" calcext:value-type="float">
            <text:p>2087</text:p>
          </table:table-cell>
          <table:table-cell office:value-type="float" office:value="0.16" calcext:value-type="float">
            <text:p>0.16</text:p>
          </table:table-cell>
          <table:table-cell office:value-type="float" office:value="15073" calcext:value-type="float">
            <text:p>15073</text:p>
          </table:table-cell>
          <table:table-cell table:formula="of:=AVERAGE([.F2:.F21])" office:value-type="float" office:value="8301.55" calcext:value-type="float">
            <text:p>8301.55</text:p>
          </table:table-cell>
          <table:table-cell table:formula="of:=LN([.G2])" office:value-type="float" office:value="9.02419752333759" calcext:value-type="float">
            <text:p>9.0241975233</text:p>
          </table:table-cell>
          <table:table-cell table:formula="of:=[.F2]/((SUM([.F$2:.F$513]))*0.16)" office:value-type="float" office:value="0.305670922630153" calcext:value-type="float">
            <text:p>0.3056709226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21" calcext:value-type="float">
            <text:p>221</text:p>
          </table:table-cell>
          <table:table-cell office:value-type="float" office:value="0.32" calcext:value-type="float">
            <text:p>0.32</text:p>
          </table:table-cell>
          <table:table-cell office:value-type="float" office:value="1774" calcext:value-type="float">
            <text:p>1774</text:p>
          </table:table-cell>
          <table:table-cell office:value-type="float" office:value="0.32" calcext:value-type="float">
            <text:p>0.32</text:p>
          </table:table-cell>
          <table:table-cell office:value-type="float" office:value="11856" calcext:value-type="float">
            <text:p>11856</text:p>
          </table:table-cell>
          <table:table-cell table:formula="of:=AVERAGE([.F3:.F22])" office:value-type="float" office:value="7791.7" calcext:value-type="float">
            <text:p>7791.7</text:p>
          </table:table-cell>
          <table:table-cell table:formula="of:=LN([.G3])" office:value-type="float" office:value="8.96081434355449" calcext:value-type="float">
            <text:p>8.9608143436</text:p>
          </table:table-cell>
          <table:table-cell table:formula="of:=[.F3]/((SUM([.F$2:.F$513]))*0.16)" office:value-type="float" office:value="0.240432193903211" calcext:value-type="float">
            <text:p>0.2404321939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11" calcext:value-type="float">
            <text:p>211</text:p>
          </table:table-cell>
          <table:table-cell office:value-type="float" office:value="0.48" calcext:value-type="float">
            <text:p>0.48</text:p>
          </table:table-cell>
          <table:table-cell office:value-type="float" office:value="1318" calcext:value-type="float">
            <text:p>1318</text:p>
          </table:table-cell>
          <table:table-cell office:value-type="float" office:value="0.48" calcext:value-type="float">
            <text:p>0.48</text:p>
          </table:table-cell>
          <table:table-cell office:value-type="float" office:value="9898" calcext:value-type="float">
            <text:p>9898</text:p>
          </table:table-cell>
          <table:table-cell table:formula="of:=AVERAGE([.F4:.F23])" office:value-type="float" office:value="7435.8" calcext:value-type="float">
            <text:p>7435.8</text:p>
          </table:table-cell>
          <table:table-cell table:formula="of:=LN([.G4])" office:value-type="float" office:value="8.91406145229888" calcext:value-type="float">
            <text:p>8.9140614523</text:p>
          </table:table-cell>
          <table:table-cell table:formula="of:=[.F4]/((SUM([.F$2:.F$513]))*0.16)" office:value-type="float" office:value="0.200725190220477" calcext:value-type="float">
            <text:p>0.2007251902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0" calcext:value-type="float">
            <text:p>230</text:p>
          </table:table-cell>
          <table:table-cell office:value-type="float" office:value="0.64" calcext:value-type="float">
            <text:p>0.64</text:p>
          </table:table-cell>
          <table:table-cell office:value-type="float" office:value="1845" calcext:value-type="float">
            <text:p>1845</text:p>
          </table:table-cell>
          <table:table-cell office:value-type="float" office:value="0.64" calcext:value-type="float">
            <text:p>0.64</text:p>
          </table:table-cell>
          <table:table-cell office:value-type="float" office:value="11607" calcext:value-type="float">
            <text:p>11607</text:p>
          </table:table-cell>
          <table:table-cell table:formula="of:=AVERAGE([.F5:.F24])" office:value-type="float" office:value="7165.5" calcext:value-type="float">
            <text:p>7165.5</text:p>
          </table:table-cell>
          <table:table-cell table:formula="of:=LN([.G5])" office:value-type="float" office:value="8.87703312149813" calcext:value-type="float">
            <text:p>8.8770331215</text:p>
          </table:table-cell>
          <table:table-cell table:formula="of:=[.F5]/((SUM([.F$2:.F$513]))*0.16)" office:value-type="float" office:value="0.235382631126397" calcext:value-type="float">
            <text:p>0.235382631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86" calcext:value-type="float">
            <text:p>186</text:p>
          </table:table-cell>
          <table:table-cell office:value-type="float" office:value="0.8" calcext:value-type="float">
            <text:p>0.8</text:p>
          </table:table-cell>
          <table:table-cell office:value-type="float" office:value="1385" calcext:value-type="float">
            <text:p>1385</text:p>
          </table:table-cell>
          <table:table-cell office:value-type="float" office:value="0.8" calcext:value-type="float">
            <text:p>0.8</text:p>
          </table:table-cell>
          <table:table-cell office:value-type="float" office:value="9723" calcext:value-type="float">
            <text:p>9723</text:p>
          </table:table-cell>
          <table:table-cell table:formula="of:=AVERAGE([.F6:.F25])" office:value-type="float" office:value="6809.2" calcext:value-type="float">
            <text:p>6809.2</text:p>
          </table:table-cell>
          <table:table-cell table:formula="of:=LN([.G6])" office:value-type="float" office:value="8.82602991794042" calcext:value-type="float">
            <text:p>8.8260299179</text:p>
          </table:table-cell>
          <table:table-cell table:formula="of:=[.F6]/((SUM([.F$2:.F$513]))*0.16)" office:value-type="float" office:value="0.197176300718701" calcext:value-type="float">
            <text:p>0.1971763007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17" calcext:value-type="float">
            <text:p>217</text:p>
          </table:table-cell>
          <table:table-cell office:value-type="float" office:value="0.96" calcext:value-type="float">
            <text:p>0.96</text:p>
          </table:table-cell>
          <table:table-cell office:value-type="float" office:value="1633" calcext:value-type="float">
            <text:p>1633</text:p>
          </table:table-cell>
          <table:table-cell office:value-type="float" office:value="0.96" calcext:value-type="float">
            <text:p>0.96</text:p>
          </table:table-cell>
          <table:table-cell office:value-type="float" office:value="10070" calcext:value-type="float">
            <text:p>10070</text:p>
          </table:table-cell>
          <table:table-cell table:formula="of:=AVERAGE([.F7:.F26])" office:value-type="float" office:value="6535.15" calcext:value-type="float">
            <text:p>6535.15</text:p>
          </table:table-cell>
          <table:table-cell table:formula="of:=LN([.G7])" office:value-type="float" office:value="8.78495057912313" calcext:value-type="float">
            <text:p>8.7849505791</text:p>
          </table:table-cell>
          <table:table-cell table:formula="of:=[.F7]/((SUM([.F$2:.F$513]))*0.16)" office:value-type="float" office:value="0.204213241616509" calcext:value-type="float">
            <text:p>0.2042132416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202" calcext:value-type="float">
            <text:p>202</text:p>
          </table:table-cell>
          <table:table-cell office:value-type="float" office:value="1.12" calcext:value-type="float">
            <text:p>1.12</text:p>
          </table:table-cell>
          <table:table-cell office:value-type="float" office:value="1327" calcext:value-type="float">
            <text:p>1327</text:p>
          </table:table-cell>
          <table:table-cell office:value-type="float" office:value="1.12" calcext:value-type="float">
            <text:p>1.12</text:p>
          </table:table-cell>
          <table:table-cell office:value-type="float" office:value="8963" calcext:value-type="float">
            <text:p>8963</text:p>
          </table:table-cell>
          <table:table-cell table:formula="of:=AVERAGE([.F8:.F27])" office:value-type="float" office:value="6229.95" calcext:value-type="float">
            <text:p>6229.95</text:p>
          </table:table-cell>
          <table:table-cell table:formula="of:=LN([.G8])" office:value-type="float" office:value="8.73712358606711" calcext:value-type="float">
            <text:p>8.7371235861</text:p>
          </table:table-cell>
          <table:table-cell table:formula="of:=[.F8]/((SUM([.F$2:.F$513]))*0.16)" office:value-type="float" office:value="0.1817639805967" calcext:value-type="float">
            <text:p>0.1817639806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184" calcext:value-type="float">
            <text:p>184</text:p>
          </table:table-cell>
          <table:table-cell office:value-type="float" office:value="1.28" calcext:value-type="float">
            <text:p>1.28</text:p>
          </table:table-cell>
          <table:table-cell office:value-type="float" office:value="1324" calcext:value-type="float">
            <text:p>1324</text:p>
          </table:table-cell>
          <table:table-cell office:value-type="float" office:value="1.28" calcext:value-type="float">
            <text:p>1.28</text:p>
          </table:table-cell>
          <table:table-cell office:value-type="float" office:value="9052" calcext:value-type="float">
            <text:p>9052</text:p>
          </table:table-cell>
          <table:table-cell table:formula="of:=AVERAGE([.F9:.F28])" office:value-type="float" office:value="5978.6" calcext:value-type="float">
            <text:p>5978.6</text:p>
          </table:table-cell>
          <table:table-cell table:formula="of:=LN([.G9])" office:value-type="float" office:value="8.69594170582341" calcext:value-type="float">
            <text:p>8.6959417058</text:p>
          </table:table-cell>
          <table:table-cell table:formula="of:=[.F9]/((SUM([.F$2:.F$513]))*0.16)" office:value-type="float" office:value="0.183568844400461" calcext:value-type="float">
            <text:p>0.1835688444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81" calcext:value-type="float">
            <text:p>181</text:p>
          </table:table-cell>
          <table:table-cell office:value-type="float" office:value="1.44" calcext:value-type="float">
            <text:p>1.44</text:p>
          </table:table-cell>
          <table:table-cell office:value-type="float" office:value="1161" calcext:value-type="float">
            <text:p>1161</text:p>
          </table:table-cell>
          <table:table-cell office:value-type="float" office:value="1.44" calcext:value-type="float">
            <text:p>1.44</text:p>
          </table:table-cell>
          <table:table-cell office:value-type="float" office:value="8632" calcext:value-type="float">
            <text:p>8632</text:p>
          </table:table-cell>
          <table:table-cell table:formula="of:=AVERAGE([.F10:.F29])" office:value-type="float" office:value="5718.65" calcext:value-type="float">
            <text:p>5718.65</text:p>
          </table:table-cell>
          <table:table-cell table:formula="of:=LN([.G10])" office:value-type="float" office:value="8.65148804253215" calcext:value-type="float">
            <text:p>8.6514880425</text:p>
          </table:table-cell>
          <table:table-cell table:formula="of:=[.F10]/((SUM([.F$2:.F$513]))*0.16)" office:value-type="float" office:value="0.175051509596197" calcext:value-type="float">
            <text:p>0.175051509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58" calcext:value-type="float">
            <text:p>158</text:p>
          </table:table-cell>
          <table:table-cell office:value-type="float" office:value="1.6" calcext:value-type="float">
            <text:p>1.6</text:p>
          </table:table-cell>
          <table:table-cell office:value-type="float" office:value="1165" calcext:value-type="float">
            <text:p>1165</text:p>
          </table:table-cell>
          <table:table-cell office:value-type="float" office:value="1.6" calcext:value-type="float">
            <text:p>1.6</text:p>
          </table:table-cell>
          <table:table-cell office:value-type="float" office:value="8313" calcext:value-type="float">
            <text:p>8313</text:p>
          </table:table-cell>
          <table:table-cell table:formula="of:=AVERAGE([.F11:.F30])" office:value-type="float" office:value="5470.1" calcext:value-type="float">
            <text:p>5470.1</text:p>
          </table:table-cell>
          <table:table-cell table:formula="of:=LN([.G11])" office:value-type="float" office:value="8.60705217678457" calcext:value-type="float">
            <text:p>8.6070521768</text:p>
          </table:table-cell>
          <table:table-cell table:formula="of:=[.F11]/((SUM([.F$2:.F$513]))*0.16)" office:value-type="float" office:value="0.168582391018673" calcext:value-type="float">
            <text:p>0.168582391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162" calcext:value-type="float">
            <text:p>162</text:p>
          </table:table-cell>
          <table:table-cell office:value-type="float" office:value="1.76" calcext:value-type="float">
            <text:p>1.76</text:p>
          </table:table-cell>
          <table:table-cell office:value-type="float" office:value="1039" calcext:value-type="float">
            <text:p>1039</text:p>
          </table:table-cell>
          <table:table-cell office:value-type="float" office:value="1.76" calcext:value-type="float">
            <text:p>1.76</text:p>
          </table:table-cell>
          <table:table-cell office:value-type="float" office:value="7623" calcext:value-type="float">
            <text:p>7623</text:p>
          </table:table-cell>
          <table:table-cell table:formula="of:=AVERAGE([.F12:.F31])" office:value-type="float" office:value="5229.6" calcext:value-type="float">
            <text:p>5229.6</text:p>
          </table:table-cell>
          <table:table-cell table:formula="of:=LN([.G12])" office:value-type="float" office:value="8.56209007229852" calcext:value-type="float">
            <text:p>8.5620900723</text:p>
          </table:table-cell>
          <table:table-cell table:formula="of:=[.F12]/((SUM([.F$2:.F$513]))*0.16)" office:value-type="float" office:value="0.154589626697383" calcext:value-type="float">
            <text:p>0.1545896267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161" calcext:value-type="float">
            <text:p>161</text:p>
          </table:table-cell>
          <table:table-cell office:value-type="float" office:value="1.92" calcext:value-type="float">
            <text:p>1.92</text:p>
          </table:table-cell>
          <table:table-cell office:value-type="float" office:value="1012" calcext:value-type="float">
            <text:p>1012</text:p>
          </table:table-cell>
          <table:table-cell office:value-type="float" office:value="1.92" calcext:value-type="float">
            <text:p>1.92</text:p>
          </table:table-cell>
          <table:table-cell office:value-type="float" office:value="7147" calcext:value-type="float">
            <text:p>7147</text:p>
          </table:table-cell>
          <table:table-cell table:formula="of:=AVERAGE([.F13:.F32])" office:value-type="float" office:value="5013.65" calcext:value-type="float">
            <text:p>5013.65</text:p>
          </table:table-cell>
          <table:table-cell table:formula="of:=LN([.G13])" office:value-type="float" office:value="8.51991947173452" calcext:value-type="float">
            <text:p>8.5199194717</text:p>
          </table:table-cell>
          <table:table-cell table:formula="of:=[.F13]/((SUM([.F$2:.F$513]))*0.16)" office:value-type="float" office:value="0.144936647252551" calcext:value-type="float">
            <text:p>0.1449366473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158" calcext:value-type="float">
            <text:p>158</text:p>
          </table:table-cell>
          <table:table-cell office:value-type="float" office:value="2.08" calcext:value-type="float">
            <text:p>2.08</text:p>
          </table:table-cell>
          <table:table-cell office:value-type="float" office:value="883" calcext:value-type="float">
            <text:p>883</text:p>
          </table:table-cell>
          <table:table-cell office:value-type="float" office:value="2.08" calcext:value-type="float">
            <text:p>2.08</text:p>
          </table:table-cell>
          <table:table-cell office:value-type="float" office:value="7272" calcext:value-type="float">
            <text:p>7272</text:p>
          </table:table-cell>
          <table:table-cell table:formula="of:=AVERAGE([.F14:.F33])" office:value-type="float" office:value="4822" calcext:value-type="float">
            <text:p>4822</text:p>
          </table:table-cell>
          <table:table-cell table:formula="of:=LN([.G14])" office:value-type="float" office:value="8.48094405874112" calcext:value-type="float">
            <text:p>8.4809440587</text:p>
          </table:table-cell>
          <table:table-cell table:formula="of:=[.F14]/((SUM([.F$2:.F$513]))*0.16)" office:value-type="float" office:value="0.147471568325249" calcext:value-type="float">
            <text:p>0.1474715683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28" calcext:value-type="float">
            <text:p>128</text:p>
          </table:table-cell>
          <table:table-cell office:value-type="float" office:value="2.24" calcext:value-type="float">
            <text:p>2.24</text:p>
          </table:table-cell>
          <table:table-cell office:value-type="float" office:value="861" calcext:value-type="float">
            <text:p>861</text:p>
          </table:table-cell>
          <table:table-cell office:value-type="float" office:value="2.24" calcext:value-type="float">
            <text:p>2.24</text:p>
          </table:table-cell>
          <table:table-cell office:value-type="float" office:value="6620" calcext:value-type="float">
            <text:p>6620</text:p>
          </table:table-cell>
          <table:table-cell table:formula="of:=AVERAGE([.F15:.F34])" office:value-type="float" office:value="4616.6" calcext:value-type="float">
            <text:p>4616.6</text:p>
          </table:table-cell>
          <table:table-cell table:formula="of:=LN([.G15])" office:value-type="float" office:value="8.4374137824099" calcext:value-type="float">
            <text:p>8.4374137824</text:p>
          </table:table-cell>
          <table:table-cell table:formula="of:=[.F15]/((SUM([.F$2:.F$513]))*0.16)" office:value-type="float" office:value="0.134249420010059" calcext:value-type="float">
            <text:p>0.13424942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28" calcext:value-type="float">
            <text:p>128</text:p>
          </table:table-cell>
          <table:table-cell office:value-type="float" office:value="2.4" calcext:value-type="float">
            <text:p>2.4</text:p>
          </table:table-cell>
          <table:table-cell office:value-type="float" office:value="1005" calcext:value-type="float">
            <text:p>1005</text:p>
          </table:table-cell>
          <table:table-cell office:value-type="float" office:value="2.4" calcext:value-type="float">
            <text:p>2.4</text:p>
          </table:table-cell>
          <table:table-cell office:value-type="float" office:value="6219" calcext:value-type="float">
            <text:p>6219</text:p>
          </table:table-cell>
          <table:table-cell table:formula="of:=AVERAGE([.F16:.F35])" office:value-type="float" office:value="4434.45" calcext:value-type="float">
            <text:p>4434.45</text:p>
          </table:table-cell>
          <table:table-cell table:formula="of:=LN([.G16])" office:value-type="float" office:value="8.39715887352462" calcext:value-type="float">
            <text:p>8.3971588735</text:p>
          </table:table-cell>
          <table:table-cell table:formula="of:=[.F16]/((SUM([.F$2:.F$513]))*0.16)" office:value-type="float" office:value="0.126117393208845" calcext:value-type="float">
            <text:p>0.1261173932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111" calcext:value-type="float">
            <text:p>111</text:p>
          </table:table-cell>
          <table:table-cell office:value-type="float" office:value="2.56" calcext:value-type="float">
            <text:p>2.56</text:p>
          </table:table-cell>
          <table:table-cell office:value-type="float" office:value="981" calcext:value-type="float">
            <text:p>981</text:p>
          </table:table-cell>
          <table:table-cell office:value-type="float" office:value="2.56" calcext:value-type="float">
            <text:p>2.56</text:p>
          </table:table-cell>
          <table:table-cell office:value-type="float" office:value="6028" calcext:value-type="float">
            <text:p>6028</text:p>
          </table:table-cell>
          <table:table-cell table:formula="of:=AVERAGE([.F17:.F36])" office:value-type="float" office:value="4268.35" calcext:value-type="float">
            <text:p>4268.35</text:p>
          </table:table-cell>
          <table:table-cell table:formula="of:=LN([.G17])" office:value-type="float" office:value="8.35898261468261" calcext:value-type="float">
            <text:p>8.3589826147</text:p>
          </table:table-cell>
          <table:table-cell table:formula="of:=[.F17]/((SUM([.F$2:.F$513]))*0.16)" office:value-type="float" office:value="0.122244033809763" calcext:value-type="float">
            <text:p>0.1222440338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119" calcext:value-type="float">
            <text:p>119</text:p>
          </table:table-cell>
          <table:table-cell office:value-type="float" office:value="2.72" calcext:value-type="float">
            <text:p>2.72</text:p>
          </table:table-cell>
          <table:table-cell office:value-type="float" office:value="1128" calcext:value-type="float">
            <text:p>1128</text:p>
          </table:table-cell>
          <table:table-cell office:value-type="float" office:value="2.72" calcext:value-type="float">
            <text:p>2.72</text:p>
          </table:table-cell>
          <table:table-cell office:value-type="float" office:value="5807" calcext:value-type="float">
            <text:p>5807</text:p>
          </table:table-cell>
          <table:table-cell table:formula="of:=AVERAGE([.F18:.F37])" office:value-type="float" office:value="4107.35" calcext:value-type="float">
            <text:p>4107.35</text:p>
          </table:table-cell>
          <table:table-cell table:formula="of:=LN([.G18])" office:value-type="float" office:value="8.320533330681" calcext:value-type="float">
            <text:p>8.3205333307</text:p>
          </table:table-cell>
          <table:table-cell table:formula="of:=[.F18]/((SUM([.F$2:.F$513]))*0.16)" office:value-type="float" office:value="0.117762293353234" calcext:value-type="float">
            <text:p>0.1177622934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107" calcext:value-type="float">
            <text:p>107</text:p>
          </table:table-cell>
          <table:table-cell office:value-type="float" office:value="2.88" calcext:value-type="float">
            <text:p>2.88</text:p>
          </table:table-cell>
          <table:table-cell office:value-type="float" office:value="1065" calcext:value-type="float">
            <text:p>1065</text:p>
          </table:table-cell>
          <table:table-cell office:value-type="float" office:value="2.88" calcext:value-type="float">
            <text:p>2.88</text:p>
          </table:table-cell>
          <table:table-cell office:value-type="float" office:value="5646" calcext:value-type="float">
            <text:p>5646</text:p>
          </table:table-cell>
          <table:table-cell table:formula="of:=AVERAGE([.F19:.F38])" office:value-type="float" office:value="3950.25" calcext:value-type="float">
            <text:p>3950.25</text:p>
          </table:table-cell>
          <table:table-cell table:formula="of:=LN([.G19])" office:value-type="float" office:value="8.28153414703161" calcext:value-type="float">
            <text:p>8.281534147</text:p>
          </table:table-cell>
          <table:table-cell table:formula="of:=[.F19]/((SUM([.F$2:.F$513]))*0.16)" office:value-type="float" office:value="0.1144973150116" calcext:value-type="float">
            <text:p>0.114497315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111" calcext:value-type="float">
            <text:p>111</text:p>
          </table:table-cell>
          <table:table-cell office:value-type="float" office:value="3.04" calcext:value-type="float">
            <text:p>3.04</text:p>
          </table:table-cell>
          <table:table-cell office:value-type="float" office:value="1046" calcext:value-type="float">
            <text:p>1046</text:p>
          </table:table-cell>
          <table:table-cell office:value-type="float" office:value="3.04" calcext:value-type="float">
            <text:p>3.04</text:p>
          </table:table-cell>
          <table:table-cell office:value-type="float" office:value="5250" calcext:value-type="float">
            <text:p>5250</text:p>
          </table:table-cell>
          <table:table-cell table:formula="of:=AVERAGE([.F20:.F39])" office:value-type="float" office:value="3796.2" calcext:value-type="float">
            <text:p>3796.2</text:p>
          </table:table-cell>
          <table:table-cell table:formula="of:=LN([.G20])" office:value-type="float" office:value="8.24175584538089" calcext:value-type="float">
            <text:p>8.2417558454</text:p>
          </table:table-cell>
          <table:table-cell table:formula="of:=[.F20]/((SUM([.F$2:.F$513]))*0.16)" office:value-type="float" office:value="0.106466685053294" calcext:value-type="float">
            <text:p>0.1064666851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89" calcext:value-type="float">
            <text:p>89</text:p>
          </table:table-cell>
          <table:table-cell office:value-type="float" office:value="3.2" calcext:value-type="float">
            <text:p>3.2</text:p>
          </table:table-cell>
          <table:table-cell office:value-type="float" office:value="846" calcext:value-type="float">
            <text:p>846</text:p>
          </table:table-cell>
          <table:table-cell office:value-type="float" office:value="3.2" calcext:value-type="float">
            <text:p>3.2</text:p>
          </table:table-cell>
          <table:table-cell office:value-type="float" office:value="5232" calcext:value-type="float">
            <text:p>5232</text:p>
          </table:table-cell>
          <table:table-cell table:formula="of:=AVERAGE([.F21:.F40])" office:value-type="float" office:value="3652.15" calcext:value-type="float">
            <text:p>3652.15</text:p>
          </table:table-cell>
          <table:table-cell table:formula="of:=LN([.G21])" office:value-type="float" office:value="8.20307131425582" calcext:value-type="float">
            <text:p>8.2030713143</text:p>
          </table:table-cell>
          <table:table-cell table:formula="of:=[.F21]/((SUM([.F$2:.F$513]))*0.16)" office:value-type="float" office:value="0.106101656418826" calcext:value-type="float">
            <text:p>0.1061016564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97" calcext:value-type="float">
            <text:p>97</text:p>
          </table:table-cell>
          <table:table-cell office:value-type="float" office:value="3.36" calcext:value-type="float">
            <text:p>3.36</text:p>
          </table:table-cell>
          <table:table-cell office:value-type="float" office:value="899" calcext:value-type="float">
            <text:p>899</text:p>
          </table:table-cell>
          <table:table-cell office:value-type="float" office:value="3.36" calcext:value-type="float">
            <text:p>3.36</text:p>
          </table:table-cell>
          <table:table-cell office:value-type="float" office:value="4876" calcext:value-type="float">
            <text:p>4876</text:p>
          </table:table-cell>
          <table:table-cell table:formula="of:=AVERAGE([.F22:.F41])" office:value-type="float" office:value="3507.65" calcext:value-type="float">
            <text:p>3507.65</text:p>
          </table:table-cell>
          <table:table-cell table:formula="of:=LN([.G22])" office:value-type="float" office:value="8.16270157656469" calcext:value-type="float">
            <text:p>8.1627015766</text:p>
          </table:table-cell>
          <table:table-cell table:formula="of:=[.F22]/((SUM([.F$2:.F$513]))*0.16)" office:value-type="float" office:value="0.0988822012037833" calcext:value-type="float">
            <text:p>0.0988822012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96" calcext:value-type="float">
            <text:p>96</text:p>
          </table:table-cell>
          <table:table-cell office:value-type="float" office:value="3.52" calcext:value-type="float">
            <text:p>3.52</text:p>
          </table:table-cell>
          <table:table-cell office:value-type="float" office:value="862" calcext:value-type="float">
            <text:p>862</text:p>
          </table:table-cell>
          <table:table-cell office:value-type="float" office:value="3.52" calcext:value-type="float">
            <text:p>3.52</text:p>
          </table:table-cell>
          <table:table-cell office:value-type="float" office:value="4738" calcext:value-type="float">
            <text:p>4738</text:p>
          </table:table-cell>
          <table:table-cell table:formula="of:=AVERAGE([.F23:.F42])" office:value-type="float" office:value="3373.7" calcext:value-type="float">
            <text:p>3373.7</text:p>
          </table:table-cell>
          <table:table-cell table:formula="of:=LN([.G23])" office:value-type="float" office:value="8.12376534391858" calcext:value-type="float">
            <text:p>8.1237653439</text:p>
          </table:table-cell>
          <table:table-cell table:formula="of:=[.F23]/((SUM([.F$2:.F$513]))*0.16)" office:value-type="float" office:value="0.0960836483395253" calcext:value-type="float">
            <text:p>0.0960836483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70" calcext:value-type="float">
            <text:p>70</text:p>
          </table:table-cell>
          <table:table-cell office:value-type="float" office:value="3.68" calcext:value-type="float">
            <text:p>3.68</text:p>
          </table:table-cell>
          <table:table-cell office:value-type="float" office:value="864" calcext:value-type="float">
            <text:p>864</text:p>
          </table:table-cell>
          <table:table-cell office:value-type="float" office:value="3.68" calcext:value-type="float">
            <text:p>3.68</text:p>
          </table:table-cell>
          <table:table-cell office:value-type="float" office:value="4492" calcext:value-type="float">
            <text:p>4492</text:p>
          </table:table-cell>
          <table:table-cell table:formula="of:=AVERAGE([.F24:.F43])" office:value-type="float" office:value="3249.5" calcext:value-type="float">
            <text:p>3249.5</text:p>
          </table:table-cell>
          <table:table-cell table:formula="of:=LN([.G24])" office:value-type="float" office:value="8.0862564173344" calcext:value-type="float">
            <text:p>8.0862564173</text:p>
          </table:table-cell>
          <table:table-cell table:formula="of:=[.F24]/((SUM([.F$2:.F$513]))*0.16)" office:value-type="float" office:value="0.0910949236684566" calcext:value-type="float">
            <text:p>0.0910949237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105" calcext:value-type="float">
            <text:p>105</text:p>
          </table:table-cell>
          <table:table-cell office:value-type="float" office:value="3.84" calcext:value-type="float">
            <text:p>3.84</text:p>
          </table:table-cell>
          <table:table-cell office:value-type="float" office:value="903" calcext:value-type="float">
            <text:p>903</text:p>
          </table:table-cell>
          <table:table-cell office:value-type="float" office:value="3.84" calcext:value-type="float">
            <text:p>3.84</text:p>
          </table:table-cell>
          <table:table-cell office:value-type="float" office:value="4481" calcext:value-type="float">
            <text:p>4481</text:p>
          </table:table-cell>
          <table:table-cell table:formula="of:=AVERAGE([.F25:.F44])" office:value-type="float" office:value="3128.2" calcext:value-type="float">
            <text:p>3128.2</text:p>
          </table:table-cell>
          <table:table-cell table:formula="of:=LN([.G25])" office:value-type="float" office:value="8.04821303824014" calcext:value-type="float">
            <text:p>8.0482130382</text:p>
          </table:table-cell>
          <table:table-cell table:formula="of:=[.F25]/((SUM([.F$2:.F$513]))*0.16)" office:value-type="float" office:value="0.0908718506140593" calcext:value-type="float">
            <text:p>0.09087185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778" calcext:value-type="float">
            <text:p>778</text:p>
          </table:table-cell>
          <table:table-cell office:value-type="float" office:value="4" calcext:value-type="float">
            <text:p>4</text:p>
          </table:table-cell>
          <table:table-cell office:value-type="float" office:value="4242" calcext:value-type="float">
            <text:p>4242</text:p>
          </table:table-cell>
          <table:table-cell table:formula="of:=AVERAGE([.F26:.F45])" office:value-type="float" office:value="3002.2" calcext:value-type="float">
            <text:p>3002.2</text:p>
          </table:table-cell>
          <table:table-cell table:formula="of:=LN([.G26])" office:value-type="float" office:value="8.00710063222608" calcext:value-type="float">
            <text:p>8.0071006322</text:p>
          </table:table-cell>
          <table:table-cell table:formula="of:=[.F26]/((SUM([.F$2:.F$513]))*0.16)" office:value-type="float" office:value="0.0860250815230617" calcext:value-type="float">
            <text:p>0.0860250815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67" calcext:value-type="float">
            <text:p>67</text:p>
          </table:table-cell>
          <table:table-cell office:value-type="float" office:value="4.16" calcext:value-type="float">
            <text:p>4.16</text:p>
          </table:table-cell>
          <table:table-cell office:value-type="float" office:value="876" calcext:value-type="float">
            <text:p>876</text:p>
          </table:table-cell>
          <table:table-cell office:value-type="float" office:value="4.16" calcext:value-type="float">
            <text:p>4.16</text:p>
          </table:table-cell>
          <table:table-cell office:value-type="float" office:value="3966" calcext:value-type="float">
            <text:p>3966</text:p>
          </table:table-cell>
          <table:table-cell table:formula="of:=AVERAGE([.F27:.F46])" office:value-type="float" office:value="2887.95" calcext:value-type="float">
            <text:p>2887.95</text:p>
          </table:table-cell>
          <table:table-cell table:formula="of:=LN([.G27])" office:value-type="float" office:value="7.96830218684345" calcext:value-type="float">
            <text:p>7.9683021868</text:p>
          </table:table-cell>
          <table:table-cell table:formula="of:=[.F27]/((SUM([.F$2:.F$513]))*0.16)" office:value-type="float" office:value="0.0804279757945456" calcext:value-type="float">
            <text:p>0.0804279758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71" calcext:value-type="float">
            <text:p>71</text:p>
          </table:table-cell>
          <table:table-cell office:value-type="float" office:value="4.32" calcext:value-type="float">
            <text:p>4.32</text:p>
          </table:table-cell>
          <table:table-cell office:value-type="float" office:value="712" calcext:value-type="float">
            <text:p>712</text:p>
          </table:table-cell>
          <table:table-cell office:value-type="float" office:value="4.32" calcext:value-type="float">
            <text:p>4.32</text:p>
          </table:table-cell>
          <table:table-cell office:value-type="float" office:value="3936" calcext:value-type="float">
            <text:p>3936</text:p>
          </table:table-cell>
          <table:table-cell table:formula="of:=AVERAGE([.F28:.F47])" office:value-type="float" office:value="2783.35" calcext:value-type="float">
            <text:p>2783.35</text:p>
          </table:table-cell>
          <table:table-cell table:formula="of:=LN([.G28])" office:value-type="float" office:value="7.93141051718282" calcext:value-type="float">
            <text:p>7.9314105172</text:p>
          </table:table-cell>
          <table:table-cell table:formula="of:=[.F28]/((SUM([.F$2:.F$513]))*0.16)" office:value-type="float" office:value="0.0798195947370983" calcext:value-type="float">
            <text:p>0.0798195947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78" calcext:value-type="float">
            <text:p>78</text:p>
          </table:table-cell>
          <table:table-cell office:value-type="float" office:value="4.48" calcext:value-type="float">
            <text:p>4.48</text:p>
          </table:table-cell>
          <table:table-cell office:value-type="float" office:value="819" calcext:value-type="float">
            <text:p>819</text:p>
          </table:table-cell>
          <table:table-cell office:value-type="float" office:value="4.48" calcext:value-type="float">
            <text:p>4.48</text:p>
          </table:table-cell>
          <table:table-cell office:value-type="float" office:value="3853" calcext:value-type="float">
            <text:p>3853</text:p>
          </table:table-cell>
          <table:table-cell table:formula="of:=AVERAGE([.F29:.F48])" office:value-type="float" office:value="2676.3" calcext:value-type="float">
            <text:p>2676.3</text:p>
          </table:table-cell>
          <table:table-cell table:formula="of:=LN([.G29])" office:value-type="float" office:value="7.89219052258785" calcext:value-type="float">
            <text:p>7.8921905226</text:p>
          </table:table-cell>
          <table:table-cell table:formula="of:=[.F29]/((SUM([.F$2:.F$513]))*0.16)" office:value-type="float" office:value="0.0781364071448271" calcext:value-type="float">
            <text:p>0.0781364071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69" calcext:value-type="float">
            <text:p>69</text:p>
          </table:table-cell>
          <table:table-cell office:value-type="float" office:value="4.64" calcext:value-type="float">
            <text:p>4.64</text:p>
          </table:table-cell>
          <table:table-cell office:value-type="float" office:value="535" calcext:value-type="float">
            <text:p>535</text:p>
          </table:table-cell>
          <table:table-cell office:value-type="float" office:value="4.64" calcext:value-type="float">
            <text:p>4.64</text:p>
          </table:table-cell>
          <table:table-cell office:value-type="float" office:value="3661" calcext:value-type="float">
            <text:p>3661</text:p>
          </table:table-cell>
          <table:table-cell table:formula="of:=AVERAGE([.F30:.F49])" office:value-type="float" office:value="2572.15" calcext:value-type="float">
            <text:p>2572.15</text:p>
          </table:table-cell>
          <table:table-cell table:formula="of:=LN([.G30])" office:value-type="float" office:value="7.85249740403019" calcext:value-type="float">
            <text:p>7.852497404</text:p>
          </table:table-cell>
          <table:table-cell table:formula="of:=[.F30]/((SUM([.F$2:.F$513]))*0.16)" office:value-type="float" office:value="0.0742427683771638" calcext:value-type="float">
            <text:p>0.0742427684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70" calcext:value-type="float">
            <text:p>70</text:p>
          </table:table-cell>
          <table:table-cell office:value-type="float" office:value="4.8" calcext:value-type="float">
            <text:p>4.8</text:p>
          </table:table-cell>
          <table:table-cell office:value-type="float" office:value="839" calcext:value-type="float">
            <text:p>839</text:p>
          </table:table-cell>
          <table:table-cell office:value-type="float" office:value="4.8" calcext:value-type="float">
            <text:p>4.8</text:p>
          </table:table-cell>
          <table:table-cell office:value-type="float" office:value="3503" calcext:value-type="float">
            <text:p>3503</text:p>
          </table:table-cell>
          <table:table-cell table:formula="of:=AVERAGE([.F31:.F50])" office:value-type="float" office:value="2474.65" calcext:value-type="float">
            <text:p>2474.65</text:p>
          </table:table-cell>
          <table:table-cell table:formula="of:=LN([.G31])" office:value-type="float" office:value="7.81385425086145" calcext:value-type="float">
            <text:p>7.8138542509</text:p>
          </table:table-cell>
          <table:table-cell table:formula="of:=[.F31]/((SUM([.F$2:.F$513]))*0.16)" office:value-type="float" office:value="0.0710386281412742" calcext:value-type="float">
            <text:p>0.0710386281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72" calcext:value-type="float">
            <text:p>72</text:p>
          </table:table-cell>
          <table:table-cell office:value-type="float" office:value="4.96" calcext:value-type="float">
            <text:p>4.96</text:p>
          </table:table-cell>
          <table:table-cell office:value-type="float" office:value="886" calcext:value-type="float">
            <text:p>886</text:p>
          </table:table-cell>
          <table:table-cell office:value-type="float" office:value="4.96" calcext:value-type="float">
            <text:p>4.96</text:p>
          </table:table-cell>
          <table:table-cell office:value-type="float" office:value="3304" calcext:value-type="float">
            <text:p>3304</text:p>
          </table:table-cell>
          <table:table-cell table:formula="of:=AVERAGE([.F32:.F51])" office:value-type="float" office:value="2381.65" calcext:value-type="float">
            <text:p>2381.65</text:p>
          </table:table-cell>
          <table:table-cell table:formula="of:=LN([.G32])" office:value-type="float" office:value="7.77554880377074" calcext:value-type="float">
            <text:p>7.7755488038</text:p>
          </table:table-cell>
          <table:table-cell table:formula="of:=[.F32]/((SUM([.F$2:.F$513]))*0.16)" office:value-type="float" office:value="0.0670030337935398" calcext:value-type="float">
            <text:p>0.0670030338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68" calcext:value-type="float">
            <text:p>68</text:p>
          </table:table-cell>
          <table:table-cell office:value-type="float" office:value="5.12" calcext:value-type="float">
            <text:p>5.12</text:p>
          </table:table-cell>
          <table:table-cell office:value-type="float" office:value="655" calcext:value-type="float">
            <text:p>655</text:p>
          </table:table-cell>
          <table:table-cell office:value-type="float" office:value="5.12" calcext:value-type="float">
            <text:p>5.12</text:p>
          </table:table-cell>
          <table:table-cell office:value-type="float" office:value="3314" calcext:value-type="float">
            <text:p>3314</text:p>
          </table:table-cell>
          <table:table-cell table:formula="of:=AVERAGE([.F33:.F52])" office:value-type="float" office:value="2294.05" calcext:value-type="float">
            <text:p>2294.05</text:p>
          </table:table-cell>
          <table:table-cell table:formula="of:=LN([.G33])" office:value-type="float" office:value="7.73807409344133" calcext:value-type="float">
            <text:p>7.7380740934</text:p>
          </table:table-cell>
          <table:table-cell table:formula="of:=[.F33]/((SUM([.F$2:.F$513]))*0.16)" office:value-type="float" office:value="0.0672058274793556" calcext:value-type="float">
            <text:p>0.0672058275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53" calcext:value-type="float">
            <text:p>53</text:p>
          </table:table-cell>
          <table:table-cell office:value-type="float" office:value="5.28" calcext:value-type="float">
            <text:p>5.28</text:p>
          </table:table-cell>
          <table:table-cell office:value-type="float" office:value="611" calcext:value-type="float">
            <text:p>611</text:p>
          </table:table-cell>
          <table:table-cell office:value-type="float" office:value="5.28" calcext:value-type="float">
            <text:p>5.28</text:p>
          </table:table-cell>
          <table:table-cell office:value-type="float" office:value="3164" calcext:value-type="float">
            <text:p>3164</text:p>
          </table:table-cell>
          <table:table-cell table:formula="of:=AVERAGE([.F34:.F53])" office:value-type="float" office:value="2205" calcext:value-type="float">
            <text:p>2205</text:p>
          </table:table-cell>
          <table:table-cell table:formula="of:=LN([.G34])" office:value-type="float" office:value="7.69848278788095" calcext:value-type="float">
            <text:p>7.6984827879</text:p>
          </table:table-cell>
          <table:table-cell table:formula="of:=[.F34]/((SUM([.F$2:.F$513]))*0.16)" office:value-type="float" office:value="0.0641639221921186" calcext:value-type="float">
            <text:p>0.0641639222</text:p>
          </table:table-cell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57" calcext:value-type="float">
            <text:p>57</text:p>
          </table:table-cell>
          <table:table-cell office:value-type="float" office:value="5.44" calcext:value-type="float">
            <text:p>5.44</text:p>
          </table:table-cell>
          <table:table-cell office:value-type="float" office:value="558" calcext:value-type="float">
            <text:p>558</text:p>
          </table:table-cell>
          <table:table-cell office:value-type="float" office:value="5.44" calcext:value-type="float">
            <text:p>5.44</text:p>
          </table:table-cell>
          <table:table-cell office:value-type="float" office:value="2977" calcext:value-type="float">
            <text:p>2977</text:p>
          </table:table-cell>
          <table:table-cell table:formula="of:=AVERAGE([.F35:.F54])" office:value-type="float" office:value="2120.7" calcext:value-type="float">
            <text:p>2120.7</text:p>
          </table:table-cell>
          <table:table-cell table:formula="of:=LN([.G35])" office:value-type="float" office:value="7.65950150184502" calcext:value-type="float">
            <text:p>7.6595015018</text:p>
          </table:table-cell>
          <table:table-cell table:formula="of:=[.F35]/((SUM([.F$2:.F$513]))*0.16)" office:value-type="float" office:value="0.0603716802673632" calcext:value-type="float">
            <text:p>0.0603716803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74" calcext:value-type="float">
            <text:p>74</text:p>
          </table:table-cell>
          <table:table-cell office:value-type="float" office:value="5.6" calcext:value-type="float">
            <text:p>5.6</text:p>
          </table:table-cell>
          <table:table-cell office:value-type="float" office:value="388" calcext:value-type="float">
            <text:p>388</text:p>
          </table:table-cell>
          <table:table-cell office:value-type="float" office:value="5.6" calcext:value-type="float">
            <text:p>5.6</text:p>
          </table:table-cell>
          <table:table-cell office:value-type="float" office:value="2897" calcext:value-type="float">
            <text:p>2897</text:p>
          </table:table-cell>
          <table:table-cell table:formula="of:=AVERAGE([.F36:.F55])" office:value-type="float" office:value="2042.15" calcext:value-type="float">
            <text:p>2042.15</text:p>
          </table:table-cell>
          <table:table-cell table:formula="of:=LN([.G36])" office:value-type="float" office:value="7.62175845342146" calcext:value-type="float">
            <text:p>7.6217584534</text:p>
          </table:table-cell>
          <table:table-cell table:formula="of:=[.F36]/((SUM([.F$2:.F$513]))*0.16)" office:value-type="float" office:value="0.0587493307808368" calcext:value-type="float">
            <text:p>0.0587493308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63" calcext:value-type="float">
            <text:p>63</text:p>
          </table:table-cell>
          <table:table-cell office:value-type="float" office:value="5.76" calcext:value-type="float">
            <text:p>5.76</text:p>
          </table:table-cell>
          <table:table-cell office:value-type="float" office:value="442" calcext:value-type="float">
            <text:p>442</text:p>
          </table:table-cell>
          <table:table-cell office:value-type="float" office:value="5.76" calcext:value-type="float">
            <text:p>5.76</text:p>
          </table:table-cell>
          <table:table-cell office:value-type="float" office:value="2808" calcext:value-type="float">
            <text:p>2808</text:p>
          </table:table-cell>
          <table:table-cell table:formula="of:=AVERAGE([.F37:.F56])" office:value-type="float" office:value="1962.95" calcext:value-type="float">
            <text:p>1962.95</text:p>
          </table:table-cell>
          <table:table-cell table:formula="of:=LN([.G37])" office:value-type="float" office:value="7.58220372273454" calcext:value-type="float">
            <text:p>7.5822037227</text:p>
          </table:table-cell>
          <table:table-cell table:formula="of:=[.F37]/((SUM([.F$2:.F$513]))*0.16)" office:value-type="float" office:value="0.0569444669770762" calcext:value-type="float">
            <text:p>0.056944467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36" calcext:value-type="float">
            <text:p>36</text:p>
          </table:table-cell>
          <table:table-cell office:value-type="float" office:value="5.92" calcext:value-type="float">
            <text:p>5.92</text:p>
          </table:table-cell>
          <table:table-cell office:value-type="float" office:value="585" calcext:value-type="float">
            <text:p>585</text:p>
          </table:table-cell>
          <table:table-cell office:value-type="float" office:value="5.92" calcext:value-type="float">
            <text:p>5.92</text:p>
          </table:table-cell>
          <table:table-cell office:value-type="float" office:value="2665" calcext:value-type="float">
            <text:p>2665</text:p>
          </table:table-cell>
          <table:table-cell table:formula="of:=AVERAGE([.F38:.F57])" office:value-type="float" office:value="1887.8" calcext:value-type="float">
            <text:p>1887.8</text:p>
          </table:table-cell>
          <table:table-cell table:formula="of:=LN([.G38])" office:value-type="float" office:value="7.54316740889084" calcext:value-type="float">
            <text:p>7.5431674089</text:p>
          </table:table-cell>
          <table:table-cell table:formula="of:=[.F38]/((SUM([.F$2:.F$513]))*0.16)" office:value-type="float" office:value="0.0540445172699103" calcext:value-type="float">
            <text:p>0.0540445173</text:p>
          </table:table-cell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38" calcext:value-type="float">
            <text:p>38</text:p>
          </table:table-cell>
          <table:table-cell office:value-type="float" office:value="6.08" calcext:value-type="float">
            <text:p>6.08</text:p>
          </table:table-cell>
          <table:table-cell office:value-type="float" office:value="447" calcext:value-type="float">
            <text:p>447</text:p>
          </table:table-cell>
          <table:table-cell office:value-type="float" office:value="6.08" calcext:value-type="float">
            <text:p>6.08</text:p>
          </table:table-cell>
          <table:table-cell office:value-type="float" office:value="2565" calcext:value-type="float">
            <text:p>2565</text:p>
          </table:table-cell>
          <table:table-cell table:formula="of:=AVERAGE([.F39:.F58])" office:value-type="float" office:value="1820.75" calcext:value-type="float">
            <text:p>1820.75</text:p>
          </table:table-cell>
          <table:table-cell table:formula="of:=LN([.G39])" office:value-type="float" office:value="7.50700378309803" calcext:value-type="float">
            <text:p>7.5070037831</text:p>
          </table:table-cell>
          <table:table-cell table:formula="of:=[.F39]/((SUM([.F$2:.F$513]))*0.16)" office:value-type="float" office:value="0.0520165804117523" calcext:value-type="float">
            <text:p>0.0520165804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43" calcext:value-type="float">
            <text:p>43</text:p>
          </table:table-cell>
          <table:table-cell office:value-type="float" office:value="6.24" calcext:value-type="float">
            <text:p>6.24</text:p>
          </table:table-cell>
          <table:table-cell office:value-type="float" office:value="554" calcext:value-type="float">
            <text:p>554</text:p>
          </table:table-cell>
          <table:table-cell office:value-type="float" office:value="6.24" calcext:value-type="float">
            <text:p>6.24</text:p>
          </table:table-cell>
          <table:table-cell office:value-type="float" office:value="2369" calcext:value-type="float">
            <text:p>2369</text:p>
          </table:table-cell>
          <table:table-cell table:formula="of:=AVERAGE([.F40:.F59])" office:value-type="float" office:value="1755.75" calcext:value-type="float">
            <text:p>1755.75</text:p>
          </table:table-cell>
          <table:table-cell table:formula="of:=LN([.G40])" office:value-type="float" office:value="7.47065139503913" calcext:value-type="float">
            <text:p>7.470651395</text:p>
          </table:table-cell>
          <table:table-cell table:formula="of:=[.F40]/((SUM([.F$2:.F$513]))*0.16)" office:value-type="float" office:value="0.0480418241697626" calcext:value-type="float">
            <text:p>0.0480418242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57" calcext:value-type="float">
            <text:p>57</text:p>
          </table:table-cell>
          <table:table-cell office:value-type="float" office:value="6.4" calcext:value-type="float">
            <text:p>6.4</text:p>
          </table:table-cell>
          <table:table-cell office:value-type="float" office:value="536" calcext:value-type="float">
            <text:p>536</text:p>
          </table:table-cell>
          <table:table-cell office:value-type="float" office:value="6.4" calcext:value-type="float">
            <text:p>6.4</text:p>
          </table:table-cell>
          <table:table-cell office:value-type="float" office:value="2342" calcext:value-type="float">
            <text:p>2342</text:p>
          </table:table-cell>
          <table:table-cell table:formula="of:=AVERAGE([.F41:.F60])" office:value-type="float" office:value="1697.2" calcext:value-type="float">
            <text:p>1697.2</text:p>
          </table:table-cell>
          <table:table-cell table:formula="of:=LN([.G41])" office:value-type="float" office:value="7.43673511332817" calcext:value-type="float">
            <text:p>7.4367351133</text:p>
          </table:table-cell>
          <table:table-cell table:formula="of:=[.F41]/((SUM([.F$2:.F$513]))*0.16)" office:value-type="float" office:value="0.04749428121806" calcext:value-type="float">
            <text:p>0.0474942812</text:p>
          </table:table-cell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37" calcext:value-type="float">
            <text:p>37</text:p>
          </table:table-cell>
          <table:table-cell office:value-type="float" office:value="6.56" calcext:value-type="float">
            <text:p>6.56</text:p>
          </table:table-cell>
          <table:table-cell office:value-type="float" office:value="493" calcext:value-type="float">
            <text:p>493</text:p>
          </table:table-cell>
          <table:table-cell office:value-type="float" office:value="6.56" calcext:value-type="float">
            <text:p>6.56</text:p>
          </table:table-cell>
          <table:table-cell office:value-type="float" office:value="2197" calcext:value-type="float">
            <text:p>2197</text:p>
          </table:table-cell>
          <table:table-cell table:formula="of:=AVERAGE([.F42:.F61])" office:value-type="float" office:value="1636.7" calcext:value-type="float">
            <text:p>1636.7</text:p>
          </table:table-cell>
          <table:table-cell table:formula="of:=LN([.G42])" office:value-type="float" office:value="7.40043729851184" calcext:value-type="float">
            <text:p>7.4004372985</text:p>
          </table:table-cell>
          <table:table-cell table:formula="of:=[.F42]/((SUM([.F$2:.F$513]))*0.16)" office:value-type="float" office:value="0.0445537727737309" calcext:value-type="float">
            <text:p>0.0445537728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43" calcext:value-type="float">
            <text:p>43</text:p>
          </table:table-cell>
          <table:table-cell office:value-type="float" office:value="6.72" calcext:value-type="float">
            <text:p>6.72</text:p>
          </table:table-cell>
          <table:table-cell office:value-type="float" office:value="574" calcext:value-type="float">
            <text:p>574</text:p>
          </table:table-cell>
          <table:table-cell office:value-type="float" office:value="6.72" calcext:value-type="float">
            <text:p>6.72</text:p>
          </table:table-cell>
          <table:table-cell office:value-type="float" office:value="2254" calcext:value-type="float">
            <text:p>2254</text:p>
          </table:table-cell>
          <table:table-cell table:formula="of:=AVERAGE([.F43:.F62])" office:value-type="float" office:value="1584.2" calcext:value-type="float">
            <text:p>1584.2</text:p>
          </table:table-cell>
          <table:table-cell table:formula="of:=LN([.G43])" office:value-type="float" office:value="7.36783482703018" calcext:value-type="float">
            <text:p>7.367834827</text:p>
          </table:table-cell>
          <table:table-cell table:formula="of:=[.F43]/((SUM([.F$2:.F$513]))*0.16)" office:value-type="float" office:value="0.045709696782881" calcext:value-type="float">
            <text:p>0.0457096968</text:p>
          </table:table-cell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34" calcext:value-type="float">
            <text:p>34</text:p>
          </table:table-cell>
          <table:table-cell office:value-type="float" office:value="6.88" calcext:value-type="float">
            <text:p>6.88</text:p>
          </table:table-cell>
          <table:table-cell office:value-type="float" office:value="573" calcext:value-type="float">
            <text:p>573</text:p>
          </table:table-cell>
          <table:table-cell office:value-type="float" office:value="6.88" calcext:value-type="float">
            <text:p>6.88</text:p>
          </table:table-cell>
          <table:table-cell office:value-type="float" office:value="2066" calcext:value-type="float">
            <text:p>2066</text:p>
          </table:table-cell>
          <table:table-cell table:formula="of:=AVERAGE([.F44:.F63])" office:value-type="float" office:value="1527.65" calcext:value-type="float">
            <text:p>1527.65</text:p>
          </table:table-cell>
          <table:table-cell table:formula="of:=LN([.G44])" office:value-type="float" office:value="7.33148588589715" calcext:value-type="float">
            <text:p>7.3314858859</text:p>
          </table:table-cell>
          <table:table-cell table:formula="of:=[.F44]/((SUM([.F$2:.F$513]))*0.16)" office:value-type="float" office:value="0.041897175489544" calcext:value-type="float">
            <text:p>0.0418971755</text:p>
          </table:table-cell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45" calcext:value-type="float">
            <text:p>45</text:p>
          </table:table-cell>
          <table:table-cell office:value-type="float" office:value="7.04" calcext:value-type="float">
            <text:p>7.04</text:p>
          </table:table-cell>
          <table:table-cell office:value-type="float" office:value="540" calcext:value-type="float">
            <text:p>540</text:p>
          </table:table-cell>
          <table:table-cell office:value-type="float" office:value="7.04" calcext:value-type="float">
            <text:p>7.04</text:p>
          </table:table-cell>
          <table:table-cell office:value-type="float" office:value="1961" calcext:value-type="float">
            <text:p>1961</text:p>
          </table:table-cell>
          <table:table-cell table:formula="of:=AVERAGE([.F45:.F64])" office:value-type="float" office:value="1475.45" calcext:value-type="float">
            <text:p>1475.45</text:p>
          </table:table-cell>
          <table:table-cell table:formula="of:=LN([.G45])" office:value-type="float" office:value="7.2967183069908" calcext:value-type="float">
            <text:p>7.296718307</text:p>
          </table:table-cell>
          <table:table-cell table:formula="of:=[.F45]/((SUM([.F$2:.F$513]))*0.16)" office:value-type="float" office:value="0.0397678417884781" calcext:value-type="float">
            <text:p>0.039767841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29" calcext:value-type="float">
            <text:p>29</text:p>
          </table:table-cell>
          <table:table-cell office:value-type="float" office:value="7.2" calcext:value-type="float">
            <text:p>7.2</text:p>
          </table:table-cell>
          <table:table-cell office:value-type="float" office:value="449" calcext:value-type="float">
            <text:p>449</text:p>
          </table:table-cell>
          <table:table-cell office:value-type="float" office:value="7.2" calcext:value-type="float">
            <text:p>7.2</text:p>
          </table:table-cell>
          <table:table-cell office:value-type="float" office:value="1957" calcext:value-type="float">
            <text:p>1957</text:p>
          </table:table-cell>
          <table:table-cell table:formula="of:=AVERAGE([.F46:.F65])" office:value-type="float" office:value="1428.7" calcext:value-type="float">
            <text:p>1428.7</text:p>
          </table:table-cell>
          <table:table-cell table:formula="of:=LN([.G46])" office:value-type="float" office:value="7.26452021887111" calcext:value-type="float">
            <text:p>7.2645202189</text:p>
          </table:table-cell>
          <table:table-cell table:formula="of:=[.F46]/((SUM([.F$2:.F$513]))*0.16)" office:value-type="float" office:value="0.0396867243141518" calcext:value-type="float">
            <text:p>0.0396867243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39" calcext:value-type="float">
            <text:p>39</text:p>
          </table:table-cell>
          <table:table-cell office:value-type="float" office:value="7.36" calcext:value-type="float">
            <text:p>7.36</text:p>
          </table:table-cell>
          <table:table-cell office:value-type="float" office:value="479" calcext:value-type="float">
            <text:p>479</text:p>
          </table:table-cell>
          <table:table-cell office:value-type="float" office:value="7.36" calcext:value-type="float">
            <text:p>7.36</text:p>
          </table:table-cell>
          <table:table-cell office:value-type="float" office:value="1874" calcext:value-type="float">
            <text:p>1874</text:p>
          </table:table-cell>
          <table:table-cell table:formula="of:=AVERAGE([.F47:.F66])" office:value-type="float" office:value="1383.4" calcext:value-type="float">
            <text:p>1383.4</text:p>
          </table:table-cell>
          <table:table-cell table:formula="of:=LN([.G47])" office:value-type="float" office:value="7.23229951616648" calcext:value-type="float">
            <text:p>7.2322995162</text:p>
          </table:table-cell>
          <table:table-cell table:formula="of:=[.F47]/((SUM([.F$2:.F$513]))*0.16)" office:value-type="float" office:value="0.0380035367218806" calcext:value-type="float">
            <text:p>0.0380035367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29" calcext:value-type="float">
            <text:p>29</text:p>
          </table:table-cell>
          <table:table-cell office:value-type="float" office:value="7.52" calcext:value-type="float">
            <text:p>7.52</text:p>
          </table:table-cell>
          <table:table-cell office:value-type="float" office:value="493" calcext:value-type="float">
            <text:p>493</text:p>
          </table:table-cell>
          <table:table-cell office:value-type="float" office:value="7.52" calcext:value-type="float">
            <text:p>7.52</text:p>
          </table:table-cell>
          <table:table-cell office:value-type="float" office:value="1795" calcext:value-type="float">
            <text:p>1795</text:p>
          </table:table-cell>
          <table:table-cell table:formula="of:=AVERAGE([.F48:.F67])" office:value-type="float" office:value="1336.15" calcext:value-type="float">
            <text:p>1336.15</text:p>
          </table:table-cell>
          <table:table-cell table:formula="of:=LN([.G48])" office:value-type="float" office:value="7.19754762324328" calcext:value-type="float">
            <text:p>7.1975476232</text:p>
          </table:table-cell>
          <table:table-cell table:formula="of:=[.F48]/((SUM([.F$2:.F$513]))*0.16)" office:value-type="float" office:value="0.0364014666039358" calcext:value-type="float">
            <text:p>0.0364014666</text:p>
          </table:table-cell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42" calcext:value-type="float">
            <text:p>42</text:p>
          </table:table-cell>
          <table:table-cell office:value-type="float" office:value="7.68" calcext:value-type="float">
            <text:p>7.68</text:p>
          </table:table-cell>
          <table:table-cell office:value-type="float" office:value="417" calcext:value-type="float">
            <text:p>417</text:p>
          </table:table-cell>
          <table:table-cell office:value-type="float" office:value="7.68" calcext:value-type="float">
            <text:p>7.68</text:p>
          </table:table-cell>
          <table:table-cell office:value-type="float" office:value="1770" calcext:value-type="float">
            <text:p>1770</text:p>
          </table:table-cell>
          <table:table-cell table:formula="of:=AVERAGE([.F49:.F68])" office:value-type="float" office:value="1292.25" calcext:value-type="float">
            <text:p>1292.25</text:p>
          </table:table-cell>
          <table:table-cell table:formula="of:=LN([.G49])" office:value-type="float" office:value="7.16414016407615" calcext:value-type="float">
            <text:p>7.1641401641</text:p>
          </table:table-cell>
          <table:table-cell table:formula="of:=[.F49]/((SUM([.F$2:.F$513]))*0.16)" office:value-type="float" office:value="0.0358944823893963" calcext:value-type="float">
            <text:p>0.0358944824</text:p>
          </table:table-cell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36" calcext:value-type="float">
            <text:p>36</text:p>
          </table:table-cell>
          <table:table-cell office:value-type="float" office:value="7.84" calcext:value-type="float">
            <text:p>7.84</text:p>
          </table:table-cell>
          <table:table-cell office:value-type="float" office:value="426" calcext:value-type="float">
            <text:p>426</text:p>
          </table:table-cell>
          <table:table-cell office:value-type="float" office:value="7.84" calcext:value-type="float">
            <text:p>7.84</text:p>
          </table:table-cell>
          <table:table-cell office:value-type="float" office:value="1711" calcext:value-type="float">
            <text:p>1711</text:p>
          </table:table-cell>
          <table:table-cell table:formula="of:=AVERAGE([.F50:.F69])" office:value-type="float" office:value="1248.8" calcext:value-type="float">
            <text:p>1248.8</text:p>
          </table:table-cell>
          <table:table-cell table:formula="of:=LN([.G50])" office:value-type="float" office:value="7.12993836920122" calcext:value-type="float">
            <text:p>7.1299383692</text:p>
          </table:table-cell>
          <table:table-cell table:formula="of:=[.F50]/((SUM([.F$2:.F$513]))*0.16)" office:value-type="float" office:value="0.0346979996430831" calcext:value-type="float">
            <text:p>0.03469799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436" calcext:value-type="float">
            <text:p>436</text:p>
          </table:table-cell>
          <table:table-cell office:value-type="float" office:value="8" calcext:value-type="float">
            <text:p>8</text:p>
          </table:table-cell>
          <table:table-cell office:value-type="float" office:value="1643" calcext:value-type="float">
            <text:p>1643</text:p>
          </table:table-cell>
          <table:table-cell table:formula="of:=AVERAGE([.F51:.F70])" office:value-type="float" office:value="1208.2" calcext:value-type="float">
            <text:p>1208.2</text:p>
          </table:table-cell>
          <table:table-cell table:formula="of:=LN([.G51])" office:value-type="float" office:value="7.09688692770464" calcext:value-type="float">
            <text:p>7.0968869277</text:p>
          </table:table-cell>
          <table:table-cell table:formula="of:=[.F51]/((SUM([.F$2:.F$513]))*0.16)" office:value-type="float" office:value="0.0333190025795357" calcext:value-type="float">
            <text:p>0.0333190026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37" calcext:value-type="float">
            <text:p>37</text:p>
          </table:table-cell>
          <table:table-cell office:value-type="float" office:value="8.16" calcext:value-type="float">
            <text:p>8.16</text:p>
          </table:table-cell>
          <table:table-cell office:value-type="float" office:value="416" calcext:value-type="float">
            <text:p>416</text:p>
          </table:table-cell>
          <table:table-cell office:value-type="float" office:value="8.16" calcext:value-type="float">
            <text:p>8.16</text:p>
          </table:table-cell>
          <table:table-cell office:value-type="float" office:value="1552" calcext:value-type="float">
            <text:p>1552</text:p>
          </table:table-cell>
          <table:table-cell table:formula="of:=AVERAGE([.F52:.F71])" office:value-type="float" office:value="1169.45" calcext:value-type="float">
            <text:p>1169.45</text:p>
          </table:table-cell>
          <table:table-cell table:formula="of:=LN([.G52])" office:value-type="float" office:value="7.0642888317969" calcext:value-type="float">
            <text:p>7.0642888318</text:p>
          </table:table-cell>
          <table:table-cell table:formula="of:=[.F52]/((SUM([.F$2:.F$513]))*0.16)" office:value-type="float" office:value="0.0314735800386119" calcext:value-type="float">
            <text:p>0.03147358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33" calcext:value-type="float">
            <text:p>33</text:p>
          </table:table-cell>
          <table:table-cell office:value-type="float" office:value="8.32" calcext:value-type="float">
            <text:p>8.32</text:p>
          </table:table-cell>
          <table:table-cell office:value-type="float" office:value="394" calcext:value-type="float">
            <text:p>394</text:p>
          </table:table-cell>
          <table:table-cell office:value-type="float" office:value="8.32" calcext:value-type="float">
            <text:p>8.32</text:p>
          </table:table-cell>
          <table:table-cell office:value-type="float" office:value="1533" calcext:value-type="float">
            <text:p>1533</text:p>
          </table:table-cell>
          <table:table-cell table:formula="of:=AVERAGE([.F53:.F72])" office:value-type="float" office:value="1134.35" calcext:value-type="float">
            <text:p>1134.35</text:p>
          </table:table-cell>
          <table:table-cell table:formula="of:=LN([.G53])" office:value-type="float" office:value="7.03381507864287" calcext:value-type="float">
            <text:p>7.0338150786</text:p>
          </table:table-cell>
          <table:table-cell table:formula="of:=[.F53]/((SUM([.F$2:.F$513]))*0.16)" office:value-type="float" office:value="0.0310882720355619" calcext:value-type="float">
            <text:p>0.031088272</text:p>
          </table:table-cell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29" calcext:value-type="float">
            <text:p>29</text:p>
          </table:table-cell>
          <table:table-cell office:value-type="float" office:value="8.48" calcext:value-type="float">
            <text:p>8.48</text:p>
          </table:table-cell>
          <table:table-cell office:value-type="float" office:value="478" calcext:value-type="float">
            <text:p>478</text:p>
          </table:table-cell>
          <table:table-cell office:value-type="float" office:value="8.48" calcext:value-type="float">
            <text:p>8.48</text:p>
          </table:table-cell>
          <table:table-cell office:value-type="float" office:value="1478" calcext:value-type="float">
            <text:p>1478</text:p>
          </table:table-cell>
          <table:table-cell table:formula="of:=AVERAGE([.F54:.F73])" office:value-type="float" office:value="1098.4" calcext:value-type="float">
            <text:p>1098.4</text:p>
          </table:table-cell>
          <table:table-cell table:formula="of:=LN([.G54])" office:value-type="float" office:value="7.00160985445376" calcext:value-type="float">
            <text:p>7.0016098545</text:p>
          </table:table-cell>
          <table:table-cell table:formula="of:=[.F54]/((SUM([.F$2:.F$513]))*0.16)" office:value-type="float" office:value="0.029972906763575" calcext:value-type="float">
            <text:p>0.0299729068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30" calcext:value-type="float">
            <text:p>30</text:p>
          </table:table-cell>
          <table:table-cell office:value-type="float" office:value="8.64" calcext:value-type="float">
            <text:p>8.64</text:p>
          </table:table-cell>
          <table:table-cell office:value-type="float" office:value="407" calcext:value-type="float">
            <text:p>407</text:p>
          </table:table-cell>
          <table:table-cell office:value-type="float" office:value="8.64" calcext:value-type="float">
            <text:p>8.64</text:p>
          </table:table-cell>
          <table:table-cell office:value-type="float" office:value="1406" calcext:value-type="float">
            <text:p>1406</text:p>
          </table:table-cell>
          <table:table-cell table:formula="of:=AVERAGE([.F55:.F74])" office:value-type="float" office:value="1065.1" calcext:value-type="float">
            <text:p>1065.1</text:p>
          </table:table-cell>
          <table:table-cell table:formula="of:=LN([.G55])" office:value-type="float" office:value="6.97082397044912" calcext:value-type="float">
            <text:p>6.9708239704</text:p>
          </table:table-cell>
          <table:table-cell table:formula="of:=[.F55]/((SUM([.F$2:.F$513]))*0.16)" office:value-type="float" office:value="0.0285127922257013" calcext:value-type="float">
            <text:p>0.0285127922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24" calcext:value-type="float">
            <text:p>24</text:p>
          </table:table-cell>
          <table:table-cell office:value-type="float" office:value="8.8" calcext:value-type="float">
            <text:p>8.8</text:p>
          </table:table-cell>
          <table:table-cell office:value-type="float" office:value="399" calcext:value-type="float">
            <text:p>399</text:p>
          </table:table-cell>
          <table:table-cell office:value-type="float" office:value="8.8" calcext:value-type="float">
            <text:p>8.8</text:p>
          </table:table-cell>
          <table:table-cell office:value-type="float" office:value="1313" calcext:value-type="float">
            <text:p>1313</text:p>
          </table:table-cell>
          <table:table-cell table:formula="of:=AVERAGE([.F56:.F75])" office:value-type="float" office:value="1031.25" calcext:value-type="float">
            <text:p>1031.25</text:p>
          </table:table-cell>
          <table:table-cell table:formula="of:=LN([.G56])" office:value-type="float" office:value="6.93852693764889" calcext:value-type="float">
            <text:p>6.9385269376</text:p>
          </table:table-cell>
          <table:table-cell table:formula="of:=[.F56]/((SUM([.F$2:.F$513]))*0.16)" office:value-type="float" office:value="0.0266268109476143" calcext:value-type="float">
            <text:p>0.0266268109</text:p>
          </table:table-cell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20" calcext:value-type="float">
            <text:p>20</text:p>
          </table:table-cell>
          <table:table-cell office:value-type="float" office:value="8.96" calcext:value-type="float">
            <text:p>8.96</text:p>
          </table:table-cell>
          <table:table-cell office:value-type="float" office:value="340" calcext:value-type="float">
            <text:p>340</text:p>
          </table:table-cell>
          <table:table-cell office:value-type="float" office:value="8.96" calcext:value-type="float">
            <text:p>8.96</text:p>
          </table:table-cell>
          <table:table-cell office:value-type="float" office:value="1305" calcext:value-type="float">
            <text:p>1305</text:p>
          </table:table-cell>
          <table:table-cell table:formula="of:=AVERAGE([.F57:.F76])" office:value-type="float" office:value="1001.45" calcext:value-type="float">
            <text:p>1001.45</text:p>
          </table:table-cell>
          <table:table-cell table:formula="of:=LN([.G57])" office:value-type="float" office:value="6.90920422874724" calcext:value-type="float">
            <text:p>6.9092042287</text:p>
          </table:table-cell>
          <table:table-cell table:formula="of:=[.F57]/((SUM([.F$2:.F$513]))*0.16)" office:value-type="float" office:value="0.0264645759989617" calcext:value-type="float">
            <text:p>0.026464576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30" calcext:value-type="float">
            <text:p>30</text:p>
          </table:table-cell>
          <table:table-cell office:value-type="float" office:value="9.12" calcext:value-type="float">
            <text:p>9.12</text:p>
          </table:table-cell>
          <table:table-cell office:value-type="float" office:value="392" calcext:value-type="float">
            <text:p>392</text:p>
          </table:table-cell>
          <table:table-cell office:value-type="float" office:value="9.12" calcext:value-type="float">
            <text:p>9.12</text:p>
          </table:table-cell>
          <table:table-cell office:value-type="float" office:value="1324" calcext:value-type="float">
            <text:p>1324</text:p>
          </table:table-cell>
          <table:table-cell table:formula="of:=AVERAGE([.F58:.F77])" office:value-type="float" office:value="972" calcext:value-type="float">
            <text:p>972</text:p>
          </table:table-cell>
          <table:table-cell table:formula="of:=LN([.G58])" office:value-type="float" office:value="6.87935580446044" calcext:value-type="float">
            <text:p>6.8793558045</text:p>
          </table:table-cell>
          <table:table-cell table:formula="of:=[.F58]/((SUM([.F$2:.F$513]))*0.16)" office:value-type="float" office:value="0.0268498840020117" calcext:value-type="float">
            <text:p>0.026849884</text:p>
          </table:table-cell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26" calcext:value-type="float">
            <text:p>26</text:p>
          </table:table-cell>
          <table:table-cell office:value-type="float" office:value="9.28" calcext:value-type="float">
            <text:p>9.28</text:p>
          </table:table-cell>
          <table:table-cell office:value-type="float" office:value="335" calcext:value-type="float">
            <text:p>335</text:p>
          </table:table-cell>
          <table:table-cell office:value-type="float" office:value="9.28" calcext:value-type="float">
            <text:p>9.28</text:p>
          </table:table-cell>
          <table:table-cell office:value-type="float" office:value="1265" calcext:value-type="float">
            <text:p>1265</text:p>
          </table:table-cell>
          <table:table-cell table:formula="of:=AVERAGE([.F59:.F78])" office:value-type="float" office:value="939.15" calcext:value-type="float">
            <text:p>939.15</text:p>
          </table:table-cell>
          <table:table-cell table:formula="of:=LN([.G59])" office:value-type="float" office:value="6.84497521085943" calcext:value-type="float">
            <text:p>6.8449752109</text:p>
          </table:table-cell>
          <table:table-cell table:formula="of:=[.F59]/((SUM([.F$2:.F$513]))*0.16)" office:value-type="float" office:value="0.0256534012556985" calcext:value-type="float">
            <text:p>0.0256534013</text:p>
          </table:table-cell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23" calcext:value-type="float">
            <text:p>23</text:p>
          </table:table-cell>
          <table:table-cell office:value-type="float" office:value="9.44" calcext:value-type="float">
            <text:p>9.44</text:p>
          </table:table-cell>
          <table:table-cell office:value-type="float" office:value="400" calcext:value-type="float">
            <text:p>400</text:p>
          </table:table-cell>
          <table:table-cell office:value-type="float" office:value="9.44" calcext:value-type="float">
            <text:p>9.44</text:p>
          </table:table-cell>
          <table:table-cell office:value-type="float" office:value="1198" calcext:value-type="float">
            <text:p>1198</text:p>
          </table:table-cell>
          <table:table-cell table:formula="of:=AVERAGE([.F60:.F79])" office:value-type="float" office:value="909.55" calcext:value-type="float">
            <text:p>909.55</text:p>
          </table:table-cell>
          <table:table-cell table:formula="of:=LN([.G60])" office:value-type="float" office:value="6.81294997170823" calcext:value-type="float">
            <text:p>6.8129499717</text:p>
          </table:table-cell>
          <table:table-cell table:formula="of:=[.F60]/((SUM([.F$2:.F$513]))*0.16)" office:value-type="float" office:value="0.0242946835607326" calcext:value-type="float">
            <text:p>0.0242946836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5" calcext:value-type="float">
            <text:p>25</text:p>
          </table:table-cell>
          <table:table-cell office:value-type="float" office:value="9.6" calcext:value-type="float">
            <text:p>9.6</text:p>
          </table:table-cell>
          <table:table-cell office:value-type="float" office:value="505" calcext:value-type="float">
            <text:p>505</text:p>
          </table:table-cell>
          <table:table-cell office:value-type="float" office:value="9.6" calcext:value-type="float">
            <text:p>9.6</text:p>
          </table:table-cell>
          <table:table-cell office:value-type="float" office:value="1132" calcext:value-type="float">
            <text:p>1132</text:p>
          </table:table-cell>
          <table:table-cell table:formula="of:=AVERAGE([.F61:.F80])" office:value-type="float" office:value="881.6" calcext:value-type="float">
            <text:p>881.6</text:p>
          </table:table-cell>
          <table:table-cell table:formula="of:=LN([.G61])" office:value-type="float" office:value="6.78173843839865" calcext:value-type="float">
            <text:p>6.7817384384</text:p>
          </table:table-cell>
          <table:table-cell table:formula="of:=[.F61]/((SUM([.F$2:.F$513]))*0.16)" office:value-type="float" office:value="0.0229562452343484" calcext:value-type="float">
            <text:p>0.0229562452</text:p>
          </table:table-cell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21" calcext:value-type="float">
            <text:p>21</text:p>
          </table:table-cell>
          <table:table-cell office:value-type="float" office:value="9.76" calcext:value-type="float">
            <text:p>9.76</text:p>
          </table:table-cell>
          <table:table-cell office:value-type="float" office:value="386" calcext:value-type="float">
            <text:p>386</text:p>
          </table:table-cell>
          <table:table-cell office:value-type="float" office:value="9.76" calcext:value-type="float">
            <text:p>9.76</text:p>
          </table:table-cell>
          <table:table-cell office:value-type="float" office:value="1147" calcext:value-type="float">
            <text:p>1147</text:p>
          </table:table-cell>
          <table:table-cell table:formula="of:=AVERAGE([.F62:.F81])" office:value-type="float" office:value="857.15" calcext:value-type="float">
            <text:p>857.15</text:p>
          </table:table-cell>
          <table:table-cell table:formula="of:=LN([.G62])" office:value-type="float" office:value="6.75361293245349" calcext:value-type="float">
            <text:p>6.7536129325</text:p>
          </table:table-cell>
          <table:table-cell table:formula="of:=[.F62]/((SUM([.F$2:.F$513]))*0.16)" office:value-type="float" office:value="0.0232604357630721" calcext:value-type="float">
            <text:p>0.0232604358</text:p>
          </table:table-cell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19" calcext:value-type="float">
            <text:p>19</text:p>
          </table:table-cell>
          <table:table-cell office:value-type="float" office:value="9.92" calcext:value-type="float">
            <text:p>9.92</text:p>
          </table:table-cell>
          <table:table-cell office:value-type="float" office:value="346" calcext:value-type="float">
            <text:p>346</text:p>
          </table:table-cell>
          <table:table-cell office:value-type="float" office:value="9.92" calcext:value-type="float">
            <text:p>9.92</text:p>
          </table:table-cell>
          <table:table-cell office:value-type="float" office:value="1123" calcext:value-type="float">
            <text:p>1123</text:p>
          </table:table-cell>
          <table:table-cell table:formula="of:=AVERAGE([.F63:.F82])" office:value-type="float" office:value="828.6" calcext:value-type="float">
            <text:p>828.6</text:p>
          </table:table-cell>
          <table:table-cell table:formula="of:=LN([.G63])" office:value-type="float" office:value="6.7197375296433" calcext:value-type="float">
            <text:p>6.7197375296</text:p>
          </table:table-cell>
          <table:table-cell table:formula="of:=[.F63]/((SUM([.F$2:.F$513]))*0.16)" office:value-type="float" office:value="0.0227737309171142" calcext:value-type="float">
            <text:p>0.0227737309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15" calcext:value-type="float">
            <text:p>15</text:p>
          </table:table-cell>
          <table:table-cell office:value-type="float" office:value="10.08" calcext:value-type="float">
            <text:p>10.08</text:p>
          </table:table-cell>
          <table:table-cell office:value-type="float" office:value="263" calcext:value-type="float">
            <text:p>263</text:p>
          </table:table-cell>
          <table:table-cell office:value-type="float" office:value="10.08" calcext:value-type="float">
            <text:p>10.08</text:p>
          </table:table-cell>
          <table:table-cell office:value-type="float" office:value="1022" calcext:value-type="float">
            <text:p>1022</text:p>
          </table:table-cell>
          <table:table-cell table:formula="of:=AVERAGE([.F64:.F83])" office:value-type="float" office:value="801.15" calcext:value-type="float">
            <text:p>801.15</text:p>
          </table:table-cell>
          <table:table-cell table:formula="of:=LN([.G64])" office:value-type="float" office:value="6.68604819545389" calcext:value-type="float">
            <text:p>6.6860481955</text:p>
          </table:table-cell>
          <table:table-cell table:formula="of:=[.F64]/((SUM([.F$2:.F$513]))*0.16)" office:value-type="float" office:value="0.0207255146903746" calcext:value-type="float">
            <text:p>0.0207255147</text:p>
          </table:table-cell>
        </table:table-row>
        <table:table-row table:style-name="ro1">
          <table:table-cell office:value-type="float" office:value="10.24" calcext:value-type="float">
            <text:p>10.24</text:p>
          </table:table-cell>
          <table:table-cell office:value-type="float" office:value="19" calcext:value-type="float">
            <text:p>19</text:p>
          </table:table-cell>
          <table:table-cell office:value-type="float" office:value="10.24" calcext:value-type="float">
            <text:p>10.24</text:p>
          </table:table-cell>
          <table:table-cell office:value-type="float" office:value="337" calcext:value-type="float">
            <text:p>337</text:p>
          </table:table-cell>
          <table:table-cell office:value-type="float" office:value="10.24" calcext:value-type="float">
            <text:p>10.24</text:p>
          </table:table-cell>
          <table:table-cell office:value-type="float" office:value="1026" calcext:value-type="float">
            <text:p>1026</text:p>
          </table:table-cell>
          <table:table-cell table:formula="of:=AVERAGE([.F65:.F84])" office:value-type="float" office:value="779.3" calcext:value-type="float">
            <text:p>779.3</text:p>
          </table:table-cell>
          <table:table-cell table:formula="of:=LN([.G65])" office:value-type="float" office:value="6.65839608084952" calcext:value-type="float">
            <text:p>6.6583960808</text:p>
          </table:table-cell>
          <table:table-cell table:formula="of:=[.F65]/((SUM([.F$2:.F$513]))*0.16)" office:value-type="float" office:value="0.0208066321647009" calcext:value-type="float">
            <text:p>0.0208066322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4" calcext:value-type="float">
            <text:p>14</text:p>
          </table:table-cell>
          <table:table-cell office:value-type="float" office:value="10.4" calcext:value-type="float">
            <text:p>10.4</text:p>
          </table:table-cell>
          <table:table-cell office:value-type="float" office:value="207" calcext:value-type="float">
            <text:p>207</text:p>
          </table:table-cell>
          <table:table-cell office:value-type="float" office:value="10.4" calcext:value-type="float">
            <text:p>10.4</text:p>
          </table:table-cell>
          <table:table-cell office:value-type="float" office:value="1051" calcext:value-type="float">
            <text:p>1051</text:p>
          </table:table-cell>
          <table:table-cell table:formula="of:=AVERAGE([.F66:.F85])" office:value-type="float" office:value="754.15" calcext:value-type="float">
            <text:p>754.15</text:p>
          </table:table-cell>
          <table:table-cell table:formula="of:=LN([.G66])" office:value-type="float" office:value="6.62559128721426" calcext:value-type="float">
            <text:p>6.6255912872</text:p>
          </table:table-cell>
          <table:table-cell table:formula="of:=[.F66]/((SUM([.F$2:.F$513]))*0.16)" office:value-type="float" office:value="0.0213136163792404" calcext:value-type="float">
            <text:p>0.0213136164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14" calcext:value-type="float">
            <text:p>14</text:p>
          </table:table-cell>
          <table:table-cell office:value-type="float" office:value="10.56" calcext:value-type="float">
            <text:p>10.56</text:p>
          </table:table-cell>
          <table:table-cell office:value-type="float" office:value="210" calcext:value-type="float">
            <text:p>210</text:p>
          </table:table-cell>
          <table:table-cell office:value-type="float" office:value="10.56" calcext:value-type="float">
            <text:p>10.56</text:p>
          </table:table-cell>
          <table:table-cell office:value-type="float" office:value="929" calcext:value-type="float">
            <text:p>929</text:p>
          </table:table-cell>
          <table:table-cell table:formula="of:=AVERAGE([.F67:.F86])" office:value-type="float" office:value="731.45" calcext:value-type="float">
            <text:p>731.45</text:p>
          </table:table-cell>
          <table:table-cell table:formula="of:=LN([.G67])" office:value-type="float" office:value="6.5950288654241" calcext:value-type="float">
            <text:p>6.5950288654</text:p>
          </table:table-cell>
          <table:table-cell table:formula="of:=[.F67]/((SUM([.F$2:.F$513]))*0.16)" office:value-type="float" office:value="0.0188395334122877" calcext:value-type="float">
            <text:p>0.0188395334</text:p>
          </table:table-cell>
        </table:table-row>
        <table:table-row table:style-name="ro1">
          <table:table-cell office:value-type="float" office:value="10.72" calcext:value-type="float">
            <text:p>10.72</text:p>
          </table:table-cell>
          <table:table-cell office:value-type="float" office:value="20" calcext:value-type="float">
            <text:p>20</text:p>
          </table:table-cell>
          <table:table-cell office:value-type="float" office:value="10.72" calcext:value-type="float">
            <text:p>10.72</text:p>
          </table:table-cell>
          <table:table-cell office:value-type="float" office:value="267" calcext:value-type="float">
            <text:p>267</text:p>
          </table:table-cell>
          <table:table-cell office:value-type="float" office:value="10.72" calcext:value-type="float">
            <text:p>10.72</text:p>
          </table:table-cell>
          <table:table-cell office:value-type="float" office:value="917" calcext:value-type="float">
            <text:p>917</text:p>
          </table:table-cell>
          <table:table-cell table:formula="of:=AVERAGE([.F68:.F87])" office:value-type="float" office:value="711.15" calcext:value-type="float">
            <text:p>711.15</text:p>
          </table:table-cell>
          <table:table-cell table:formula="of:=LN([.G68])" office:value-type="float" office:value="6.56688337801624" calcext:value-type="float">
            <text:p>6.566883378</text:p>
          </table:table-cell>
          <table:table-cell table:formula="of:=[.F68]/((SUM([.F$2:.F$513]))*0.16)" office:value-type="float" office:value="0.0185961809893087" calcext:value-type="float">
            <text:p>0.018596181</text:p>
          </table:table-cell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19" calcext:value-type="float">
            <text:p>19</text:p>
          </table:table-cell>
          <table:table-cell office:value-type="float" office:value="10.88" calcext:value-type="float">
            <text:p>10.88</text:p>
          </table:table-cell>
          <table:table-cell office:value-type="float" office:value="244" calcext:value-type="float">
            <text:p>244</text:p>
          </table:table-cell>
          <table:table-cell office:value-type="float" office:value="10.88" calcext:value-type="float">
            <text:p>10.88</text:p>
          </table:table-cell>
          <table:table-cell office:value-type="float" office:value="901" calcext:value-type="float">
            <text:p>901</text:p>
          </table:table-cell>
          <table:table-cell table:formula="of:=AVERAGE([.F69:.F88])" office:value-type="float" office:value="690.55" calcext:value-type="float">
            <text:p>690.55</text:p>
          </table:table-cell>
          <table:table-cell table:formula="of:=LN([.G69])" office:value-type="float" office:value="6.53748838152394" calcext:value-type="float">
            <text:p>6.5374883815</text:p>
          </table:table-cell>
          <table:table-cell table:formula="of:=[.F69]/((SUM([.F$2:.F$513]))*0.16)" office:value-type="float" office:value="0.0182717110920034" calcext:value-type="float">
            <text:p>0.0182717111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22" calcext:value-type="float">
            <text:p>22</text:p>
          </table:table-cell>
          <table:table-cell office:value-type="float" office:value="11.04" calcext:value-type="float">
            <text:p>11.04</text:p>
          </table:table-cell>
          <table:table-cell office:value-type="float" office:value="267" calcext:value-type="float">
            <text:p>267</text:p>
          </table:table-cell>
          <table:table-cell office:value-type="float" office:value="11.04" calcext:value-type="float">
            <text:p>11.04</text:p>
          </table:table-cell>
          <table:table-cell office:value-type="float" office:value="899" calcext:value-type="float">
            <text:p>899</text:p>
          </table:table-cell>
          <table:table-cell table:formula="of:=AVERAGE([.F70:.F89])" office:value-type="float" office:value="671.1" calcext:value-type="float">
            <text:p>671.1</text:p>
          </table:table-cell>
          <table:table-cell table:formula="of:=LN([.G70])" office:value-type="float" office:value="6.50891815716419" calcext:value-type="float">
            <text:p>6.5089181572</text:p>
          </table:table-cell>
          <table:table-cell table:formula="of:=[.F70]/((SUM([.F$2:.F$513]))*0.16)" office:value-type="float" office:value="0.0182311523548403" calcext:value-type="float">
            <text:p>0.0182311524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22" calcext:value-type="float">
            <text:p>22</text:p>
          </table:table-cell>
          <table:table-cell office:value-type="float" office:value="11.2" calcext:value-type="float">
            <text:p>11.2</text:p>
          </table:table-cell>
          <table:table-cell office:value-type="float" office:value="337" calcext:value-type="float">
            <text:p>337</text:p>
          </table:table-cell>
          <table:table-cell office:value-type="float" office:value="11.2" calcext:value-type="float">
            <text:p>11.2</text:p>
          </table:table-cell>
          <table:table-cell office:value-type="float" office:value="868" calcext:value-type="float">
            <text:p>868</text:p>
          </table:table-cell>
          <table:table-cell table:formula="of:=AVERAGE([.F71:.F90])" office:value-type="float" office:value="650.7" calcext:value-type="float">
            <text:p>650.7</text:p>
          </table:table-cell>
          <table:table-cell table:formula="of:=LN([.G71])" office:value-type="float" office:value="6.47804870650094" calcext:value-type="float">
            <text:p>6.4780487065</text:p>
          </table:table-cell>
          <table:table-cell table:formula="of:=[.F71]/((SUM([.F$2:.F$513]))*0.16)" office:value-type="float" office:value="0.0176024919288113" calcext:value-type="float">
            <text:p>0.0176024919</text:p>
          </table:table-cell>
        </table:table-row>
        <table:table-row table:style-name="ro1">
          <table:table-cell office:value-type="float" office:value="11.36" calcext:value-type="float">
            <text:p>11.36</text:p>
          </table:table-cell>
          <table:table-cell office:value-type="float" office:value="18" calcext:value-type="float">
            <text:p>18</text:p>
          </table:table-cell>
          <table:table-cell office:value-type="float" office:value="11.36" calcext:value-type="float">
            <text:p>11.36</text:p>
          </table:table-cell>
          <table:table-cell office:value-type="float" office:value="286" calcext:value-type="float">
            <text:p>286</text:p>
          </table:table-cell>
          <table:table-cell office:value-type="float" office:value="11.36" calcext:value-type="float">
            <text:p>11.36</text:p>
          </table:table-cell>
          <table:table-cell office:value-type="float" office:value="850" calcext:value-type="float">
            <text:p>850</text:p>
          </table:table-cell>
          <table:table-cell table:formula="of:=AVERAGE([.F72:.F91])" office:value-type="float" office:value="631" calcext:value-type="float">
            <text:p>631</text:p>
          </table:table-cell>
          <table:table-cell table:formula="of:=LN([.G72])" office:value-type="float" office:value="6.44730586254121" calcext:value-type="float">
            <text:p>6.4473058625</text:p>
          </table:table-cell>
          <table:table-cell table:formula="of:=[.F72]/((SUM([.F$2:.F$513]))*0.16)" office:value-type="float" office:value="0.0172374632943429" calcext:value-type="float">
            <text:p>0.0172374633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23" calcext:value-type="float">
            <text:p>23</text:p>
          </table:table-cell>
          <table:table-cell office:value-type="float" office:value="11.52" calcext:value-type="float">
            <text:p>11.52</text:p>
          </table:table-cell>
          <table:table-cell office:value-type="float" office:value="326" calcext:value-type="float">
            <text:p>326</text:p>
          </table:table-cell>
          <table:table-cell office:value-type="float" office:value="11.52" calcext:value-type="float">
            <text:p>11.52</text:p>
          </table:table-cell>
          <table:table-cell office:value-type="float" office:value="814" calcext:value-type="float">
            <text:p>814</text:p>
          </table:table-cell>
          <table:table-cell table:formula="of:=AVERAGE([.F73:.F92])" office:value-type="float" office:value="611.3" calcext:value-type="float">
            <text:p>611.3</text:p>
          </table:table-cell>
          <table:table-cell table:formula="of:=LN([.G73])" office:value-type="float" office:value="6.41558783703468" calcext:value-type="float">
            <text:p>6.415587837</text:p>
          </table:table-cell>
          <table:table-cell table:formula="of:=[.F73]/((SUM([.F$2:.F$513]))*0.16)" office:value-type="float" office:value="0.016507406025406" calcext:value-type="float">
            <text:p>0.016507406</text:p>
          </table:table-cell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12" calcext:value-type="float">
            <text:p>12</text:p>
          </table:table-cell>
          <table:table-cell office:value-type="float" office:value="11.68" calcext:value-type="float">
            <text:p>11.68</text:p>
          </table:table-cell>
          <table:table-cell office:value-type="float" office:value="306" calcext:value-type="float">
            <text:p>306</text:p>
          </table:table-cell>
          <table:table-cell office:value-type="float" office:value="11.68" calcext:value-type="float">
            <text:p>11.68</text:p>
          </table:table-cell>
          <table:table-cell office:value-type="float" office:value="812" calcext:value-type="float">
            <text:p>812</text:p>
          </table:table-cell>
          <table:table-cell table:formula="of:=AVERAGE([.F74:.F93])" office:value-type="float" office:value="592.05" calcext:value-type="float">
            <text:p>592.05</text:p>
          </table:table-cell>
          <table:table-cell table:formula="of:=LN([.G74])" office:value-type="float" office:value="6.38359109077697" calcext:value-type="float">
            <text:p>6.3835910908</text:p>
          </table:table-cell>
          <table:table-cell table:formula="of:=[.F74]/((SUM([.F$2:.F$513]))*0.16)" office:value-type="float" office:value="0.0164668472882428" calcext:value-type="float">
            <text:p>0.0164668473</text:p>
          </table:table-cell>
        </table:table-row>
        <table:table-row table:style-name="ro1">
          <table:table-cell office:value-type="float" office:value="11.84" calcext:value-type="float">
            <text:p>11.84</text:p>
          </table:table-cell>
          <table:table-cell office:value-type="float" office:value="11" calcext:value-type="float">
            <text:p>11</text:p>
          </table:table-cell>
          <table:table-cell office:value-type="float" office:value="11.84" calcext:value-type="float">
            <text:p>11.84</text:p>
          </table:table-cell>
          <table:table-cell office:value-type="float" office:value="282" calcext:value-type="float">
            <text:p>282</text:p>
          </table:table-cell>
          <table:table-cell office:value-type="float" office:value="11.84" calcext:value-type="float">
            <text:p>11.84</text:p>
          </table:table-cell>
          <table:table-cell office:value-type="float" office:value="729" calcext:value-type="float">
            <text:p>729</text:p>
          </table:table-cell>
          <table:table-cell table:formula="of:=AVERAGE([.F75:.F94])" office:value-type="float" office:value="571.4" calcext:value-type="float">
            <text:p>571.4</text:p>
          </table:table-cell>
          <table:table-cell table:formula="of:=LN([.G75])" office:value-type="float" office:value="6.34808948979667" calcext:value-type="float">
            <text:p>6.3480894898</text:p>
          </table:table-cell>
          <table:table-cell table:formula="of:=[.F75]/((SUM([.F$2:.F$513]))*0.16)" office:value-type="float" office:value="0.0147836596959717" calcext:value-type="float">
            <text:p>0.0147836597</text:p>
          </table:table-cell>
        </table:table-row>
        <table:table-row table:style-name="ro1">
          <table:table-cell table:number-columns-repeated="3" office:value-type="float" office:value="12" calcext:value-type="float">
            <text:p>12</text:p>
          </table:table-cell>
          <table:table-cell office:value-type="float" office:value="232" calcext:value-type="float">
            <text:p>232</text:p>
          </table:table-cell>
          <table:table-cell office:value-type="float" office:value="12" calcext:value-type="float">
            <text:p>12</text:p>
          </table:table-cell>
          <table:table-cell office:value-type="float" office:value="717" calcext:value-type="float">
            <text:p>717</text:p>
          </table:table-cell>
          <table:table-cell table:formula="of:=AVERAGE([.F76:.F95])" office:value-type="float" office:value="557.05" calcext:value-type="float">
            <text:p>557.05</text:p>
          </table:table-cell>
          <table:table-cell table:formula="of:=LN([.G76])" office:value-type="float" office:value="6.32265500250533" calcext:value-type="float">
            <text:p>6.3226550025</text:p>
          </table:table-cell>
          <table:table-cell table:formula="of:=[.F76]/((SUM([.F$2:.F$513]))*0.16)" office:value-type="float" office:value="0.0145403072729927" calcext:value-type="float">
            <text:p>0.0145403073</text:p>
          </table:table-cell>
        </table:table-row>
        <table:table-row table:style-name="ro1">
          <table:table-cell office:value-type="float" office:value="12.16" calcext:value-type="float">
            <text:p>12.16</text:p>
          </table:table-cell>
          <table:table-cell office:value-type="float" office:value="14" calcext:value-type="float">
            <text:p>14</text:p>
          </table:table-cell>
          <table:table-cell office:value-type="float" office:value="12.16" calcext:value-type="float">
            <text:p>12.16</text:p>
          </table:table-cell>
          <table:table-cell office:value-type="float" office:value="200" calcext:value-type="float">
            <text:p>200</text:p>
          </table:table-cell>
          <table:table-cell office:value-type="float" office:value="12.16" calcext:value-type="float">
            <text:p>12.16</text:p>
          </table:table-cell>
          <table:table-cell office:value-type="float" office:value="716" calcext:value-type="float">
            <text:p>716</text:p>
          </table:table-cell>
          <table:table-cell table:formula="of:=AVERAGE([.F77:.F96])" office:value-type="float" office:value="540.65" calcext:value-type="float">
            <text:p>540.65</text:p>
          </table:table-cell>
          <table:table-cell table:formula="of:=LN([.G77])" office:value-type="float" office:value="6.29277211939155" calcext:value-type="float">
            <text:p>6.2927721194</text:p>
          </table:table-cell>
          <table:table-cell table:formula="of:=[.F77]/((SUM([.F$2:.F$513]))*0.16)" office:value-type="float" office:value="0.0145200279044112" calcext:value-type="float">
            <text:p>0.0145200279</text:p>
          </table:table-cell>
        </table:table-row>
        <table:table-row table:style-name="ro1">
          <table:table-cell office:value-type="float" office:value="12.32" calcext:value-type="float">
            <text:p>12.32</text:p>
          </table:table-cell>
          <table:table-cell office:value-type="float" office:value="9" calcext:value-type="float">
            <text:p>9</text:p>
          </table:table-cell>
          <table:table-cell office:value-type="float" office:value="12.32" calcext:value-type="float">
            <text:p>12.32</text:p>
          </table:table-cell>
          <table:table-cell office:value-type="float" office:value="206" calcext:value-type="float">
            <text:p>206</text:p>
          </table:table-cell>
          <table:table-cell office:value-type="float" office:value="12.32" calcext:value-type="float">
            <text:p>12.32</text:p>
          </table:table-cell>
          <table:table-cell office:value-type="float" office:value="667" calcext:value-type="float">
            <text:p>667</text:p>
          </table:table-cell>
          <table:table-cell table:formula="of:=AVERAGE([.F78:.F97])" office:value-type="float" office:value="524.55" calcext:value-type="float">
            <text:p>524.55</text:p>
          </table:table-cell>
          <table:table-cell table:formula="of:=LN([.G78])" office:value-type="float" office:value="6.26254075217749" calcext:value-type="float">
            <text:p>6.2625407522</text:p>
          </table:table-cell>
          <table:table-cell table:formula="of:=[.F78]/((SUM([.F$2:.F$513]))*0.16)" office:value-type="float" office:value="0.0135263388439138" calcext:value-type="float">
            <text:p>0.0135263388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14" calcext:value-type="float">
            <text:p>14</text:p>
          </table:table-cell>
          <table:table-cell office:value-type="float" office:value="12.48" calcext:value-type="float">
            <text:p>12.48</text:p>
          </table:table-cell>
          <table:table-cell office:value-type="float" office:value="202" calcext:value-type="float">
            <text:p>202</text:p>
          </table:table-cell>
          <table:table-cell office:value-type="float" office:value="12.48" calcext:value-type="float">
            <text:p>12.48</text:p>
          </table:table-cell>
          <table:table-cell office:value-type="float" office:value="673" calcext:value-type="float">
            <text:p>673</text:p>
          </table:table-cell>
          <table:table-cell table:formula="of:=AVERAGE([.F79:.F98])" office:value-type="float" office:value="509.2" calcext:value-type="float">
            <text:p>509.2</text:p>
          </table:table-cell>
          <table:table-cell table:formula="of:=LN([.G79])" office:value-type="float" office:value="6.23284086668325" calcext:value-type="float">
            <text:p>6.2328408667</text:p>
          </table:table-cell>
          <table:table-cell table:formula="of:=[.F79]/((SUM([.F$2:.F$513]))*0.16)" office:value-type="float" office:value="0.0136480150554032" calcext:value-type="float">
            <text:p>0.0136480151</text:p>
          </table:table-cell>
        </table:table-row>
        <table:table-row table:style-name="ro1">
          <table:table-cell office:value-type="float" office:value="12.64" calcext:value-type="float">
            <text:p>12.64</text:p>
          </table:table-cell>
          <table:table-cell office:value-type="float" office:value="13" calcext:value-type="float">
            <text:p>13</text:p>
          </table:table-cell>
          <table:table-cell office:value-type="float" office:value="12.64" calcext:value-type="float">
            <text:p>12.64</text:p>
          </table:table-cell>
          <table:table-cell office:value-type="float" office:value="211" calcext:value-type="float">
            <text:p>211</text:p>
          </table:table-cell>
          <table:table-cell office:value-type="float" office:value="12.64" calcext:value-type="float">
            <text:p>12.64</text:p>
          </table:table-cell>
          <table:table-cell office:value-type="float" office:value="639" calcext:value-type="float">
            <text:p>639</text:p>
          </table:table-cell>
          <table:table-cell table:formula="of:=AVERAGE([.F80:.F99])" office:value-type="float" office:value="494.7" calcext:value-type="float">
            <text:p>494.7</text:p>
          </table:table-cell>
          <table:table-cell table:formula="of:=LN([.G80])" office:value-type="float" office:value="6.20395151823366" calcext:value-type="float">
            <text:p>6.2039515182</text:p>
          </table:table-cell>
          <table:table-cell table:formula="of:=[.F80]/((SUM([.F$2:.F$513]))*0.16)" office:value-type="float" office:value="0.0129585165236295" calcext:value-type="float">
            <text:p>0.0129585165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5" calcext:value-type="float">
            <text:p>15</text:p>
          </table:table-cell>
          <table:table-cell office:value-type="float" office:value="12.8" calcext:value-type="float">
            <text:p>12.8</text:p>
          </table:table-cell>
          <table:table-cell office:value-type="float" office:value="224" calcext:value-type="float">
            <text:p>224</text:p>
          </table:table-cell>
          <table:table-cell office:value-type="float" office:value="12.8" calcext:value-type="float">
            <text:p>12.8</text:p>
          </table:table-cell>
          <table:table-cell office:value-type="float" office:value="643" calcext:value-type="float">
            <text:p>643</text:p>
          </table:table-cell>
          <table:table-cell table:formula="of:=AVERAGE([.F81:.F100])" office:value-type="float" office:value="480.75" calcext:value-type="float">
            <text:p>480.75</text:p>
          </table:table-cell>
          <table:table-cell table:formula="of:=LN([.G81])" office:value-type="float" office:value="6.17534738446889" calcext:value-type="float">
            <text:p>6.1753473845</text:p>
          </table:table-cell>
          <table:table-cell table:formula="of:=[.F81]/((SUM([.F$2:.F$513]))*0.16)" office:value-type="float" office:value="0.0130396339979558" calcext:value-type="float">
            <text:p>0.013039634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13" calcext:value-type="float">
            <text:p>13</text:p>
          </table:table-cell>
          <table:table-cell office:value-type="float" office:value="12.96" calcext:value-type="float">
            <text:p>12.96</text:p>
          </table:table-cell>
          <table:table-cell office:value-type="float" office:value="201" calcext:value-type="float">
            <text:p>201</text:p>
          </table:table-cell>
          <table:table-cell office:value-type="float" office:value="12.96" calcext:value-type="float">
            <text:p>12.96</text:p>
          </table:table-cell>
          <table:table-cell office:value-type="float" office:value="576" calcext:value-type="float">
            <text:p>576</text:p>
          </table:table-cell>
          <table:table-cell table:formula="of:=AVERAGE([.F82:.F101])" office:value-type="float" office:value="465.9" calcext:value-type="float">
            <text:p>465.9</text:p>
          </table:table-cell>
          <table:table-cell table:formula="of:=LN([.G82])" office:value-type="float" office:value="6.14397101882275" calcext:value-type="float">
            <text:p>6.1439710188</text:p>
          </table:table-cell>
          <table:table-cell table:formula="of:=[.F82]/((SUM([.F$2:.F$513]))*0.16)" office:value-type="float" office:value="0.01168091630299" calcext:value-type="float">
            <text:p>0.0116809163</text:p>
          </table:table-cell>
        </table:table-row>
        <table:table-row table:style-name="ro1">
          <table:table-cell office:value-type="float" office:value="13.12" calcext:value-type="float">
            <text:p>13.12</text:p>
          </table:table-cell>
          <table:table-cell office:value-type="float" office:value="9" calcext:value-type="float">
            <text:p>9</text:p>
          </table:table-cell>
          <table:table-cell office:value-type="float" office:value="13.12" calcext:value-type="float">
            <text:p>13.12</text:p>
          </table:table-cell>
          <table:table-cell office:value-type="float" office:value="236" calcext:value-type="float">
            <text:p>236</text:p>
          </table:table-cell>
          <table:table-cell office:value-type="float" office:value="13.12" calcext:value-type="float">
            <text:p>13.12</text:p>
          </table:table-cell>
          <table:table-cell office:value-type="float" office:value="574" calcext:value-type="float">
            <text:p>574</text:p>
          </table:table-cell>
          <table:table-cell table:formula="of:=AVERAGE([.F83:.F102])" office:value-type="float" office:value="455.6" calcext:value-type="float">
            <text:p>455.6</text:p>
          </table:table-cell>
          <table:table-cell table:formula="of:=LN([.G83])" office:value-type="float" office:value="6.12161523157303" calcext:value-type="float">
            <text:p>6.1216152316</text:p>
          </table:table-cell>
          <table:table-cell table:formula="of:=[.F83]/((SUM([.F$2:.F$513]))*0.16)" office:value-type="float" office:value="0.0116403575658268" calcext:value-type="float">
            <text:p>0.0116403576</text:p>
          </table:table-cell>
        </table:table-row>
        <table:table-row table:style-name="ro1">
          <table:table-cell office:value-type="float" office:value="13.28" calcext:value-type="float">
            <text:p>13.28</text:p>
          </table:table-cell>
          <table:table-cell office:value-type="float" office:value="19" calcext:value-type="float">
            <text:p>19</text:p>
          </table:table-cell>
          <table:table-cell office:value-type="float" office:value="13.28" calcext:value-type="float">
            <text:p>13.28</text:p>
          </table:table-cell>
          <table:table-cell office:value-type="float" office:value="153" calcext:value-type="float">
            <text:p>153</text:p>
          </table:table-cell>
          <table:table-cell office:value-type="float" office:value="13.28" calcext:value-type="float">
            <text:p>13.28</text:p>
          </table:table-cell>
          <table:table-cell office:value-type="float" office:value="585" calcext:value-type="float">
            <text:p>585</text:p>
          </table:table-cell>
          <table:table-cell table:formula="of:=AVERAGE([.F84:.F103])" office:value-type="float" office:value="443.85" calcext:value-type="float">
            <text:p>443.85</text:p>
          </table:table-cell>
          <table:table-cell table:formula="of:=LN([.G84])" office:value-type="float" office:value="6.09548666751433" calcext:value-type="float">
            <text:p>6.0954866675</text:p>
          </table:table-cell>
          <table:table-cell table:formula="of:=[.F84]/((SUM([.F$2:.F$513]))*0.16)" office:value-type="float" office:value="0.0118634306202242" calcext:value-type="float">
            <text:p>0.0118634306</text:p>
          </table:table-cell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11" calcext:value-type="float">
            <text:p>11</text:p>
          </table:table-cell>
          <table:table-cell office:value-type="float" office:value="13.44" calcext:value-type="float">
            <text:p>13.44</text:p>
          </table:table-cell>
          <table:table-cell office:value-type="float" office:value="192" calcext:value-type="float">
            <text:p>192</text:p>
          </table:table-cell>
          <table:table-cell office:value-type="float" office:value="13.44" calcext:value-type="float">
            <text:p>13.44</text:p>
          </table:table-cell>
          <table:table-cell office:value-type="float" office:value="523" calcext:value-type="float">
            <text:p>523</text:p>
          </table:table-cell>
          <table:table-cell table:formula="of:=AVERAGE([.F85:.F104])" office:value-type="float" office:value="430.25" calcext:value-type="float">
            <text:p>430.25</text:p>
          </table:table-cell>
          <table:table-cell table:formula="of:=LN([.G85])" office:value-type="float" office:value="6.06436643509165" calcext:value-type="float">
            <text:p>6.0643664351</text:p>
          </table:table-cell>
          <table:table-cell table:formula="of:=[.F85]/((SUM([.F$2:.F$513]))*0.16)" office:value-type="float" office:value="0.0106061097681663" calcext:value-type="float">
            <text:p>0.0106061098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4" calcext:value-type="float">
            <text:p>14</text:p>
          </table:table-cell>
          <table:table-cell office:value-type="float" office:value="13.6" calcext:value-type="float">
            <text:p>13.6</text:p>
          </table:table-cell>
          <table:table-cell office:value-type="float" office:value="152" calcext:value-type="float">
            <text:p>152</text:p>
          </table:table-cell>
          <table:table-cell office:value-type="float" office:value="13.6" calcext:value-type="float">
            <text:p>13.6</text:p>
          </table:table-cell>
          <table:table-cell office:value-type="float" office:value="597" calcext:value-type="float">
            <text:p>597</text:p>
          </table:table-cell>
          <table:table-cell table:formula="of:=AVERAGE([.F86:.F105])" office:value-type="float" office:value="420.7" calcext:value-type="float">
            <text:p>420.7</text:p>
          </table:table-cell>
          <table:table-cell table:formula="of:=LN([.G86])" office:value-type="float" office:value="6.04191999059648" calcext:value-type="float">
            <text:p>6.0419199906</text:p>
          </table:table-cell>
          <table:table-cell table:formula="of:=[.F86]/((SUM([.F$2:.F$513]))*0.16)" office:value-type="float" office:value="0.0121067830432032" calcext:value-type="float">
            <text:p>0.012106783</text:p>
          </table:table-cell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11" calcext:value-type="float">
            <text:p>11</text:p>
          </table:table-cell>
          <table:table-cell office:value-type="float" office:value="13.76" calcext:value-type="float">
            <text:p>13.76</text:p>
          </table:table-cell>
          <table:table-cell office:value-type="float" office:value="185" calcext:value-type="float">
            <text:p>185</text:p>
          </table:table-cell>
          <table:table-cell office:value-type="float" office:value="13.76" calcext:value-type="float">
            <text:p>13.76</text:p>
          </table:table-cell>
          <table:table-cell office:value-type="float" office:value="523" calcext:value-type="float">
            <text:p>523</text:p>
          </table:table-cell>
          <table:table-cell table:formula="of:=AVERAGE([.F87:.F106])" office:value-type="float" office:value="404.8" calcext:value-type="float">
            <text:p>404.8</text:p>
          </table:table-cell>
          <table:table-cell table:formula="of:=LN([.G87])" office:value-type="float" office:value="6.00339311797326" calcext:value-type="float">
            <text:p>6.003393118</text:p>
          </table:table-cell>
          <table:table-cell table:formula="of:=[.F87]/((SUM([.F$2:.F$513]))*0.16)" office:value-type="float" office:value="0.0106061097681663" calcext:value-type="float">
            <text:p>0.0106061098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9" calcext:value-type="float">
            <text:p>9</text:p>
          </table:table-cell>
          <table:table-cell office:value-type="float" office:value="13.92" calcext:value-type="float">
            <text:p>13.92</text:p>
          </table:table-cell>
          <table:table-cell office:value-type="float" office:value="191" calcext:value-type="float">
            <text:p>191</text:p>
          </table:table-cell>
          <table:table-cell office:value-type="float" office:value="13.92" calcext:value-type="float">
            <text:p>13.92</text:p>
          </table:table-cell>
          <table:table-cell office:value-type="float" office:value="505" calcext:value-type="float">
            <text:p>505</text:p>
          </table:table-cell>
          <table:table-cell table:formula="of:=AVERAGE([.F88:.F107])" office:value-type="float" office:value="392.1" calcext:value-type="float">
            <text:p>392.1</text:p>
          </table:table-cell>
          <table:table-cell table:formula="of:=LN([.G88])" office:value-type="float" office:value="5.97151690929829" calcext:value-type="float">
            <text:p>5.9715169093</text:p>
          </table:table-cell>
          <table:table-cell table:formula="of:=[.F88]/((SUM([.F$2:.F$513]))*0.16)" office:value-type="float" office:value="0.0102410811336978" calcext:value-type="float">
            <text:p>0.0102410811</text:p>
          </table:table-cell>
        </table:table-row>
        <table:table-row table:style-name="ro1">
          <table:table-cell office:value-type="float" office:value="14.08" calcext:value-type="float">
            <text:p>14.08</text:p>
          </table:table-cell>
          <table:table-cell office:value-type="float" office:value="13" calcext:value-type="float">
            <text:p>13</text:p>
          </table:table-cell>
          <table:table-cell office:value-type="float" office:value="14.08" calcext:value-type="float">
            <text:p>14.08</text:p>
          </table:table-cell>
          <table:table-cell office:value-type="float" office:value="177" calcext:value-type="float">
            <text:p>177</text:p>
          </table:table-cell>
          <table:table-cell office:value-type="float" office:value="14.08" calcext:value-type="float">
            <text:p>14.08</text:p>
          </table:table-cell>
          <table:table-cell office:value-type="float" office:value="512" calcext:value-type="float">
            <text:p>512</text:p>
          </table:table-cell>
          <table:table-cell table:formula="of:=AVERAGE([.F89:.F108])" office:value-type="float" office:value="380.25" calcext:value-type="float">
            <text:p>380.25</text:p>
          </table:table-cell>
          <table:table-cell table:formula="of:=LN([.G89])" office:value-type="float" office:value="5.9408289311394" calcext:value-type="float">
            <text:p>5.9408289311</text:p>
          </table:table-cell>
          <table:table-cell table:formula="of:=[.F89]/((SUM([.F$2:.F$513]))*0.16)" office:value-type="float" office:value="0.0103830367137689" calcext:value-type="float">
            <text:p>0.0103830367</text:p>
          </table:table-cell>
        </table:table-row>
        <table:table-row table:style-name="ro1">
          <table:table-cell office:value-type="float" office:value="14.24" calcext:value-type="float">
            <text:p>14.24</text:p>
          </table:table-cell>
          <table:table-cell office:value-type="float" office:value="8" calcext:value-type="float">
            <text:p>8</text:p>
          </table:table-cell>
          <table:table-cell office:value-type="float" office:value="14.24" calcext:value-type="float">
            <text:p>14.24</text:p>
          </table:table-cell>
          <table:table-cell office:value-type="float" office:value="217" calcext:value-type="float">
            <text:p>217</text:p>
          </table:table-cell>
          <table:table-cell office:value-type="float" office:value="14.24" calcext:value-type="float">
            <text:p>14.24</text:p>
          </table:table-cell>
          <table:table-cell office:value-type="float" office:value="491" calcext:value-type="float">
            <text:p>491</text:p>
          </table:table-cell>
          <table:table-cell table:formula="of:=AVERAGE([.F90:.F109])" office:value-type="float" office:value="368.65" calcext:value-type="float">
            <text:p>368.65</text:p>
          </table:table-cell>
          <table:table-cell table:formula="of:=LN([.G90])" office:value-type="float" office:value="5.90984768443566" calcext:value-type="float">
            <text:p>5.9098476844</text:p>
          </table:table-cell>
          <table:table-cell table:formula="of:=[.F90]/((SUM([.F$2:.F$513]))*0.16)" office:value-type="float" office:value="0.0099571699735557" calcext:value-type="float">
            <text:p>0.00995717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2" calcext:value-type="float">
            <text:p>12</text:p>
          </table:table-cell>
          <table:table-cell office:value-type="float" office:value="14.4" calcext:value-type="float">
            <text:p>14.4</text:p>
          </table:table-cell>
          <table:table-cell office:value-type="float" office:value="213" calcext:value-type="float">
            <text:p>213</text:p>
          </table:table-cell>
          <table:table-cell office:value-type="float" office:value="14.4" calcext:value-type="float">
            <text:p>14.4</text:p>
          </table:table-cell>
          <table:table-cell office:value-type="float" office:value="474" calcext:value-type="float">
            <text:p>474</text:p>
          </table:table-cell>
          <table:table-cell table:formula="of:=AVERAGE([.F91:.F110])" office:value-type="float" office:value="356.6" calcext:value-type="float">
            <text:p>356.6</text:p>
          </table:table-cell>
          <table:table-cell table:formula="of:=LN([.G91])" office:value-type="float" office:value="5.87661470542904" calcext:value-type="float">
            <text:p>5.8766147054</text:p>
          </table:table-cell>
          <table:table-cell table:formula="of:=[.F91]/((SUM([.F$2:.F$513]))*0.16)" office:value-type="float" office:value="0.00961242070766884" calcext:value-type="float">
            <text:p>0.0096124207</text:p>
          </table:table-cell>
        </table:table-row>
        <table:table-row table:style-name="ro1">
          <table:table-cell office:value-type="float" office:value="14.56" calcext:value-type="float">
            <text:p>14.56</text:p>
          </table:table-cell>
          <table:table-cell office:value-type="float" office:value="5" calcext:value-type="float">
            <text:p>5</text:p>
          </table:table-cell>
          <table:table-cell office:value-type="float" office:value="14.56" calcext:value-type="float">
            <text:p>14.56</text:p>
          </table:table-cell>
          <table:table-cell office:value-type="float" office:value="148" calcext:value-type="float">
            <text:p>148</text:p>
          </table:table-cell>
          <table:table-cell office:value-type="float" office:value="14.56" calcext:value-type="float">
            <text:p>14.56</text:p>
          </table:table-cell>
          <table:table-cell office:value-type="float" office:value="456" calcext:value-type="float">
            <text:p>456</text:p>
          </table:table-cell>
          <table:table-cell table:formula="of:=AVERAGE([.F92:.F111])" office:value-type="float" office:value="346.05" calcext:value-type="float">
            <text:p>346.05</text:p>
          </table:table-cell>
          <table:table-cell table:formula="of:=LN([.G92])" office:value-type="float" office:value="5.84658327328787" calcext:value-type="float">
            <text:p>5.8465832733</text:p>
          </table:table-cell>
          <table:table-cell table:formula="of:=[.F92]/((SUM([.F$2:.F$513]))*0.16)" office:value-type="float" office:value="0.00924739207320041" calcext:value-type="float">
            <text:p>0.0092473921</text:p>
          </table:table-cell>
        </table:table-row>
        <table:table-row table:style-name="ro1">
          <table:table-cell office:value-type="float" office:value="14.72" calcext:value-type="float">
            <text:p>14.72</text:p>
          </table:table-cell>
          <table:table-cell office:value-type="float" office:value="10" calcext:value-type="float">
            <text:p>10</text:p>
          </table:table-cell>
          <table:table-cell office:value-type="float" office:value="14.72" calcext:value-type="float">
            <text:p>14.72</text:p>
          </table:table-cell>
          <table:table-cell office:value-type="float" office:value="179" calcext:value-type="float">
            <text:p>179</text:p>
          </table:table-cell>
          <table:table-cell office:value-type="float" office:value="14.72" calcext:value-type="float">
            <text:p>14.72</text:p>
          </table:table-cell>
          <table:table-cell office:value-type="float" office:value="429" calcext:value-type="float">
            <text:p>429</text:p>
          </table:table-cell>
          <table:table-cell table:formula="of:=AVERAGE([.F93:.F112])" office:value-type="float" office:value="336.5" calcext:value-type="float">
            <text:p>336.5</text:p>
          </table:table-cell>
          <table:table-cell table:formula="of:=LN([.G93])" office:value-type="float" office:value="5.81859814908478" calcext:value-type="float">
            <text:p>5.8185981491</text:p>
          </table:table-cell>
          <table:table-cell table:formula="of:=[.F93]/((SUM([.F$2:.F$513]))*0.16)" office:value-type="float" office:value="0.00869984912149775" calcext:value-type="float">
            <text:p>0.0086998491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12" calcext:value-type="float">
            <text:p>12</text:p>
          </table:table-cell>
          <table:table-cell office:value-type="float" office:value="14.88" calcext:value-type="float">
            <text:p>14.88</text:p>
          </table:table-cell>
          <table:table-cell office:value-type="float" office:value="181" calcext:value-type="float">
            <text:p>181</text:p>
          </table:table-cell>
          <table:table-cell office:value-type="float" office:value="14.88" calcext:value-type="float">
            <text:p>14.88</text:p>
          </table:table-cell>
          <table:table-cell office:value-type="float" office:value="399" calcext:value-type="float">
            <text:p>399</text:p>
          </table:table-cell>
          <table:table-cell table:formula="of:=AVERAGE([.F94:.F113])" office:value-type="float" office:value="327.5" calcext:value-type="float">
            <text:p>327.5</text:p>
          </table:table-cell>
          <table:table-cell table:formula="of:=LN([.G94])" office:value-type="float" office:value="5.79148805507531" calcext:value-type="float">
            <text:p>5.7914880551</text:p>
          </table:table-cell>
          <table:table-cell table:formula="of:=[.F94]/((SUM([.F$2:.F$513]))*0.16)" office:value-type="float" office:value="0.00809146806405036" calcext:value-type="float">
            <text:p>0.0080914681</text:p>
          </table:table-cell>
        </table:table-row>
        <table:table-row table:style-name="ro1">
          <table:table-cell office:value-type="float" office:value="15.04" calcext:value-type="float">
            <text:p>15.04</text:p>
          </table:table-cell>
          <table:table-cell office:value-type="float" office:value="8" calcext:value-type="float">
            <text:p>8</text:p>
          </table:table-cell>
          <table:table-cell office:value-type="float" office:value="15.04" calcext:value-type="float">
            <text:p>15.04</text:p>
          </table:table-cell>
          <table:table-cell office:value-type="float" office:value="189" calcext:value-type="float">
            <text:p>189</text:p>
          </table:table-cell>
          <table:table-cell office:value-type="float" office:value="15.04" calcext:value-type="float">
            <text:p>15.04</text:p>
          </table:table-cell>
          <table:table-cell office:value-type="float" office:value="442" calcext:value-type="float">
            <text:p>442</text:p>
          </table:table-cell>
          <table:table-cell table:formula="of:=AVERAGE([.F95:.F114])" office:value-type="float" office:value="319.7" calcext:value-type="float">
            <text:p>319.7</text:p>
          </table:table-cell>
          <table:table-cell table:formula="of:=LN([.G95])" office:value-type="float" office:value="5.7673830560658" calcext:value-type="float">
            <text:p>5.7673830561</text:p>
          </table:table-cell>
          <table:table-cell table:formula="of:=[.F95]/((SUM([.F$2:.F$513]))*0.16)" office:value-type="float" office:value="0.00896348091305829" calcext:value-type="float">
            <text:p>0.0089634809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3" calcext:value-type="float">
            <text:p>13</text:p>
          </table:table-cell>
          <table:table-cell office:value-type="float" office:value="15.2" calcext:value-type="float">
            <text:p>15.2</text:p>
          </table:table-cell>
          <table:table-cell office:value-type="float" office:value="159" calcext:value-type="float">
            <text:p>159</text:p>
          </table:table-cell>
          <table:table-cell office:value-type="float" office:value="15.2" calcext:value-type="float">
            <text:p>15.2</text:p>
          </table:table-cell>
          <table:table-cell office:value-type="float" office:value="389" calcext:value-type="float">
            <text:p>389</text:p>
          </table:table-cell>
          <table:table-cell table:formula="of:=AVERAGE([.F96:.F115])" office:value-type="float" office:value="309.8" calcext:value-type="float">
            <text:p>309.8</text:p>
          </table:table-cell>
          <table:table-cell table:formula="of:=LN([.G96])" office:value-type="float" office:value="5.73592692798277" calcext:value-type="float">
            <text:p>5.735926928</text:p>
          </table:table-cell>
          <table:table-cell table:formula="of:=[.F96]/((SUM([.F$2:.F$513]))*0.16)" office:value-type="float" office:value="0.00788867437823456" calcext:value-type="float">
            <text:p>0.0078886744</text:p>
          </table:table-cell>
        </table:table-row>
        <table:table-row table:style-name="ro1">
          <table:table-cell office:value-type="float" office:value="15.36" calcext:value-type="float">
            <text:p>15.36</text:p>
          </table:table-cell>
          <table:table-cell office:value-type="float" office:value="9" calcext:value-type="float">
            <text:p>9</text:p>
          </table:table-cell>
          <table:table-cell office:value-type="float" office:value="15.36" calcext:value-type="float">
            <text:p>15.36</text:p>
          </table:table-cell>
          <table:table-cell office:value-type="float" office:value="171" calcext:value-type="float">
            <text:p>171</text:p>
          </table:table-cell>
          <table:table-cell office:value-type="float" office:value="15.36" calcext:value-type="float">
            <text:p>15.36</text:p>
          </table:table-cell>
          <table:table-cell office:value-type="float" office:value="394" calcext:value-type="float">
            <text:p>394</text:p>
          </table:table-cell>
          <table:table-cell table:formula="of:=AVERAGE([.F97:.F116])" office:value-type="float" office:value="301.65" calcext:value-type="float">
            <text:p>301.65</text:p>
          </table:table-cell>
          <table:table-cell table:formula="of:=LN([.G97])" office:value-type="float" office:value="5.70926740488677" calcext:value-type="float">
            <text:p>5.7092674049</text:p>
          </table:table-cell>
          <table:table-cell table:formula="of:=[.F97]/((SUM([.F$2:.F$513]))*0.16)" office:value-type="float" office:value="0.00799007122114246" calcext:value-type="float">
            <text:p>0.0079900712</text:p>
          </table:table-cell>
        </table:table-row>
        <table:table-row table:style-name="ro1">
          <table:table-cell office:value-type="float" office:value="15.52" calcext:value-type="float">
            <text:p>15.52</text:p>
          </table:table-cell>
          <table:table-cell office:value-type="float" office:value="7" calcext:value-type="float">
            <text:p>7</text:p>
          </table:table-cell>
          <table:table-cell office:value-type="float" office:value="15.52" calcext:value-type="float">
            <text:p>15.52</text:p>
          </table:table-cell>
          <table:table-cell office:value-type="float" office:value="220" calcext:value-type="float">
            <text:p>220</text:p>
          </table:table-cell>
          <table:table-cell office:value-type="float" office:value="15.52" calcext:value-type="float">
            <text:p>15.52</text:p>
          </table:table-cell>
          <table:table-cell office:value-type="float" office:value="360" calcext:value-type="float">
            <text:p>360</text:p>
          </table:table-cell>
          <table:table-cell table:formula="of:=AVERAGE([.F98:.F117])" office:value-type="float" office:value="292.75" calcext:value-type="float">
            <text:p>292.75</text:p>
          </table:table-cell>
          <table:table-cell table:formula="of:=LN([.G98])" office:value-type="float" office:value="5.67931900247783" calcext:value-type="float">
            <text:p>5.6793190025</text:p>
          </table:table-cell>
          <table:table-cell table:formula="of:=[.F98]/((SUM([.F$2:.F$513]))*0.16)" office:value-type="float" office:value="0.00730057268936874" calcext:value-type="float">
            <text:p>0.0073005727</text:p>
          </table:table-cell>
        </table:table-row>
        <table:table-row table:style-name="ro1">
          <table:table-cell office:value-type="float" office:value="15.68" calcext:value-type="float">
            <text:p>15.68</text:p>
          </table:table-cell>
          <table:table-cell office:value-type="float" office:value="8" calcext:value-type="float">
            <text:p>8</text:p>
          </table:table-cell>
          <table:table-cell office:value-type="float" office:value="15.68" calcext:value-type="float">
            <text:p>15.68</text:p>
          </table:table-cell>
          <table:table-cell office:value-type="float" office:value="259" calcext:value-type="float">
            <text:p>259</text:p>
          </table:table-cell>
          <table:table-cell office:value-type="float" office:value="15.68" calcext:value-type="float">
            <text:p>15.68</text:p>
          </table:table-cell>
          <table:table-cell office:value-type="float" office:value="383" calcext:value-type="float">
            <text:p>383</text:p>
          </table:table-cell>
          <table:table-cell table:formula="of:=AVERAGE([.F99:.F118])" office:value-type="float" office:value="286.25" calcext:value-type="float">
            <text:p>286.25</text:p>
          </table:table-cell>
          <table:table-cell table:formula="of:=LN([.G99])" office:value-type="float" office:value="5.65686555486845" calcext:value-type="float">
            <text:p>5.6568655549</text:p>
          </table:table-cell>
          <table:table-cell table:formula="of:=[.F99]/((SUM([.F$2:.F$513]))*0.16)" office:value-type="float" office:value="0.00776699816674508" calcext:value-type="float">
            <text:p>0.0077669982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11" calcext:value-type="float">
            <text:p>11</text:p>
          </table:table-cell>
          <table:table-cell office:value-type="float" office:value="15.84" calcext:value-type="float">
            <text:p>15.84</text:p>
          </table:table-cell>
          <table:table-cell office:value-type="float" office:value="229" calcext:value-type="float">
            <text:p>229</text:p>
          </table:table-cell>
          <table:table-cell office:value-type="float" office:value="15.84" calcext:value-type="float">
            <text:p>15.84</text:p>
          </table:table-cell>
          <table:table-cell office:value-type="float" office:value="360" calcext:value-type="float">
            <text:p>360</text:p>
          </table:table-cell>
          <table:table-cell table:formula="of:=AVERAGE([.F100:.F119])" office:value-type="float" office:value="277" calcext:value-type="float">
            <text:p>277</text:p>
          </table:table-cell>
          <table:table-cell table:formula="of:=LN([.G100])" office:value-type="float" office:value="5.62401750618734" calcext:value-type="float">
            <text:p>5.6240175062</text:p>
          </table:table-cell>
          <table:table-cell table:formula="of:=[.F100]/((SUM([.F$2:.F$513]))*0.16)" office:value-type="float" office:value="0.00730057268936874" calcext:value-type="float">
            <text:p>0.00730057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  <table:table-cell office:value-type="float" office:value="346" calcext:value-type="float">
            <text:p>346</text:p>
          </table:table-cell>
          <table:table-cell table:formula="of:=AVERAGE([.F101:.F120])" office:value-type="float" office:value="268.5" calcext:value-type="float">
            <text:p>268.5</text:p>
          </table:table-cell>
          <table:table-cell table:formula="of:=LN([.G101])" office:value-type="float" office:value="5.59285091394892" calcext:value-type="float">
            <text:p>5.5928509139</text:p>
          </table:table-cell>
          <table:table-cell table:formula="of:=[.F101]/((SUM([.F$2:.F$513]))*0.16)" office:value-type="float" office:value="0.00701666152922663" calcext:value-type="float">
            <text:p>0.0070166615</text:p>
          </table:table-cell>
        </table:table-row>
        <table:table-row table:style-name="ro1">
          <table:table-cell office:value-type="float" office:value="16.16" calcext:value-type="float">
            <text:p>16.16</text:p>
          </table:table-cell>
          <table:table-cell office:value-type="float" office:value="5" calcext:value-type="float">
            <text:p>5</text:p>
          </table:table-cell>
          <table:table-cell office:value-type="float" office:value="16.16" calcext:value-type="float">
            <text:p>16.16</text:p>
          </table:table-cell>
          <table:table-cell office:value-type="float" office:value="186" calcext:value-type="float">
            <text:p>186</text:p>
          </table:table-cell>
          <table:table-cell office:value-type="float" office:value="16.16" calcext:value-type="float">
            <text:p>16.16</text:p>
          </table:table-cell>
          <table:table-cell office:value-type="float" office:value="370" calcext:value-type="float">
            <text:p>370</text:p>
          </table:table-cell>
          <table:table-cell table:formula="of:=AVERAGE([.F102:.F121])" office:value-type="float" office:value="261.85" calcext:value-type="float">
            <text:p>261.85</text:p>
          </table:table-cell>
          <table:table-cell table:formula="of:=LN([.G102])" office:value-type="float" office:value="5.5677718207255" calcext:value-type="float">
            <text:p>5.5677718207</text:p>
          </table:table-cell>
          <table:table-cell table:formula="of:=[.F102]/((SUM([.F$2:.F$513]))*0.16)" office:value-type="float" office:value="0.00750336637518454" calcext:value-type="float">
            <text:p>0.0075033664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6" calcext:value-type="float">
            <text:p>6</text:p>
          </table:table-cell>
          <table:table-cell office:value-type="float" office:value="16.32" calcext:value-type="float">
            <text:p>16.32</text:p>
          </table:table-cell>
          <table:table-cell office:value-type="float" office:value="128" calcext:value-type="float">
            <text:p>128</text:p>
          </table:table-cell>
          <table:table-cell office:value-type="float" office:value="16.32" calcext:value-type="float">
            <text:p>16.32</text:p>
          </table:table-cell>
          <table:table-cell office:value-type="float" office:value="339" calcext:value-type="float">
            <text:p>339</text:p>
          </table:table-cell>
          <table:table-cell table:formula="of:=AVERAGE([.F103:.F122])" office:value-type="float" office:value="252.25" calcext:value-type="float">
            <text:p>252.25</text:p>
          </table:table-cell>
          <table:table-cell table:formula="of:=LN([.G103])" office:value-type="float" office:value="5.53042065923372" calcext:value-type="float">
            <text:p>5.5304206592</text:p>
          </table:table-cell>
          <table:table-cell table:formula="of:=[.F103]/((SUM([.F$2:.F$513]))*0.16)" office:value-type="float" office:value="0.00687470594915557" calcext:value-type="float">
            <text:p>0.0068747059</text:p>
          </table:table-cell>
        </table:table-row>
        <table:table-row table:style-name="ro1">
          <table:table-cell office:value-type="float" office:value="16.48" calcext:value-type="float">
            <text:p>16.48</text:p>
          </table:table-cell>
          <table:table-cell office:value-type="float" office:value="2" calcext:value-type="float">
            <text:p>2</text:p>
          </table:table-cell>
          <table:table-cell office:value-type="float" office:value="16.48" calcext:value-type="float">
            <text:p>16.48</text:p>
          </table:table-cell>
          <table:table-cell office:value-type="float" office:value="172" calcext:value-type="float">
            <text:p>172</text:p>
          </table:table-cell>
          <table:table-cell office:value-type="float" office:value="16.48" calcext:value-type="float">
            <text:p>16.48</text:p>
          </table:table-cell>
          <table:table-cell office:value-type="float" office:value="313" calcext:value-type="float">
            <text:p>313</text:p>
          </table:table-cell>
          <table:table-cell table:formula="of:=AVERAGE([.F104:.F123])" office:value-type="float" office:value="244.7" calcext:value-type="float">
            <text:p>244.7</text:p>
          </table:table-cell>
          <table:table-cell table:formula="of:=LN([.G104])" office:value-type="float" office:value="5.50003297044863" calcext:value-type="float">
            <text:p>5.5000329704</text:p>
          </table:table-cell>
          <table:table-cell table:formula="of:=[.F104]/((SUM([.F$2:.F$513]))*0.16)" office:value-type="float" office:value="0.00634744236603449" calcext:value-type="float">
            <text:p>0.0063474424</text:p>
          </table:table-cell>
        </table:table-row>
        <table:table-row table:style-name="ro1">
          <table:table-cell office:value-type="float" office:value="16.64" calcext:value-type="float">
            <text:p>16.64</text:p>
          </table:table-cell>
          <table:table-cell office:value-type="float" office:value="5" calcext:value-type="float">
            <text:p>5</text:p>
          </table:table-cell>
          <table:table-cell office:value-type="float" office:value="16.64" calcext:value-type="float">
            <text:p>16.64</text:p>
          </table:table-cell>
          <table:table-cell office:value-type="float" office:value="142" calcext:value-type="float">
            <text:p>142</text:p>
          </table:table-cell>
          <table:table-cell office:value-type="float" office:value="16.64" calcext:value-type="float">
            <text:p>16.64</text:p>
          </table:table-cell>
          <table:table-cell office:value-type="float" office:value="332" calcext:value-type="float">
            <text:p>332</text:p>
          </table:table-cell>
          <table:table-cell table:formula="of:=AVERAGE([.F105:.F124])" office:value-type="float" office:value="238.5" calcext:value-type="float">
            <text:p>238.5</text:p>
          </table:table-cell>
          <table:table-cell table:formula="of:=LN([.G105])" office:value-type="float" office:value="5.4743693103284" calcext:value-type="float">
            <text:p>5.4743693103</text:p>
          </table:table-cell>
          <table:table-cell table:formula="of:=[.F105]/((SUM([.F$2:.F$513]))*0.16)" office:value-type="float" office:value="0.00673275036908451" calcext:value-type="float">
            <text:p>0.0067327504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5" calcext:value-type="float">
            <text:p>5</text:p>
          </table:table-cell>
          <table:table-cell office:value-type="float" office:value="16.8" calcext:value-type="float">
            <text:p>16.8</text:p>
          </table:table-cell>
          <table:table-cell office:value-type="float" office:value="212" calcext:value-type="float">
            <text:p>212</text:p>
          </table:table-cell>
          <table:table-cell office:value-type="float" office:value="16.8" calcext:value-type="float">
            <text:p>16.8</text:p>
          </table:table-cell>
          <table:table-cell office:value-type="float" office:value="279" calcext:value-type="float">
            <text:p>279</text:p>
          </table:table-cell>
          <table:table-cell table:formula="of:=AVERAGE([.F106:.F125])" office:value-type="float" office:value="232.25" calcext:value-type="float">
            <text:p>232.25</text:p>
          </table:table-cell>
          <table:table-cell table:formula="of:=LN([.G106])" office:value-type="float" office:value="5.44781437769395" calcext:value-type="float">
            <text:p>5.4478143777</text:p>
          </table:table-cell>
          <table:table-cell table:formula="of:=[.F106]/((SUM([.F$2:.F$513]))*0.16)" office:value-type="float" office:value="0.00565794383426078" calcext:value-type="float">
            <text:p>0.0056579438</text:p>
          </table:table-cell>
        </table:table-row>
        <table:table-row table:style-name="ro1">
          <table:table-cell office:value-type="float" office:value="16.96" calcext:value-type="float">
            <text:p>16.96</text:p>
          </table:table-cell>
          <table:table-cell office:value-type="float" office:value="9" calcext:value-type="float">
            <text:p>9</text:p>
          </table:table-cell>
          <table:table-cell office:value-type="float" office:value="16.96" calcext:value-type="float">
            <text:p>16.96</text:p>
          </table:table-cell>
          <table:table-cell office:value-type="float" office:value="174" calcext:value-type="float">
            <text:p>174</text:p>
          </table:table-cell>
          <table:table-cell office:value-type="float" office:value="16.96" calcext:value-type="float">
            <text:p>16.96</text:p>
          </table:table-cell>
          <table:table-cell office:value-type="float" office:value="269" calcext:value-type="float">
            <text:p>269</text:p>
          </table:table-cell>
          <table:table-cell table:formula="of:=AVERAGE([.F107:.F126])" office:value-type="float" office:value="225.65" calcext:value-type="float">
            <text:p>225.65</text:p>
          </table:table-cell>
          <table:table-cell table:formula="of:=LN([.G107])" office:value-type="float" office:value="5.41898512627301" calcext:value-type="float">
            <text:p>5.4189851263</text:p>
          </table:table-cell>
          <table:table-cell table:formula="of:=[.F107]/((SUM([.F$2:.F$513]))*0.16)" office:value-type="float" office:value="0.00545515014844498" calcext:value-type="float">
            <text:p>0.0054551501</text:p>
          </table:table-cell>
        </table:table-row>
        <table:table-row table:style-name="ro1">
          <table:table-cell office:value-type="float" office:value="17.12" calcext:value-type="float">
            <text:p>17.12</text:p>
          </table:table-cell>
          <table:table-cell office:value-type="float" office:value="10" calcext:value-type="float">
            <text:p>10</text:p>
          </table:table-cell>
          <table:table-cell office:value-type="float" office:value="17.12" calcext:value-type="float">
            <text:p>17.12</text:p>
          </table:table-cell>
          <table:table-cell office:value-type="float" office:value="210" calcext:value-type="float">
            <text:p>210</text:p>
          </table:table-cell>
          <table:table-cell office:value-type="float" office:value="17.12" calcext:value-type="float">
            <text:p>17.12</text:p>
          </table:table-cell>
          <table:table-cell office:value-type="float" office:value="268" calcext:value-type="float">
            <text:p>268</text:p>
          </table:table-cell>
          <table:table-cell table:formula="of:=AVERAGE([.F108:.F127])" office:value-type="float" office:value="221.3" calcext:value-type="float">
            <text:p>221.3</text:p>
          </table:table-cell>
          <table:table-cell table:formula="of:=LN([.G108])" office:value-type="float" office:value="5.399519247057" calcext:value-type="float">
            <text:p>5.3995192471</text:p>
          </table:table-cell>
          <table:table-cell table:formula="of:=[.F108]/((SUM([.F$2:.F$513]))*0.16)" office:value-type="float" office:value="0.0054348707798634" calcext:value-type="float">
            <text:p>0.0054348708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8" calcext:value-type="float">
            <text:p>8</text:p>
          </table:table-cell>
          <table:table-cell office:value-type="float" office:value="17.28" calcext:value-type="float">
            <text:p>17.28</text:p>
          </table:table-cell>
          <table:table-cell office:value-type="float" office:value="213" calcext:value-type="float">
            <text:p>213</text:p>
          </table:table-cell>
          <table:table-cell office:value-type="float" office:value="17.28" calcext:value-type="float">
            <text:p>17.28</text:p>
          </table:table-cell>
          <table:table-cell office:value-type="float" office:value="280" calcext:value-type="float">
            <text:p>280</text:p>
          </table:table-cell>
          <table:table-cell table:formula="of:=AVERAGE([.F109:.F128])" office:value-type="float" office:value="216.7" calcext:value-type="float">
            <text:p>216.7</text:p>
          </table:table-cell>
          <table:table-cell table:formula="of:=LN([.G109])" office:value-type="float" office:value="5.37851390854231" calcext:value-type="float">
            <text:p>5.3785139085</text:p>
          </table:table-cell>
          <table:table-cell table:formula="of:=[.F109]/((SUM([.F$2:.F$513]))*0.16)" office:value-type="float" office:value="0.00567822320284236" calcext:value-type="float">
            <text:p>0.0056782232</text:p>
          </table:table-cell>
        </table:table-row>
        <table:table-row table:style-name="ro1">
          <table:table-cell office:value-type="float" office:value="17.44" calcext:value-type="float">
            <text:p>17.44</text:p>
          </table:table-cell>
          <table:table-cell office:value-type="float" office:value="5" calcext:value-type="float">
            <text:p>5</text:p>
          </table:table-cell>
          <table:table-cell office:value-type="float" office:value="17.44" calcext:value-type="float">
            <text:p>17.44</text:p>
          </table:table-cell>
          <table:table-cell office:value-type="float" office:value="178" calcext:value-type="float">
            <text:p>178</text:p>
          </table:table-cell>
          <table:table-cell office:value-type="float" office:value="17.44" calcext:value-type="float">
            <text:p>17.44</text:p>
          </table:table-cell>
          <table:table-cell office:value-type="float" office:value="250" calcext:value-type="float">
            <text:p>250</text:p>
          </table:table-cell>
          <table:table-cell table:formula="of:=AVERAGE([.F110:.F129])" office:value-type="float" office:value="212" calcext:value-type="float">
            <text:p>212</text:p>
          </table:table-cell>
          <table:table-cell table:formula="of:=LN([.G110])" office:value-type="float" office:value="5.35658627467201" calcext:value-type="float">
            <text:p>5.3565862747</text:p>
          </table:table-cell>
          <table:table-cell table:formula="of:=[.F110]/((SUM([.F$2:.F$513]))*0.16)" office:value-type="float" office:value="0.00506984214539496" calcext:value-type="float">
            <text:p>0.0050698421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5" calcext:value-type="float">
            <text:p>5</text:p>
          </table:table-cell>
          <table:table-cell office:value-type="float" office:value="17.6" calcext:value-type="float">
            <text:p>17.6</text:p>
          </table:table-cell>
          <table:table-cell office:value-type="float" office:value="159" calcext:value-type="float">
            <text:p>159</text:p>
          </table:table-cell>
          <table:table-cell office:value-type="float" office:value="17.6" calcext:value-type="float">
            <text:p>17.6</text:p>
          </table:table-cell>
          <table:table-cell office:value-type="float" office:value="263" calcext:value-type="float">
            <text:p>263</text:p>
          </table:table-cell>
          <table:table-cell table:formula="of:=AVERAGE([.F111:.F130])" office:value-type="float" office:value="207.1" calcext:value-type="float">
            <text:p>207.1</text:p>
          </table:table-cell>
          <table:table-cell table:formula="of:=LN([.G111])" office:value-type="float" office:value="5.33320176840154" calcext:value-type="float">
            <text:p>5.3332017684</text:p>
          </table:table-cell>
          <table:table-cell table:formula="of:=[.F111]/((SUM([.F$2:.F$513]))*0.16)" office:value-type="float" office:value="0.0053334739369555" calcext:value-type="float">
            <text:p>0.0053334739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12" calcext:value-type="float">
            <text:p>12</text:p>
          </table:table-cell>
          <table:table-cell office:value-type="float" office:value="17.76" calcext:value-type="float">
            <text:p>17.76</text:p>
          </table:table-cell>
          <table:table-cell office:value-type="float" office:value="111" calcext:value-type="float">
            <text:p>111</text:p>
          </table:table-cell>
          <table:table-cell office:value-type="float" office:value="17.76" calcext:value-type="float">
            <text:p>17.76</text:p>
          </table:table-cell>
          <table:table-cell office:value-type="float" office:value="265" calcext:value-type="float">
            <text:p>265</text:p>
          </table:table-cell>
          <table:table-cell table:formula="of:=AVERAGE([.F112:.F131])" office:value-type="float" office:value="201.8" calcext:value-type="float">
            <text:p>201.8</text:p>
          </table:table-cell>
          <table:table-cell table:formula="of:=LN([.G112])" office:value-type="float" office:value="5.30727710791951" calcext:value-type="float">
            <text:p>5.3072771079</text:p>
          </table:table-cell>
          <table:table-cell table:formula="of:=[.F112]/((SUM([.F$2:.F$513]))*0.16)" office:value-type="float" office:value="0.00537403267411866" calcext:value-type="float">
            <text:p>0.0053740327</text:p>
          </table:table-cell>
        </table:table-row>
        <table:table-row table:style-name="ro1">
          <table:table-cell office:value-type="float" office:value="17.92" calcext:value-type="float">
            <text:p>17.92</text:p>
          </table:table-cell>
          <table:table-cell office:value-type="float" office:value="1" calcext:value-type="float">
            <text:p>1</text:p>
          </table:table-cell>
          <table:table-cell office:value-type="float" office:value="17.92" calcext:value-type="float">
            <text:p>17.92</text:p>
          </table:table-cell>
          <table:table-cell office:value-type="float" office:value="126" calcext:value-type="float">
            <text:p>126</text:p>
          </table:table-cell>
          <table:table-cell office:value-type="float" office:value="17.92" calcext:value-type="float">
            <text:p>17.92</text:p>
          </table:table-cell>
          <table:table-cell office:value-type="float" office:value="249" calcext:value-type="float">
            <text:p>249</text:p>
          </table:table-cell>
          <table:table-cell table:formula="of:=AVERAGE([.F113:.F132])" office:value-type="float" office:value="195.6" calcext:value-type="float">
            <text:p>195.6</text:p>
          </table:table-cell>
          <table:table-cell table:formula="of:=LN([.G113])" office:value-type="float" office:value="5.27607175760072" calcext:value-type="float">
            <text:p>5.2760717576</text:p>
          </table:table-cell>
          <table:table-cell table:formula="of:=[.F113]/((SUM([.F$2:.F$513]))*0.16)" office:value-type="float" office:value="0.00504956277681338" calcext:value-type="float">
            <text:p>0.0050495628</text:p>
          </table:table-cell>
        </table:table-row>
        <table:table-row table:style-name="ro1">
          <table:table-cell office:value-type="float" office:value="18.08" calcext:value-type="float">
            <text:p>18.08</text:p>
          </table:table-cell>
          <table:table-cell office:value-type="float" office:value="5" calcext:value-type="float">
            <text:p>5</text:p>
          </table:table-cell>
          <table:table-cell office:value-type="float" office:value="18.08" calcext:value-type="float">
            <text:p>18.08</text:p>
          </table:table-cell>
          <table:table-cell office:value-type="float" office:value="172" calcext:value-type="float">
            <text:p>172</text:p>
          </table:table-cell>
          <table:table-cell office:value-type="float" office:value="18.08" calcext:value-type="float">
            <text:p>18.08</text:p>
          </table:table-cell>
          <table:table-cell office:value-type="float" office:value="243" calcext:value-type="float">
            <text:p>243</text:p>
          </table:table-cell>
          <table:table-cell table:formula="of:=AVERAGE([.F114:.F133])" office:value-type="float" office:value="189.55" calcext:value-type="float">
            <text:p>189.55</text:p>
          </table:table-cell>
          <table:table-cell table:formula="of:=LN([.G114])" office:value-type="float" office:value="5.24465284196234" calcext:value-type="float">
            <text:p>5.244652842</text:p>
          </table:table-cell>
          <table:table-cell table:formula="of:=[.F114]/((SUM([.F$2:.F$513]))*0.16)" office:value-type="float" office:value="0.0049278865653239" calcext:value-type="float">
            <text:p>0.0049278866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3" calcext:value-type="float">
            <text:p>3</text:p>
          </table:table-cell>
          <table:table-cell office:value-type="float" office:value="18.24" calcext:value-type="float">
            <text:p>18.24</text:p>
          </table:table-cell>
          <table:table-cell office:value-type="float" office:value="134" calcext:value-type="float">
            <text:p>134</text:p>
          </table:table-cell>
          <table:table-cell office:value-type="float" office:value="18.24" calcext:value-type="float">
            <text:p>18.24</text:p>
          </table:table-cell>
          <table:table-cell office:value-type="float" office:value="244" calcext:value-type="float">
            <text:p>244</text:p>
          </table:table-cell>
          <table:table-cell table:formula="of:=AVERAGE([.F115:.F134])" office:value-type="float" office:value="184.9" calcext:value-type="float">
            <text:p>184.9</text:p>
          </table:table-cell>
          <table:table-cell table:formula="of:=LN([.G115])" office:value-type="float" office:value="5.21981513839308" calcext:value-type="float">
            <text:p>5.2198151384</text:p>
          </table:table-cell>
          <table:table-cell table:formula="of:=[.F115]/((SUM([.F$2:.F$513]))*0.16)" office:value-type="float" office:value="0.00494816593390548" calcext:value-type="float">
            <text:p>0.0049481659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7" calcext:value-type="float">
            <text:p>7</text:p>
          </table:table-cell>
          <table:table-cell office:value-type="float" office:value="18.4" calcext:value-type="float">
            <text:p>18.4</text:p>
          </table:table-cell>
          <table:table-cell office:value-type="float" office:value="135" calcext:value-type="float">
            <text:p>135</text:p>
          </table:table-cell>
          <table:table-cell office:value-type="float" office:value="18.4" calcext:value-type="float">
            <text:p>18.4</text:p>
          </table:table-cell>
          <table:table-cell office:value-type="float" office:value="226" calcext:value-type="float">
            <text:p>226</text:p>
          </table:table-cell>
          <table:table-cell table:formula="of:=AVERAGE([.F116:.F135])" office:value-type="float" office:value="179.1" calcext:value-type="float">
            <text:p>179.1</text:p>
          </table:table-cell>
          <table:table-cell table:formula="of:=LN([.G116])" office:value-type="float" office:value="5.18794430906667" calcext:value-type="float">
            <text:p>5.1879443091</text:p>
          </table:table-cell>
          <table:table-cell table:formula="of:=[.F116]/((SUM([.F$2:.F$513]))*0.16)" office:value-type="float" office:value="0.00458313729943705" calcext:value-type="float">
            <text:p>0.0045831373</text:p>
          </table:table-cell>
        </table:table-row>
        <table:table-row table:style-name="ro1">
          <table:table-cell office:value-type="float" office:value="18.56" calcext:value-type="float">
            <text:p>18.56</text:p>
          </table:table-cell>
          <table:table-cell office:value-type="float" office:value="5" calcext:value-type="float">
            <text:p>5</text:p>
          </table:table-cell>
          <table:table-cell office:value-type="float" office:value="18.56" calcext:value-type="float">
            <text:p>18.56</text:p>
          </table:table-cell>
          <table:table-cell office:value-type="float" office:value="122" calcext:value-type="float">
            <text:p>122</text:p>
          </table:table-cell>
          <table:table-cell office:value-type="float" office:value="18.56" calcext:value-type="float">
            <text:p>18.56</text:p>
          </table:table-cell>
          <table:table-cell office:value-type="float" office:value="216" calcext:value-type="float">
            <text:p>216</text:p>
          </table:table-cell>
          <table:table-cell table:formula="of:=AVERAGE([.F117:.F136])" office:value-type="float" office:value="173.35" calcext:value-type="float">
            <text:p>173.35</text:p>
          </table:table-cell>
          <table:table-cell table:formula="of:=LN([.G117])" office:value-type="float" office:value="5.15531267213103" calcext:value-type="float">
            <text:p>5.1553126721</text:p>
          </table:table-cell>
          <table:table-cell table:formula="of:=[.F117]/((SUM([.F$2:.F$513]))*0.16)" office:value-type="float" office:value="0.00438034361362125" calcext:value-type="float">
            <text:p>0.0043803436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2" calcext:value-type="float">
            <text:p>2</text:p>
          </table:table-cell>
          <table:table-cell office:value-type="float" office:value="18.72" calcext:value-type="float">
            <text:p>18.72</text:p>
          </table:table-cell>
          <table:table-cell office:value-type="float" office:value="119" calcext:value-type="float">
            <text:p>119</text:p>
          </table:table-cell>
          <table:table-cell office:value-type="float" office:value="18.72" calcext:value-type="float">
            <text:p>18.72</text:p>
          </table:table-cell>
          <table:table-cell office:value-type="float" office:value="230" calcext:value-type="float">
            <text:p>230</text:p>
          </table:table-cell>
          <table:table-cell table:formula="of:=AVERAGE([.F118:.F137])" office:value-type="float" office:value="168" calcext:value-type="float">
            <text:p>168</text:p>
          </table:table-cell>
          <table:table-cell table:formula="of:=LN([.G118])" office:value-type="float" office:value="5.12396397940326" calcext:value-type="float">
            <text:p>5.1239639794</text:p>
          </table:table-cell>
          <table:table-cell table:formula="of:=[.F118]/((SUM([.F$2:.F$513]))*0.16)" office:value-type="float" office:value="0.00466425477376336" calcext:value-type="float">
            <text:p>0.0046642548</text:p>
          </table:table-cell>
        </table:table-row>
        <table:table-row table:style-name="ro1">
          <table:table-cell office:value-type="float" office:value="18.88" calcext:value-type="float">
            <text:p>18.88</text:p>
          </table:table-cell>
          <table:table-cell office:value-type="float" office:value="1" calcext:value-type="float">
            <text:p>1</text:p>
          </table:table-cell>
          <table:table-cell office:value-type="float" office:value="18.88" calcext:value-type="float">
            <text:p>18.88</text:p>
          </table:table-cell>
          <table:table-cell office:value-type="float" office:value="124" calcext:value-type="float">
            <text:p>124</text:p>
          </table:table-cell>
          <table:table-cell office:value-type="float" office:value="18.88" calcext:value-type="float">
            <text:p>18.88</text:p>
          </table:table-cell>
          <table:table-cell office:value-type="float" office:value="198" calcext:value-type="float">
            <text:p>198</text:p>
          </table:table-cell>
          <table:table-cell table:formula="of:=AVERAGE([.F119:.F138])" office:value-type="float" office:value="163.05" calcext:value-type="float">
            <text:p>163.05</text:p>
          </table:table-cell>
          <table:table-cell table:formula="of:=LN([.G119])" office:value-type="float" office:value="5.09405690223533" calcext:value-type="float">
            <text:p>5.0940569022</text:p>
          </table:table-cell>
          <table:table-cell table:formula="of:=[.F119]/((SUM([.F$2:.F$513]))*0.16)" office:value-type="float" office:value="0.00401531497915281" calcext:value-type="float">
            <text:p>0.004015315</text:p>
          </table:table-cell>
        </table:table-row>
        <table:table-row table:style-name="ro1">
          <table:table-cell office:value-type="float" office:value="19.04" calcext:value-type="float">
            <text:p>19.04</text:p>
          </table:table-cell>
          <table:table-cell office:value-type="float" office:value="0" calcext:value-type="float">
            <text:p>0</text:p>
          </table:table-cell>
          <table:table-cell office:value-type="float" office:value="19.04" calcext:value-type="float">
            <text:p>19.04</text:p>
          </table:table-cell>
          <table:table-cell office:value-type="float" office:value="118" calcext:value-type="float">
            <text:p>118</text:p>
          </table:table-cell>
          <table:table-cell office:value-type="float" office:value="19.04" calcext:value-type="float">
            <text:p>19.04</text:p>
          </table:table-cell>
          <table:table-cell office:value-type="float" office:value="190" calcext:value-type="float">
            <text:p>190</text:p>
          </table:table-cell>
          <table:table-cell table:formula="of:=AVERAGE([.F120:.F139])" office:value-type="float" office:value="160.4" calcext:value-type="float">
            <text:p>160.4</text:p>
          </table:table-cell>
          <table:table-cell table:formula="of:=LN([.G120])" office:value-type="float" office:value="5.07767069543241" calcext:value-type="float">
            <text:p>5.0776706954</text:p>
          </table:table-cell>
          <table:table-cell table:formula="of:=[.F120]/((SUM([.F$2:.F$513]))*0.16)" office:value-type="float" office:value="0.00385308003050017" calcext:value-type="float">
            <text:p>0.00385308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5" calcext:value-type="float">
            <text:p>5</text:p>
          </table:table-cell>
          <table:table-cell office:value-type="float" office:value="19.2" calcext:value-type="float">
            <text:p>19.2</text:p>
          </table:table-cell>
          <table:table-cell office:value-type="float" office:value="122" calcext:value-type="float">
            <text:p>122</text:p>
          </table:table-cell>
          <table:table-cell office:value-type="float" office:value="19.2" calcext:value-type="float">
            <text:p>19.2</text:p>
          </table:table-cell>
          <table:table-cell office:value-type="float" office:value="213" calcext:value-type="float">
            <text:p>213</text:p>
          </table:table-cell>
          <table:table-cell table:formula="of:=AVERAGE([.F121:.F140])" office:value-type="float" office:value="156.5" calcext:value-type="float">
            <text:p>156.5</text:p>
          </table:table-cell>
          <table:table-cell table:formula="of:=LN([.G121])" office:value-type="float" office:value="5.05305600998021" calcext:value-type="float">
            <text:p>5.05305601</text:p>
          </table:table-cell>
          <table:table-cell table:formula="of:=[.F121]/((SUM([.F$2:.F$513]))*0.16)" office:value-type="float" office:value="0.00431950550787651" calcext:value-type="float">
            <text:p>0.0043195055</text:p>
          </table:table-cell>
        </table:table-row>
        <table:table-row table:style-name="ro1">
          <table:table-cell office:value-type="float" office:value="19.36" calcext:value-type="float">
            <text:p>19.36</text:p>
          </table:table-cell>
          <table:table-cell office:value-type="float" office:value="4" calcext:value-type="float">
            <text:p>4</text:p>
          </table:table-cell>
          <table:table-cell office:value-type="float" office:value="19.36" calcext:value-type="float">
            <text:p>19.36</text:p>
          </table:table-cell>
          <table:table-cell office:value-type="float" office:value="126" calcext:value-type="float">
            <text:p>126</text:p>
          </table:table-cell>
          <table:table-cell office:value-type="float" office:value="19.36" calcext:value-type="float">
            <text:p>19.36</text:p>
          </table:table-cell>
          <table:table-cell office:value-type="float" office:value="178" calcext:value-type="float">
            <text:p>178</text:p>
          </table:table-cell>
          <table:table-cell table:formula="of:=AVERAGE([.F122:.F141])" office:value-type="float" office:value="152.05" calcext:value-type="float">
            <text:p>152.05</text:p>
          </table:table-cell>
          <table:table-cell table:formula="of:=LN([.G122])" office:value-type="float" office:value="5.02420941412337" calcext:value-type="float">
            <text:p>5.0242094141</text:p>
          </table:table-cell>
          <table:table-cell table:formula="of:=[.F122]/((SUM([.F$2:.F$513]))*0.16)" office:value-type="float" office:value="0.00360972760752121" calcext:value-type="float">
            <text:p>0.0036097276</text:p>
          </table:table-cell>
        </table:table-row>
        <table:table-row table:style-name="ro1">
          <table:table-cell office:value-type="float" office:value="19.52" calcext:value-type="float">
            <text:p>19.52</text:p>
          </table:table-cell>
          <table:table-cell office:value-type="float" office:value="4" calcext:value-type="float">
            <text:p>4</text:p>
          </table:table-cell>
          <table:table-cell office:value-type="float" office:value="19.52" calcext:value-type="float">
            <text:p>19.52</text:p>
          </table:table-cell>
          <table:table-cell office:value-type="float" office:value="114" calcext:value-type="float">
            <text:p>114</text:p>
          </table:table-cell>
          <table:table-cell office:value-type="float" office:value="19.52" calcext:value-type="float">
            <text:p>19.52</text:p>
          </table:table-cell>
          <table:table-cell office:value-type="float" office:value="188" calcext:value-type="float">
            <text:p>188</text:p>
          </table:table-cell>
          <table:table-cell table:formula="of:=AVERAGE([.F123:.F142])" office:value-type="float" office:value="148.25" calcext:value-type="float">
            <text:p>148.25</text:p>
          </table:table-cell>
          <table:table-cell table:formula="of:=LN([.G123])" office:value-type="float" office:value="4.99890003787784" calcext:value-type="float">
            <text:p>4.9989000379</text:p>
          </table:table-cell>
          <table:table-cell table:formula="of:=[.F123]/((SUM([.F$2:.F$513]))*0.16)" office:value-type="float" office:value="0.00381252129333701" calcext:value-type="float">
            <text:p>0.0038125213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1" calcext:value-type="float">
            <text:p>1</text:p>
          </table:table-cell>
          <table:table-cell office:value-type="float" office:value="19.68" calcext:value-type="float">
            <text:p>19.68</text:p>
          </table:table-cell>
          <table:table-cell office:value-type="float" office:value="96" calcext:value-type="float">
            <text:p>96</text:p>
          </table:table-cell>
          <table:table-cell office:value-type="float" office:value="19.68" calcext:value-type="float">
            <text:p>19.68</text:p>
          </table:table-cell>
          <table:table-cell office:value-type="float" office:value="189" calcext:value-type="float">
            <text:p>189</text:p>
          </table:table-cell>
          <table:table-cell table:formula="of:=AVERAGE([.F124:.F143])" office:value-type="float" office:value="144.55" calcext:value-type="float">
            <text:p>144.55</text:p>
          </table:table-cell>
          <table:table-cell table:formula="of:=LN([.G124])" office:value-type="float" office:value="4.97362546846236" calcext:value-type="float">
            <text:p>4.9736254685</text:p>
          </table:table-cell>
          <table:table-cell table:formula="of:=[.F124]/((SUM([.F$2:.F$513]))*0.16)" office:value-type="float" office:value="0.00383280066191859" calcext:value-type="float">
            <text:p>0.0038328007</text:p>
          </table:table-cell>
        </table:table-row>
        <table:table-row table:style-name="ro1">
          <table:table-cell office:value-type="float" office:value="19.84" calcext:value-type="float">
            <text:p>19.84</text:p>
          </table:table-cell>
          <table:table-cell office:value-type="float" office:value="5" calcext:value-type="float">
            <text:p>5</text:p>
          </table:table-cell>
          <table:table-cell office:value-type="float" office:value="19.84" calcext:value-type="float">
            <text:p>19.84</text:p>
          </table:table-cell>
          <table:table-cell office:value-type="float" office:value="115" calcext:value-type="float">
            <text:p>115</text:p>
          </table:table-cell>
          <table:table-cell office:value-type="float" office:value="19.84" calcext:value-type="float">
            <text:p>19.84</text:p>
          </table:table-cell>
          <table:table-cell office:value-type="float" office:value="207" calcext:value-type="float">
            <text:p>207</text:p>
          </table:table-cell>
          <table:table-cell table:formula="of:=AVERAGE([.F125:.F144])" office:value-type="float" office:value="141.1" calcext:value-type="float">
            <text:p>141.1</text:p>
          </table:table-cell>
          <table:table-cell table:formula="of:=LN([.G125])" office:value-type="float" office:value="4.94946885885877" calcext:value-type="float">
            <text:p>4.9494688589</text:p>
          </table:table-cell>
          <table:table-cell table:formula="of:=[.F125]/((SUM([.F$2:.F$513]))*0.16)" office:value-type="float" office:value="0.00419782929638703" calcext:value-type="float">
            <text:p>0.00419782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table:formula="of:=AVERAGE([.F126:.F145])" office:value-type="float" office:value="136" calcext:value-type="float">
            <text:p>136</text:p>
          </table:table-cell>
          <table:table-cell table:formula="of:=LN([.G126])" office:value-type="float" office:value="4.91265488573605" calcext:value-type="float">
            <text:p>4.9126548857</text:p>
          </table:table-cell>
          <table:table-cell table:formula="of:=[.F126]/((SUM([.F$2:.F$513]))*0.16)" office:value-type="float" office:value="0.00298106718149224" calcext:value-type="float">
            <text:p>0.0029810672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4" calcext:value-type="float">
            <text:p>4</text:p>
          </table:table-cell>
          <table:table-cell office:value-type="float" office:value="20.16" calcext:value-type="float">
            <text:p>20.16</text:p>
          </table:table-cell>
          <table:table-cell office:value-type="float" office:value="91" calcext:value-type="float">
            <text:p>91</text:p>
          </table:table-cell>
          <table:table-cell office:value-type="float" office:value="20.16" calcext:value-type="float">
            <text:p>20.16</text:p>
          </table:table-cell>
          <table:table-cell office:value-type="float" office:value="182" calcext:value-type="float">
            <text:p>182</text:p>
          </table:table-cell>
          <table:table-cell table:formula="of:=AVERAGE([.F127:.F146])" office:value-type="float" office:value="133.7" calcext:value-type="float">
            <text:p>133.7</text:p>
          </table:table-cell>
          <table:table-cell table:formula="of:=LN([.G127])" office:value-type="float" office:value="4.8955984841079" calcext:value-type="float">
            <text:p>4.8955984841</text:p>
          </table:table-cell>
          <table:table-cell table:formula="of:=[.F127]/((SUM([.F$2:.F$513]))*0.16)" office:value-type="float" office:value="0.00369084508184753" calcext:value-type="float">
            <text:p>0.0036908451</text:p>
          </table:table-cell>
        </table:table-row>
        <table:table-row table:style-name="ro1">
          <table:table-cell office:value-type="float" office:value="20.32" calcext:value-type="float">
            <text:p>20.32</text:p>
          </table:table-cell>
          <table:table-cell office:value-type="float" office:value="6" calcext:value-type="float">
            <text:p>6</text:p>
          </table:table-cell>
          <table:table-cell office:value-type="float" office:value="20.32" calcext:value-type="float">
            <text:p>20.32</text:p>
          </table:table-cell>
          <table:table-cell office:value-type="float" office:value="84" calcext:value-type="float">
            <text:p>84</text:p>
          </table:table-cell>
          <table:table-cell office:value-type="float" office:value="20.32" calcext:value-type="float">
            <text:p>20.32</text:p>
          </table:table-cell>
          <table:table-cell office:value-type="float" office:value="176" calcext:value-type="float">
            <text:p>176</text:p>
          </table:table-cell>
          <table:table-cell table:formula="of:=AVERAGE([.F128:.F147])" office:value-type="float" office:value="130.3" calcext:value-type="float">
            <text:p>130.3</text:p>
          </table:table-cell>
          <table:table-cell table:formula="of:=LN([.G128])" office:value-type="float" office:value="4.8698394841308" calcext:value-type="float">
            <text:p>4.8698394841</text:p>
          </table:table-cell>
          <table:table-cell table:formula="of:=[.F128]/((SUM([.F$2:.F$513]))*0.16)" office:value-type="float" office:value="0.00356916887035805" calcext:value-type="float">
            <text:p>0.0035691689</text:p>
          </table:table-cell>
        </table:table-row>
        <table:table-row table:style-name="ro1">
          <table:table-cell office:value-type="float" office:value="20.48" calcext:value-type="float">
            <text:p>20.48</text:p>
          </table:table-cell>
          <table:table-cell office:value-type="float" office:value="9" calcext:value-type="float">
            <text:p>9</text:p>
          </table:table-cell>
          <table:table-cell office:value-type="float" office:value="20.48" calcext:value-type="float">
            <text:p>20.48</text:p>
          </table:table-cell>
          <table:table-cell office:value-type="float" office:value="76" calcext:value-type="float">
            <text:p>76</text:p>
          </table:table-cell>
          <table:table-cell office:value-type="float" office:value="20.48" calcext:value-type="float">
            <text:p>20.48</text:p>
          </table:table-cell>
          <table:table-cell office:value-type="float" office:value="186" calcext:value-type="float">
            <text:p>186</text:p>
          </table:table-cell>
          <table:table-cell table:formula="of:=AVERAGE([.F129:.F148])" office:value-type="float" office:value="126" calcext:value-type="float">
            <text:p>126</text:p>
          </table:table-cell>
          <table:table-cell table:formula="of:=LN([.G129])" office:value-type="float" office:value="4.83628190695148" calcext:value-type="float">
            <text:p>4.836281907</text:p>
          </table:table-cell>
          <table:table-cell table:formula="of:=[.F129]/((SUM([.F$2:.F$513]))*0.16)" office:value-type="float" office:value="0.00377196255617385" calcext:value-type="float">
            <text:p>0.0037719626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2" calcext:value-type="float">
            <text:p>2</text:p>
          </table:table-cell>
          <table:table-cell office:value-type="float" office:value="20.64" calcext:value-type="float">
            <text:p>20.64</text:p>
          </table:table-cell>
          <table:table-cell office:value-type="float" office:value="109" calcext:value-type="float">
            <text:p>109</text:p>
          </table:table-cell>
          <table:table-cell office:value-type="float" office:value="20.64" calcext:value-type="float">
            <text:p>20.64</text:p>
          </table:table-cell>
          <table:table-cell office:value-type="float" office:value="152" calcext:value-type="float">
            <text:p>152</text:p>
          </table:table-cell>
          <table:table-cell table:formula="of:=AVERAGE([.F130:.F149])" office:value-type="float" office:value="120.85" calcext:value-type="float">
            <text:p>120.85</text:p>
          </table:table-cell>
          <table:table-cell table:formula="of:=LN([.G130])" office:value-type="float" office:value="4.79455010714949" calcext:value-type="float">
            <text:p>4.7945501071</text:p>
          </table:table-cell>
          <table:table-cell table:formula="of:=[.F130]/((SUM([.F$2:.F$513]))*0.16)" office:value-type="float" office:value="0.00308246402440014" calcext:value-type="float">
            <text:p>0.003082464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2" calcext:value-type="float">
            <text:p>2</text:p>
          </table:table-cell>
          <table:table-cell office:value-type="float" office:value="20.8" calcext:value-type="float">
            <text:p>20.8</text:p>
          </table:table-cell>
          <table:table-cell office:value-type="float" office:value="139" calcext:value-type="float">
            <text:p>139</text:p>
          </table:table-cell>
          <table:table-cell office:value-type="float" office:value="20.8" calcext:value-type="float">
            <text:p>20.8</text:p>
          </table:table-cell>
          <table:table-cell office:value-type="float" office:value="157" calcext:value-type="float">
            <text:p>157</text:p>
          </table:table-cell>
          <table:table-cell table:formula="of:=AVERAGE([.F131:.F150])" office:value-type="float" office:value="118.25" calcext:value-type="float">
            <text:p>118.25</text:p>
          </table:table-cell>
          <table:table-cell table:formula="of:=LN([.G131])" office:value-type="float" office:value="4.77280102737204" calcext:value-type="float">
            <text:p>4.7728010274</text:p>
          </table:table-cell>
          <table:table-cell table:formula="of:=[.F131]/((SUM([.F$2:.F$513]))*0.16)" office:value-type="float" office:value="0.00318386086730803" calcext:value-type="float">
            <text:p>0.0031838609</text:p>
          </table:table-cell>
        </table:table-row>
        <table:table-row table:style-name="ro1">
          <table:table-cell office:value-type="float" office:value="20.96" calcext:value-type="float">
            <text:p>20.96</text:p>
          </table:table-cell>
          <table:table-cell office:value-type="float" office:value="4" calcext:value-type="float">
            <text:p>4</text:p>
          </table:table-cell>
          <table:table-cell office:value-type="float" office:value="20.96" calcext:value-type="float">
            <text:p>20.96</text:p>
          </table:table-cell>
          <table:table-cell office:value-type="float" office:value="120" calcext:value-type="float">
            <text:p>120</text:p>
          </table:table-cell>
          <table:table-cell office:value-type="float" office:value="20.96" calcext:value-type="float">
            <text:p>20.96</text:p>
          </table:table-cell>
          <table:table-cell office:value-type="float" office:value="141" calcext:value-type="float">
            <text:p>141</text:p>
          </table:table-cell>
          <table:table-cell table:formula="of:=AVERAGE([.F132:.F151])" office:value-type="float" office:value="114.75" calcext:value-type="float">
            <text:p>114.75</text:p>
          </table:table-cell>
          <table:table-cell table:formula="of:=LN([.G132])" office:value-type="float" office:value="4.74275584894065" calcext:value-type="float">
            <text:p>4.7427558489</text:p>
          </table:table-cell>
          <table:table-cell table:formula="of:=[.F132]/((SUM([.F$2:.F$513]))*0.16)" office:value-type="float" office:value="0.00285939097000276" calcext:value-type="float">
            <text:p>0.002859391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0" calcext:value-type="float">
            <text:p>0</text:p>
          </table:table-cell>
          <table:table-cell office:value-type="float" office:value="21.12" calcext:value-type="float">
            <text:p>21.12</text:p>
          </table:table-cell>
          <table:table-cell office:value-type="float" office:value="118" calcext:value-type="float">
            <text:p>118</text:p>
          </table:table-cell>
          <table:table-cell office:value-type="float" office:value="21.12" calcext:value-type="float">
            <text:p>21.12</text:p>
          </table:table-cell>
          <table:table-cell office:value-type="float" office:value="128" calcext:value-type="float">
            <text:p>128</text:p>
          </table:table-cell>
          <table:table-cell table:formula="of:=AVERAGE([.F133:.F152])" office:value-type="float" office:value="112.2" calcext:value-type="float">
            <text:p>112.2</text:p>
          </table:table-cell>
          <table:table-cell table:formula="of:=LN([.G133])" office:value-type="float" office:value="4.7202829930886" calcext:value-type="float">
            <text:p>4.7202829931</text:p>
          </table:table-cell>
          <table:table-cell table:formula="of:=[.F133]/((SUM([.F$2:.F$513]))*0.16)" office:value-type="float" office:value="0.00259575917844222" calcext:value-type="float">
            <text:p>0.0025957592</text:p>
          </table:table-cell>
        </table:table-row>
        <table:table-row table:style-name="ro1">
          <table:table-cell office:value-type="float" office:value="21.28" calcext:value-type="float">
            <text:p>21.28</text:p>
          </table:table-cell>
          <table:table-cell office:value-type="float" office:value="3" calcext:value-type="float">
            <text:p>3</text:p>
          </table:table-cell>
          <table:table-cell office:value-type="float" office:value="21.28" calcext:value-type="float">
            <text:p>21.28</text:p>
          </table:table-cell>
          <table:table-cell office:value-type="float" office:value="131" calcext:value-type="float">
            <text:p>131</text:p>
          </table:table-cell>
          <table:table-cell office:value-type="float" office:value="21.28" calcext:value-type="float">
            <text:p>21.28</text:p>
          </table:table-cell>
          <table:table-cell office:value-type="float" office:value="150" calcext:value-type="float">
            <text:p>150</text:p>
          </table:table-cell>
          <table:table-cell table:formula="of:=AVERAGE([.F134:.F153])" office:value-type="float" office:value="110.1" calcext:value-type="float">
            <text:p>110.1</text:p>
          </table:table-cell>
          <table:table-cell table:formula="of:=LN([.G134])" office:value-type="float" office:value="4.70138904372863" calcext:value-type="float">
            <text:p>4.7013890437</text:p>
          </table:table-cell>
          <table:table-cell table:formula="of:=[.F134]/((SUM([.F$2:.F$513]))*0.16)" office:value-type="float" office:value="0.00304190528723698" calcext:value-type="float">
            <text:p>0.0030419053</text:p>
          </table:table-cell>
        </table:table-row>
        <table:table-row table:style-name="ro1">
          <table:table-cell office:value-type="float" office:value="21.44" calcext:value-type="float">
            <text:p>21.44</text:p>
          </table:table-cell>
          <table:table-cell office:value-type="float" office:value="3" calcext:value-type="float">
            <text:p>3</text:p>
          </table:table-cell>
          <table:table-cell office:value-type="float" office:value="21.44" calcext:value-type="float">
            <text:p>21.44</text:p>
          </table:table-cell>
          <table:table-cell office:value-type="float" office:value="116" calcext:value-type="float">
            <text:p>116</text:p>
          </table:table-cell>
          <table:table-cell office:value-type="float" office:value="21.44" calcext:value-type="float">
            <text:p>21.44</text:p>
          </table:table-cell>
          <table:table-cell office:value-type="float" office:value="128" calcext:value-type="float">
            <text:p>128</text:p>
          </table:table-cell>
          <table:table-cell table:formula="of:=AVERAGE([.F135:.F154])" office:value-type="float" office:value="106.55" calcext:value-type="float">
            <text:p>106.55</text:p>
          </table:table-cell>
          <table:table-cell table:formula="of:=LN([.G135])" office:value-type="float" office:value="4.66861435854463" calcext:value-type="float">
            <text:p>4.6686143585</text:p>
          </table:table-cell>
          <table:table-cell table:formula="of:=[.F135]/((SUM([.F$2:.F$513]))*0.16)" office:value-type="float" office:value="0.00259575917844222" calcext:value-type="float">
            <text:p>0.0025957592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2" calcext:value-type="float">
            <text:p>2</text:p>
          </table:table-cell>
          <table:table-cell office:value-type="float" office:value="21.6" calcext:value-type="float">
            <text:p>21.6</text:p>
          </table:table-cell>
          <table:table-cell office:value-type="float" office:value="101" calcext:value-type="float">
            <text:p>101</text:p>
          </table:table-cell>
          <table:table-cell office:value-type="float" office:value="21.6" calcext:value-type="float">
            <text:p>21.6</text:p>
          </table:table-cell>
          <table:table-cell office:value-type="float" office:value="111" calcext:value-type="float">
            <text:p>111</text:p>
          </table:table-cell>
          <table:table-cell table:formula="of:=AVERAGE([.F136:.F155])" office:value-type="float" office:value="104" calcext:value-type="float">
            <text:p>104</text:p>
          </table:table-cell>
          <table:table-cell table:formula="of:=LN([.G136])" office:value-type="float" office:value="4.64439089914137" calcext:value-type="float">
            <text:p>4.6443908991</text:p>
          </table:table-cell>
          <table:table-cell table:formula="of:=[.F136]/((SUM([.F$2:.F$513]))*0.16)" office:value-type="float" office:value="0.00225100991255536" calcext:value-type="float">
            <text:p>0.0022510099</text:p>
          </table:table-cell>
        </table:table-row>
        <table:table-row table:style-name="ro1">
          <table:table-cell office:value-type="float" office:value="21.76" calcext:value-type="float">
            <text:p>21.76</text:p>
          </table:table-cell>
          <table:table-cell office:value-type="float" office:value="0" calcext:value-type="float">
            <text:p>0</text:p>
          </table:table-cell>
          <table:table-cell office:value-type="float" office:value="21.76" calcext:value-type="float">
            <text:p>21.76</text:p>
          </table:table-cell>
          <table:table-cell office:value-type="float" office:value="59" calcext:value-type="float">
            <text:p>59</text:p>
          </table:table-cell>
          <table:table-cell office:value-type="float" office:value="21.76" calcext:value-type="float">
            <text:p>21.76</text:p>
          </table:table-cell>
          <table:table-cell office:value-type="float" office:value="109" calcext:value-type="float">
            <text:p>109</text:p>
          </table:table-cell>
          <table:table-cell table:formula="of:=AVERAGE([.F137:.F156])" office:value-type="float" office:value="102.6" calcext:value-type="float">
            <text:p>102.6</text:p>
          </table:table-cell>
          <table:table-cell table:formula="of:=LN([.G137])" office:value-type="float" office:value="4.63083793273667" calcext:value-type="float">
            <text:p>4.6308379327</text:p>
          </table:table-cell>
          <table:table-cell table:formula="of:=[.F137]/((SUM([.F$2:.F$513]))*0.16)" office:value-type="float" office:value="0.0022104511753922" calcext:value-type="float">
            <text:p>0.0022104512</text:p>
          </table:table-cell>
        </table:table-row>
        <table:table-row table:style-name="ro1">
          <table:table-cell office:value-type="float" office:value="21.92" calcext:value-type="float">
            <text:p>21.92</text:p>
          </table:table-cell>
          <table:table-cell office:value-type="float" office:value="2" calcext:value-type="float">
            <text:p>2</text:p>
          </table:table-cell>
          <table:table-cell office:value-type="float" office:value="21.92" calcext:value-type="float">
            <text:p>21.92</text:p>
          </table:table-cell>
          <table:table-cell office:value-type="float" office:value="78" calcext:value-type="float">
            <text:p>78</text:p>
          </table:table-cell>
          <table:table-cell office:value-type="float" office:value="21.92" calcext:value-type="float">
            <text:p>21.92</text:p>
          </table:table-cell>
          <table:table-cell office:value-type="float" office:value="131" calcext:value-type="float">
            <text:p>131</text:p>
          </table:table-cell>
          <table:table-cell table:formula="of:=AVERAGE([.F138:.F157])" office:value-type="float" office:value="100.75" calcext:value-type="float">
            <text:p>100.75</text:p>
          </table:table-cell>
          <table:table-cell table:formula="of:=LN([.G138])" office:value-type="float" office:value="4.61264220082679" calcext:value-type="float">
            <text:p>4.6126422008</text:p>
          </table:table-cell>
          <table:table-cell table:formula="of:=[.F138]/((SUM([.F$2:.F$513]))*0.16)" office:value-type="float" office:value="0.00265659728418696" calcext:value-type="float">
            <text:p>0.0026565973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1" calcext:value-type="float">
            <text:p>1</text:p>
          </table:table-cell>
          <table:table-cell office:value-type="float" office:value="22.08" calcext:value-type="float">
            <text:p>22.08</text:p>
          </table:table-cell>
          <table:table-cell office:value-type="float" office:value="63" calcext:value-type="float">
            <text:p>63</text:p>
          </table:table-cell>
          <table:table-cell office:value-type="float" office:value="22.08" calcext:value-type="float">
            <text:p>22.08</text:p>
          </table:table-cell>
          <table:table-cell office:value-type="float" office:value="145" calcext:value-type="float">
            <text:p>145</text:p>
          </table:table-cell>
          <table:table-cell table:formula="of:=AVERAGE([.F139:.F158])" office:value-type="float" office:value="97.9" calcext:value-type="float">
            <text:p>97.9</text:p>
          </table:table-cell>
          <table:table-cell table:formula="of:=LN([.G139])" office:value-type="float" office:value="4.58394654953646" calcext:value-type="float">
            <text:p>4.5839465495</text:p>
          </table:table-cell>
          <table:table-cell table:formula="of:=[.F139]/((SUM([.F$2:.F$513]))*0.16)" office:value-type="float" office:value="0.00294050844432908" calcext:value-type="float">
            <text:p>0.0029405084</text:p>
          </table:table-cell>
        </table:table-row>
        <table:table-row table:style-name="ro1">
          <table:table-cell office:value-type="float" office:value="22.24" calcext:value-type="float">
            <text:p>22.24</text:p>
          </table:table-cell>
          <table:table-cell office:value-type="float" office:value="0" calcext:value-type="float">
            <text:p>0</text:p>
          </table:table-cell>
          <table:table-cell office:value-type="float" office:value="22.24" calcext:value-type="float">
            <text:p>22.24</text:p>
          </table:table-cell>
          <table:table-cell office:value-type="float" office:value="56" calcext:value-type="float">
            <text:p>56</text:p>
          </table:table-cell>
          <table:table-cell office:value-type="float" office:value="22.24" calcext:value-type="float">
            <text:p>22.24</text:p>
          </table:table-cell>
          <table:table-cell office:value-type="float" office:value="112" calcext:value-type="float">
            <text:p>112</text:p>
          </table:table-cell>
          <table:table-cell table:formula="of:=AVERAGE([.F140:.F159])" office:value-type="float" office:value="94.4" calcext:value-type="float">
            <text:p>94.4</text:p>
          </table:table-cell>
          <table:table-cell table:formula="of:=LN([.G140])" office:value-type="float" office:value="4.54754107315146" calcext:value-type="float">
            <text:p>4.5475410732</text:p>
          </table:table-cell>
          <table:table-cell table:formula="of:=[.F140]/((SUM([.F$2:.F$513]))*0.16)" office:value-type="float" office:value="0.00227128928113694" calcext:value-type="float">
            <text:p>0.0022712893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0" calcext:value-type="float">
            <text:p>0</text:p>
          </table:table-cell>
          <table:table-cell office:value-type="float" office:value="22.4" calcext:value-type="float">
            <text:p>22.4</text:p>
          </table:table-cell>
          <table:table-cell office:value-type="float" office:value="47" calcext:value-type="float">
            <text:p>47</text:p>
          </table:table-cell>
          <table:table-cell office:value-type="float" office:value="22.4" calcext:value-type="float">
            <text:p>22.4</text:p>
          </table:table-cell>
          <table:table-cell office:value-type="float" office:value="124" calcext:value-type="float">
            <text:p>124</text:p>
          </table:table-cell>
          <table:table-cell table:formula="of:=AVERAGE([.F141:.F160])" office:value-type="float" office:value="92.25" calcext:value-type="float">
            <text:p>92.25</text:p>
          </table:table-cell>
          <table:table-cell table:formula="of:=LN([.G141])" office:value-type="float" office:value="4.52450228292064" calcext:value-type="float">
            <text:p>4.5245022829</text:p>
          </table:table-cell>
          <table:table-cell table:formula="of:=[.F141]/((SUM([.F$2:.F$513]))*0.16)" office:value-type="float" office:value="0.0025146417041159" calcext:value-type="float">
            <text:p>0.0025146417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2" calcext:value-type="float">
            <text:p>2</text:p>
          </table:table-cell>
          <table:table-cell office:value-type="float" office:value="22.56" calcext:value-type="float">
            <text:p>22.56</text:p>
          </table:table-cell>
          <table:table-cell office:value-type="float" office:value="42" calcext:value-type="float">
            <text:p>42</text:p>
          </table:table-cell>
          <table:table-cell office:value-type="float" office:value="22.56" calcext:value-type="float">
            <text:p>22.56</text:p>
          </table:table-cell>
          <table:table-cell office:value-type="float" office:value="102" calcext:value-type="float">
            <text:p>102</text:p>
          </table:table-cell>
          <table:table-cell table:formula="of:=AVERAGE([.F142:.F161])" office:value-type="float" office:value="89.6" calcext:value-type="float">
            <text:p>89.6</text:p>
          </table:table-cell>
          <table:table-cell table:formula="of:=LN([.G142])" office:value-type="float" office:value="4.49535531998088" calcext:value-type="float">
            <text:p>4.49535532</text:p>
          </table:table-cell>
          <table:table-cell table:formula="of:=[.F142]/((SUM([.F$2:.F$513]))*0.16)" office:value-type="float" office:value="0.00206849559532114" calcext:value-type="float">
            <text:p>0.0020684956</text:p>
          </table:table-cell>
        </table:table-row>
        <table:table-row table:style-name="ro1">
          <table:table-cell office:value-type="float" office:value="22.72" calcext:value-type="float">
            <text:p>22.72</text:p>
          </table:table-cell>
          <table:table-cell office:value-type="float" office:value="7" calcext:value-type="float">
            <text:p>7</text:p>
          </table:table-cell>
          <table:table-cell office:value-type="float" office:value="22.72" calcext:value-type="float">
            <text:p>22.72</text:p>
          </table:table-cell>
          <table:table-cell office:value-type="float" office:value="28" calcext:value-type="float">
            <text:p>28</text:p>
          </table:table-cell>
          <table:table-cell office:value-type="float" office:value="22.72" calcext:value-type="float">
            <text:p>22.72</text:p>
          </table:table-cell>
          <table:table-cell office:value-type="float" office:value="114" calcext:value-type="float">
            <text:p>114</text:p>
          </table:table-cell>
          <table:table-cell table:formula="of:=AVERAGE([.F143:.F162])" office:value-type="float" office:value="87.1" calcext:value-type="float">
            <text:p>87.1</text:p>
          </table:table-cell>
          <table:table-cell table:formula="of:=LN([.G143])" office:value-type="float" office:value="4.46705688385846" calcext:value-type="float">
            <text:p>4.4670568839</text:p>
          </table:table-cell>
          <table:table-cell table:formula="of:=[.F143]/((SUM([.F$2:.F$513]))*0.16)" office:value-type="float" office:value="0.0023118480183001" calcext:value-type="float">
            <text:p>0.002311848</text:p>
          </table:table-cell>
        </table:table-row>
        <table:table-row table:style-name="ro1">
          <table:table-cell office:value-type="float" office:value="22.88" calcext:value-type="float">
            <text:p>22.88</text:p>
          </table:table-cell>
          <table:table-cell office:value-type="float" office:value="1" calcext:value-type="float">
            <text:p>1</text:p>
          </table:table-cell>
          <table:table-cell office:value-type="float" office:value="22.88" calcext:value-type="float">
            <text:p>22.88</text:p>
          </table:table-cell>
          <table:table-cell office:value-type="float" office:value="26" calcext:value-type="float">
            <text:p>26</text:p>
          </table:table-cell>
          <table:table-cell office:value-type="float" office:value="22.88" calcext:value-type="float">
            <text:p>22.88</text:p>
          </table:table-cell>
          <table:table-cell office:value-type="float" office:value="120" calcext:value-type="float">
            <text:p>120</text:p>
          </table:table-cell>
          <table:table-cell table:formula="of:=AVERAGE([.F144:.F163])" office:value-type="float" office:value="84.8" calcext:value-type="float">
            <text:p>84.8</text:p>
          </table:table-cell>
          <table:table-cell table:formula="of:=LN([.G144])" office:value-type="float" office:value="4.44029554279786" calcext:value-type="float">
            <text:p>4.4402955428</text:p>
          </table:table-cell>
          <table:table-cell table:formula="of:=[.F144]/((SUM([.F$2:.F$513]))*0.16)" office:value-type="float" office:value="0.00243352422978958" calcext:value-type="float">
            <text:p>0.0024335242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8" calcext:value-type="float">
            <text:p>8</text:p>
          </table:table-cell>
          <table:table-cell office:value-type="float" office:value="23.04" calcext:value-type="float">
            <text:p>23.04</text:p>
          </table:table-cell>
          <table:table-cell office:value-type="float" office:value="35" calcext:value-type="float">
            <text:p>35</text:p>
          </table:table-cell>
          <table:table-cell office:value-type="float" office:value="23.04" calcext:value-type="float">
            <text:p>23.04</text:p>
          </table:table-cell>
          <table:table-cell office:value-type="float" office:value="105" calcext:value-type="float">
            <text:p>105</text:p>
          </table:table-cell>
          <table:table-cell table:formula="of:=AVERAGE([.F145:.F164])" office:value-type="float" office:value="81.65" calcext:value-type="float">
            <text:p>81.65</text:p>
          </table:table-cell>
          <table:table-cell table:formula="of:=LN([.G145])" office:value-type="float" office:value="4.40244181941647" calcext:value-type="float">
            <text:p>4.4024418194</text:p>
          </table:table-cell>
          <table:table-cell table:formula="of:=[.F145]/((SUM([.F$2:.F$513]))*0.16)" office:value-type="float" office:value="0.00212933370106588" calcext:value-type="float">
            <text:p>0.0021293337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1" calcext:value-type="float">
            <text:p>1</text:p>
          </table:table-cell>
          <table:table-cell office:value-type="float" office:value="23.2" calcext:value-type="float">
            <text:p>23.2</text:p>
          </table:table-cell>
          <table:table-cell office:value-type="float" office:value="22" calcext:value-type="float">
            <text:p>22</text:p>
          </table:table-cell>
          <table:table-cell office:value-type="float" office:value="23.2" calcext:value-type="float">
            <text:p>23.2</text:p>
          </table:table-cell>
          <table:table-cell office:value-type="float" office:value="101" calcext:value-type="float">
            <text:p>101</text:p>
          </table:table-cell>
          <table:table-cell table:formula="of:=AVERAGE([.F146:.F165])" office:value-type="float" office:value="79.15" calcext:value-type="float">
            <text:p>79.15</text:p>
          </table:table-cell>
          <table:table-cell table:formula="of:=LN([.G146])" office:value-type="float" office:value="4.37134478632702" calcext:value-type="float">
            <text:p>4.3713447863</text:p>
          </table:table-cell>
          <table:table-cell table:formula="of:=[.F146]/((SUM([.F$2:.F$513]))*0.16)" office:value-type="float" office:value="0.00204821622673956" calcext:value-type="float">
            <text:p>0.0020482162</text:p>
          </table:table-cell>
        </table:table-row>
        <table:table-row table:style-name="ro1">
          <table:table-cell office:value-type="float" office:value="23.36" calcext:value-type="float">
            <text:p>23.36</text:p>
          </table:table-cell>
          <table:table-cell office:value-type="float" office:value="2" calcext:value-type="float">
            <text:p>2</text:p>
          </table:table-cell>
          <table:table-cell office:value-type="float" office:value="23.36" calcext:value-type="float">
            <text:p>23.36</text:p>
          </table:table-cell>
          <table:table-cell office:value-type="float" office:value="36" calcext:value-type="float">
            <text:p>36</text:p>
          </table:table-cell>
          <table:table-cell office:value-type="float" office:value="23.36" calcext:value-type="float">
            <text:p>23.36</text:p>
          </table:table-cell>
          <table:table-cell office:value-type="float" office:value="114" calcext:value-type="float">
            <text:p>114</text:p>
          </table:table-cell>
          <table:table-cell table:formula="of:=AVERAGE([.F147:.F166])" office:value-type="float" office:value="77.4" calcext:value-type="float">
            <text:p>77.4</text:p>
          </table:table-cell>
          <table:table-cell table:formula="of:=LN([.G147])" office:value-type="float" office:value="4.34898678059568" calcext:value-type="float">
            <text:p>4.3489867806</text:p>
          </table:table-cell>
          <table:table-cell table:formula="of:=[.F147]/((SUM([.F$2:.F$513]))*0.16)" office:value-type="float" office:value="0.0023118480183001" calcext:value-type="float">
            <text:p>0.002311848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1" calcext:value-type="float">
            <text:p>1</text:p>
          </table:table-cell>
          <table:table-cell office:value-type="float" office:value="23.52" calcext:value-type="float">
            <text:p>23.52</text:p>
          </table:table-cell>
          <table:table-cell office:value-type="float" office:value="31" calcext:value-type="float">
            <text:p>31</text:p>
          </table:table-cell>
          <table:table-cell office:value-type="float" office:value="23.52" calcext:value-type="float">
            <text:p>23.52</text:p>
          </table:table-cell>
          <table:table-cell office:value-type="float" office:value="90" calcext:value-type="float">
            <text:p>90</text:p>
          </table:table-cell>
          <table:table-cell table:formula="of:=AVERAGE([.F148:.F167])" office:value-type="float" office:value="73.95" calcext:value-type="float">
            <text:p>73.95</text:p>
          </table:table-cell>
          <table:table-cell table:formula="of:=LN([.G148])" office:value-type="float" office:value="4.30338918915681" calcext:value-type="float">
            <text:p>4.3033891892</text:p>
          </table:table-cell>
          <table:table-cell table:formula="of:=[.F148]/((SUM([.F$2:.F$513]))*0.16)" office:value-type="float" office:value="0.00182514317234219" calcext:value-type="float">
            <text:p>0.0018251432</text:p>
          </table:table-cell>
        </table:table-row>
        <table:table-row table:style-name="ro1">
          <table:table-cell office:value-type="float" office:value="23.68" calcext:value-type="float">
            <text:p>23.68</text:p>
          </table:table-cell>
          <table:table-cell office:value-type="float" office:value="1" calcext:value-type="float">
            <text:p>1</text:p>
          </table:table-cell>
          <table:table-cell office:value-type="float" office:value="23.68" calcext:value-type="float">
            <text:p>23.68</text:p>
          </table:table-cell>
          <table:table-cell office:value-type="float" office:value="23" calcext:value-type="float">
            <text:p>23</text:p>
          </table:table-cell>
          <table:table-cell office:value-type="float" office:value="23.68" calcext:value-type="float">
            <text:p>23.68</text:p>
          </table:table-cell>
          <table:table-cell office:value-type="float" office:value="83" calcext:value-type="float">
            <text:p>83</text:p>
          </table:table-cell>
          <table:table-cell table:formula="of:=AVERAGE([.F149:.F168])" office:value-type="float" office:value="72.15" calcext:value-type="float">
            <text:p>72.15</text:p>
          </table:table-cell>
          <table:table-cell table:formula="of:=LN([.G149])" office:value-type="float" office:value="4.27874728521988" calcext:value-type="float">
            <text:p>4.2787472852</text:p>
          </table:table-cell>
          <table:table-cell table:formula="of:=[.F149]/((SUM([.F$2:.F$513]))*0.16)" office:value-type="float" office:value="0.00168318759227113" calcext:value-type="float">
            <text:p>0.0016831876</text:p>
          </table:table-cell>
        </table:table-row>
        <table:table-row table:style-name="ro1">
          <table:table-cell office:value-type="float" office:value="23.84" calcext:value-type="float">
            <text:p>23.84</text:p>
          </table:table-cell>
          <table:table-cell office:value-type="float" office:value="0" calcext:value-type="float">
            <text:p>0</text:p>
          </table:table-cell>
          <table:table-cell office:value-type="float" office:value="23.84" calcext:value-type="float">
            <text:p>23.84</text:p>
          </table:table-cell>
          <table:table-cell office:value-type="float" office:value="29" calcext:value-type="float">
            <text:p>29</text:p>
          </table:table-cell>
          <table:table-cell office:value-type="float" office:value="23.84" calcext:value-type="float">
            <text:p>23.84</text:p>
          </table:table-cell>
          <table:table-cell office:value-type="float" office:value="100" calcext:value-type="float">
            <text:p>100</text:p>
          </table:table-cell>
          <table:table-cell table:formula="of:=AVERAGE([.F150:.F169])" office:value-type="float" office:value="70.8" calcext:value-type="float">
            <text:p>70.8</text:p>
          </table:table-cell>
          <table:table-cell table:formula="of:=LN([.G150])" office:value-type="float" office:value="4.25985900069967" calcext:value-type="float">
            <text:p>4.2598590007</text:p>
          </table:table-cell>
          <table:table-cell table:formula="of:=[.F150]/((SUM([.F$2:.F$513]))*0.16)" office:value-type="float" office:value="0.00202793685815798" calcext:value-type="float">
            <text:p>0.00202793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table:formula="of:=AVERAGE([.F151:.F170])" office:value-type="float" office:value="69.7" calcext:value-type="float">
            <text:p>69.7</text:p>
          </table:table-cell>
          <table:table-cell table:formula="of:=LN([.G151])" office:value-type="float" office:value="4.24420031776648" calcext:value-type="float">
            <text:p>4.2442003178</text:p>
          </table:table-cell>
          <table:table-cell table:formula="of:=[.F151]/((SUM([.F$2:.F$513]))*0.16)" office:value-type="float" office:value="0.00176430506659745" calcext:value-type="float">
            <text:p>0.0017643051</text:p>
          </table:table-cell>
        </table:table-row>
        <table:table-row table:style-name="ro1">
          <table:table-cell office:value-type="float" office:value="24.16" calcext:value-type="float">
            <text:p>24.16</text:p>
          </table:table-cell>
          <table:table-cell office:value-type="float" office:value="2" calcext:value-type="float">
            <text:p>2</text:p>
          </table:table-cell>
          <table:table-cell office:value-type="float" office:value="24.16" calcext:value-type="float">
            <text:p>24.16</text:p>
          </table:table-cell>
          <table:table-cell office:value-type="float" office:value="9" calcext:value-type="float">
            <text:p>9</text:p>
          </table:table-cell>
          <table:table-cell office:value-type="float" office:value="24.16" calcext:value-type="float">
            <text:p>24.16</text:p>
          </table:table-cell>
          <table:table-cell office:value-type="float" office:value="90" calcext:value-type="float">
            <text:p>90</text:p>
          </table:table-cell>
          <table:table-cell table:formula="of:=AVERAGE([.F152:.F171])" office:value-type="float" office:value="68.2" calcext:value-type="float">
            <text:p>68.2</text:p>
          </table:table-cell>
          <table:table-cell table:formula="of:=LN([.G152])" office:value-type="float" office:value="4.22244456484942" calcext:value-type="float">
            <text:p>4.2224445648</text:p>
          </table:table-cell>
          <table:table-cell table:formula="of:=[.F152]/((SUM([.F$2:.F$513]))*0.16)" office:value-type="float" office:value="0.00182514317234219" calcext:value-type="float">
            <text:p>0.0018251432</text:p>
          </table:table-cell>
        </table:table-row>
        <table:table-row table:style-name="ro1">
          <table:table-cell office:value-type="float" office:value="24.32" calcext:value-type="float">
            <text:p>24.32</text:p>
          </table:table-cell>
          <table:table-cell office:value-type="float" office:value="3" calcext:value-type="float">
            <text:p>3</text:p>
          </table:table-cell>
          <table:table-cell office:value-type="float" office:value="24.32" calcext:value-type="float">
            <text:p>24.32</text:p>
          </table:table-cell>
          <table:table-cell office:value-type="float" office:value="15" calcext:value-type="float">
            <text:p>15</text:p>
          </table:table-cell>
          <table:table-cell office:value-type="float" office:value="24.32" calcext:value-type="float">
            <text:p>24.32</text:p>
          </table:table-cell>
          <table:table-cell office:value-type="float" office:value="86" calcext:value-type="float">
            <text:p>86</text:p>
          </table:table-cell>
          <table:table-cell table:formula="of:=AVERAGE([.F153:.F172])" office:value-type="float" office:value="65.95" calcext:value-type="float">
            <text:p>65.95</text:p>
          </table:table-cell>
          <table:table-cell table:formula="of:=LN([.G153])" office:value-type="float" office:value="4.18889687916332" calcext:value-type="float">
            <text:p>4.1888968792</text:p>
          </table:table-cell>
          <table:table-cell table:formula="of:=[.F153]/((SUM([.F$2:.F$513]))*0.16)" office:value-type="float" office:value="0.00174402569801587" calcext:value-type="float">
            <text:p>0.0017440257</text:p>
          </table:table-cell>
        </table:table-row>
        <table:table-row table:style-name="ro1">
          <table:table-cell office:value-type="float" office:value="24.48" calcext:value-type="float">
            <text:p>24.48</text:p>
          </table:table-cell>
          <table:table-cell office:value-type="float" office:value="0" calcext:value-type="float">
            <text:p>0</text:p>
          </table:table-cell>
          <table:table-cell office:value-type="float" office:value="24.48" calcext:value-type="float">
            <text:p>24.48</text:p>
          </table:table-cell>
          <table:table-cell office:value-type="float" office:value="16" calcext:value-type="float">
            <text:p>16</text:p>
          </table:table-cell>
          <table:table-cell office:value-type="float" office:value="24.48" calcext:value-type="float">
            <text:p>24.48</text:p>
          </table:table-cell>
          <table:table-cell office:value-type="float" office:value="79" calcext:value-type="float">
            <text:p>79</text:p>
          </table:table-cell>
          <table:table-cell table:formula="of:=AVERAGE([.F154:.F173])" office:value-type="float" office:value="64.25" calcext:value-type="float">
            <text:p>64.25</text:p>
          </table:table-cell>
          <table:table-cell table:formula="of:=LN([.G154])" office:value-type="float" office:value="4.16278172377533" calcext:value-type="float">
            <text:p>4.1627817238</text:p>
          </table:table-cell>
          <table:table-cell table:formula="of:=[.F154]/((SUM([.F$2:.F$513]))*0.16)" office:value-type="float" office:value="0.00160207011794481" calcext:value-type="float">
            <text:p>0.0016020701</text:p>
          </table:table-cell>
        </table:table-row>
        <table:table-row table:style-name="ro1">
          <table:table-cell office:value-type="float" office:value="24.64" calcext:value-type="float">
            <text:p>24.64</text:p>
          </table:table-cell>
          <table:table-cell office:value-type="float" office:value="1" calcext:value-type="float">
            <text:p>1</text:p>
          </table:table-cell>
          <table:table-cell office:value-type="float" office:value="24.64" calcext:value-type="float">
            <text:p>24.64</text:p>
          </table:table-cell>
          <table:table-cell office:value-type="float" office:value="7" calcext:value-type="float">
            <text:p>7</text:p>
          </table:table-cell>
          <table:table-cell office:value-type="float" office:value="24.64" calcext:value-type="float">
            <text:p>24.64</text:p>
          </table:table-cell>
          <table:table-cell office:value-type="float" office:value="77" calcext:value-type="float">
            <text:p>77</text:p>
          </table:table-cell>
          <table:table-cell table:formula="of:=AVERAGE([.F155:.F174])" office:value-type="float" office:value="62.95" calcext:value-type="float">
            <text:p>62.95</text:p>
          </table:table-cell>
          <table:table-cell table:formula="of:=LN([.G155])" office:value-type="float" office:value="4.14234076049036" calcext:value-type="float">
            <text:p>4.1423407605</text:p>
          </table:table-cell>
          <table:table-cell table:formula="of:=[.F155]/((SUM([.F$2:.F$513]))*0.16)" office:value-type="float" office:value="0.00156151138078165" calcext:value-type="float">
            <text:p>0.0015615114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1" calcext:value-type="float">
            <text:p>1</text:p>
          </table:table-cell>
          <table:table-cell office:value-type="float" office:value="24.8" calcext:value-type="float">
            <text:p>24.8</text:p>
          </table:table-cell>
          <table:table-cell office:value-type="float" office:value="6" calcext:value-type="float">
            <text:p>6</text:p>
          </table:table-cell>
          <table:table-cell office:value-type="float" office:value="24.8" calcext:value-type="float">
            <text:p>24.8</text:p>
          </table:table-cell>
          <table:table-cell office:value-type="float" office:value="83" calcext:value-type="float">
            <text:p>83</text:p>
          </table:table-cell>
          <table:table-cell table:formula="of:=AVERAGE([.F156:.F175])" office:value-type="float" office:value="61.7" calcext:value-type="float">
            <text:p>61.7</text:p>
          </table:table-cell>
          <table:table-cell table:formula="of:=LN([.G156])" office:value-type="float" office:value="4.12228393091134" calcext:value-type="float">
            <text:p>4.1222839309</text:p>
          </table:table-cell>
          <table:table-cell table:formula="of:=[.F156]/((SUM([.F$2:.F$513]))*0.16)" office:value-type="float" office:value="0.00168318759227113" calcext:value-type="float">
            <text:p>0.0016831876</text:p>
          </table:table-cell>
        </table:table-row>
        <table:table-row table:style-name="ro1">
          <table:table-cell office:value-type="float" office:value="24.96" calcext:value-type="float">
            <text:p>24.96</text:p>
          </table:table-cell>
          <table:table-cell office:value-type="float" office:value="1" calcext:value-type="float">
            <text:p>1</text:p>
          </table:table-cell>
          <table:table-cell office:value-type="float" office:value="24.96" calcext:value-type="float">
            <text:p>24.96</text:p>
          </table:table-cell>
          <table:table-cell office:value-type="float" office:value="25" calcext:value-type="float">
            <text:p>25</text:p>
          </table:table-cell>
          <table:table-cell office:value-type="float" office:value="24.96" calcext:value-type="float">
            <text:p>24.96</text:p>
          </table:table-cell>
          <table:table-cell office:value-type="float" office:value="72" calcext:value-type="float">
            <text:p>72</text:p>
          </table:table-cell>
          <table:table-cell table:formula="of:=AVERAGE([.F157:.F176])" office:value-type="float" office:value="60" calcext:value-type="float">
            <text:p>60</text:p>
          </table:table-cell>
          <table:table-cell table:formula="of:=LN([.G157])" office:value-type="float" office:value="4.0943445622221" calcext:value-type="float">
            <text:p>4.0943445622</text:p>
          </table:table-cell>
          <table:table-cell table:formula="of:=[.F157]/((SUM([.F$2:.F$513]))*0.16)" office:value-type="float" office:value="0.00146011453787375" calcext:value-type="float">
            <text:p>0.0014601145</text:p>
          </table:table-cell>
        </table:table-row>
        <table:table-row table:style-name="ro1">
          <table:table-cell office:value-type="float" office:value="25.12" calcext:value-type="float">
            <text:p>25.12</text:p>
          </table:table-cell>
          <table:table-cell office:value-type="float" office:value="3" calcext:value-type="float">
            <text:p>3</text:p>
          </table:table-cell>
          <table:table-cell office:value-type="float" office:value="25.12" calcext:value-type="float">
            <text:p>25.12</text:p>
          </table:table-cell>
          <table:table-cell office:value-type="float" office:value="21" calcext:value-type="float">
            <text:p>21</text:p>
          </table:table-cell>
          <table:table-cell office:value-type="float" office:value="25.12" calcext:value-type="float">
            <text:p>25.12</text:p>
          </table:table-cell>
          <table:table-cell office:value-type="float" office:value="74" calcext:value-type="float">
            <text:p>74</text:p>
          </table:table-cell>
          <table:table-cell table:formula="of:=AVERAGE([.F158:.F177])" office:value-type="float" office:value="58.5" calcext:value-type="float">
            <text:p>58.5</text:p>
          </table:table-cell>
          <table:table-cell table:formula="of:=LN([.G158])" office:value-type="float" office:value="4.06902675423781" calcext:value-type="float">
            <text:p>4.0690267542</text:p>
          </table:table-cell>
          <table:table-cell table:formula="of:=[.F158]/((SUM([.F$2:.F$513]))*0.16)" office:value-type="float" office:value="0.00150067327503691" calcext:value-type="float">
            <text:p>0.0015006733</text:p>
          </table:table-cell>
        </table:table-row>
        <table:table-row table:style-name="ro1">
          <table:table-cell office:value-type="float" office:value="25.28" calcext:value-type="float">
            <text:p>25.28</text:p>
          </table:table-cell>
          <table:table-cell office:value-type="float" office:value="2" calcext:value-type="float">
            <text:p>2</text:p>
          </table:table-cell>
          <table:table-cell office:value-type="float" office:value="25.28" calcext:value-type="float">
            <text:p>25.28</text:p>
          </table:table-cell>
          <table:table-cell office:value-type="float" office:value="30" calcext:value-type="float">
            <text:p>30</text:p>
          </table:table-cell>
          <table:table-cell office:value-type="float" office:value="25.28" calcext:value-type="float">
            <text:p>25.28</text:p>
          </table:table-cell>
          <table:table-cell office:value-type="float" office:value="75" calcext:value-type="float">
            <text:p>75</text:p>
          </table:table-cell>
          <table:table-cell table:formula="of:=AVERAGE([.F159:.F178])" office:value-type="float" office:value="56.35" calcext:value-type="float">
            <text:p>56.35</text:p>
          </table:table-cell>
          <table:table-cell table:formula="of:=LN([.G159])" office:value-type="float" office:value="4.03158224048579" calcext:value-type="float">
            <text:p>4.0315822405</text:p>
          </table:table-cell>
          <table:table-cell table:formula="of:=[.F159]/((SUM([.F$2:.F$513]))*0.16)" office:value-type="float" office:value="0.00152095264361849" calcext:value-type="float">
            <text:p>0.0015209526</text:p>
          </table:table-cell>
        </table:table-row>
        <table:table-row table:style-name="ro1">
          <table:table-cell office:value-type="float" office:value="25.44" calcext:value-type="float">
            <text:p>25.44</text:p>
          </table:table-cell>
          <table:table-cell office:value-type="float" office:value="2" calcext:value-type="float">
            <text:p>2</text:p>
          </table:table-cell>
          <table:table-cell office:value-type="float" office:value="25.44" calcext:value-type="float">
            <text:p>25.44</text:p>
          </table:table-cell>
          <table:table-cell office:value-type="float" office:value="30" calcext:value-type="float">
            <text:p>30</text:p>
          </table:table-cell>
          <table:table-cell office:value-type="float" office:value="25.44" calcext:value-type="float">
            <text:p>25.44</text:p>
          </table:table-cell>
          <table:table-cell office:value-type="float" office:value="69" calcext:value-type="float">
            <text:p>69</text:p>
          </table:table-cell>
          <table:table-cell table:formula="of:=AVERAGE([.F160:.F179])" office:value-type="float" office:value="54.6" calcext:value-type="float">
            <text:p>54.6</text:p>
          </table:table-cell>
          <table:table-cell table:formula="of:=LN([.G160])" office:value-type="float" office:value="4.00003388275086" calcext:value-type="float">
            <text:p>4.0000338828</text:p>
          </table:table-cell>
          <table:table-cell table:formula="of:=[.F160]/((SUM([.F$2:.F$513]))*0.16)" office:value-type="float" office:value="0.00139927643212901" calcext:value-type="float">
            <text:p>0.0013992764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3" calcext:value-type="float">
            <text:p>3</text:p>
          </table:table-cell>
          <table:table-cell office:value-type="float" office:value="25.6" calcext:value-type="float">
            <text:p>25.6</text:p>
          </table:table-cell>
          <table:table-cell office:value-type="float" office:value="17" calcext:value-type="float">
            <text:p>17</text:p>
          </table:table-cell>
          <table:table-cell office:value-type="float" office:value="25.6" calcext:value-type="float">
            <text:p>25.6</text:p>
          </table:table-cell>
          <table:table-cell office:value-type="float" office:value="71" calcext:value-type="float">
            <text:p>71</text:p>
          </table:table-cell>
          <table:table-cell table:formula="of:=AVERAGE([.F161:.F180])" office:value-type="float" office:value="53.35" calcext:value-type="float">
            <text:p>53.35</text:p>
          </table:table-cell>
          <table:table-cell table:formula="of:=LN([.G161])" office:value-type="float" office:value="3.97687397774776" calcext:value-type="float">
            <text:p>3.9768739777</text:p>
          </table:table-cell>
          <table:table-cell table:formula="of:=[.F161]/((SUM([.F$2:.F$513]))*0.16)" office:value-type="float" office:value="0.00143983516929217" calcext:value-type="float">
            <text:p>0.0014398352</text:p>
          </table:table-cell>
        </table:table-row>
        <table:table-row table:style-name="ro1">
          <table:table-cell office:value-type="float" office:value="25.76" calcext:value-type="float">
            <text:p>25.76</text:p>
          </table:table-cell>
          <table:table-cell office:value-type="float" office:value="1" calcext:value-type="float">
            <text:p>1</text:p>
          </table:table-cell>
          <table:table-cell office:value-type="float" office:value="25.76" calcext:value-type="float">
            <text:p>25.76</text:p>
          </table:table-cell>
          <table:table-cell office:value-type="float" office:value="9" calcext:value-type="float">
            <text:p>9</text:p>
          </table:table-cell>
          <table:table-cell office:value-type="float" office:value="25.76" calcext:value-type="float">
            <text:p>25.76</text:p>
          </table:table-cell>
          <table:table-cell office:value-type="float" office:value="52" calcext:value-type="float">
            <text:p>52</text:p>
          </table:table-cell>
          <table:table-cell table:formula="of:=AVERAGE([.F162:.F181])" office:value-type="float" office:value="51.85" calcext:value-type="float">
            <text:p>51.85</text:p>
          </table:table-cell>
          <table:table-cell table:formula="of:=LN([.G162])" office:value-type="float" office:value="3.94835493467554" calcext:value-type="float">
            <text:p>3.9483549347</text:p>
          </table:table-cell>
          <table:table-cell table:formula="of:=[.F162]/((SUM([.F$2:.F$513]))*0.16)" office:value-type="float" office:value="0.00105452716624215" calcext:value-type="float">
            <text:p>0.0010545272</text:p>
          </table:table-cell>
        </table:table-row>
        <table:table-row table:style-name="ro1">
          <table:table-cell office:value-type="float" office:value="25.92" calcext:value-type="float">
            <text:p>25.92</text:p>
          </table:table-cell>
          <table:table-cell office:value-type="float" office:value="2" calcext:value-type="float">
            <text:p>2</text:p>
          </table:table-cell>
          <table:table-cell office:value-type="float" office:value="25.92" calcext:value-type="float">
            <text:p>25.92</text:p>
          </table:table-cell>
          <table:table-cell office:value-type="float" office:value="18" calcext:value-type="float">
            <text:p>18</text:p>
          </table:table-cell>
          <table:table-cell office:value-type="float" office:value="25.92" calcext:value-type="float">
            <text:p>25.92</text:p>
          </table:table-cell>
          <table:table-cell office:value-type="float" office:value="68" calcext:value-type="float">
            <text:p>68</text:p>
          </table:table-cell>
          <table:table-cell table:formula="of:=AVERAGE([.F163:.F182])" office:value-type="float" office:value="51.4" calcext:value-type="float">
            <text:p>51.4</text:p>
          </table:table-cell>
          <table:table-cell table:formula="of:=LN([.G163])" office:value-type="float" office:value="3.93963817246112" calcext:value-type="float">
            <text:p>3.9396381725</text:p>
          </table:table-cell>
          <table:table-cell table:formula="of:=[.F163]/((SUM([.F$2:.F$513]))*0.16)" office:value-type="float" office:value="0.00137899706354743" calcext:value-type="float">
            <text:p>0.0013789971</text:p>
          </table:table-cell>
        </table:table-row>
        <table:table-row table:style-name="ro1">
          <table:table-cell office:value-type="float" office:value="26.08" calcext:value-type="float">
            <text:p>26.08</text:p>
          </table:table-cell>
          <table:table-cell office:value-type="float" office:value="1" calcext:value-type="float">
            <text:p>1</text:p>
          </table:table-cell>
          <table:table-cell office:value-type="float" office:value="26.08" calcext:value-type="float">
            <text:p>26.08</text:p>
          </table:table-cell>
          <table:table-cell office:value-type="float" office:value="27" calcext:value-type="float">
            <text:p>27</text:p>
          </table:table-cell>
          <table:table-cell office:value-type="float" office:value="26.08" calcext:value-type="float">
            <text:p>26.08</text:p>
          </table:table-cell>
          <table:table-cell office:value-type="float" office:value="57" calcext:value-type="float">
            <text:p>57</text:p>
          </table:table-cell>
          <table:table-cell table:formula="of:=AVERAGE([.F164:.F183])" office:value-type="float" office:value="49.9" calcext:value-type="float">
            <text:p>49.9</text:p>
          </table:table-cell>
          <table:table-cell table:formula="of:=LN([.G164])" office:value-type="float" office:value="3.91002100275747" calcext:value-type="float">
            <text:p>3.9100210028</text:p>
          </table:table-cell>
          <table:table-cell table:formula="of:=[.F164]/((SUM([.F$2:.F$513]))*0.16)" office:value-type="float" office:value="0.00115592400915005" calcext:value-type="float">
            <text:p>0.001155924</text:p>
          </table:table-cell>
        </table:table-row>
        <table:table-row table:style-name="ro1">
          <table:table-cell office:value-type="float" office:value="26.24" calcext:value-type="float">
            <text:p>26.24</text:p>
          </table:table-cell>
          <table:table-cell office:value-type="float" office:value="1" calcext:value-type="float">
            <text:p>1</text:p>
          </table:table-cell>
          <table:table-cell office:value-type="float" office:value="26.24" calcext:value-type="float">
            <text:p>26.24</text:p>
          </table:table-cell>
          <table:table-cell office:value-type="float" office:value="60" calcext:value-type="float">
            <text:p>60</text:p>
          </table:table-cell>
          <table:table-cell office:value-type="float" office:value="26.24" calcext:value-type="float">
            <text:p>26.24</text:p>
          </table:table-cell>
          <table:table-cell office:value-type="float" office:value="55" calcext:value-type="float">
            <text:p>55</text:p>
          </table:table-cell>
          <table:table-cell table:formula="of:=AVERAGE([.F165:.F184])" office:value-type="float" office:value="48.4" calcext:value-type="float">
            <text:p>48.4</text:p>
          </table:table-cell>
          <table:table-cell table:formula="of:=LN([.G165])" office:value-type="float" office:value="3.87949981372259" calcext:value-type="float">
            <text:p>3.8794998137</text:p>
          </table:table-cell>
          <table:table-cell table:formula="of:=[.F165]/((SUM([.F$2:.F$513]))*0.16)" office:value-type="float" office:value="0.00111536527198689" calcext:value-type="float">
            <text:p>0.0011153653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2" calcext:value-type="float">
            <text:p>2</text:p>
          </table:table-cell>
          <table:table-cell office:value-type="float" office:value="26.4" calcext:value-type="float">
            <text:p>26.4</text:p>
          </table:table-cell>
          <table:table-cell office:value-type="float" office:value="15" calcext:value-type="float">
            <text:p>15</text:p>
          </table:table-cell>
          <table:table-cell office:value-type="float" office:value="26.4" calcext:value-type="float">
            <text:p>26.4</text:p>
          </table:table-cell>
          <table:table-cell office:value-type="float" office:value="66" calcext:value-type="float">
            <text:p>66</text:p>
          </table:table-cell>
          <table:table-cell table:formula="of:=AVERAGE([.F166:.F185])" office:value-type="float" office:value="47.3" calcext:value-type="float">
            <text:p>47.3</text:p>
          </table:table-cell>
          <table:table-cell table:formula="of:=LN([.G166])" office:value-type="float" office:value="3.85651029549789" calcext:value-type="float">
            <text:p>3.8565102955</text:p>
          </table:table-cell>
          <table:table-cell table:formula="of:=[.F166]/((SUM([.F$2:.F$513]))*0.16)" office:value-type="float" office:value="0.00133843832638427" calcext:value-type="float">
            <text:p>0.0013384383</text:p>
          </table:table-cell>
        </table:table-row>
        <table:table-row table:style-name="ro1">
          <table:table-cell office:value-type="float" office:value="26.56" calcext:value-type="float">
            <text:p>26.56</text:p>
          </table:table-cell>
          <table:table-cell office:value-type="float" office:value="0" calcext:value-type="float">
            <text:p>0</text:p>
          </table:table-cell>
          <table:table-cell office:value-type="float" office:value="26.56" calcext:value-type="float">
            <text:p>26.56</text:p>
          </table:table-cell>
          <table:table-cell office:value-type="float" office:value="14" calcext:value-type="float">
            <text:p>14</text:p>
          </table:table-cell>
          <table:table-cell office:value-type="float" office:value="26.56" calcext:value-type="float">
            <text:p>26.56</text:p>
          </table:table-cell>
          <table:table-cell office:value-type="float" office:value="45" calcext:value-type="float">
            <text:p>45</text:p>
          </table:table-cell>
          <table:table-cell table:formula="of:=AVERAGE([.F167:.F186])" office:value-type="float" office:value="46.05" calcext:value-type="float">
            <text:p>46.05</text:p>
          </table:table-cell>
          <table:table-cell table:formula="of:=LN([.G167])" office:value-type="float" office:value="3.82972776270132" calcext:value-type="float">
            <text:p>3.8297277627</text:p>
          </table:table-cell>
          <table:table-cell table:formula="of:=[.F167]/((SUM([.F$2:.F$513]))*0.16)" office:value-type="float" office:value="0.000912571586171093" calcext:value-type="float">
            <text:p>0.0009125716</text:p>
          </table:table-cell>
        </table:table-row>
        <table:table-row table:style-name="ro1">
          <table:table-cell office:value-type="float" office:value="26.72" calcext:value-type="float">
            <text:p>26.72</text:p>
          </table:table-cell>
          <table:table-cell office:value-type="float" office:value="1" calcext:value-type="float">
            <text:p>1</text:p>
          </table:table-cell>
          <table:table-cell office:value-type="float" office:value="26.72" calcext:value-type="float">
            <text:p>26.72</text:p>
          </table:table-cell>
          <table:table-cell office:value-type="float" office:value="2" calcext:value-type="float">
            <text:p>2</text:p>
          </table:table-cell>
          <table:table-cell office:value-type="float" office:value="26.72" calcext:value-type="float">
            <text:p>26.72</text:p>
          </table:table-cell>
          <table:table-cell office:value-type="float" office:value="54" calcext:value-type="float">
            <text:p>54</text:p>
          </table:table-cell>
          <table:table-cell table:formula="of:=AVERAGE([.F168:.F187])" office:value-type="float" office:value="45.75" calcext:value-type="float">
            <text:p>45.75</text:p>
          </table:table-cell>
          <table:table-cell table:formula="of:=LN([.G168])" office:value-type="float" office:value="3.82319179172153" calcext:value-type="float">
            <text:p>3.8231917917</text:p>
          </table:table-cell>
          <table:table-cell table:formula="of:=[.F168]/((SUM([.F$2:.F$513]))*0.16)" office:value-type="float" office:value="0.00109508590340531" calcext:value-type="float">
            <text:p>0.0010950859</text:p>
          </table:table-cell>
        </table:table-row>
        <table:table-row table:style-name="ro1">
          <table:table-cell office:value-type="float" office:value="26.88" calcext:value-type="float">
            <text:p>26.88</text:p>
          </table:table-cell>
          <table:table-cell office:value-type="float" office:value="0" calcext:value-type="float">
            <text:p>0</text:p>
          </table:table-cell>
          <table:table-cell office:value-type="float" office:value="26.88" calcext:value-type="float">
            <text:p>26.88</text:p>
          </table:table-cell>
          <table:table-cell office:value-type="float" office:value="6" calcext:value-type="float">
            <text:p>6</text:p>
          </table:table-cell>
          <table:table-cell office:value-type="float" office:value="26.88" calcext:value-type="float">
            <text:p>26.88</text:p>
          </table:table-cell>
          <table:table-cell office:value-type="float" office:value="56" calcext:value-type="float">
            <text:p>56</text:p>
          </table:table-cell>
          <table:table-cell table:formula="of:=AVERAGE([.F169:.F188])" office:value-type="float" office:value="45.2" calcext:value-type="float">
            <text:p>45.2</text:p>
          </table:table-cell>
          <table:table-cell table:formula="of:=LN([.G169])" office:value-type="float" office:value="3.81109708683819" calcext:value-type="float">
            <text:p>3.8110970868</text:p>
          </table:table-cell>
          <table:table-cell table:formula="of:=[.F169]/((SUM([.F$2:.F$513]))*0.16)" office:value-type="float" office:value="0.00113564464056847" calcext:value-type="float">
            <text:p>0.0011356446</text:p>
          </table:table-cell>
        </table:table-row>
        <table:table-row table:style-name="ro1">
          <table:table-cell office:value-type="float" office:value="27.04" calcext:value-type="float">
            <text:p>27.04</text:p>
          </table:table-cell>
          <table:table-cell office:value-type="float" office:value="1" calcext:value-type="float">
            <text:p>1</text:p>
          </table:table-cell>
          <table:table-cell office:value-type="float" office:value="27.04" calcext:value-type="float">
            <text:p>27.04</text:p>
          </table:table-cell>
          <table:table-cell office:value-type="float" office:value="2" calcext:value-type="float">
            <text:p>2</text:p>
          </table:table-cell>
          <table:table-cell office:value-type="float" office:value="27.04" calcext:value-type="float">
            <text:p>27.04</text:p>
          </table:table-cell>
          <table:table-cell office:value-type="float" office:value="78" calcext:value-type="float">
            <text:p>78</text:p>
          </table:table-cell>
          <table:table-cell table:formula="of:=AVERAGE([.F170:.F189])" office:value-type="float" office:value="44.15" calcext:value-type="float">
            <text:p>44.15</text:p>
          </table:table-cell>
          <table:table-cell table:formula="of:=LN([.G170])" office:value-type="float" office:value="3.78759292704997" calcext:value-type="float">
            <text:p>3.787592927</text:p>
          </table:table-cell>
          <table:table-cell table:formula="of:=[.F170]/((SUM([.F$2:.F$513]))*0.16)" office:value-type="float" office:value="0.00158179074936323" calcext:value-type="float">
            <text:p>0.0015817907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0" calcext:value-type="float">
            <text:p>0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office:value-type="float" office:value="27.2" calcext:value-type="float">
            <text:p>27.2</text:p>
          </table:table-cell>
          <table:table-cell office:value-type="float" office:value="57" calcext:value-type="float">
            <text:p>57</text:p>
          </table:table-cell>
          <table:table-cell table:formula="of:=AVERAGE([.F171:.F190])" office:value-type="float" office:value="42.25" calcext:value-type="float">
            <text:p>42.25</text:p>
          </table:table-cell>
          <table:table-cell table:formula="of:=LN([.G171])" office:value-type="float" office:value="3.74360435380318" calcext:value-type="float">
            <text:p>3.7436043538</text:p>
          </table:table-cell>
          <table:table-cell table:formula="of:=[.F171]/((SUM([.F$2:.F$513]))*0.16)" office:value-type="float" office:value="0.00115592400915005" calcext:value-type="float">
            <text:p>0.001155924</text:p>
          </table:table-cell>
        </table:table-row>
        <table:table-row table:style-name="ro1">
          <table:table-cell office:value-type="float" office:value="27.36" calcext:value-type="float">
            <text:p>27.36</text:p>
          </table:table-cell>
          <table:table-cell office:value-type="float" office:value="1" calcext:value-type="float">
            <text:p>1</text:p>
          </table:table-cell>
          <table:table-cell office:value-type="float" office:value="27.36" calcext:value-type="float">
            <text:p>27.36</text:p>
          </table:table-cell>
          <table:table-cell office:value-type="float" office:value="8" calcext:value-type="float">
            <text:p>8</text:p>
          </table:table-cell>
          <table:table-cell office:value-type="float" office:value="27.36" calcext:value-type="float">
            <text:p>27.36</text:p>
          </table:table-cell>
          <table:table-cell office:value-type="float" office:value="45" calcext:value-type="float">
            <text:p>45</text:p>
          </table:table-cell>
          <table:table-cell table:formula="of:=AVERAGE([.F172:.F191])" office:value-type="float" office:value="41.5" calcext:value-type="float">
            <text:p>41.5</text:p>
          </table:table-cell>
          <table:table-cell table:formula="of:=LN([.G172])" office:value-type="float" office:value="3.72569342723665" calcext:value-type="float">
            <text:p>3.7256934272</text:p>
          </table:table-cell>
          <table:table-cell table:formula="of:=[.F172]/((SUM([.F$2:.F$513]))*0.16)" office:value-type="float" office:value="0.000912571586171093" calcext:value-type="float">
            <text:p>0.0009125716</text:p>
          </table:table-cell>
        </table:table-row>
        <table:table-row table:style-name="ro1">
          <table:table-cell office:value-type="float" office:value="27.52" calcext:value-type="float">
            <text:p>27.52</text:p>
          </table:table-cell>
          <table:table-cell office:value-type="float" office:value="2" calcext:value-type="float">
            <text:p>2</text:p>
          </table:table-cell>
          <table:table-cell office:value-type="float" office:value="27.52" calcext:value-type="float">
            <text:p>27.52</text:p>
          </table:table-cell>
          <table:table-cell office:value-type="float" office:value="22" calcext:value-type="float">
            <text:p>22</text:p>
          </table:table-cell>
          <table:table-cell office:value-type="float" office:value="27.52" calcext:value-type="float">
            <text:p>27.52</text:p>
          </table:table-cell>
          <table:table-cell office:value-type="float" office:value="52" calcext:value-type="float">
            <text:p>52</text:p>
          </table:table-cell>
          <table:table-cell table:formula="of:=AVERAGE([.F173:.F192])" office:value-type="float" office:value="40.95" calcext:value-type="float">
            <text:p>40.95</text:p>
          </table:table-cell>
          <table:table-cell table:formula="of:=LN([.G173])" office:value-type="float" office:value="3.71235181029908" calcext:value-type="float">
            <text:p>3.7123518103</text:p>
          </table:table-cell>
          <table:table-cell table:formula="of:=[.F173]/((SUM([.F$2:.F$513]))*0.16)" office:value-type="float" office:value="0.00105452716624215" calcext:value-type="float">
            <text:p>0.0010545272</text:p>
          </table:table-cell>
        </table:table-row>
        <table:table-row table:style-name="ro1">
          <table:table-cell office:value-type="float" office:value="27.68" calcext:value-type="float">
            <text:p>27.68</text:p>
          </table:table-cell>
          <table:table-cell office:value-type="float" office:value="1" calcext:value-type="float">
            <text:p>1</text:p>
          </table:table-cell>
          <table:table-cell office:value-type="float" office:value="27.68" calcext:value-type="float">
            <text:p>27.68</text:p>
          </table:table-cell>
          <table:table-cell office:value-type="float" office:value="8" calcext:value-type="float">
            <text:p>8</text:p>
          </table:table-cell>
          <table:table-cell office:value-type="float" office:value="27.68" calcext:value-type="float">
            <text:p>27.68</text:p>
          </table:table-cell>
          <table:table-cell office:value-type="float" office:value="53" calcext:value-type="float">
            <text:p>53</text:p>
          </table:table-cell>
          <table:table-cell table:formula="of:=AVERAGE([.F174:.F193])" office:value-type="float" office:value="40.15" calcext:value-type="float">
            <text:p>40.15</text:p>
          </table:table-cell>
          <table:table-cell table:formula="of:=LN([.G174])" office:value-type="float" office:value="3.69262244039277" calcext:value-type="float">
            <text:p>3.6926224404</text:p>
          </table:table-cell>
          <table:table-cell table:formula="of:=[.F174]/((SUM([.F$2:.F$513]))*0.16)" office:value-type="float" office:value="0.00107480653482373" calcext:value-type="float">
            <text:p>0.0010748065</text:p>
          </table:table-cell>
        </table:table-row>
        <table:table-row table:style-name="ro1">
          <table:table-cell office:value-type="float" office:value="27.84" calcext:value-type="float">
            <text:p>27.84</text:p>
          </table:table-cell>
          <table:table-cell office:value-type="float" office:value="3" calcext:value-type="float">
            <text:p>3</text:p>
          </table:table-cell>
          <table:table-cell office:value-type="float" office:value="27.84" calcext:value-type="float">
            <text:p>27.84</text:p>
          </table:table-cell>
          <table:table-cell office:value-type="float" office:value="9" calcext:value-type="float">
            <text:p>9</text:p>
          </table:table-cell>
          <table:table-cell office:value-type="float" office:value="27.84" calcext:value-type="float">
            <text:p>27.84</text:p>
          </table:table-cell>
          <table:table-cell office:value-type="float" office:value="52" calcext:value-type="float">
            <text:p>52</text:p>
          </table:table-cell>
          <table:table-cell table:formula="of:=AVERAGE([.F175:.F194])" office:value-type="float" office:value="39" calcext:value-type="float">
            <text:p>39</text:p>
          </table:table-cell>
          <table:table-cell table:formula="of:=LN([.G175])" office:value-type="float" office:value="3.66356164612965" calcext:value-type="float">
            <text:p>3.6635616461</text:p>
          </table:table-cell>
          <table:table-cell table:formula="of:=[.F175]/((SUM([.F$2:.F$513]))*0.16)" office:value-type="float" office:value="0.00105452716624215" calcext:value-type="float">
            <text:p>0.00105452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table:formula="of:=AVERAGE([.F176:.F195])" office:value-type="float" office:value="37.65" calcext:value-type="float">
            <text:p>37.65</text:p>
          </table:table-cell>
          <table:table-cell table:formula="of:=LN([.G176])" office:value-type="float" office:value="3.6283329542459" calcext:value-type="float">
            <text:p>3.6283329542</text:p>
          </table:table-cell>
          <table:table-cell table:formula="of:=[.F176]/((SUM([.F$2:.F$513]))*0.16)" office:value-type="float" office:value="0.000993689060497412" calcext:value-type="float">
            <text:p>0.0009936891</text:p>
          </table:table-cell>
        </table:table-row>
        <table:table-row table:style-name="ro1">
          <table:table-cell office:value-type="float" office:value="28.16" calcext:value-type="float">
            <text:p>28.16</text:p>
          </table:table-cell>
          <table:table-cell office:value-type="float" office:value="1" calcext:value-type="float">
            <text:p>1</text:p>
          </table:table-cell>
          <table:table-cell office:value-type="float" office:value="28.16" calcext:value-type="float">
            <text:p>28.16</text:p>
          </table:table-cell>
          <table:table-cell office:value-type="float" office:value="17" calcext:value-type="float">
            <text:p>17</text:p>
          </table:table-cell>
          <table:table-cell office:value-type="float" office:value="28.16" calcext:value-type="float">
            <text:p>28.16</text:p>
          </table:table-cell>
          <table:table-cell office:value-type="float" office:value="42" calcext:value-type="float">
            <text:p>42</text:p>
          </table:table-cell>
          <table:table-cell table:formula="of:=AVERAGE([.F177:.F196])" office:value-type="float" office:value="36.7" calcext:value-type="float">
            <text:p>36.7</text:p>
          </table:table-cell>
          <table:table-cell table:formula="of:=LN([.G177])" office:value-type="float" office:value="3.60277675506052" calcext:value-type="float">
            <text:p>3.6027767551</text:p>
          </table:table-cell>
          <table:table-cell table:formula="of:=[.F177]/((SUM([.F$2:.F$513]))*0.16)" office:value-type="float" office:value="0.000851733480426353" calcext:value-type="float">
            <text:p>0.0008517335</text:p>
          </table:table-cell>
        </table:table-row>
        <table:table-row table:style-name="ro1">
          <table:table-cell office:value-type="float" office:value="28.32" calcext:value-type="float">
            <text:p>28.32</text:p>
          </table:table-cell>
          <table:table-cell office:value-type="float" office:value="0" calcext:value-type="float">
            <text:p>0</text:p>
          </table:table-cell>
          <table:table-cell office:value-type="float" office:value="28.32" calcext:value-type="float">
            <text:p>28.32</text:p>
          </table:table-cell>
          <table:table-cell office:value-type="float" office:value="0" calcext:value-type="float">
            <text:p>0</text:p>
          </table:table-cell>
          <table:table-cell office:value-type="float" office:value="28.32" calcext:value-type="float">
            <text:p>28.32</text:p>
          </table:table-cell>
          <table:table-cell office:value-type="float" office:value="31" calcext:value-type="float">
            <text:p>31</text:p>
          </table:table-cell>
          <table:table-cell table:formula="of:=AVERAGE([.F178:.F197])" office:value-type="float" office:value="36" calcext:value-type="float">
            <text:p>36</text:p>
          </table:table-cell>
          <table:table-cell table:formula="of:=LN([.G178])" office:value-type="float" office:value="3.58351893845611" calcext:value-type="float">
            <text:p>3.5835189385</text:p>
          </table:table-cell>
          <table:table-cell table:formula="of:=[.F178]/((SUM([.F$2:.F$513]))*0.16)" office:value-type="float" office:value="0.000628660426028975" calcext:value-type="float">
            <text:p>0.0006286604</text:p>
          </table:table-cell>
        </table:table-row>
        <table:table-row table:style-name="ro1">
          <table:table-cell office:value-type="float" office:value="28.48" calcext:value-type="float">
            <text:p>28.48</text:p>
          </table:table-cell>
          <table:table-cell office:value-type="float" office:value="0" calcext:value-type="float">
            <text:p>0</text:p>
          </table:table-cell>
          <table:table-cell office:value-type="float" office:value="28.48" calcext:value-type="float">
            <text:p>28.48</text:p>
          </table:table-cell>
          <table:table-cell office:value-type="float" office:value="0" calcext:value-type="float">
            <text:p>0</text:p>
          </table:table-cell>
          <table:table-cell office:value-type="float" office:value="28.48" calcext:value-type="float">
            <text:p>28.48</text:p>
          </table:table-cell>
          <table:table-cell office:value-type="float" office:value="40" calcext:value-type="float">
            <text:p>40</text:p>
          </table:table-cell>
          <table:table-cell table:formula="of:=AVERAGE([.F179:.F198])" office:value-type="float" office:value="35.7" calcext:value-type="float">
            <text:p>35.7</text:p>
          </table:table-cell>
          <table:table-cell table:formula="of:=LN([.G179])" office:value-type="float" office:value="3.57515068878559" calcext:value-type="float">
            <text:p>3.5751506888</text:p>
          </table:table-cell>
          <table:table-cell table:formula="of:=[.F179]/((SUM([.F$2:.F$513]))*0.16)" office:value-type="float" office:value="0.000811174743263194" calcext:value-type="float">
            <text:p>0.0008111747</text:p>
          </table:table-cell>
        </table:table-row>
        <table:table-row table:style-name="ro1">
          <table:table-cell office:value-type="float" office:value="28.64" calcext:value-type="float">
            <text:p>28.64</text:p>
          </table:table-cell>
          <table:table-cell office:value-type="float" office:value="0" calcext:value-type="float">
            <text:p>0</text:p>
          </table:table-cell>
          <table:table-cell office:value-type="float" office:value="28.64" calcext:value-type="float">
            <text:p>28.64</text:p>
          </table:table-cell>
          <table:table-cell office:value-type="float" office:value="0" calcext:value-type="float">
            <text:p>0</text:p>
          </table:table-cell>
          <table:table-cell office:value-type="float" office:value="28.64" calcext:value-type="float">
            <text:p>28.64</text:p>
          </table:table-cell>
          <table:table-cell office:value-type="float" office:value="44" calcext:value-type="float">
            <text:p>44</text:p>
          </table:table-cell>
          <table:table-cell table:formula="of:=AVERAGE([.F180:.F199])" office:value-type="float" office:value="34.8" calcext:value-type="float">
            <text:p>34.8</text:p>
          </table:table-cell>
          <table:table-cell table:formula="of:=LN([.G180])" office:value-type="float" office:value="3.54961738678043" calcext:value-type="float">
            <text:p>3.5496173868</text:p>
          </table:table-cell>
          <table:table-cell table:formula="of:=[.F180]/((SUM([.F$2:.F$513]))*0.16)" office:value-type="float" office:value="0.000892292217589513" calcext:value-type="float">
            <text:p>0.0008922922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28.8" calcext:value-type="float">
            <text:p>28.8</text:p>
          </table:table-cell>
          <table:table-cell office:value-type="float" office:value="41" calcext:value-type="float">
            <text:p>41</text:p>
          </table:table-cell>
          <table:table-cell table:formula="of:=AVERAGE([.F181:.F200])" office:value-type="float" office:value="33.85" calcext:value-type="float">
            <text:p>33.85</text:p>
          </table:table-cell>
          <table:table-cell table:formula="of:=LN([.G181])" office:value-type="float" office:value="3.52193899935828" calcext:value-type="float">
            <text:p>3.5219389994</text:p>
          </table:table-cell>
          <table:table-cell table:formula="of:=[.F181]/((SUM([.F$2:.F$513]))*0.16)" office:value-type="float" office:value="0.000831454111844773" calcext:value-type="float">
            <text:p>0.0008314541</text:p>
          </table:table-cell>
        </table:table-row>
        <table:table-row table:style-name="ro1">
          <table:table-cell office:value-type="float" office:value="28.96" calcext:value-type="float">
            <text:p>28.96</text:p>
          </table:table-cell>
          <table:table-cell office:value-type="float" office:value="1" calcext:value-type="float">
            <text:p>1</text:p>
          </table:table-cell>
          <table:table-cell office:value-type="float" office:value="28.96" calcext:value-type="float">
            <text:p>28.96</text:p>
          </table:table-cell>
          <table:table-cell office:value-type="float" office:value="0" calcext:value-type="float">
            <text:p>0</text:p>
          </table:table-cell>
          <table:table-cell office:value-type="float" office:value="28.96" calcext:value-type="float">
            <text:p>28.96</text:p>
          </table:table-cell>
          <table:table-cell office:value-type="float" office:value="43" calcext:value-type="float">
            <text:p>43</text:p>
          </table:table-cell>
          <table:table-cell table:formula="of:=AVERAGE([.F182:.F201])" office:value-type="float" office:value="33.3" calcext:value-type="float">
            <text:p>33.3</text:p>
          </table:table-cell>
          <table:table-cell table:formula="of:=LN([.G182])" office:value-type="float" office:value="3.5055573969864" calcext:value-type="float">
            <text:p>3.505557397</text:p>
          </table:table-cell>
          <table:table-cell table:formula="of:=[.F182]/((SUM([.F$2:.F$513]))*0.16)" office:value-type="float" office:value="0.000872012849007933" calcext:value-type="float">
            <text:p>0.0008720128</text:p>
          </table:table-cell>
        </table:table-row>
        <table:table-row table:style-name="ro1">
          <table:table-cell office:value-type="float" office:value="29.12" calcext:value-type="float">
            <text:p>29.12</text:p>
          </table:table-cell>
          <table:table-cell office:value-type="float" office:value="1" calcext:value-type="float">
            <text:p>1</text:p>
          </table:table-cell>
          <table:table-cell office:value-type="float" office:value="29.12" calcext:value-type="float">
            <text:p>29.12</text:p>
          </table:table-cell>
          <table:table-cell office:value-type="float" office:value="0" calcext:value-type="float">
            <text:p>0</text:p>
          </table:table-cell>
          <table:table-cell office:value-type="float" office:value="29.12" calcext:value-type="float">
            <text:p>29.12</text:p>
          </table:table-cell>
          <table:table-cell office:value-type="float" office:value="38" calcext:value-type="float">
            <text:p>38</text:p>
          </table:table-cell>
          <table:table-cell table:formula="of:=AVERAGE([.F183:.F202])" office:value-type="float" office:value="32.5" calcext:value-type="float">
            <text:p>32.5</text:p>
          </table:table-cell>
          <table:table-cell table:formula="of:=LN([.G183])" office:value-type="float" office:value="3.48124008933569" calcext:value-type="float">
            <text:p>3.4812400893</text:p>
          </table:table-cell>
          <table:table-cell table:formula="of:=[.F183]/((SUM([.F$2:.F$513]))*0.16)" office:value-type="float" office:value="0.000770616006100034" calcext:value-type="float">
            <text:p>0.000770616</text:p>
          </table:table-cell>
        </table:table-row>
        <table:table-row table:style-name="ro1">
          <table:table-cell office:value-type="float" office:value="29.28" calcext:value-type="float">
            <text:p>29.28</text:p>
          </table:table-cell>
          <table:table-cell office:value-type="float" office:value="0" calcext:value-type="float">
            <text:p>0</text:p>
          </table:table-cell>
          <table:table-cell office:value-type="float" office:value="29.28" calcext:value-type="float">
            <text:p>29.28</text:p>
          </table:table-cell>
          <table:table-cell office:value-type="float" office:value="0" calcext:value-type="float">
            <text:p>0</text:p>
          </table:table-cell>
          <table:table-cell office:value-type="float" office:value="29.28" calcext:value-type="float">
            <text:p>29.28</text:p>
          </table:table-cell>
          <table:table-cell office:value-type="float" office:value="27" calcext:value-type="float">
            <text:p>27</text:p>
          </table:table-cell>
          <table:table-cell table:formula="of:=AVERAGE([.F184:.F203])" office:value-type="float" office:value="31.8" calcext:value-type="float">
            <text:p>31.8</text:p>
          </table:table-cell>
          <table:table-cell table:formula="of:=LN([.G184])" office:value-type="float" office:value="3.45946628978613" calcext:value-type="float">
            <text:p>3.4594662898</text:p>
          </table:table-cell>
          <table:table-cell table:formula="of:=[.F184]/((SUM([.F$2:.F$513]))*0.16)" office:value-type="float" office:value="0.000547542951702656" calcext:value-type="float">
            <text:p>0.000547543</text:p>
          </table:table-cell>
        </table:table-row>
        <table:table-row table:style-name="ro1">
          <table:table-cell office:value-type="float" office:value="29.44" calcext:value-type="float">
            <text:p>29.44</text:p>
          </table:table-cell>
          <table:table-cell office:value-type="float" office:value="1" calcext:value-type="float">
            <text:p>1</text:p>
          </table:table-cell>
          <table:table-cell office:value-type="float" office:value="29.44" calcext:value-type="float">
            <text:p>29.44</text:p>
          </table:table-cell>
          <table:table-cell office:value-type="float" office:value="0" calcext:value-type="float">
            <text:p>0</text:p>
          </table:table-cell>
          <table:table-cell office:value-type="float" office:value="29.44" calcext:value-type="float">
            <text:p>29.44</text:p>
          </table:table-cell>
          <table:table-cell office:value-type="float" office:value="33" calcext:value-type="float">
            <text:p>33</text:p>
          </table:table-cell>
          <table:table-cell table:formula="of:=AVERAGE([.F185:.F204])" office:value-type="float" office:value="31.95" calcext:value-type="float">
            <text:p>31.95</text:p>
          </table:table-cell>
          <table:table-cell table:formula="of:=LN([.G185])" office:value-type="float" office:value="3.46417218082354" calcext:value-type="float">
            <text:p>3.4641721808</text:p>
          </table:table-cell>
          <table:table-cell table:formula="of:=[.F185]/((SUM([.F$2:.F$513]))*0.16)" office:value-type="float" office:value="0.000669219163192135" calcext:value-type="float">
            <text:p>0.0006692192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0" calcext:value-type="float">
            <text:p>0</text:p>
          </table:table-cell>
          <table:table-cell office:value-type="float" office:value="29.6" calcext:value-type="float">
            <text:p>29.6</text:p>
          </table:table-cell>
          <table:table-cell office:value-type="float" office:value="0" calcext:value-type="float">
            <text:p>0</text:p>
          </table:table-cell>
          <table:table-cell office:value-type="float" office:value="29.6" calcext:value-type="float">
            <text:p>29.6</text:p>
          </table:table-cell>
          <table:table-cell office:value-type="float" office:value="41" calcext:value-type="float">
            <text:p>41</text:p>
          </table:table-cell>
          <table:table-cell table:formula="of:=AVERAGE([.F186:.F205])" office:value-type="float" office:value="31.35" calcext:value-type="float">
            <text:p>31.35</text:p>
          </table:table-cell>
          <table:table-cell table:formula="of:=LN([.G186])" office:value-type="float" office:value="3.44521426707893" calcext:value-type="float">
            <text:p>3.4452142671</text:p>
          </table:table-cell>
          <table:table-cell table:formula="of:=[.F186]/((SUM([.F$2:.F$513]))*0.16)" office:value-type="float" office:value="0.000831454111844773" calcext:value-type="float">
            <text:p>0.0008314541</text:p>
          </table:table-cell>
        </table:table-row>
        <table:table-row table:style-name="ro1">
          <table:table-cell office:value-type="float" office:value="29.76" calcext:value-type="float">
            <text:p>29.76</text:p>
          </table:table-cell>
          <table:table-cell office:value-type="float" office:value="4" calcext:value-type="float">
            <text:p>4</text:p>
          </table:table-cell>
          <table:table-cell office:value-type="float" office:value="29.76" calcext:value-type="float">
            <text:p>29.76</text:p>
          </table:table-cell>
          <table:table-cell office:value-type="float" office:value="0" calcext:value-type="float">
            <text:p>0</text:p>
          </table:table-cell>
          <table:table-cell office:value-type="float" office:value="29.76" calcext:value-type="float">
            <text:p>29.76</text:p>
          </table:table-cell>
          <table:table-cell office:value-type="float" office:value="39" calcext:value-type="float">
            <text:p>39</text:p>
          </table:table-cell>
          <table:table-cell table:formula="of:=AVERAGE([.F187:.F206])" office:value-type="float" office:value="30.35" calcext:value-type="float">
            <text:p>30.35</text:p>
          </table:table-cell>
          <table:table-cell table:formula="of:=LN([.G187])" office:value-type="float" office:value="3.41279651750551" calcext:value-type="float">
            <text:p>3.4127965175</text:p>
          </table:table-cell>
          <table:table-cell table:formula="of:=[.F187]/((SUM([.F$2:.F$513]))*0.16)" office:value-type="float" office:value="0.000790895374681614" calcext:value-type="float">
            <text:p>0.0007908954</text:p>
          </table:table-cell>
        </table:table-row>
        <table:table-row table:style-name="ro1">
          <table:table-cell office:value-type="float" office:value="29.92" calcext:value-type="float">
            <text:p>29.92</text:p>
          </table:table-cell>
          <table:table-cell office:value-type="float" office:value="2" calcext:value-type="float">
            <text:p>2</text:p>
          </table:table-cell>
          <table:table-cell office:value-type="float" office:value="29.92" calcext:value-type="float">
            <text:p>29.92</text:p>
          </table:table-cell>
          <table:table-cell office:value-type="float" office:value="0" calcext:value-type="float">
            <text:p>0</text:p>
          </table:table-cell>
          <table:table-cell office:value-type="float" office:value="29.92" calcext:value-type="float">
            <text:p>29.92</text:p>
          </table:table-cell>
          <table:table-cell office:value-type="float" office:value="43" calcext:value-type="float">
            <text:p>43</text:p>
          </table:table-cell>
          <table:table-cell table:formula="of:=AVERAGE([.F188:.F207])" office:value-type="float" office:value="29.15" calcext:value-type="float">
            <text:p>29.15</text:p>
          </table:table-cell>
          <table:table-cell table:formula="of:=LN([.G188])" office:value-type="float" office:value="3.3724549127965" calcext:value-type="float">
            <text:p>3.3724549128</text:p>
          </table:table-cell>
          <table:table-cell table:formula="of:=[.F188]/((SUM([.F$2:.F$513]))*0.16)" office:value-type="float" office:value="0.000872012849007933" calcext:value-type="float">
            <text:p>0.0008720128</text:p>
          </table:table-cell>
        </table:table-row>
        <table:table-row table:style-name="ro1">
          <table:table-cell office:value-type="float" office:value="30.08" calcext:value-type="float">
            <text:p>30.08</text:p>
          </table:table-cell>
          <table:table-cell office:value-type="float" office:value="0" calcext:value-type="float">
            <text:p>0</text:p>
          </table:table-cell>
          <table:table-cell office:value-type="float" office:value="30.08" calcext:value-type="float">
            <text:p>30.08</text:p>
          </table:table-cell>
          <table:table-cell office:value-type="float" office:value="0" calcext:value-type="float">
            <text:p>0</text:p>
          </table:table-cell>
          <table:table-cell office:value-type="float" office:value="30.08" calcext:value-type="float">
            <text:p>30.08</text:p>
          </table:table-cell>
          <table:table-cell office:value-type="float" office:value="35" calcext:value-type="float">
            <text:p>35</text:p>
          </table:table-cell>
          <table:table-cell table:formula="of:=AVERAGE([.F189:.F208])" office:value-type="float" office:value="27.85" calcext:value-type="float">
            <text:p>27.85</text:p>
          </table:table-cell>
          <table:table-cell table:formula="of:=LN([.G189])" office:value-type="float" office:value="3.32683296637329" calcext:value-type="float">
            <text:p>3.3268329664</text:p>
          </table:table-cell>
          <table:table-cell table:formula="of:=[.F189]/((SUM([.F$2:.F$513]))*0.16)" office:value-type="float" office:value="0.000709777900355294" calcext:value-type="float">
            <text:p>0.0007097779</text:p>
          </table:table-cell>
        </table:table-row>
        <table:table-row table:style-name="ro1">
          <table:table-cell office:value-type="float" office:value="30.24" calcext:value-type="float">
            <text:p>30.24</text:p>
          </table:table-cell>
          <table:table-cell office:value-type="float" office:value="1" calcext:value-type="float">
            <text:p>1</text:p>
          </table:table-cell>
          <table:table-cell office:value-type="float" office:value="30.24" calcext:value-type="float">
            <text:p>30.24</text:p>
          </table:table-cell>
          <table:table-cell office:value-type="float" office:value="0" calcext:value-type="float">
            <text:p>0</text:p>
          </table:table-cell>
          <table:table-cell office:value-type="float" office:value="30.24" calcext:value-type="float">
            <text:p>30.24</text:p>
          </table:table-cell>
          <table:table-cell office:value-type="float" office:value="40" calcext:value-type="float">
            <text:p>40</text:p>
          </table:table-cell>
          <table:table-cell table:formula="of:=AVERAGE([.F190:.F209])" office:value-type="float" office:value="27.05" calcext:value-type="float">
            <text:p>27.05</text:p>
          </table:table-cell>
          <table:table-cell table:formula="of:=LN([.G190])" office:value-type="float" office:value="3.29768700529249" calcext:value-type="float">
            <text:p>3.2976870053</text:p>
          </table:table-cell>
          <table:table-cell table:formula="of:=[.F190]/((SUM([.F$2:.F$513]))*0.16)" office:value-type="float" office:value="0.000811174743263194" calcext:value-type="float">
            <text:p>0.0008111747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42" calcext:value-type="float">
            <text:p>42</text:p>
          </table:table-cell>
          <table:table-cell table:formula="of:=AVERAGE([.F191:.F210])" office:value-type="float" office:value="26.05" calcext:value-type="float">
            <text:p>26.05</text:p>
          </table:table-cell>
          <table:table-cell table:formula="of:=LN([.G191])" office:value-type="float" office:value="3.26001776819938" calcext:value-type="float">
            <text:p>3.2600177682</text:p>
          </table:table-cell>
          <table:table-cell table:formula="of:=[.F191]/((SUM([.F$2:.F$513]))*0.16)" office:value-type="float" office:value="0.000851733480426353" calcext:value-type="float">
            <text:p>0.0008517335</text:p>
          </table:table-cell>
        </table:table-row>
        <table:table-row table:style-name="ro1">
          <table:table-cell office:value-type="float" office:value="30.56" calcext:value-type="float">
            <text:p>30.56</text:p>
          </table:table-cell>
          <table:table-cell office:value-type="float" office:value="1" calcext:value-type="float">
            <text:p>1</text:p>
          </table:table-cell>
          <table:table-cell office:value-type="float" office:value="30.56" calcext:value-type="float">
            <text:p>30.56</text:p>
          </table:table-cell>
          <table:table-cell office:value-type="float" office:value="0" calcext:value-type="float">
            <text:p>0</text:p>
          </table:table-cell>
          <table:table-cell office:value-type="float" office:value="30.56" calcext:value-type="float">
            <text:p>30.56</text:p>
          </table:table-cell>
          <table:table-cell office:value-type="float" office:value="34" calcext:value-type="float">
            <text:p>34</text:p>
          </table:table-cell>
          <table:table-cell table:formula="of:=AVERAGE([.F192:.F211])" office:value-type="float" office:value="25.25" calcext:value-type="float">
            <text:p>25.25</text:p>
          </table:table-cell>
          <table:table-cell table:formula="of:=LN([.G192])" office:value-type="float" office:value="3.22882615572137" calcext:value-type="float">
            <text:p>3.2288261557</text:p>
          </table:table-cell>
          <table:table-cell table:formula="of:=[.F192]/((SUM([.F$2:.F$513]))*0.16)" office:value-type="float" office:value="0.000689498531773715" calcext:value-type="float">
            <text:p>0.0006894985</text:p>
          </table:table-cell>
        </table:table-row>
        <table:table-row table:style-name="ro1">
          <table:table-cell office:value-type="float" office:value="30.72" calcext:value-type="float">
            <text:p>30.72</text:p>
          </table:table-cell>
          <table:table-cell office:value-type="float" office:value="1" calcext:value-type="float">
            <text:p>1</text:p>
          </table:table-cell>
          <table:table-cell office:value-type="float" office:value="30.72" calcext:value-type="float">
            <text:p>30.72</text:p>
          </table:table-cell>
          <table:table-cell office:value-type="float" office:value="2" calcext:value-type="float">
            <text:p>2</text:p>
          </table:table-cell>
          <table:table-cell office:value-type="float" office:value="30.72" calcext:value-type="float">
            <text:p>30.72</text:p>
          </table:table-cell>
          <table:table-cell office:value-type="float" office:value="36" calcext:value-type="float">
            <text:p>36</text:p>
          </table:table-cell>
          <table:table-cell table:formula="of:=AVERAGE([.F193:.F212])" office:value-type="float" office:value="24.25" calcext:value-type="float">
            <text:p>24.25</text:p>
          </table:table-cell>
          <table:table-cell table:formula="of:=LN([.G193])" office:value-type="float" office:value="3.18841661738349" calcext:value-type="float">
            <text:p>3.1884166174</text:p>
          </table:table-cell>
          <table:table-cell table:formula="of:=[.F193]/((SUM([.F$2:.F$513]))*0.16)" office:value-type="float" office:value="0.000730057268936874" calcext:value-type="float">
            <text:p>0.0007300573</text:p>
          </table:table-cell>
        </table:table-row>
        <table:table-row table:style-name="ro1">
          <table:table-cell office:value-type="float" office:value="30.88" calcext:value-type="float">
            <text:p>30.88</text:p>
          </table:table-cell>
          <table:table-cell office:value-type="float" office:value="0" calcext:value-type="float">
            <text:p>0</text:p>
          </table:table-cell>
          <table:table-cell office:value-type="float" office:value="30.88" calcext:value-type="float">
            <text:p>30.88</text:p>
          </table:table-cell>
          <table:table-cell office:value-type="float" office:value="23" calcext:value-type="float">
            <text:p>23</text:p>
          </table:table-cell>
          <table:table-cell office:value-type="float" office:value="30.88" calcext:value-type="float">
            <text:p>30.88</text:p>
          </table:table-cell>
          <table:table-cell office:value-type="float" office:value="30" calcext:value-type="float">
            <text:p>30</text:p>
          </table:table-cell>
          <table:table-cell table:formula="of:=AVERAGE([.F194:.F213])" office:value-type="float" office:value="23.45" calcext:value-type="float">
            <text:p>23.45</text:p>
          </table:table-cell>
          <table:table-cell table:formula="of:=LN([.G194])" office:value-type="float" office:value="3.15487049489229" calcext:value-type="float">
            <text:p>3.1548704949</text:p>
          </table:table-cell>
          <table:table-cell table:formula="of:=[.F194]/((SUM([.F$2:.F$513]))*0.16)" office:value-type="float" office:value="0.000608381057447395" calcext:value-type="float">
            <text:p>0.0006083811</text:p>
          </table:table-cell>
        </table:table-row>
        <table:table-row table:style-name="ro1">
          <table:table-cell office:value-type="float" office:value="31.04" calcext:value-type="float">
            <text:p>31.04</text:p>
          </table:table-cell>
          <table:table-cell office:value-type="float" office:value="0" calcext:value-type="float">
            <text:p>0</text:p>
          </table:table-cell>
          <table:table-cell office:value-type="float" office:value="31.04" calcext:value-type="float">
            <text:p>31.04</text:p>
          </table:table-cell>
          <table:table-cell office:value-type="float" office:value="3" calcext:value-type="float">
            <text:p>3</text:p>
          </table:table-cell>
          <table:table-cell office:value-type="float" office:value="31.04" calcext:value-type="float">
            <text:p>31.04</text:p>
          </table:table-cell>
          <table:table-cell office:value-type="float" office:value="25" calcext:value-type="float">
            <text:p>25</text:p>
          </table:table-cell>
          <table:table-cell table:formula="of:=AVERAGE([.F195:.F214])" office:value-type="float" office:value="23.2" calcext:value-type="float">
            <text:p>23.2</text:p>
          </table:table-cell>
          <table:table-cell table:formula="of:=LN([.G195])" office:value-type="float" office:value="3.14415227867226" calcext:value-type="float">
            <text:p>3.1441522787</text:p>
          </table:table-cell>
          <table:table-cell table:formula="of:=[.F195]/((SUM([.F$2:.F$513]))*0.16)" office:value-type="float" office:value="0.000506984214539496" calcext:value-type="float">
            <text:p>0.0005069842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office:value-type="float" office:value="31.2" calcext:value-type="float">
            <text:p>31.2</text:p>
          </table:table-cell>
          <table:table-cell office:value-type="float" office:value="3" calcext:value-type="float">
            <text:p>3</text:p>
          </table:table-cell>
          <table:table-cell office:value-type="float" office:value="31.2" calcext:value-type="float">
            <text:p>31.2</text:p>
          </table:table-cell>
          <table:table-cell office:value-type="float" office:value="30" calcext:value-type="float">
            <text:p>30</text:p>
          </table:table-cell>
          <table:table-cell table:formula="of:=AVERAGE([.F196:.F215])" office:value-type="float" office:value="22.5" calcext:value-type="float">
            <text:p>22.5</text:p>
          </table:table-cell>
          <table:table-cell table:formula="of:=LN([.G196])" office:value-type="float" office:value="3.11351530921037" calcext:value-type="float">
            <text:p>3.1135153092</text:p>
          </table:table-cell>
          <table:table-cell table:formula="of:=[.F196]/((SUM([.F$2:.F$513]))*0.16)" office:value-type="float" office:value="0.000608381057447395" calcext:value-type="float">
            <text:p>0.0006083811</text:p>
          </table:table-cell>
        </table:table-row>
        <table:table-row table:style-name="ro1">
          <table:table-cell office:value-type="float" office:value="31.36" calcext:value-type="float">
            <text:p>31.36</text:p>
          </table:table-cell>
          <table:table-cell office:value-type="float" office:value="0" calcext:value-type="float">
            <text:p>0</text:p>
          </table:table-cell>
          <table:table-cell office:value-type="float" office:value="31.36" calcext:value-type="float">
            <text:p>31.36</text:p>
          </table:table-cell>
          <table:table-cell office:value-type="float" office:value="2" calcext:value-type="float">
            <text:p>2</text:p>
          </table:table-cell>
          <table:table-cell office:value-type="float" office:value="31.36" calcext:value-type="float">
            <text:p>31.36</text:p>
          </table:table-cell>
          <table:table-cell office:value-type="float" office:value="28" calcext:value-type="float">
            <text:p>28</text:p>
          </table:table-cell>
          <table:table-cell table:formula="of:=AVERAGE([.F197:.F216])" office:value-type="float" office:value="22.3" calcext:value-type="float">
            <text:p>22.3</text:p>
          </table:table-cell>
          <table:table-cell table:formula="of:=LN([.G197])" office:value-type="float" office:value="3.10458667846607" calcext:value-type="float">
            <text:p>3.1045866785</text:p>
          </table:table-cell>
          <table:table-cell table:formula="of:=[.F197]/((SUM([.F$2:.F$513]))*0.16)" office:value-type="float" office:value="0.000567822320284236" calcext:value-type="float">
            <text:p>0.0005678223</text:p>
          </table:table-cell>
        </table:table-row>
        <table:table-row table:style-name="ro1">
          <table:table-cell office:value-type="float" office:value="31.52" calcext:value-type="float">
            <text:p>31.52</text:p>
          </table:table-cell>
          <table:table-cell office:value-type="float" office:value="0" calcext:value-type="float">
            <text:p>0</text:p>
          </table:table-cell>
          <table:table-cell office:value-type="float" office:value="31.52" calcext:value-type="float">
            <text:p>31.52</text:p>
          </table:table-cell>
          <table:table-cell office:value-type="float" office:value="5" calcext:value-type="float">
            <text:p>5</text:p>
          </table:table-cell>
          <table:table-cell office:value-type="float" office:value="31.52" calcext:value-type="float">
            <text:p>31.52</text:p>
          </table:table-cell>
          <table:table-cell office:value-type="float" office:value="25" calcext:value-type="float">
            <text:p>25</text:p>
          </table:table-cell>
          <table:table-cell table:formula="of:=AVERAGE([.F198:.F217])" office:value-type="float" office:value="21.55" calcext:value-type="float">
            <text:p>21.55</text:p>
          </table:table-cell>
          <table:table-cell table:formula="of:=LN([.G198])" office:value-type="float" office:value="3.07037581654976" calcext:value-type="float">
            <text:p>3.0703758165</text:p>
          </table:table-cell>
          <table:table-cell table:formula="of:=[.F198]/((SUM([.F$2:.F$513]))*0.16)" office:value-type="float" office:value="0.000506984214539496" calcext:value-type="float">
            <text:p>0.0005069842</text:p>
          </table:table-cell>
        </table:table-row>
        <table:table-row table:style-name="ro1">
          <table:table-cell office:value-type="float" office:value="31.68" calcext:value-type="float">
            <text:p>31.68</text:p>
          </table:table-cell>
          <table:table-cell office:value-type="float" office:value="0" calcext:value-type="float">
            <text:p>0</text:p>
          </table:table-cell>
          <table:table-cell office:value-type="float" office:value="31.68" calcext:value-type="float">
            <text:p>31.68</text:p>
          </table:table-cell>
          <table:table-cell office:value-type="float" office:value="1" calcext:value-type="float">
            <text:p>1</text:p>
          </table:table-cell>
          <table:table-cell office:value-type="float" office:value="31.68" calcext:value-type="float">
            <text:p>31.68</text:p>
          </table:table-cell>
          <table:table-cell office:value-type="float" office:value="22" calcext:value-type="float">
            <text:p>22</text:p>
          </table:table-cell>
          <table:table-cell table:formula="of:=AVERAGE([.F199:.F218])" office:value-type="float" office:value="21.4" calcext:value-type="float">
            <text:p>21.4</text:p>
          </table:table-cell>
          <table:table-cell table:formula="of:=LN([.G199])" office:value-type="float" office:value="3.06339092202781" calcext:value-type="float">
            <text:p>3.063390922</text:p>
          </table:table-cell>
          <table:table-cell table:formula="of:=[.F199]/((SUM([.F$2:.F$513]))*0.16)" office:value-type="float" office:value="0.000446146108794757" calcext:value-type="float">
            <text:p>0.0004461461</text:p>
          </table:table-cell>
        </table:table-row>
        <table:table-row table:style-name="ro1">
          <table:table-cell office:value-type="float" office:value="31.84" calcext:value-type="float">
            <text:p>31.84</text:p>
          </table:table-cell>
          <table:table-cell office:value-type="float" office:value="2" calcext:value-type="float">
            <text:p>2</text:p>
          </table:table-cell>
          <table:table-cell office:value-type="float" office:value="31.84" calcext:value-type="float">
            <text:p>31.84</text:p>
          </table:table-cell>
          <table:table-cell office:value-type="float" office:value="4" calcext:value-type="float">
            <text:p>4</text:p>
          </table:table-cell>
          <table:table-cell office:value-type="float" office:value="31.84" calcext:value-type="float">
            <text:p>31.84</text:p>
          </table:table-cell>
          <table:table-cell office:value-type="float" office:value="25" calcext:value-type="float">
            <text:p>25</text:p>
          </table:table-cell>
          <table:table-cell table:formula="of:=AVERAGE([.F200:.F219])" office:value-type="float" office:value="21.2" calcext:value-type="float">
            <text:p>21.2</text:p>
          </table:table-cell>
          <table:table-cell table:formula="of:=LN([.G200])" office:value-type="float" office:value="3.05400118167797" calcext:value-type="float">
            <text:p>3.0540011817</text:p>
          </table:table-cell>
          <table:table-cell table:formula="of:=[.F200]/((SUM([.F$2:.F$513]))*0.16)" office:value-type="float" office:value="0.000506984214539496" calcext:value-type="float">
            <text:p>0.00050698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formula="of:=AVERAGE([.F201:.F220])" office:value-type="float" office:value="20.35" calcext:value-type="float">
            <text:p>20.35</text:p>
          </table:table-cell>
          <table:table-cell table:formula="of:=LN([.G201])" office:value-type="float" office:value="3.0130809118886" calcext:value-type="float">
            <text:p>3.0130809119</text:p>
          </table:table-cell>
          <table:table-cell table:formula="of:=[.F201]/((SUM([.F$2:.F$513]))*0.16)" office:value-type="float" office:value="0.000608381057447395" calcext:value-type="float">
            <text:p>0.0006083811</text:p>
          </table:table-cell>
        </table:table-row>
        <table:table-row table:style-name="ro1">
          <table:table-cell office:value-type="float" office:value="32.16" calcext:value-type="float">
            <text:p>32.16</text:p>
          </table:table-cell>
          <table:table-cell office:value-type="float" office:value="1" calcext:value-type="float">
            <text:p>1</text:p>
          </table:table-cell>
          <table:table-cell office:value-type="float" office:value="32.16" calcext:value-type="float">
            <text:p>32.16</text:p>
          </table:table-cell>
          <table:table-cell office:value-type="float" office:value="0" calcext:value-type="float">
            <text:p>0</text:p>
          </table:table-cell>
          <table:table-cell office:value-type="float" office:value="32.16" calcext:value-type="float">
            <text:p>32.16</text:p>
          </table:table-cell>
          <table:table-cell office:value-type="float" office:value="27" calcext:value-type="float">
            <text:p>27</text:p>
          </table:table-cell>
          <table:table-cell table:formula="of:=AVERAGE([.F202:.F221])" office:value-type="float" office:value="19.8" calcext:value-type="float">
            <text:p>19.8</text:p>
          </table:table-cell>
          <table:table-cell table:formula="of:=LN([.G202])" office:value-type="float" office:value="2.98568193770049" calcext:value-type="float">
            <text:p>2.9856819377</text:p>
          </table:table-cell>
          <table:table-cell table:formula="of:=[.F202]/((SUM([.F$2:.F$513]))*0.16)" office:value-type="float" office:value="0.000547542951702656" calcext:value-type="float">
            <text:p>0.000547543</text:p>
          </table:table-cell>
        </table:table-row>
        <table:table-row table:style-name="ro1">
          <table:table-cell office:value-type="float" office:value="32.32" calcext:value-type="float">
            <text:p>32.32</text:p>
          </table:table-cell>
          <table:table-cell office:value-type="float" office:value="1" calcext:value-type="float">
            <text:p>1</text:p>
          </table:table-cell>
          <table:table-cell office:value-type="float" office:value="32.32" calcext:value-type="float">
            <text:p>32.32</text:p>
          </table:table-cell>
          <table:table-cell office:value-type="float" office:value="2" calcext:value-type="float">
            <text:p>2</text:p>
          </table:table-cell>
          <table:table-cell office:value-type="float" office:value="32.32" calcext:value-type="float">
            <text:p>32.32</text:p>
          </table:table-cell>
          <table:table-cell office:value-type="float" office:value="24" calcext:value-type="float">
            <text:p>24</text:p>
          </table:table-cell>
          <table:table-cell table:formula="of:=AVERAGE([.F203:.F222])" office:value-type="float" office:value="19.05" calcext:value-type="float">
            <text:p>19.05</text:p>
          </table:table-cell>
          <table:table-cell table:formula="of:=LN([.G203])" office:value-type="float" office:value="2.94706710157271" calcext:value-type="float">
            <text:p>2.9470671016</text:p>
          </table:table-cell>
          <table:table-cell table:formula="of:=[.F203]/((SUM([.F$2:.F$513]))*0.16)" office:value-type="float" office:value="0.000486704845957916" calcext:value-type="float">
            <text:p>0.0004867048</text:p>
          </table:table-cell>
        </table:table-row>
        <table:table-row table:style-name="ro1">
          <table:table-cell office:value-type="float" office:value="32.48" calcext:value-type="float">
            <text:p>32.48</text:p>
          </table:table-cell>
          <table:table-cell office:value-type="float" office:value="3" calcext:value-type="float">
            <text:p>3</text:p>
          </table:table-cell>
          <table:table-cell office:value-type="float" office:value="32.48" calcext:value-type="float">
            <text:p>32.48</text:p>
          </table:table-cell>
          <table:table-cell office:value-type="float" office:value="0" calcext:value-type="float">
            <text:p>0</text:p>
          </table:table-cell>
          <table:table-cell office:value-type="float" office:value="32.48" calcext:value-type="float">
            <text:p>32.48</text:p>
          </table:table-cell>
          <table:table-cell office:value-type="float" office:value="30" calcext:value-type="float">
            <text:p>30</text:p>
          </table:table-cell>
          <table:table-cell table:formula="of:=AVERAGE([.F204:.F223])" office:value-type="float" office:value="18.6" calcext:value-type="float">
            <text:p>18.6</text:p>
          </table:table-cell>
          <table:table-cell table:formula="of:=LN([.G204])" office:value-type="float" office:value="2.92316158071916" calcext:value-type="float">
            <text:p>2.9231615807</text:p>
          </table:table-cell>
          <table:table-cell table:formula="of:=[.F204]/((SUM([.F$2:.F$513]))*0.16)" office:value-type="float" office:value="0.000608381057447395" calcext:value-type="float">
            <text:p>0.0006083811</text:p>
          </table:table-cell>
        </table:table-row>
        <table:table-row table:style-name="ro1">
          <table:table-cell office:value-type="float" office:value="32.64" calcext:value-type="float">
            <text:p>32.64</text:p>
          </table:table-cell>
          <table:table-cell office:value-type="float" office:value="1" calcext:value-type="float">
            <text:p>1</text:p>
          </table:table-cell>
          <table:table-cell office:value-type="float" office:value="32.64" calcext:value-type="float">
            <text:p>32.64</text:p>
          </table:table-cell>
          <table:table-cell office:value-type="float" office:value="10" calcext:value-type="float">
            <text:p>10</text:p>
          </table:table-cell>
          <table:table-cell office:value-type="float" office:value="32.64" calcext:value-type="float">
            <text:p>32.64</text:p>
          </table:table-cell>
          <table:table-cell office:value-type="float" office:value="21" calcext:value-type="float">
            <text:p>21</text:p>
          </table:table-cell>
          <table:table-cell table:formula="of:=AVERAGE([.F205:.F224])" office:value-type="float" office:value="17.85" calcext:value-type="float">
            <text:p>17.85</text:p>
          </table:table-cell>
          <table:table-cell table:formula="of:=LN([.G205])" office:value-type="float" office:value="2.88200350822565" calcext:value-type="float">
            <text:p>2.8820035082</text:p>
          </table:table-cell>
          <table:table-cell table:formula="of:=[.F205]/((SUM([.F$2:.F$513]))*0.16)" office:value-type="float" office:value="0.000425866740213177" calcext:value-type="float">
            <text:p>0.0004258667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5" calcext:value-type="float">
            <text:p>5</text:p>
          </table:table-cell>
          <table:table-cell office:value-type="float" office:value="32.8" calcext:value-type="float">
            <text:p>32.8</text:p>
          </table:table-cell>
          <table:table-cell office:value-type="float" office:value="21" calcext:value-type="float">
            <text:p>21</text:p>
          </table:table-cell>
          <table:table-cell table:formula="of:=AVERAGE([.F206:.F225])" office:value-type="float" office:value="17.8" calcext:value-type="float">
            <text:p>17.8</text:p>
          </table:table-cell>
          <table:table-cell table:formula="of:=LN([.G206])" office:value-type="float" office:value="2.87919845729804" calcext:value-type="float">
            <text:p>2.8791984573</text:p>
          </table:table-cell>
          <table:table-cell table:formula="of:=[.F206]/((SUM([.F$2:.F$513]))*0.16)" office:value-type="float" office:value="0.000425866740213177" calcext:value-type="float">
            <text:p>0.0004258667</text:p>
          </table:table-cell>
        </table:table-row>
        <table:table-row table:style-name="ro1">
          <table:table-cell office:value-type="float" office:value="32.96" calcext:value-type="float">
            <text:p>32.96</text:p>
          </table:table-cell>
          <table:table-cell office:value-type="float" office:value="0" calcext:value-type="float">
            <text:p>0</text:p>
          </table:table-cell>
          <table:table-cell office:value-type="float" office:value="32.96" calcext:value-type="float">
            <text:p>32.96</text:p>
          </table:table-cell>
          <table:table-cell office:value-type="float" office:value="0" calcext:value-type="float">
            <text:p>0</text:p>
          </table:table-cell>
          <table:table-cell office:value-type="float" office:value="32.96" calcext:value-type="float">
            <text:p>32.96</text:p>
          </table:table-cell>
          <table:table-cell office:value-type="float" office:value="15" calcext:value-type="float">
            <text:p>15</text:p>
          </table:table-cell>
          <table:table-cell table:formula="of:=AVERAGE([.F207:.F226])" office:value-type="float" office:value="17.45" calcext:value-type="float">
            <text:p>17.45</text:p>
          </table:table-cell>
          <table:table-cell table:formula="of:=LN([.G207])" office:value-type="float" office:value="2.85933964864844" calcext:value-type="float">
            <text:p>2.8593396486</text:p>
          </table:table-cell>
          <table:table-cell table:formula="of:=[.F207]/((SUM([.F$2:.F$513]))*0.16)" office:value-type="float" office:value="0.000304190528723698" calcext:value-type="float">
            <text:p>0.0003041905</text:p>
          </table:table-cell>
        </table:table-row>
        <table:table-row table:style-name="ro1">
          <table:table-cell office:value-type="float" office:value="33.12" calcext:value-type="float">
            <text:p>33.12</text:p>
          </table:table-cell>
          <table:table-cell office:value-type="float" office:value="0" calcext:value-type="float">
            <text:p>0</text:p>
          </table:table-cell>
          <table:table-cell office:value-type="float" office:value="33.12" calcext:value-type="float">
            <text:p>33.12</text:p>
          </table:table-cell>
          <table:table-cell office:value-type="float" office:value="0" calcext:value-type="float">
            <text:p>0</text:p>
          </table:table-cell>
          <table:table-cell office:value-type="float" office:value="33.12" calcext:value-type="float">
            <text:p>33.12</text:p>
          </table:table-cell>
          <table:table-cell office:value-type="float" office:value="17" calcext:value-type="float">
            <text:p>17</text:p>
          </table:table-cell>
          <table:table-cell table:formula="of:=AVERAGE([.F208:.F227])" office:value-type="float" office:value="17.55" calcext:value-type="float">
            <text:p>17.55</text:p>
          </table:table-cell>
          <table:table-cell table:formula="of:=LN([.G208])" office:value-type="float" office:value="2.86505394991187" calcext:value-type="float">
            <text:p>2.8650539499</text:p>
          </table:table-cell>
          <table:table-cell table:formula="of:=[.F208]/((SUM([.F$2:.F$513]))*0.16)" office:value-type="float" office:value="0.000344749265886857" calcext:value-type="float">
            <text:p>0.0003447493</text:p>
          </table:table-cell>
        </table:table-row>
        <table:table-row table:style-name="ro1">
          <table:table-cell office:value-type="float" office:value="33.28" calcext:value-type="float">
            <text:p>33.28</text:p>
          </table:table-cell>
          <table:table-cell office:value-type="float" office:value="0" calcext:value-type="float">
            <text:p>0</text:p>
          </table:table-cell>
          <table:table-cell office:value-type="float" office:value="33.28" calcext:value-type="float">
            <text:p>33.28</text:p>
          </table:table-cell>
          <table:table-cell office:value-type="float" office:value="0" calcext:value-type="float">
            <text:p>0</text:p>
          </table:table-cell>
          <table:table-cell office:value-type="float" office:value="33.28" calcext:value-type="float">
            <text:p>33.28</text:p>
          </table:table-cell>
          <table:table-cell office:value-type="float" office:value="19" calcext:value-type="float">
            <text:p>19</text:p>
          </table:table-cell>
          <table:table-cell table:formula="of:=AVERAGE([.F209:.F228])" office:value-type="float" office:value="17.6" calcext:value-type="float">
            <text:p>17.6</text:p>
          </table:table-cell>
          <table:table-cell table:formula="of:=LN([.G209])" office:value-type="float" office:value="2.86789890204411" calcext:value-type="float">
            <text:p>2.867898902</text:p>
          </table:table-cell>
          <table:table-cell table:formula="of:=[.F209]/((SUM([.F$2:.F$513]))*0.16)" office:value-type="float" office:value="0.000385308003050017" calcext:value-type="float">
            <text:p>0.000385308</text:p>
          </table:table-cell>
        </table:table-row>
        <table:table-row table:style-name="ro1">
          <table:table-cell office:value-type="float" office:value="33.44" calcext:value-type="float">
            <text:p>33.44</text:p>
          </table:table-cell>
          <table:table-cell office:value-type="float" office:value="1" calcext:value-type="float">
            <text:p>1</text:p>
          </table:table-cell>
          <table:table-cell office:value-type="float" office:value="33.44" calcext:value-type="float">
            <text:p>33.44</text:p>
          </table:table-cell>
          <table:table-cell office:value-type="float" office:value="0" calcext:value-type="float">
            <text:p>0</text:p>
          </table:table-cell>
          <table:table-cell office:value-type="float" office:value="33.44" calcext:value-type="float">
            <text:p>33.44</text:p>
          </table:table-cell>
          <table:table-cell office:value-type="float" office:value="20" calcext:value-type="float">
            <text:p>20</text:p>
          </table:table-cell>
          <table:table-cell table:formula="of:=AVERAGE([.F210:.F229])" office:value-type="float" office:value="17.3" calcext:value-type="float">
            <text:p>17.3</text:p>
          </table:table-cell>
          <table:table-cell table:formula="of:=LN([.G210])" office:value-type="float" office:value="2.85070650150373" calcext:value-type="float">
            <text:p>2.8507065015</text:p>
          </table:table-cell>
          <table:table-cell table:formula="of:=[.F210]/((SUM([.F$2:.F$513]))*0.16)" office:value-type="float" office:value="0.000405587371631597" calcext:value-type="float">
            <text:p>0.0004055874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1" calcext:value-type="float">
            <text:p>1</text:p>
          </table:table-cell>
          <table:table-cell office:value-type="float" office:value="33.6" calcext:value-type="float">
            <text:p>33.6</text:p>
          </table:table-cell>
          <table:table-cell office:value-type="float" office:value="0" calcext:value-type="float">
            <text:p>0</text:p>
          </table:table-cell>
          <table:table-cell office:value-type="float" office:value="33.6" calcext:value-type="float">
            <text:p>33.6</text:p>
          </table:table-cell>
          <table:table-cell office:value-type="float" office:value="26" calcext:value-type="float">
            <text:p>26</text:p>
          </table:table-cell>
          <table:table-cell table:formula="of:=AVERAGE([.F211:.F230])" office:value-type="float" office:value="17.05" calcext:value-type="float">
            <text:p>17.05</text:p>
          </table:table-cell>
          <table:table-cell table:formula="of:=LN([.G211])" office:value-type="float" office:value="2.83615020372953" calcext:value-type="float">
            <text:p>2.8361502037</text:p>
          </table:table-cell>
          <table:table-cell table:formula="of:=[.F211]/((SUM([.F$2:.F$513]))*0.16)" office:value-type="float" office:value="0.000527263583121076" calcext:value-type="float">
            <text:p>0.0005272636</text:p>
          </table:table-cell>
        </table:table-row>
        <table:table-row table:style-name="ro1">
          <table:table-cell office:value-type="float" office:value="33.76" calcext:value-type="float">
            <text:p>33.76</text:p>
          </table:table-cell>
          <table:table-cell office:value-type="float" office:value="0" calcext:value-type="float">
            <text:p>0</text:p>
          </table:table-cell>
          <table:table-cell office:value-type="float" office:value="33.76" calcext:value-type="float">
            <text:p>33.76</text:p>
          </table:table-cell>
          <table:table-cell office:value-type="float" office:value="0" calcext:value-type="float">
            <text:p>0</text:p>
          </table:table-cell>
          <table:table-cell office:value-type="float" office:value="33.76" calcext:value-type="float">
            <text:p>33.76</text:p>
          </table:table-cell>
          <table:table-cell office:value-type="float" office:value="14" calcext:value-type="float">
            <text:p>14</text:p>
          </table:table-cell>
          <table:table-cell table:formula="of:=AVERAGE([.F212:.F231])" office:value-type="float" office:value="16.35" calcext:value-type="float">
            <text:p>16.35</text:p>
          </table:table-cell>
          <table:table-cell table:formula="of:=LN([.G212])" office:value-type="float" office:value="2.79422789734326" calcext:value-type="float">
            <text:p>2.7942278973</text:p>
          </table:table-cell>
          <table:table-cell table:formula="of:=[.F212]/((SUM([.F$2:.F$513]))*0.16)" office:value-type="float" office:value="0.000283911160142118" calcext:value-type="float">
            <text:p>0.0002839112</text:p>
          </table:table-cell>
        </table:table-row>
        <table:table-row table:style-name="ro1">
          <table:table-cell office:value-type="float" office:value="33.92" calcext:value-type="float">
            <text:p>33.92</text:p>
          </table:table-cell>
          <table:table-cell office:value-type="float" office:value="0" calcext:value-type="float">
            <text:p>0</text:p>
          </table:table-cell>
          <table:table-cell office:value-type="float" office:value="33.92" calcext:value-type="float">
            <text:p>33.92</text:p>
          </table:table-cell>
          <table:table-cell office:value-type="float" office:value="0" calcext:value-type="float">
            <text:p>0</text:p>
          </table:table-cell>
          <table:table-cell office:value-type="float" office:value="33.92" calcext:value-type="float">
            <text:p>33.92</text:p>
          </table:table-cell>
          <table:table-cell office:value-type="float" office:value="20" calcext:value-type="float">
            <text:p>20</text:p>
          </table:table-cell>
          <table:table-cell table:formula="of:=AVERAGE([.F213:.F232])" office:value-type="float" office:value="16.2" calcext:value-type="float">
            <text:p>16.2</text:p>
          </table:table-cell>
          <table:table-cell table:formula="of:=LN([.G213])" office:value-type="float" office:value="2.78501124223834" calcext:value-type="float">
            <text:p>2.7850112422</text:p>
          </table:table-cell>
          <table:table-cell table:formula="of:=[.F213]/((SUM([.F$2:.F$513]))*0.16)" office:value-type="float" office:value="0.000405587371631597" calcext:value-type="float">
            <text:p>0.0004055874</text:p>
          </table:table-cell>
        </table:table-row>
        <table:table-row table:style-name="ro1">
          <table:table-cell office:value-type="float" office:value="34.08" calcext:value-type="float">
            <text:p>34.08</text:p>
          </table:table-cell>
          <table:table-cell office:value-type="float" office:value="1" calcext:value-type="float">
            <text:p>1</text:p>
          </table:table-cell>
          <table:table-cell office:value-type="float" office:value="34.08" calcext:value-type="float">
            <text:p>34.08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.08</text:p>
          </table:table-cell>
          <table:table-cell office:value-type="float" office:value="25" calcext:value-type="float">
            <text:p>25</text:p>
          </table:table-cell>
          <table:table-cell table:formula="of:=AVERAGE([.F214:.F233])" office:value-type="float" office:value="15.5" calcext:value-type="float">
            <text:p>15.5</text:p>
          </table:table-cell>
          <table:table-cell table:formula="of:=LN([.G214])" office:value-type="float" office:value="2.7408400239252" calcext:value-type="float">
            <text:p>2.7408400239</text:p>
          </table:table-cell>
          <table:table-cell table:formula="of:=[.F214]/((SUM([.F$2:.F$513]))*0.16)" office:value-type="float" office:value="0.000506984214539496" calcext:value-type="float">
            <text:p>0.0005069842</text:p>
          </table:table-cell>
        </table:table-row>
        <table:table-row table:style-name="ro1">
          <table:table-cell office:value-type="float" office:value="34.24" calcext:value-type="float">
            <text:p>34.24</text:p>
          </table:table-cell>
          <table:table-cell office:value-type="float" office:value="0" calcext:value-type="float">
            <text:p>0</text:p>
          </table:table-cell>
          <table:table-cell office:value-type="float" office:value="34.24" calcext:value-type="float">
            <text:p>34.24</text:p>
          </table:table-cell>
          <table:table-cell office:value-type="float" office:value="0" calcext:value-type="float">
            <text:p>0</text:p>
          </table:table-cell>
          <table:table-cell office:value-type="float" office:value="34.24" calcext:value-type="float">
            <text:p>34.24</text:p>
          </table:table-cell>
          <table:table-cell office:value-type="float" office:value="11" calcext:value-type="float">
            <text:p>11</text:p>
          </table:table-cell>
          <table:table-cell table:formula="of:=AVERAGE([.F215:.F234])" office:value-type="float" office:value="15.15" calcext:value-type="float">
            <text:p>15.15</text:p>
          </table:table-cell>
          <table:table-cell table:formula="of:=LN([.G215])" office:value-type="float" office:value="2.71800053195538" calcext:value-type="float">
            <text:p>2.718000532</text:p>
          </table:table-cell>
          <table:table-cell table:formula="of:=[.F215]/((SUM([.F$2:.F$513]))*0.16)" office:value-type="float" office:value="0.000223073054397378" calcext:value-type="float">
            <text:p>0.0002230731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0" calcext:value-type="float">
            <text:p>0</text:p>
          </table:table-cell>
          <table:table-cell office:value-type="float" office:value="34.4" calcext:value-type="float">
            <text:p>34.4</text:p>
          </table:table-cell>
          <table:table-cell office:value-type="float" office:value="0" calcext:value-type="float">
            <text:p>0</text:p>
          </table:table-cell>
          <table:table-cell office:value-type="float" office:value="34.4" calcext:value-type="float">
            <text:p>34.4</text:p>
          </table:table-cell>
          <table:table-cell office:value-type="float" office:value="26" calcext:value-type="float">
            <text:p>26</text:p>
          </table:table-cell>
          <table:table-cell table:formula="of:=AVERAGE([.F216:.F235])" office:value-type="float" office:value="15.1" calcext:value-type="float">
            <text:p>15.1</text:p>
          </table:table-cell>
          <table:table-cell table:formula="of:=LN([.G216])" office:value-type="float" office:value="2.71469474382088" calcext:value-type="float">
            <text:p>2.7146947438</text:p>
          </table:table-cell>
          <table:table-cell table:formula="of:=[.F216]/((SUM([.F$2:.F$513]))*0.16)" office:value-type="float" office:value="0.000527263583121076" calcext:value-type="float">
            <text:p>0.0005272636</text:p>
          </table:table-cell>
        </table:table-row>
        <table:table-row table:style-name="ro1">
          <table:table-cell office:value-type="float" office:value="34.56" calcext:value-type="float">
            <text:p>34.56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office:value-type="float" office:value="13" calcext:value-type="float">
            <text:p>13</text:p>
          </table:table-cell>
          <table:table-cell table:formula="of:=AVERAGE([.F217:.F236])" office:value-type="float" office:value="14.2" calcext:value-type="float">
            <text:p>14.2</text:p>
          </table:table-cell>
          <table:table-cell table:formula="of:=LN([.G217])" office:value-type="float" office:value="2.65324196460721" calcext:value-type="float">
            <text:p>2.6532419646</text:p>
          </table:table-cell>
          <table:table-cell table:formula="of:=[.F217]/((SUM([.F$2:.F$513]))*0.16)" office:value-type="float" office:value="0.000263631791560538" calcext:value-type="float">
            <text:p>0.0002636318</text:p>
          </table:table-cell>
        </table:table-row>
        <table:table-row table:style-name="ro1">
          <table:table-cell office:value-type="float" office:value="34.72" calcext:value-type="float">
            <text:p>34.72</text:p>
          </table:table-cell>
          <table:table-cell office:value-type="float" office:value="0" calcext:value-type="float">
            <text:p>0</text:p>
          </table:table-cell>
          <table:table-cell office:value-type="float" office:value="34.72" calcext:value-type="float">
            <text:p>34.72</text:p>
          </table:table-cell>
          <table:table-cell office:value-type="float" office:value="0" calcext:value-type="float">
            <text:p>0</text:p>
          </table:table-cell>
          <table:table-cell office:value-type="float" office:value="34.72" calcext:value-type="float">
            <text:p>34.72</text:p>
          </table:table-cell>
          <table:table-cell office:value-type="float" office:value="22" calcext:value-type="float">
            <text:p>22</text:p>
          </table:table-cell>
          <table:table-cell table:formula="of:=AVERAGE([.F218:.F237])" office:value-type="float" office:value="14.45" calcext:value-type="float">
            <text:p>14.45</text:p>
          </table:table-cell>
          <table:table-cell table:formula="of:=LN([.G218])" office:value-type="float" office:value="2.67069441455844" calcext:value-type="float">
            <text:p>2.6706944146</text:p>
          </table:table-cell>
          <table:table-cell table:formula="of:=[.F218]/((SUM([.F$2:.F$513]))*0.16)" office:value-type="float" office:value="0.000446146108794757" calcext:value-type="float">
            <text:p>0.0004461461</text:p>
          </table:table-cell>
        </table:table-row>
        <table:table-row table:style-name="ro1">
          <table:table-cell office:value-type="float" office:value="34.88" calcext:value-type="float">
            <text:p>34.88</text:p>
          </table:table-cell>
          <table:table-cell office:value-type="float" office:value="1" calcext:value-type="float">
            <text:p>1</text:p>
          </table:table-cell>
          <table:table-cell office:value-type="float" office:value="34.88" calcext:value-type="float">
            <text:p>34.88</text:p>
          </table:table-cell>
          <table:table-cell office:value-type="float" office:value="0" calcext:value-type="float">
            <text:p>0</text:p>
          </table:table-cell>
          <table:table-cell office:value-type="float" office:value="34.88" calcext:value-type="float">
            <text:p>34.88</text:p>
          </table:table-cell>
          <table:table-cell office:value-type="float" office:value="18" calcext:value-type="float">
            <text:p>18</text:p>
          </table:table-cell>
          <table:table-cell table:formula="of:=AVERAGE([.F219:.F238])" office:value-type="float" office:value="14" calcext:value-type="float">
            <text:p>14</text:p>
          </table:table-cell>
          <table:table-cell table:formula="of:=LN([.G219])" office:value-type="float" office:value="2.63905732961526" calcext:value-type="float">
            <text:p>2.6390573296</text:p>
          </table:table-cell>
          <table:table-cell table:formula="of:=[.F219]/((SUM([.F$2:.F$513]))*0.16)" office:value-type="float" office:value="0.000365028634468437" calcext:value-type="float">
            <text:p>0.0003650286</text:p>
          </table:table-cell>
        </table:table-row>
        <table:table-row table:style-name="ro1">
          <table:table-cell office:value-type="float" office:value="35.04" calcext:value-type="float">
            <text:p>35.04</text:p>
          </table:table-cell>
          <table:table-cell office:value-type="float" office:value="0" calcext:value-type="float">
            <text:p>0</text:p>
          </table:table-cell>
          <table:table-cell office:value-type="float" office:value="35.04" calcext:value-type="float">
            <text:p>35.04</text:p>
          </table:table-cell>
          <table:table-cell office:value-type="float" office:value="0" calcext:value-type="float">
            <text:p>0</text:p>
          </table:table-cell>
          <table:table-cell office:value-type="float" office:value="35.04" calcext:value-type="float">
            <text:p>35.04</text:p>
          </table:table-cell>
          <table:table-cell office:value-type="float" office:value="8" calcext:value-type="float">
            <text:p>8</text:p>
          </table:table-cell>
          <table:table-cell table:formula="of:=AVERAGE([.F220:.F239])" office:value-type="float" office:value="13.6" calcext:value-type="float">
            <text:p>13.6</text:p>
          </table:table-cell>
          <table:table-cell table:formula="of:=LN([.G220])" office:value-type="float" office:value="2.61006979274201" calcext:value-type="float">
            <text:p>2.6100697927</text:p>
          </table:table-cell>
          <table:table-cell table:formula="of:=[.F220]/((SUM([.F$2:.F$513]))*0.16)" office:value-type="float" office:value="0.000162234948652639" calcext:value-type="float">
            <text:p>0.0001622349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0" calcext:value-type="float">
            <text:p>0</text:p>
          </table:table-cell>
          <table:table-cell office:value-type="float" office:value="35.2" calcext:value-type="float">
            <text:p>35.2</text:p>
          </table:table-cell>
          <table:table-cell office:value-type="float" office:value="0" calcext:value-type="float">
            <text:p>0</text:p>
          </table:table-cell>
          <table:table-cell office:value-type="float" office:value="35.2" calcext:value-type="float">
            <text:p>35.2</text:p>
          </table:table-cell>
          <table:table-cell office:value-type="float" office:value="19" calcext:value-type="float">
            <text:p>19</text:p>
          </table:table-cell>
          <table:table-cell table:formula="of:=AVERAGE([.F221:.F240])" office:value-type="float" office:value="13.6" calcext:value-type="float">
            <text:p>13.6</text:p>
          </table:table-cell>
          <table:table-cell table:formula="of:=LN([.G221])" office:value-type="float" office:value="2.61006979274201" calcext:value-type="float">
            <text:p>2.6100697927</text:p>
          </table:table-cell>
          <table:table-cell table:formula="of:=[.F221]/((SUM([.F$2:.F$513]))*0.16)" office:value-type="float" office:value="0.000385308003050017" calcext:value-type="float">
            <text:p>0.000385308</text:p>
          </table:table-cell>
        </table:table-row>
        <table:table-row table:style-name="ro1">
          <table:table-cell office:value-type="float" office:value="35.36" calcext:value-type="float">
            <text:p>35.36</text:p>
          </table:table-cell>
          <table:table-cell office:value-type="float" office:value="1" calcext:value-type="float">
            <text:p>1</text:p>
          </table:table-cell>
          <table:table-cell office:value-type="float" office:value="35.36" calcext:value-type="float">
            <text:p>35.36</text:p>
          </table:table-cell>
          <table:table-cell office:value-type="float" office:value="0" calcext:value-type="float">
            <text:p>0</text:p>
          </table:table-cell>
          <table:table-cell office:value-type="float" office:value="35.36" calcext:value-type="float">
            <text:p>35.36</text:p>
          </table:table-cell>
          <table:table-cell office:value-type="float" office:value="12" calcext:value-type="float">
            <text:p>12</text:p>
          </table:table-cell>
          <table:table-cell table:formula="of:=AVERAGE([.F222:.F241])" office:value-type="float" office:value="13.2" calcext:value-type="float">
            <text:p>13.2</text:p>
          </table:table-cell>
          <table:table-cell table:formula="of:=LN([.G222])" office:value-type="float" office:value="2.58021682959233" calcext:value-type="float">
            <text:p>2.5802168296</text:p>
          </table:table-cell>
          <table:table-cell table:formula="of:=[.F222]/((SUM([.F$2:.F$513]))*0.16)" office:value-type="float" office:value="0.000243352422978958" calcext:value-type="float">
            <text:p>0.0002433524</text:p>
          </table:table-cell>
        </table:table-row>
        <table:table-row table:style-name="ro1">
          <table:table-cell office:value-type="float" office:value="35.52" calcext:value-type="float">
            <text:p>35.52</text:p>
          </table:table-cell>
          <table:table-cell office:value-type="float" office:value="0" calcext:value-type="float">
            <text:p>0</text:p>
          </table:table-cell>
          <table:table-cell office:value-type="float" office:value="35.52" calcext:value-type="float">
            <text:p>35.52</text:p>
          </table:table-cell>
          <table:table-cell office:value-type="float" office:value="0" calcext:value-type="float">
            <text:p>0</text:p>
          </table:table-cell>
          <table:table-cell office:value-type="float" office:value="35.52" calcext:value-type="float">
            <text:p>35.52</text:p>
          </table:table-cell>
          <table:table-cell office:value-type="float" office:value="15" calcext:value-type="float">
            <text:p>15</text:p>
          </table:table-cell>
          <table:table-cell table:formula="of:=AVERAGE([.F223:.F242])" office:value-type="float" office:value="13.1" calcext:value-type="float">
            <text:p>13.1</text:p>
          </table:table-cell>
          <table:table-cell table:formula="of:=LN([.G223])" office:value-type="float" office:value="2.57261223020711" calcext:value-type="float">
            <text:p>2.5726122302</text:p>
          </table:table-cell>
          <table:table-cell table:formula="of:=[.F223]/((SUM([.F$2:.F$513]))*0.16)" office:value-type="float" office:value="0.000304190528723698" calcext:value-type="float">
            <text:p>0.0003041905</text:p>
          </table:table-cell>
        </table:table-row>
        <table:table-row table:style-name="ro1">
          <table:table-cell office:value-type="float" office:value="35.68" calcext:value-type="float">
            <text:p>35.68</text:p>
          </table:table-cell>
          <table:table-cell office:value-type="float" office:value="0" calcext:value-type="float">
            <text:p>0</text:p>
          </table:table-cell>
          <table:table-cell office:value-type="float" office:value="35.68" calcext:value-type="float">
            <text:p>35.68</text:p>
          </table:table-cell>
          <table:table-cell office:value-type="float" office:value="0" calcext:value-type="float">
            <text:p>0</text:p>
          </table:table-cell>
          <table:table-cell office:value-type="float" office:value="35.68" calcext:value-type="float">
            <text:p>35.68</text:p>
          </table:table-cell>
          <table:table-cell office:value-type="float" office:value="15" calcext:value-type="float">
            <text:p>15</text:p>
          </table:table-cell>
          <table:table-cell table:formula="of:=AVERAGE([.F224:.F243])" office:value-type="float" office:value="12.8" calcext:value-type="float">
            <text:p>12.8</text:p>
          </table:table-cell>
          <table:table-cell table:formula="of:=LN([.G224])" office:value-type="float" office:value="2.54944517092557" calcext:value-type="float">
            <text:p>2.5494451709</text:p>
          </table:table-cell>
          <table:table-cell table:formula="of:=[.F224]/((SUM([.F$2:.F$513]))*0.16)" office:value-type="float" office:value="0.000304190528723698" calcext:value-type="float">
            <text:p>0.0003041905</text:p>
          </table:table-cell>
        </table:table-row>
        <table:table-row table:style-name="ro1">
          <table:table-cell office:value-type="float" office:value="35.84" calcext:value-type="float">
            <text:p>35.84</text:p>
          </table:table-cell>
          <table:table-cell office:value-type="float" office:value="1" calcext:value-type="float">
            <text:p>1</text:p>
          </table:table-cell>
          <table:table-cell office:value-type="float" office:value="35.84" calcext:value-type="float">
            <text:p>35.84</text:p>
          </table:table-cell>
          <table:table-cell office:value-type="float" office:value="0" calcext:value-type="float">
            <text:p>0</text:p>
          </table:table-cell>
          <table:table-cell office:value-type="float" office:value="35.84" calcext:value-type="float">
            <text:p>35.84</text:p>
          </table:table-cell>
          <table:table-cell office:value-type="float" office:value="20" calcext:value-type="float">
            <text:p>20</text:p>
          </table:table-cell>
          <table:table-cell table:formula="of:=AVERAGE([.F225:.F244])" office:value-type="float" office:value="12.45" calcext:value-type="float">
            <text:p>12.45</text:p>
          </table:table-cell>
          <table:table-cell table:formula="of:=LN([.G225])" office:value-type="float" office:value="2.52172062291072" calcext:value-type="float">
            <text:p>2.5217206229</text:p>
          </table:table-cell>
          <table:table-cell table:formula="of:=[.F225]/((SUM([.F$2:.F$513]))*0.16)" office:value-type="float" office:value="0.000405587371631597" calcext:value-type="float">
            <text:p>0.00040558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formula="of:=AVERAGE([.F226:.F245])" office:value-type="float" office:value="11.95" calcext:value-type="float">
            <text:p>11.95</text:p>
          </table:table-cell>
          <table:table-cell table:formula="of:=LN([.G226])" office:value-type="float" office:value="2.48073127837752" calcext:value-type="float">
            <text:p>2.4807312784</text:p>
          </table:table-cell>
          <table:table-cell table:formula="of:=[.F226]/((SUM([.F$2:.F$513]))*0.16)" office:value-type="float" office:value="0.000283911160142118" calcext:value-type="float">
            <text:p>0.0002839112</text:p>
          </table:table-cell>
        </table:table-row>
        <table:table-row table:style-name="ro1">
          <table:table-cell office:value-type="float" office:value="36.16" calcext:value-type="float">
            <text:p>36.16</text:p>
          </table:table-cell>
          <table:table-cell office:value-type="float" office:value="0" calcext:value-type="float">
            <text:p>0</text:p>
          </table:table-cell>
          <table:table-cell office:value-type="float" office:value="36.16" calcext:value-type="float">
            <text:p>36.16</text:p>
          </table:table-cell>
          <table:table-cell office:value-type="float" office:value="0" calcext:value-type="float">
            <text:p>0</text:p>
          </table:table-cell>
          <table:table-cell office:value-type="float" office:value="36.16" calcext:value-type="float">
            <text:p>36.16</text:p>
          </table:table-cell>
          <table:table-cell office:value-type="float" office:value="17" calcext:value-type="float">
            <text:p>17</text:p>
          </table:table-cell>
          <table:table-cell table:formula="of:=AVERAGE([.F227:.F246])" office:value-type="float" office:value="11.95" calcext:value-type="float">
            <text:p>11.95</text:p>
          </table:table-cell>
          <table:table-cell table:formula="of:=LN([.G227])" office:value-type="float" office:value="2.48073127837752" calcext:value-type="float">
            <text:p>2.4807312784</text:p>
          </table:table-cell>
          <table:table-cell table:formula="of:=[.F227]/((SUM([.F$2:.F$513]))*0.16)" office:value-type="float" office:value="0.000344749265886857" calcext:value-type="float">
            <text:p>0.0003447493</text:p>
          </table:table-cell>
        </table:table-row>
        <table:table-row table:style-name="ro1">
          <table:table-cell office:value-type="float" office:value="36.32" calcext:value-type="float">
            <text:p>36.32</text:p>
          </table:table-cell>
          <table:table-cell office:value-type="float" office:value="0" calcext:value-type="float">
            <text:p>0</text:p>
          </table:table-cell>
          <table:table-cell office:value-type="float" office:value="36.32" calcext:value-type="float">
            <text:p>36.32</text:p>
          </table:table-cell>
          <table:table-cell office:value-type="float" office:value="0" calcext:value-type="float">
            <text:p>0</text:p>
          </table:table-cell>
          <table:table-cell office:value-type="float" office:value="36.32" calcext:value-type="float">
            <text:p>36.32</text:p>
          </table:table-cell>
          <table:table-cell office:value-type="float" office:value="18" calcext:value-type="float">
            <text:p>18</text:p>
          </table:table-cell>
          <table:table-cell table:formula="of:=AVERAGE([.F228:.F247])" office:value-type="float" office:value="11.6" calcext:value-type="float">
            <text:p>11.6</text:p>
          </table:table-cell>
          <table:table-cell table:formula="of:=LN([.G228])" office:value-type="float" office:value="2.45100509811232" calcext:value-type="float">
            <text:p>2.4510050981</text:p>
          </table:table-cell>
          <table:table-cell table:formula="of:=[.F228]/((SUM([.F$2:.F$513]))*0.16)" office:value-type="float" office:value="0.000365028634468437" calcext:value-type="float">
            <text:p>0.0003650286</text:p>
          </table:table-cell>
        </table:table-row>
        <table:table-row table:style-name="ro1">
          <table:table-cell office:value-type="float" office:value="36.48" calcext:value-type="float">
            <text:p>36.48</text:p>
          </table:table-cell>
          <table:table-cell office:value-type="float" office:value="0" calcext:value-type="float">
            <text:p>0</text:p>
          </table:table-cell>
          <table:table-cell office:value-type="float" office:value="36.48" calcext:value-type="float">
            <text:p>36.48</text:p>
          </table:table-cell>
          <table:table-cell office:value-type="float" office:value="0" calcext:value-type="float">
            <text:p>0</text:p>
          </table:table-cell>
          <table:table-cell office:value-type="float" office:value="36.48" calcext:value-type="float">
            <text:p>36.48</text:p>
          </table:table-cell>
          <table:table-cell office:value-type="float" office:value="13" calcext:value-type="float">
            <text:p>13</text:p>
          </table:table-cell>
          <table:table-cell table:formula="of:=AVERAGE([.F229:.F248])" office:value-type="float" office:value="11.05" calcext:value-type="float">
            <text:p>11.05</text:p>
          </table:table-cell>
          <table:table-cell table:formula="of:=LN([.G229])" office:value-type="float" office:value="2.40243042796376" calcext:value-type="float">
            <text:p>2.402430428</text:p>
          </table:table-cell>
          <table:table-cell table:formula="of:=[.F229]/((SUM([.F$2:.F$513]))*0.16)" office:value-type="float" office:value="0.000263631791560538" calcext:value-type="float">
            <text:p>0.0002636318</text:p>
          </table:table-cell>
        </table:table-row>
        <table:table-row table:style-name="ro1">
          <table:table-cell office:value-type="float" office:value="36.64" calcext:value-type="float">
            <text:p>36.64</text:p>
          </table:table-cell>
          <table:table-cell office:value-type="float" office:value="0" calcext:value-type="float">
            <text:p>0</text:p>
          </table:table-cell>
          <table:table-cell office:value-type="float" office:value="36.64" calcext:value-type="float">
            <text:p>36.64</text:p>
          </table:table-cell>
          <table:table-cell office:value-type="float" office:value="0" calcext:value-type="float">
            <text:p>0</text:p>
          </table:table-cell>
          <table:table-cell office:value-type="float" office:value="36.64" calcext:value-type="float">
            <text:p>36.64</text:p>
          </table:table-cell>
          <table:table-cell office:value-type="float" office:value="15" calcext:value-type="float">
            <text:p>15</text:p>
          </table:table-cell>
          <table:table-cell table:formula="of:=AVERAGE([.F230:.F249])" office:value-type="float" office:value="10.65" calcext:value-type="float">
            <text:p>10.65</text:p>
          </table:table-cell>
          <table:table-cell table:formula="of:=LN([.G230])" office:value-type="float" office:value="2.36555989215543" calcext:value-type="float">
            <text:p>2.3655598922</text:p>
          </table:table-cell>
          <table:table-cell table:formula="of:=[.F230]/((SUM([.F$2:.F$513]))*0.16)" office:value-type="float" office:value="0.000304190528723698" calcext:value-type="float">
            <text:p>0.0003041905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0" calcext:value-type="float">
            <text:p>0</text:p>
          </table:table-cell>
          <table:table-cell office:value-type="float" office:value="36.8" calcext:value-type="float">
            <text:p>36.8</text:p>
          </table:table-cell>
          <table:table-cell office:value-type="float" office:value="0" calcext:value-type="float">
            <text:p>0</text:p>
          </table:table-cell>
          <table:table-cell office:value-type="float" office:value="36.8" calcext:value-type="float">
            <text:p>36.8</text:p>
          </table:table-cell>
          <table:table-cell office:value-type="float" office:value="12" calcext:value-type="float">
            <text:p>12</text:p>
          </table:table-cell>
          <table:table-cell table:formula="of:=AVERAGE([.F231:.F250])" office:value-type="float" office:value="10.25" calcext:value-type="float">
            <text:p>10.25</text:p>
          </table:table-cell>
          <table:table-cell table:formula="of:=LN([.G231])" office:value-type="float" office:value="2.32727770558442" calcext:value-type="float">
            <text:p>2.3272777056</text:p>
          </table:table-cell>
          <table:table-cell table:formula="of:=[.F231]/((SUM([.F$2:.F$513]))*0.16)" office:value-type="float" office:value="0.000243352422978958" calcext:value-type="float">
            <text:p>0.0002433524</text:p>
          </table:table-cell>
        </table:table-row>
        <table:table-row table:style-name="ro1">
          <table:table-cell office:value-type="float" office:value="36.96" calcext:value-type="float">
            <text:p>36.96</text:p>
          </table:table-cell>
          <table:table-cell office:value-type="float" office:value="0" calcext:value-type="float">
            <text:p>0</text:p>
          </table:table-cell>
          <table:table-cell office:value-type="float" office:value="36.96" calcext:value-type="float">
            <text:p>36.96</text:p>
          </table:table-cell>
          <table:table-cell office:value-type="float" office:value="0" calcext:value-type="float">
            <text:p>0</text:p>
          </table:table-cell>
          <table:table-cell office:value-type="float" office:value="36.96" calcext:value-type="float">
            <text:p>36.96</text:p>
          </table:table-cell>
          <table:table-cell office:value-type="float" office:value="11" calcext:value-type="float">
            <text:p>11</text:p>
          </table:table-cell>
          <table:table-cell table:formula="of:=AVERAGE([.F232:.F251])" office:value-type="float" office:value="10.25" calcext:value-type="float">
            <text:p>10.25</text:p>
          </table:table-cell>
          <table:table-cell table:formula="of:=LN([.G232])" office:value-type="float" office:value="2.32727770558442" calcext:value-type="float">
            <text:p>2.3272777056</text:p>
          </table:table-cell>
          <table:table-cell table:formula="of:=[.F232]/((SUM([.F$2:.F$513]))*0.16)" office:value-type="float" office:value="0.000223073054397378" calcext:value-type="float">
            <text:p>0.0002230731</text:p>
          </table:table-cell>
        </table:table-row>
        <table:table-row table:style-name="ro1">
          <table:table-cell office:value-type="float" office:value="37.12" calcext:value-type="float">
            <text:p>37.12</text:p>
          </table:table-cell>
          <table:table-cell office:value-type="float" office:value="0" calcext:value-type="float">
            <text:p>0</text:p>
          </table:table-cell>
          <table:table-cell office:value-type="float" office:value="37.12" calcext:value-type="float">
            <text:p>37.12</text:p>
          </table:table-cell>
          <table:table-cell office:value-type="float" office:value="0" calcext:value-type="float">
            <text:p>0</text:p>
          </table:table-cell>
          <table:table-cell office:value-type="float" office:value="37.12" calcext:value-type="float">
            <text:p>37.12</text:p>
          </table:table-cell>
          <table:table-cell office:value-type="float" office:value="6" calcext:value-type="float">
            <text:p>6</text:p>
          </table:table-cell>
          <table:table-cell table:formula="of:=AVERAGE([.F233:.F252])" office:value-type="float" office:value="9.9" calcext:value-type="float">
            <text:p>9.9</text:p>
          </table:table-cell>
          <table:table-cell table:formula="of:=LN([.G233])" office:value-type="float" office:value="2.29253475714054" calcext:value-type="float">
            <text:p>2.2925347571</text:p>
          </table:table-cell>
          <table:table-cell table:formula="of:=[.F233]/((SUM([.F$2:.F$513]))*0.16)" office:value-type="float" office:value="0.000121676211489479" calcext:value-type="float">
            <text:p>0.0001216762</text:p>
          </table:table-cell>
        </table:table-row>
        <table:table-row table:style-name="ro1">
          <table:table-cell office:value-type="float" office:value="37.28" calcext:value-type="float">
            <text:p>37.28</text:p>
          </table:table-cell>
          <table:table-cell office:value-type="float" office:value="0" calcext:value-type="float">
            <text:p>0</text:p>
          </table:table-cell>
          <table:table-cell office:value-type="float" office:value="37.28" calcext:value-type="float">
            <text:p>37.28</text:p>
          </table:table-cell>
          <table:table-cell office:value-type="float" office:value="0" calcext:value-type="float">
            <text:p>0</text:p>
          </table:table-cell>
          <table:table-cell office:value-type="float" office:value="37.28" calcext:value-type="float">
            <text:p>37.28</text:p>
          </table:table-cell>
          <table:table-cell office:value-type="float" office:value="18" calcext:value-type="float">
            <text:p>18</text:p>
          </table:table-cell>
          <table:table-cell table:formula="of:=AVERAGE([.F234:.F253])" office:value-type="float" office:value="10.1" calcext:value-type="float">
            <text:p>10.1</text:p>
          </table:table-cell>
          <table:table-cell table:formula="of:=LN([.G234])" office:value-type="float" office:value="2.31253542384721" calcext:value-type="float">
            <text:p>2.3125354238</text:p>
          </table:table-cell>
          <table:table-cell table:formula="of:=[.F234]/((SUM([.F$2:.F$513]))*0.16)" office:value-type="float" office:value="0.000365028634468437" calcext:value-type="float">
            <text:p>0.0003650286</text:p>
          </table:table-cell>
        </table:table-row>
        <table:table-row table:style-name="ro1">
          <table:table-cell office:value-type="float" office:value="37.44" calcext:value-type="float">
            <text:p>37.44</text:p>
          </table:table-cell>
          <table:table-cell office:value-type="float" office:value="0" calcext:value-type="float">
            <text:p>0</text:p>
          </table:table-cell>
          <table:table-cell office:value-type="float" office:value="37.44" calcext:value-type="float">
            <text:p>37.44</text:p>
          </table:table-cell>
          <table:table-cell office:value-type="float" office:value="0" calcext:value-type="float">
            <text:p>0</text:p>
          </table:table-cell>
          <table:table-cell office:value-type="float" office:value="37.44" calcext:value-type="float">
            <text:p>37.44</text:p>
          </table:table-cell>
          <table:table-cell office:value-type="float" office:value="10" calcext:value-type="float">
            <text:p>10</text:p>
          </table:table-cell>
          <table:table-cell table:formula="of:=AVERAGE([.F235:.F254])" office:value-type="float" office:value="9.45" calcext:value-type="float">
            <text:p>9.45</text:p>
          </table:table-cell>
          <table:table-cell table:formula="of:=LN([.G235])" office:value-type="float" office:value="2.24601474150565" calcext:value-type="float">
            <text:p>2.2460147415</text:p>
          </table:table-cell>
          <table:table-cell table:formula="of:=[.F235]/((SUM([.F$2:.F$513]))*0.16)" office:value-type="float" office:value="0.000202793685815798" calcext:value-type="float">
            <text:p>0.0002027937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0" calcext:value-type="float">
            <text:p>0</text:p>
          </table:table-cell>
          <table:table-cell office:value-type="float" office:value="37.6" calcext:value-type="float">
            <text:p>37.6</text:p>
          </table:table-cell>
          <table:table-cell office:value-type="float" office:value="0" calcext:value-type="float">
            <text:p>0</text:p>
          </table:table-cell>
          <table:table-cell office:value-type="float" office:value="37.6" calcext:value-type="float">
            <text:p>37.6</text:p>
          </table:table-cell>
          <table:table-cell office:value-type="float" office:value="8" calcext:value-type="float">
            <text:p>8</text:p>
          </table:table-cell>
          <table:table-cell table:formula="of:=AVERAGE([.F236:.F255])" office:value-type="float" office:value="9.35" calcext:value-type="float">
            <text:p>9.35</text:p>
          </table:table-cell>
          <table:table-cell table:formula="of:=LN([.G236])" office:value-type="float" office:value="2.2353763433006" calcext:value-type="float">
            <text:p>2.2353763433</text:p>
          </table:table-cell>
          <table:table-cell table:formula="of:=[.F236]/((SUM([.F$2:.F$513]))*0.16)" office:value-type="float" office:value="0.000162234948652639" calcext:value-type="float">
            <text:p>0.0001622349</text:p>
          </table:table-cell>
        </table:table-row>
        <table:table-row table:style-name="ro1">
          <table:table-cell office:value-type="float" office:value="37.76" calcext:value-type="float">
            <text:p>37.76</text:p>
          </table:table-cell>
          <table:table-cell office:value-type="float" office:value="0" calcext:value-type="float">
            <text:p>0</text:p>
          </table:table-cell>
          <table:table-cell office:value-type="float" office:value="37.76" calcext:value-type="float">
            <text:p>37.76</text:p>
          </table:table-cell>
          <table:table-cell office:value-type="float" office:value="0" calcext:value-type="float">
            <text:p>0</text:p>
          </table:table-cell>
          <table:table-cell office:value-type="float" office:value="37.76" calcext:value-type="float">
            <text:p>37.76</text:p>
          </table:table-cell>
          <table:table-cell office:value-type="float" office:value="18" calcext:value-type="float">
            <text:p>18</text:p>
          </table:table-cell>
          <table:table-cell table:formula="of:=AVERAGE([.F237:.F256])" office:value-type="float" office:value="9.5" calcext:value-type="float">
            <text:p>9.5</text:p>
          </table:table-cell>
          <table:table-cell table:formula="of:=LN([.G237])" office:value-type="float" office:value="2.2512917986065" calcext:value-type="float">
            <text:p>2.2512917986</text:p>
          </table:table-cell>
          <table:table-cell table:formula="of:=[.F237]/((SUM([.F$2:.F$513]))*0.16)" office:value-type="float" office:value="0.000365028634468437" calcext:value-type="float">
            <text:p>0.0003650286</text:p>
          </table:table-cell>
        </table:table-row>
        <table:table-row table:style-name="ro1">
          <table:table-cell office:value-type="float" office:value="37.92" calcext:value-type="float">
            <text:p>37.92</text:p>
          </table:table-cell>
          <table:table-cell office:value-type="float" office:value="0" calcext:value-type="float">
            <text:p>0</text:p>
          </table:table-cell>
          <table:table-cell office:value-type="float" office:value="37.92" calcext:value-type="float">
            <text:p>37.92</text:p>
          </table:table-cell>
          <table:table-cell office:value-type="float" office:value="0" calcext:value-type="float">
            <text:p>0</text:p>
          </table:table-cell>
          <table:table-cell office:value-type="float" office:value="37.92" calcext:value-type="float">
            <text:p>37.92</text:p>
          </table:table-cell>
          <table:table-cell office:value-type="float" office:value="13" calcext:value-type="float">
            <text:p>13</text:p>
          </table:table-cell>
          <table:table-cell table:formula="of:=AVERAGE([.F238:.F257])" office:value-type="float" office:value="8.9" calcext:value-type="float">
            <text:p>8.9</text:p>
          </table:table-cell>
          <table:table-cell table:formula="of:=LN([.G238])" office:value-type="float" office:value="2.18605127673809" calcext:value-type="float">
            <text:p>2.1860512767</text:p>
          </table:table-cell>
          <table:table-cell table:formula="of:=[.F238]/((SUM([.F$2:.F$513]))*0.16)" office:value-type="float" office:value="0.000263631791560538" calcext:value-type="float">
            <text:p>0.0002636318</text:p>
          </table:table-cell>
        </table:table-row>
        <table:table-row table:style-name="ro1">
          <table:table-cell office:value-type="float" office:value="38.08" calcext:value-type="float">
            <text:p>38.08</text:p>
          </table:table-cell>
          <table:table-cell office:value-type="float" office:value="0" calcext:value-type="float">
            <text:p>0</text:p>
          </table:table-cell>
          <table:table-cell office:value-type="float" office:value="38.08" calcext:value-type="float">
            <text:p>38.08</text:p>
          </table:table-cell>
          <table:table-cell office:value-type="float" office:value="0" calcext:value-type="float">
            <text:p>0</text:p>
          </table:table-cell>
          <table:table-cell office:value-type="float" office:value="38.08" calcext:value-type="float">
            <text:p>38.08</text:p>
          </table:table-cell>
          <table:table-cell office:value-type="float" office:value="10" calcext:value-type="float">
            <text:p>10</text:p>
          </table:table-cell>
          <table:table-cell table:formula="of:=AVERAGE([.F239:.F258])" office:value-type="float" office:value="8.55" calcext:value-type="float">
            <text:p>8.55</text:p>
          </table:table-cell>
          <table:table-cell table:formula="of:=LN([.G239])" office:value-type="float" office:value="2.14593128294867" calcext:value-type="float">
            <text:p>2.1459312829</text:p>
          </table:table-cell>
          <table:table-cell table:formula="of:=[.F239]/((SUM([.F$2:.F$513]))*0.16)" office:value-type="float" office:value="0.000202793685815798" calcext:value-type="float">
            <text:p>0.0002027937</text:p>
          </table:table-cell>
        </table:table-row>
        <table:table-row table:style-name="ro1">
          <table:table-cell office:value-type="float" office:value="38.24" calcext:value-type="float">
            <text:p>38.24</text:p>
          </table:table-cell>
          <table:table-cell office:value-type="float" office:value="0" calcext:value-type="float">
            <text:p>0</text:p>
          </table:table-cell>
          <table:table-cell office:value-type="float" office:value="38.24" calcext:value-type="float">
            <text:p>38.24</text:p>
          </table:table-cell>
          <table:table-cell office:value-type="float" office:value="0" calcext:value-type="float">
            <text:p>0</text:p>
          </table:table-cell>
          <table:table-cell office:value-type="float" office:value="38.24" calcext:value-type="float">
            <text:p>38.24</text:p>
          </table:table-cell>
          <table:table-cell office:value-type="float" office:value="8" calcext:value-type="float">
            <text:p>8</text:p>
          </table:table-cell>
          <table:table-cell table:formula="of:=AVERAGE([.F240:.F259])" office:value-type="float" office:value="8.45" calcext:value-type="float">
            <text:p>8.45</text:p>
          </table:table-cell>
          <table:table-cell table:formula="of:=LN([.G240])" office:value-type="float" office:value="2.13416644136908" calcext:value-type="float">
            <text:p>2.1341664414</text:p>
          </table:table-cell>
          <table:table-cell table:formula="of:=[.F240]/((SUM([.F$2:.F$513]))*0.16)" office:value-type="float" office:value="0.000162234948652639" calcext:value-type="float">
            <text:p>0.0001622349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1" calcext:value-type="float">
            <text:p>1</text:p>
          </table:table-cell>
          <table:table-cell office:value-type="float" office:value="38.4" calcext:value-type="float">
            <text:p>38.4</text:p>
          </table:table-cell>
          <table:table-cell office:value-type="float" office:value="0" calcext:value-type="float">
            <text:p>0</text:p>
          </table:table-cell>
          <table:table-cell office:value-type="float" office:value="38.4" calcext:value-type="float">
            <text:p>38.4</text:p>
          </table:table-cell>
          <table:table-cell office:value-type="float" office:value="11" calcext:value-type="float">
            <text:p>11</text:p>
          </table:table-cell>
          <table:table-cell table:formula="of:=AVERAGE([.F241:.F260])" office:value-type="float" office:value="8.35" calcext:value-type="float">
            <text:p>8.35</text:p>
          </table:table-cell>
          <table:table-cell table:formula="of:=LN([.G241])" office:value-type="float" office:value="2.12226153886276" calcext:value-type="float">
            <text:p>2.1222615389</text:p>
          </table:table-cell>
          <table:table-cell table:formula="of:=[.F241]/((SUM([.F$2:.F$513]))*0.16)" office:value-type="float" office:value="0.000223073054397378" calcext:value-type="float">
            <text:p>0.0002230731</text:p>
          </table:table-cell>
        </table:table-row>
        <table:table-row table:style-name="ro1">
          <table:table-cell office:value-type="float" office:value="38.56" calcext:value-type="float">
            <text:p>38.56</text:p>
          </table:table-cell>
          <table:table-cell office:value-type="float" office:value="0" calcext:value-type="float">
            <text:p>0</text:p>
          </table:table-cell>
          <table:table-cell office:value-type="float" office:value="38.56" calcext:value-type="float">
            <text:p>38.56</text:p>
          </table:table-cell>
          <table:table-cell office:value-type="float" office:value="0" calcext:value-type="float">
            <text:p>0</text:p>
          </table:table-cell>
          <table:table-cell office:value-type="float" office:value="38.56" calcext:value-type="float">
            <text:p>38.56</text:p>
          </table:table-cell>
          <table:table-cell office:value-type="float" office:value="10" calcext:value-type="float">
            <text:p>10</text:p>
          </table:table-cell>
          <table:table-cell table:formula="of:=AVERAGE([.F242:.F261])" office:value-type="float" office:value="8.1" calcext:value-type="float">
            <text:p>8.1</text:p>
          </table:table-cell>
          <table:table-cell table:formula="of:=LN([.G242])" office:value-type="float" office:value="2.09186406167839" calcext:value-type="float">
            <text:p>2.0918640617</text:p>
          </table:table-cell>
          <table:table-cell table:formula="of:=[.F242]/((SUM([.F$2:.F$513]))*0.16)" office:value-type="float" office:value="0.000202793685815798" calcext:value-type="float">
            <text:p>0.0002027937</text:p>
          </table:table-cell>
        </table:table-row>
        <table:table-row table:style-name="ro1">
          <table:table-cell office:value-type="float" office:value="38.72" calcext:value-type="float">
            <text:p>38.72</text:p>
          </table:table-cell>
          <table:table-cell office:value-type="float" office:value="0" calcext:value-type="float">
            <text:p>0</text:p>
          </table:table-cell>
          <table:table-cell office:value-type="float" office:value="38.72" calcext:value-type="float">
            <text:p>38.72</text:p>
          </table:table-cell>
          <table:table-cell office:value-type="float" office:value="0" calcext:value-type="float">
            <text:p>0</text:p>
          </table:table-cell>
          <table:table-cell office:value-type="float" office:value="38.72" calcext:value-type="float">
            <text:p>38.72</text:p>
          </table:table-cell>
          <table:table-cell office:value-type="float" office:value="9" calcext:value-type="float">
            <text:p>9</text:p>
          </table:table-cell>
          <table:table-cell table:formula="of:=AVERAGE([.F243:.F262])" office:value-type="float" office:value="7.75" calcext:value-type="float">
            <text:p>7.75</text:p>
          </table:table-cell>
          <table:table-cell table:formula="of:=LN([.G243])" office:value-type="float" office:value="2.04769284336526" calcext:value-type="float">
            <text:p>2.0476928434</text:p>
          </table:table-cell>
          <table:table-cell table:formula="of:=[.F243]/((SUM([.F$2:.F$513]))*0.16)" office:value-type="float" office:value="0.000182514317234219" calcext:value-type="float">
            <text:p>0.0001825143</text:p>
          </table:table-cell>
        </table:table-row>
        <table:table-row table:style-name="ro1">
          <table:table-cell office:value-type="float" office:value="38.88" calcext:value-type="float">
            <text:p>38.88</text:p>
          </table:table-cell>
          <table:table-cell office:value-type="float" office:value="0" calcext:value-type="float">
            <text:p>0</text:p>
          </table:table-cell>
          <table:table-cell office:value-type="float" office:value="38.88" calcext:value-type="float">
            <text:p>38.88</text:p>
          </table:table-cell>
          <table:table-cell office:value-type="float" office:value="0" calcext:value-type="float">
            <text:p>0</text:p>
          </table:table-cell>
          <table:table-cell office:value-type="float" office:value="38.88" calcext:value-type="float">
            <text:p>38.88</text:p>
          </table:table-cell>
          <table:table-cell office:value-type="float" office:value="8" calcext:value-type="float">
            <text:p>8</text:p>
          </table:table-cell>
          <table:table-cell table:formula="of:=AVERAGE([.F244:.F263])" office:value-type="float" office:value="7.6" calcext:value-type="float">
            <text:p>7.6</text:p>
          </table:table-cell>
          <table:table-cell table:formula="of:=LN([.G244])" office:value-type="float" office:value="2.02814824729229" calcext:value-type="float">
            <text:p>2.0281482473</text:p>
          </table:table-cell>
          <table:table-cell table:formula="of:=[.F244]/((SUM([.F$2:.F$513]))*0.16)" office:value-type="float" office:value="0.000162234948652639" calcext:value-type="float">
            <text:p>0.0001622349</text:p>
          </table:table-cell>
        </table:table-row>
        <table:table-row table:style-name="ro1">
          <table:table-cell office:value-type="float" office:value="39.04" calcext:value-type="float">
            <text:p>39.04</text:p>
          </table:table-cell>
          <table:table-cell office:value-type="float" office:value="0" calcext:value-type="float">
            <text:p>0</text:p>
          </table:table-cell>
          <table:table-cell office:value-type="float" office:value="39.04" calcext:value-type="float">
            <text:p>39.04</text:p>
          </table:table-cell>
          <table:table-cell office:value-type="float" office:value="0" calcext:value-type="float">
            <text:p>0</text:p>
          </table:table-cell>
          <table:table-cell office:value-type="float" office:value="39.04" calcext:value-type="float">
            <text:p>39.04</text:p>
          </table:table-cell>
          <table:table-cell office:value-type="float" office:value="10" calcext:value-type="float">
            <text:p>10</text:p>
          </table:table-cell>
          <table:table-cell table:formula="of:=AVERAGE([.F245:.F264])" office:value-type="float" office:value="7.6" calcext:value-type="float">
            <text:p>7.6</text:p>
          </table:table-cell>
          <table:table-cell table:formula="of:=LN([.G245])" office:value-type="float" office:value="2.02814824729229" calcext:value-type="float">
            <text:p>2.0281482473</text:p>
          </table:table-cell>
          <table:table-cell table:formula="of:=[.F245]/((SUM([.F$2:.F$513]))*0.16)" office:value-type="float" office:value="0.000202793685815798" calcext:value-type="float">
            <text:p>0.0002027937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office:value-type="float" office:value="39.2" calcext:value-type="float">
            <text:p>39.2</text:p>
          </table:table-cell>
          <table:table-cell office:value-type="float" office:value="14" calcext:value-type="float">
            <text:p>14</text:p>
          </table:table-cell>
          <table:table-cell table:formula="of:=AVERAGE([.F246:.F265])" office:value-type="float" office:value="7.4" calcext:value-type="float">
            <text:p>7.4</text:p>
          </table:table-cell>
          <table:table-cell table:formula="of:=LN([.G246])" office:value-type="float" office:value="2.00148000021012" calcext:value-type="float">
            <text:p>2.0014800002</text:p>
          </table:table-cell>
          <table:table-cell table:formula="of:=[.F246]/((SUM([.F$2:.F$513]))*0.16)" office:value-type="float" office:value="0.000283911160142118" calcext:value-type="float">
            <text:p>0.0002839112</text:p>
          </table:table-cell>
        </table:table-row>
        <table:table-row table:style-name="ro1">
          <table:table-cell office:value-type="float" office:value="39.36" calcext:value-type="float">
            <text:p>39.36</text:p>
          </table:table-cell>
          <table:table-cell office:value-type="float" office:value="0" calcext:value-type="float">
            <text:p>0</text:p>
          </table:table-cell>
          <table:table-cell office:value-type="float" office:value="39.36" calcext:value-type="float">
            <text:p>39.36</text:p>
          </table:table-cell>
          <table:table-cell office:value-type="float" office:value="0" calcext:value-type="float">
            <text:p>0</text:p>
          </table:table-cell>
          <table:table-cell office:value-type="float" office:value="39.36" calcext:value-type="float">
            <text:p>39.36</text:p>
          </table:table-cell>
          <table:table-cell office:value-type="float" office:value="10" calcext:value-type="float">
            <text:p>10</text:p>
          </table:table-cell>
          <table:table-cell table:formula="of:=AVERAGE([.F247:.F266])" office:value-type="float" office:value="7.05" calcext:value-type="float">
            <text:p>7.05</text:p>
          </table:table-cell>
          <table:table-cell table:formula="of:=LN([.G247])" office:value-type="float" office:value="1.95302761682418" calcext:value-type="float">
            <text:p>1.9530276168</text:p>
          </table:table-cell>
          <table:table-cell table:formula="of:=[.F247]/((SUM([.F$2:.F$513]))*0.16)" office:value-type="float" office:value="0.000202793685815798" calcext:value-type="float">
            <text:p>0.0002027937</text:p>
          </table:table-cell>
        </table:table-row>
        <table:table-row table:style-name="ro1">
          <table:table-cell office:value-type="float" office:value="39.52" calcext:value-type="float">
            <text:p>39.52</text:p>
          </table:table-cell>
          <table:table-cell office:value-type="float" office:value="1" calcext:value-type="float">
            <text:p>1</text:p>
          </table:table-cell>
          <table:table-cell office:value-type="float" office:value="39.52" calcext:value-type="float">
            <text:p>39.52</text:p>
          </table:table-cell>
          <table:table-cell office:value-type="float" office:value="0" calcext:value-type="float">
            <text:p>0</text:p>
          </table:table-cell>
          <table:table-cell office:value-type="float" office:value="39.52" calcext:value-type="float">
            <text:p>39.52</text:p>
          </table:table-cell>
          <table:table-cell office:value-type="float" office:value="7" calcext:value-type="float">
            <text:p>7</text:p>
          </table:table-cell>
          <table:table-cell table:formula="of:=AVERAGE([.F248:.F267])" office:value-type="float" office:value="6.95" calcext:value-type="float">
            <text:p>6.95</text:p>
          </table:table-cell>
          <table:table-cell table:formula="of:=LN([.G248])" office:value-type="float" office:value="1.9387416595767" calcext:value-type="float">
            <text:p>1.9387416596</text:p>
          </table:table-cell>
          <table:table-cell table:formula="of:=[.F248]/((SUM([.F$2:.F$513]))*0.16)" office:value-type="float" office:value="0.000141955580071059" calcext:value-type="float">
            <text:p>0.0001419556</text:p>
          </table:table-cell>
        </table:table-row>
        <table:table-row table:style-name="ro1">
          <table:table-cell office:value-type="float" office:value="39.68" calcext:value-type="float">
            <text:p>39.68</text:p>
          </table:table-cell>
          <table:table-cell office:value-type="float" office:value="1" calcext:value-type="float">
            <text:p>1</text:p>
          </table:table-cell>
          <table:table-cell office:value-type="float" office:value="39.68" calcext:value-type="float">
            <text:p>39.68</text:p>
          </table:table-cell>
          <table:table-cell office:value-type="float" office:value="0" calcext:value-type="float">
            <text:p>0</text:p>
          </table:table-cell>
          <table:table-cell office:value-type="float" office:value="39.68" calcext:value-type="float">
            <text:p>39.68</text:p>
          </table:table-cell>
          <table:table-cell office:value-type="float" office:value="5" calcext:value-type="float">
            <text:p>5</text:p>
          </table:table-cell>
          <table:table-cell table:formula="of:=AVERAGE([.F249:.F268])" office:value-type="float" office:value="6.75" calcext:value-type="float">
            <text:p>6.75</text:p>
          </table:table-cell>
          <table:table-cell table:formula="of:=LN([.G249])" office:value-type="float" office:value="1.90954250488444" calcext:value-type="float">
            <text:p>1.9095425049</text:p>
          </table:table-cell>
          <table:table-cell table:formula="of:=[.F249]/((SUM([.F$2:.F$513]))*0.16)" office:value-type="float" office:value="0.000101396842907899" calcext:value-type="float">
            <text:p>0.0001013968</text:p>
          </table:table-cell>
        </table:table-row>
        <table:table-row table:style-name="ro1">
          <table:table-cell office:value-type="float" office:value="39.84" calcext:value-type="float">
            <text:p>39.84</text:p>
          </table:table-cell>
          <table:table-cell office:value-type="float" office:value="0" calcext:value-type="float">
            <text:p>0</text:p>
          </table:table-cell>
          <table:table-cell office:value-type="float" office:value="39.84" calcext:value-type="float">
            <text:p>39.84</text:p>
          </table:table-cell>
          <table:table-cell office:value-type="float" office:value="0" calcext:value-type="float">
            <text:p>0</text:p>
          </table:table-cell>
          <table:table-cell office:value-type="float" office:value="39.84" calcext:value-type="float">
            <text:p>39.84</text:p>
          </table:table-cell>
          <table:table-cell office:value-type="float" office:value="7" calcext:value-type="float">
            <text:p>7</text:p>
          </table:table-cell>
          <table:table-cell table:formula="of:=AVERAGE([.F250:.F269])" office:value-type="float" office:value="6.65" calcext:value-type="float">
            <text:p>6.65</text:p>
          </table:table-cell>
          <table:table-cell table:formula="of:=LN([.G250])" office:value-type="float" office:value="1.89461685466776" calcext:value-type="float">
            <text:p>1.8946168547</text:p>
          </table:table-cell>
          <table:table-cell table:formula="of:=[.F250]/((SUM([.F$2:.F$513]))*0.16)" office:value-type="float" office:value="0.000141955580071059" calcext:value-type="float">
            <text:p>0.0001419556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AVERAGE([.F251:.F270])" office:value-type="float" office:value="6.55" calcext:value-type="float">
            <text:p>6.55</text:p>
          </table:table-cell>
          <table:table-cell table:formula="of:=LN([.G251])" office:value-type="float" office:value="1.87946504964716" calcext:value-type="float">
            <text:p>1.8794650496</text:p>
          </table:table-cell>
          <table:table-cell table:formula="of:=[.F251]/((SUM([.F$2:.F$513]))*0.16)" office:value-type="float" office:value="0.000243352422978958" calcext:value-type="float">
            <text:p>0.0002433524</text:p>
          </table:table-cell>
        </table:table-row>
        <table:table-row table:style-name="ro1">
          <table:table-cell table:number-columns-repeated="4"/>
          <table:table-cell office:value-type="float" office:value="40.16" calcext:value-type="float">
            <text:p>40.16</text:p>
          </table:table-cell>
          <table:table-cell office:value-type="float" office:value="4" calcext:value-type="float">
            <text:p>4</text:p>
          </table:table-cell>
          <table:table-cell table:formula="of:=AVERAGE([.F252:.F271])" office:value-type="float" office:value="6.05" calcext:value-type="float">
            <text:p>6.05</text:p>
          </table:table-cell>
          <table:table-cell table:formula="of:=LN([.G252])" office:value-type="float" office:value="1.80005827204275" calcext:value-type="float">
            <text:p>1.800058272</text:p>
          </table:table-cell>
          <table:table-cell table:formula="of:=[.F252]/((SUM([.F$2:.F$513]))*0.16)" office:value-type="float" office:value="0.0000811174743263194" calcext:value-type="float">
            <text:p>8.11174743263194E-05</text:p>
          </table:table-cell>
        </table:table-row>
        <table:table-row table:style-name="ro1">
          <table:table-cell table:number-columns-repeated="4"/>
          <table:table-cell office:value-type="float" office:value="40.32" calcext:value-type="float">
            <text:p>40.32</text:p>
          </table:table-cell>
          <table:table-cell office:value-type="float" office:value="10" calcext:value-type="float">
            <text:p>10</text:p>
          </table:table-cell>
          <table:table-cell table:formula="of:=AVERAGE([.F253:.F272])" office:value-type="float" office:value="6.1" calcext:value-type="float">
            <text:p>6.1</text:p>
          </table:table-cell>
          <table:table-cell table:formula="of:=LN([.G253])" office:value-type="float" office:value="1.80828877117927" calcext:value-type="float">
            <text:p>1.8082887712</text:p>
          </table:table-cell>
          <table:table-cell table:formula="of:=[.F253]/((SUM([.F$2:.F$513]))*0.16)" office:value-type="float" office:value="0.000202793685815798" calcext:value-type="float">
            <text:p>0.0002027937</text:p>
          </table:table-cell>
        </table:table-row>
        <table:table-row table:style-name="ro1">
          <table:table-cell table:number-columns-repeated="4"/>
          <table:table-cell office:value-type="float" office:value="40.48" calcext:value-type="float">
            <text:p>40.48</text:p>
          </table:table-cell>
          <table:table-cell office:value-type="float" office:value="5" calcext:value-type="float">
            <text:p>5</text:p>
          </table:table-cell>
          <table:table-cell table:formula="of:=AVERAGE([.F254:.F273])" office:value-type="float" office:value="5.7" calcext:value-type="float">
            <text:p>5.7</text:p>
          </table:table-cell>
          <table:table-cell table:formula="of:=LN([.G254])" office:value-type="float" office:value="1.7404661748405" calcext:value-type="float">
            <text:p>1.7404661748</text:p>
          </table:table-cell>
          <table:table-cell table:formula="of:=[.F254]/((SUM([.F$2:.F$513]))*0.16)" office:value-type="float" office:value="0.000101396842907899" calcext:value-type="float">
            <text:p>0.0001013968</text:p>
          </table:table-cell>
        </table:table-row>
        <table:table-row table:style-name="ro1">
          <table:table-cell table:number-columns-repeated="4"/>
          <table:table-cell office:value-type="float" office:value="40.64" calcext:value-type="float">
            <text:p>40.64</text:p>
          </table:table-cell>
          <table:table-cell office:value-type="float" office:value="8" calcext:value-type="float">
            <text:p>8</text:p>
          </table:table-cell>
          <table:table-cell table:formula="of:=AVERAGE([.F255:.F274])" office:value-type="float" office:value="5.7" calcext:value-type="float">
            <text:p>5.7</text:p>
          </table:table-cell>
          <table:table-cell table:formula="of:=LN([.G255])" office:value-type="float" office:value="1.7404661748405" calcext:value-type="float">
            <text:p>1.7404661748</text:p>
          </table:table-cell>
          <table:table-cell table:formula="of:=[.F255]/((SUM([.F$2:.F$513]))*0.16)" office:value-type="float" office:value="0.000162234948652639" calcext:value-type="float">
            <text:p>0.0001622349</text:p>
          </table:table-cell>
        </table:table-row>
        <table:table-row table:style-name="ro1">
          <table:table-cell table:number-columns-repeated="4"/>
          <table:table-cell office:value-type="float" office:value="40.8" calcext:value-type="float">
            <text:p>40.8</text:p>
          </table:table-cell>
          <table:table-cell office:value-type="float" office:value="11" calcext:value-type="float">
            <text:p>11</text:p>
          </table:table-cell>
          <table:table-cell table:formula="of:=AVERAGE([.F256:.F275])" office:value-type="float" office:value="5.55" calcext:value-type="float">
            <text:p>5.55</text:p>
          </table:table-cell>
          <table:table-cell table:formula="of:=LN([.G256])" office:value-type="float" office:value="1.71379792775834" calcext:value-type="float">
            <text:p>1.7137979278</text:p>
          </table:table-cell>
          <table:table-cell table:formula="of:=[.F256]/((SUM([.F$2:.F$513]))*0.16)" office:value-type="float" office:value="0.000223073054397378" calcext:value-type="float">
            <text:p>0.0002230731</text:p>
          </table:table-cell>
        </table:table-row>
        <table:table-row table:style-name="ro1">
          <table:table-cell table:number-columns-repeated="4"/>
          <table:table-cell office:value-type="float" office:value="40.96" calcext:value-type="float">
            <text:p>40.96</text:p>
          </table:table-cell>
          <table:table-cell office:value-type="float" office:value="6" calcext:value-type="float">
            <text:p>6</text:p>
          </table:table-cell>
          <table:table-cell table:formula="of:=AVERAGE([.F257:.F276])" office:value-type="float" office:value="5.4" calcext:value-type="float">
            <text:p>5.4</text:p>
          </table:table-cell>
          <table:table-cell table:formula="of:=LN([.G257])" office:value-type="float" office:value="1.68639895357023" calcext:value-type="float">
            <text:p>1.6863989536</text:p>
          </table:table-cell>
          <table:table-cell table:formula="of:=[.F257]/((SUM([.F$2:.F$513]))*0.16)" office:value-type="float" office:value="0.000121676211489479" calcext:value-type="float">
            <text:p>0.0001216762</text:p>
          </table:table-cell>
        </table:table-row>
        <table:table-row table:style-name="ro1">
          <table:table-cell table:number-columns-repeated="4"/>
          <table:table-cell office:value-type="float" office:value="41.12" calcext:value-type="float">
            <text:p>41.12</text:p>
          </table:table-cell>
          <table:table-cell office:value-type="float" office:value="6" calcext:value-type="float">
            <text:p>6</text:p>
          </table:table-cell>
          <table:table-cell table:formula="of:=AVERAGE([.F258:.F277])" office:value-type="float" office:value="5.4" calcext:value-type="float">
            <text:p>5.4</text:p>
          </table:table-cell>
          <table:table-cell table:formula="of:=LN([.G258])" office:value-type="float" office:value="1.68639895357023" calcext:value-type="float">
            <text:p>1.6863989536</text:p>
          </table:table-cell>
          <table:table-cell table:formula="of:=[.F258]/((SUM([.F$2:.F$513]))*0.16)" office:value-type="float" office:value="0.000121676211489479" calcext:value-type="float">
            <text:p>0.0001216762</text:p>
          </table:table-cell>
        </table:table-row>
        <table:table-row table:style-name="ro1">
          <table:table-cell table:number-columns-repeated="4"/>
          <table:table-cell office:value-type="float" office:value="41.28" calcext:value-type="float">
            <text:p>41.28</text:p>
          </table:table-cell>
          <table:table-cell office:value-type="float" office:value="8" calcext:value-type="float">
            <text:p>8</text:p>
          </table:table-cell>
          <table:table-cell table:formula="of:=AVERAGE([.F259:.F278])" office:value-type="float" office:value="5.25" calcext:value-type="float">
            <text:p>5.25</text:p>
          </table:table-cell>
          <table:table-cell table:formula="of:=LN([.G259])" office:value-type="float" office:value="1.65822807660353" calcext:value-type="float">
            <text:p>1.6582280766</text:p>
          </table:table-cell>
          <table:table-cell table:formula="of:=[.F259]/((SUM([.F$2:.F$513]))*0.16)" office:value-type="float" office:value="0.000162234948652639" calcext:value-type="float">
            <text:p>0.0001622349</text:p>
          </table:table-cell>
        </table:table-row>
        <table:table-row table:style-name="ro1">
          <table:table-cell table:number-columns-repeated="4"/>
          <table:table-cell office:value-type="float" office:value="41.44" calcext:value-type="float">
            <text:p>41.44</text:p>
          </table:table-cell>
          <table:table-cell office:value-type="float" office:value="6" calcext:value-type="float">
            <text:p>6</text:p>
          </table:table-cell>
          <table:table-cell table:formula="of:=AVERAGE([.F260:.F279])" office:value-type="float" office:value="5.1" calcext:value-type="float">
            <text:p>5.1</text:p>
          </table:table-cell>
          <table:table-cell table:formula="of:=LN([.G260])" office:value-type="float" office:value="1.62924053973028" calcext:value-type="float">
            <text:p>1.6292405397</text:p>
          </table:table-cell>
          <table:table-cell table:formula="of:=[.F260]/((SUM([.F$2:.F$513]))*0.16)" office:value-type="float" office:value="0.000121676211489479" calcext:value-type="float">
            <text:p>0.0001216762</text:p>
          </table:table-cell>
        </table:table-row>
        <table:table-row table:style-name="ro1">
          <table:table-cell table:number-columns-repeated="4"/>
          <table:table-cell office:value-type="float" office:value="41.6" calcext:value-type="float">
            <text:p>41.6</text:p>
          </table:table-cell>
          <table:table-cell office:value-type="float" office:value="6" calcext:value-type="float">
            <text:p>6</text:p>
          </table:table-cell>
          <table:table-cell table:formula="of:=AVERAGE([.F261:.F280])" office:value-type="float" office:value="5.05" calcext:value-type="float">
            <text:p>5.05</text:p>
          </table:table-cell>
          <table:table-cell table:formula="of:=LN([.G261])" office:value-type="float" office:value="1.61938824328727" calcext:value-type="float">
            <text:p>1.6193882433</text:p>
          </table:table-cell>
          <table:table-cell table:formula="of:=[.F261]/((SUM([.F$2:.F$513]))*0.16)" office:value-type="float" office:value="0.000121676211489479" calcext:value-type="float">
            <text:p>0.0001216762</text:p>
          </table:table-cell>
        </table:table-row>
        <table:table-row table:style-name="ro1">
          <table:table-cell table:number-columns-repeated="4"/>
          <table:table-cell office:value-type="float" office:value="41.76" calcext:value-type="float">
            <text:p>41.76</text:p>
          </table:table-cell>
          <table:table-cell office:value-type="float" office:value="3" calcext:value-type="float">
            <text:p>3</text:p>
          </table:table-cell>
          <table:table-cell table:formula="of:=AVERAGE([.F262:.F281])" office:value-type="float" office:value="4.9" calcext:value-type="float">
            <text:p>4.9</text:p>
          </table:table-cell>
          <table:table-cell table:formula="of:=LN([.G262])" office:value-type="float" office:value="1.58923520511658" calcext:value-type="float">
            <text:p>1.5892352051</text:p>
          </table:table-cell>
          <table:table-cell table:formula="of:=[.F262]/((SUM([.F$2:.F$513]))*0.16)" office:value-type="float" office:value="0.0000608381057447395" calcext:value-type="float">
            <text:p>6.08381057447395E-05</text:p>
          </table:table-cell>
        </table:table-row>
        <table:table-row table:style-name="ro1">
          <table:table-cell table:number-columns-repeated="4"/>
          <table:table-cell office:value-type="float" office:value="41.92" calcext:value-type="float">
            <text:p>41.92</text:p>
          </table:table-cell>
          <table:table-cell office:value-type="float" office:value="6" calcext:value-type="float">
            <text:p>6</text:p>
          </table:table-cell>
          <table:table-cell table:formula="of:=AVERAGE([.F263:.F282])" office:value-type="float" office:value="4.9" calcext:value-type="float">
            <text:p>4.9</text:p>
          </table:table-cell>
          <table:table-cell table:formula="of:=LN([.G263])" office:value-type="float" office:value="1.58923520511658" calcext:value-type="float">
            <text:p>1.5892352051</text:p>
          </table:table-cell>
          <table:table-cell table:formula="of:=[.F263]/((SUM([.F$2:.F$513]))*0.16)" office:value-type="float" office:value="0.000121676211489479" calcext:value-type="float">
            <text:p>0.0001216762</text:p>
          </table:table-cell>
        </table:table-row>
        <table:table-row table:style-name="ro1">
          <table:table-cell table:number-columns-repeated="4"/>
          <table:table-cell office:value-type="float" office:value="42.08" calcext:value-type="float">
            <text:p>42.08</text:p>
          </table:table-cell>
          <table:table-cell office:value-type="float" office:value="8" calcext:value-type="float">
            <text:p>8</text:p>
          </table:table-cell>
          <table:table-cell table:formula="of:=AVERAGE([.F264:.F283])" office:value-type="float" office:value="4.75" calcext:value-type="float">
            <text:p>4.75</text:p>
          </table:table-cell>
          <table:table-cell table:formula="of:=LN([.G264])" office:value-type="float" office:value="1.55814461804655" calcext:value-type="float">
            <text:p>1.558144618</text:p>
          </table:table-cell>
          <table:table-cell table:formula="of:=[.F264]/((SUM([.F$2:.F$513]))*0.16)" office:value-type="float" office:value="0.000162234948652639" calcext:value-type="float">
            <text:p>0.0001622349</text:p>
          </table:table-cell>
        </table:table-row>
        <table:table-row table:style-name="ro1">
          <table:table-cell table:number-columns-repeated="4"/>
          <table:table-cell office:value-type="float" office:value="42.24" calcext:value-type="float">
            <text:p>42.24</text:p>
          </table:table-cell>
          <table:table-cell office:value-type="float" office:value="6" calcext:value-type="float">
            <text:p>6</text:p>
          </table:table-cell>
          <table:table-cell table:formula="of:=AVERAGE([.F265:.F284])" office:value-type="float" office:value="4.4" calcext:value-type="float">
            <text:p>4.4</text:p>
          </table:table-cell>
          <table:table-cell table:formula="of:=LN([.G265])" office:value-type="float" office:value="1.48160454092422" calcext:value-type="float">
            <text:p>1.4816045409</text:p>
          </table:table-cell>
          <table:table-cell table:formula="of:=[.F265]/((SUM([.F$2:.F$513]))*0.16)" office:value-type="float" office:value="0.000121676211489479" calcext:value-type="float">
            <text:p>0.0001216762</text:p>
          </table:table-cell>
        </table:table-row>
        <table:table-row table:style-name="ro1">
          <table:table-cell table:number-columns-repeated="4"/>
          <table:table-cell office:value-type="float" office:value="42.4" calcext:value-type="float">
            <text:p>42.4</text:p>
          </table:table-cell>
          <table:table-cell office:value-type="float" office:value="7" calcext:value-type="float">
            <text:p>7</text:p>
          </table:table-cell>
          <table:table-cell table:formula="of:=AVERAGE([.F266:.F285])" office:value-type="float" office:value="4.3" calcext:value-type="float">
            <text:p>4.3</text:p>
          </table:table-cell>
          <table:table-cell table:formula="of:=LN([.G266])" office:value-type="float" office:value="1.45861502269952" calcext:value-type="float">
            <text:p>1.4586150227</text:p>
          </table:table-cell>
          <table:table-cell table:formula="of:=[.F266]/((SUM([.F$2:.F$513]))*0.16)" office:value-type="float" office:value="0.000141955580071059" calcext:value-type="float">
            <text:p>0.0001419556</text:p>
          </table:table-cell>
        </table:table-row>
        <table:table-row table:style-name="ro1">
          <table:table-cell table:number-columns-repeated="4"/>
          <table:table-cell office:value-type="float" office:value="42.56" calcext:value-type="float">
            <text:p>42.56</text:p>
          </table:table-cell>
          <table:table-cell office:value-type="float" office:value="8" calcext:value-type="float">
            <text:p>8</text:p>
          </table:table-cell>
          <table:table-cell table:formula="of:=AVERAGE([.F267:.F286])" office:value-type="float" office:value="4.1" calcext:value-type="float">
            <text:p>4.1</text:p>
          </table:table-cell>
          <table:table-cell table:formula="of:=LN([.G267])" office:value-type="float" office:value="1.41098697371026" calcext:value-type="float">
            <text:p>1.4109869737</text:p>
          </table:table-cell>
          <table:table-cell table:formula="of:=[.F267]/((SUM([.F$2:.F$513]))*0.16)" office:value-type="float" office:value="0.000162234948652639" calcext:value-type="float">
            <text:p>0.0001622349</text:p>
          </table:table-cell>
        </table:table-row>
        <table:table-row table:style-name="ro1">
          <table:table-cell table:number-columns-repeated="4"/>
          <table:table-cell office:value-type="float" office:value="42.72" calcext:value-type="float">
            <text:p>42.72</text:p>
          </table:table-cell>
          <table:table-cell office:value-type="float" office:value="3" calcext:value-type="float">
            <text:p>3</text:p>
          </table:table-cell>
          <table:table-cell table:formula="of:=AVERAGE([.F268:.F287])" office:value-type="float" office:value="3.95" calcext:value-type="float">
            <text:p>3.95</text:p>
          </table:table-cell>
          <table:table-cell table:formula="of:=LN([.G268])" office:value-type="float" office:value="1.37371557891303" calcext:value-type="float">
            <text:p>1.3737155789</text:p>
          </table:table-cell>
          <table:table-cell table:formula="of:=[.F268]/((SUM([.F$2:.F$513]))*0.16)" office:value-type="float" office:value="0.0000608381057447395" calcext:value-type="float">
            <text:p>6.08381057447395E-05</text:p>
          </table:table-cell>
        </table:table-row>
        <table:table-row table:style-name="ro1">
          <table:table-cell table:number-columns-repeated="4"/>
          <table:table-cell office:value-type="float" office:value="42.88" calcext:value-type="float">
            <text:p>42.88</text:p>
          </table:table-cell>
          <table:table-cell office:value-type="float" office:value="3" calcext:value-type="float">
            <text:p>3</text:p>
          </table:table-cell>
          <table:table-cell table:formula="of:=AVERAGE([.F269:.F288])" office:value-type="float" office:value="3.8" calcext:value-type="float">
            <text:p>3.8</text:p>
          </table:table-cell>
          <table:table-cell table:formula="of:=LN([.G269])" office:value-type="float" office:value="1.33500106673234" calcext:value-type="float">
            <text:p>1.3350010667</text:p>
          </table:table-cell>
          <table:table-cell table:formula="of:=[.F269]/((SUM([.F$2:.F$513]))*0.16)" office:value-type="float" office:value="0.0000608381057447395" calcext:value-type="float">
            <text:p>6.08381057447395E-05</text:p>
          </table:table-cell>
        </table:table-row>
        <table:table-row table:style-name="ro1">
          <table:table-cell table:number-columns-repeated="4"/>
          <table:table-cell office:value-type="float" office:value="43.04" calcext:value-type="float">
            <text:p>43.04</text:p>
          </table:table-cell>
          <table:table-cell office:value-type="float" office:value="5" calcext:value-type="float">
            <text:p>5</text:p>
          </table:table-cell>
          <table:table-cell table:formula="of:=AVERAGE([.F270:.F289])" office:value-type="float" office:value="3.8" calcext:value-type="float">
            <text:p>3.8</text:p>
          </table:table-cell>
          <table:table-cell table:formula="of:=LN([.G270])" office:value-type="float" office:value="1.33500106673234" calcext:value-type="float">
            <text:p>1.3350010667</text:p>
          </table:table-cell>
          <table:table-cell table:formula="of:=[.F270]/((SUM([.F$2:.F$513]))*0.16)" office:value-type="float" office:value="0.000101396842907899" calcext:value-type="float">
            <text:p>0.0001013968</text:p>
          </table:table-cell>
        </table:table-row>
        <table:table-row table:style-name="ro1">
          <table:table-cell table:number-columns-repeated="4"/>
          <table:table-cell office:value-type="float" office:value="43.2" calcext:value-type="float">
            <text:p>43.2</text:p>
          </table:table-cell>
          <table:table-cell office:value-type="float" office:value="2" calcext:value-type="float">
            <text:p>2</text:p>
          </table:table-cell>
          <table:table-cell table:formula="of:=AVERAGE([.F271:.F290])" office:value-type="float" office:value="3.75" calcext:value-type="float">
            <text:p>3.75</text:p>
          </table:table-cell>
          <table:table-cell table:formula="of:=LN([.G271])" office:value-type="float" office:value="1.32175583998232" calcext:value-type="float">
            <text:p>1.32175584</text:p>
          </table:table-cell>
          <table:table-cell table:formula="of:=[.F271]/((SUM([.F$2:.F$513]))*0.16)" office:value-type="float" office:value="0.0000405587371631597" calcext:value-type="float">
            <text:p>4.05587371631597E-05</text:p>
          </table:table-cell>
        </table:table-row>
        <table:table-row table:style-name="ro1">
          <table:table-cell table:number-columns-repeated="4"/>
          <table:table-cell office:value-type="float" office:value="43.36" calcext:value-type="float">
            <text:p>43.36</text:p>
          </table:table-cell>
          <table:table-cell office:value-type="float" office:value="5" calcext:value-type="float">
            <text:p>5</text:p>
          </table:table-cell>
          <table:table-cell table:formula="of:=AVERAGE([.F272:.F291])" office:value-type="float" office:value="3.65" calcext:value-type="float">
            <text:p>3.65</text:p>
          </table:table-cell>
          <table:table-cell table:formula="of:=LN([.G272])" office:value-type="float" office:value="1.2947271675944" calcext:value-type="float">
            <text:p>1.2947271676</text:p>
          </table:table-cell>
          <table:table-cell table:formula="of:=[.F272]/((SUM([.F$2:.F$513]))*0.16)" office:value-type="float" office:value="0.000101396842907899" calcext:value-type="float">
            <text:p>0.0001013968</text:p>
          </table:table-cell>
        </table:table-row>
        <table:table-row table:style-name="ro1">
          <table:table-cell table:number-columns-repeated="4"/>
          <table:table-cell office:value-type="float" office:value="43.52" calcext:value-type="float">
            <text:p>43.52</text:p>
          </table:table-cell>
          <table:table-cell office:value-type="float" office:value="2" calcext:value-type="float">
            <text:p>2</text:p>
          </table:table-cell>
          <table:table-cell table:formula="of:=AVERAGE([.F273:.F292])" office:value-type="float" office:value="3.5" calcext:value-type="float">
            <text:p>3.5</text:p>
          </table:table-cell>
          <table:table-cell table:formula="of:=LN([.G273])" office:value-type="float" office:value="1.25276296849537" calcext:value-type="float">
            <text:p>1.2527629685</text:p>
          </table:table-cell>
          <table:table-cell table:formula="of:=[.F273]/((SUM([.F$2:.F$513]))*0.16)" office:value-type="float" office:value="0.0000405587371631597" calcext:value-type="float">
            <text:p>4.05587371631597E-05</text:p>
          </table:table-cell>
        </table:table-row>
        <table:table-row table:style-name="ro1">
          <table:table-cell table:number-columns-repeated="4"/>
          <table:table-cell office:value-type="float" office:value="43.68" calcext:value-type="float">
            <text:p>43.68</text:p>
          </table:table-cell>
          <table:table-cell office:value-type="float" office:value="5" calcext:value-type="float">
            <text:p>5</text:p>
          </table:table-cell>
          <table:table-cell table:formula="of:=AVERAGE([.F274:.F293])" office:value-type="float" office:value="3.5" calcext:value-type="float">
            <text:p>3.5</text:p>
          </table:table-cell>
          <table:table-cell table:formula="of:=LN([.G274])" office:value-type="float" office:value="1.25276296849537" calcext:value-type="float">
            <text:p>1.2527629685</text:p>
          </table:table-cell>
          <table:table-cell table:formula="of:=[.F274]/((SUM([.F$2:.F$513]))*0.16)" office:value-type="float" office:value="0.000101396842907899" calcext:value-type="float">
            <text:p>0.0001013968</text:p>
          </table:table-cell>
        </table:table-row>
        <table:table-row table:style-name="ro1">
          <table:table-cell table:number-columns-repeated="4"/>
          <table:table-cell office:value-type="float" office:value="43.84" calcext:value-type="float">
            <text:p>43.84</text:p>
          </table:table-cell>
          <table:table-cell office:value-type="float" office:value="5" calcext:value-type="float">
            <text:p>5</text:p>
          </table:table-cell>
          <table:table-cell table:formula="of:=AVERAGE([.F275:.F294])" office:value-type="float" office:value="3.5" calcext:value-type="float">
            <text:p>3.5</text:p>
          </table:table-cell>
          <table:table-cell table:formula="of:=LN([.G275])" office:value-type="float" office:value="1.25276296849537" calcext:value-type="float">
            <text:p>1.2527629685</text:p>
          </table:table-cell>
          <table:table-cell table:formula="of:=[.F275]/((SUM([.F$2:.F$513]))*0.16)" office:value-type="float" office:value="0.000101396842907899" calcext:value-type="float">
            <text:p>0.0001013968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formula="of:=AVERAGE([.F276:.F295])" office:value-type="float" office:value="3.4" calcext:value-type="float">
            <text:p>3.4</text:p>
          </table:table-cell>
          <table:table-cell table:formula="of:=LN([.G276])" office:value-type="float" office:value="1.22377543162212" calcext:value-type="float">
            <text:p>1.2237754316</text:p>
          </table:table-cell>
          <table:table-cell table:formula="of:=[.F276]/((SUM([.F$2:.F$513]))*0.16)" office:value-type="float" office:value="0.000162234948652639" calcext:value-type="float">
            <text:p>0.0001622349</text:p>
          </table:table-cell>
        </table:table-row>
        <table:table-row table:style-name="ro1">
          <table:table-cell table:number-columns-repeated="4"/>
          <table:table-cell office:value-type="float" office:value="44.16" calcext:value-type="float">
            <text:p>44.16</text:p>
          </table:table-cell>
          <table:table-cell office:value-type="float" office:value="6" calcext:value-type="float">
            <text:p>6</text:p>
          </table:table-cell>
          <table:table-cell table:formula="of:=AVERAGE([.F277:.F296])" office:value-type="float" office:value="3.05" calcext:value-type="float">
            <text:p>3.05</text:p>
          </table:table-cell>
          <table:table-cell table:formula="of:=LN([.G277])" office:value-type="float" office:value="1.11514159061932" calcext:value-type="float">
            <text:p>1.1151415906</text:p>
          </table:table-cell>
          <table:table-cell table:formula="of:=[.F277]/((SUM([.F$2:.F$513]))*0.16)" office:value-type="float" office:value="0.000121676211489479" calcext:value-type="float">
            <text:p>0.0001216762</text:p>
          </table:table-cell>
        </table:table-row>
        <table:table-row table:style-name="ro1">
          <table:table-cell table:number-columns-repeated="4"/>
          <table:table-cell office:value-type="float" office:value="44.32" calcext:value-type="float">
            <text:p>44.32</text:p>
          </table:table-cell>
          <table:table-cell office:value-type="float" office:value="3" calcext:value-type="float">
            <text:p>3</text:p>
          </table:table-cell>
          <table:table-cell table:formula="of:=AVERAGE([.F278:.F297])" office:value-type="float" office:value="2.85" calcext:value-type="float">
            <text:p>2.85</text:p>
          </table:table-cell>
          <table:table-cell table:formula="of:=LN([.G278])" office:value-type="float" office:value="1.04731899428056" calcext:value-type="float">
            <text:p>1.0473189943</text:p>
          </table:table-cell>
          <table:table-cell table:formula="of:=[.F278]/((SUM([.F$2:.F$513]))*0.16)" office:value-type="float" office:value="0.0000608381057447395" calcext:value-type="float">
            <text:p>6.08381057447395E-05</text:p>
          </table:table-cell>
        </table:table-row>
        <table:table-row table:style-name="ro1">
          <table:table-cell table:number-columns-repeated="4"/>
          <table:table-cell office:value-type="float" office:value="44.48" calcext:value-type="float">
            <text:p>44.48</text:p>
          </table:table-cell>
          <table:table-cell office:value-type="float" office:value="5" calcext:value-type="float">
            <text:p>5</text:p>
          </table:table-cell>
          <table:table-cell table:formula="of:=AVERAGE([.F279:.F298])" office:value-type="float" office:value="2.8" calcext:value-type="float">
            <text:p>2.8</text:p>
          </table:table-cell>
          <table:table-cell table:formula="of:=LN([.G279])" office:value-type="float" office:value="1.02961941718116" calcext:value-type="float">
            <text:p>1.0296194172</text:p>
          </table:table-cell>
          <table:table-cell table:formula="of:=[.F279]/((SUM([.F$2:.F$513]))*0.16)" office:value-type="float" office:value="0.000101396842907899" calcext:value-type="float">
            <text:p>0.0001013968</text:p>
          </table:table-cell>
        </table:table-row>
        <table:table-row table:style-name="ro1">
          <table:table-cell table:number-columns-repeated="4"/>
          <table:table-cell office:value-type="float" office:value="44.64" calcext:value-type="float">
            <text:p>44.64</text:p>
          </table:table-cell>
          <table:table-cell office:value-type="float" office:value="5" calcext:value-type="float">
            <text:p>5</text:p>
          </table:table-cell>
          <table:table-cell table:formula="of:=AVERAGE([.F280:.F299])" office:value-type="float" office:value="2.65" calcext:value-type="float">
            <text:p>2.65</text:p>
          </table:table-cell>
          <table:table-cell table:formula="of:=LN([.G280])" office:value-type="float" office:value="0.974559639998131" calcext:value-type="float">
            <text:p>0.97455964</text:p>
          </table:table-cell>
          <table:table-cell table:formula="of:=[.F280]/((SUM([.F$2:.F$513]))*0.16)" office:value-type="float" office:value="0.000101396842907899" calcext:value-type="float">
            <text:p>0.0001013968</text:p>
          </table:table-cell>
        </table:table-row>
        <table:table-row table:style-name="ro1">
          <table:table-cell table:number-columns-repeated="4"/>
          <table:table-cell office:value-type="float" office:value="44.8" calcext:value-type="float">
            <text:p>44.8</text:p>
          </table:table-cell>
          <table:table-cell office:value-type="float" office:value="3" calcext:value-type="float">
            <text:p>3</text:p>
          </table:table-cell>
          <table:table-cell table:formula="of:=AVERAGE([.F281:.F300])" office:value-type="float" office:value="2.5" calcext:value-type="float">
            <text:p>2.5</text:p>
          </table:table-cell>
          <table:table-cell table:formula="of:=LN([.G281])" office:value-type="float" office:value="0.916290731874155" calcext:value-type="float">
            <text:p>0.9162907319</text:p>
          </table:table-cell>
          <table:table-cell table:formula="of:=[.F281]/((SUM([.F$2:.F$513]))*0.16)" office:value-type="float" office:value="0.0000608381057447395" calcext:value-type="float">
            <text:p>6.08381057447395E-05</text:p>
          </table:table-cell>
        </table:table-row>
        <table:table-row table:style-name="ro1">
          <table:table-cell table:number-columns-repeated="4"/>
          <table:table-cell office:value-type="float" office:value="44.96" calcext:value-type="float">
            <text:p>44.96</text:p>
          </table:table-cell>
          <table:table-cell office:value-type="float" office:value="3" calcext:value-type="float">
            <text:p>3</text:p>
          </table:table-cell>
          <table:table-cell table:formula="of:=AVERAGE([.F282:.F301])" office:value-type="float" office:value="2.4" calcext:value-type="float">
            <text:p>2.4</text:p>
          </table:table-cell>
          <table:table-cell table:formula="of:=LN([.G282])" office:value-type="float" office:value="0.8754687373539" calcext:value-type="float">
            <text:p>0.8754687374</text:p>
          </table:table-cell>
          <table:table-cell table:formula="of:=[.F282]/((SUM([.F$2:.F$513]))*0.16)" office:value-type="float" office:value="0.0000608381057447395" calcext:value-type="float">
            <text:p>6.08381057447395E-05</text:p>
          </table:table-cell>
        </table:table-row>
        <table:table-row table:style-name="ro1">
          <table:table-cell table:number-columns-repeated="4"/>
          <table:table-cell office:value-type="float" office:value="45.12" calcext:value-type="float">
            <text:p>45.12</text:p>
          </table:table-cell>
          <table:table-cell office:value-type="float" office:value="3" calcext:value-type="float">
            <text:p>3</text:p>
          </table:table-cell>
          <table:table-cell table:formula="of:=AVERAGE([.F283:.F302])" office:value-type="float" office:value="2.35" calcext:value-type="float">
            <text:p>2.35</text:p>
          </table:table-cell>
          <table:table-cell table:formula="of:=LN([.G283])" office:value-type="float" office:value="0.854415328156068" calcext:value-type="float">
            <text:p>0.8544153282</text:p>
          </table:table-cell>
          <table:table-cell table:formula="of:=[.F283]/((SUM([.F$2:.F$513]))*0.16)" office:value-type="float" office:value="0.0000608381057447395" calcext:value-type="float">
            <text:p>6.08381057447395E-05</text:p>
          </table:table-cell>
        </table:table-row>
        <table:table-row table:style-name="ro1">
          <table:table-cell table:number-columns-repeated="4"/>
          <table:table-cell office:value-type="float" office:value="45.28" calcext:value-type="float">
            <text:p>45.28</text:p>
          </table:table-cell>
          <table:table-cell office:value-type="float" office:value="1" calcext:value-type="float">
            <text:p>1</text:p>
          </table:table-cell>
          <table:table-cell table:formula="of:=AVERAGE([.F284:.F303])" office:value-type="float" office:value="2.3" calcext:value-type="float">
            <text:p>2.3</text:p>
          </table:table-cell>
          <table:table-cell table:formula="of:=LN([.G284])" office:value-type="float" office:value="0.832909122935104" calcext:value-type="float">
            <text:p>0.8329091229</text:p>
          </table:table-cell>
          <table:table-cell table:formula="of:=[.F284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45.44" calcext:value-type="float">
            <text:p>45.44</text:p>
          </table:table-cell>
          <table:table-cell office:value-type="float" office:value="4" calcext:value-type="float">
            <text:p>4</text:p>
          </table:table-cell>
          <table:table-cell table:formula="of:=AVERAGE([.F285:.F304])" office:value-type="float" office:value="2.35" calcext:value-type="float">
            <text:p>2.35</text:p>
          </table:table-cell>
          <table:table-cell table:formula="of:=LN([.G285])" office:value-type="float" office:value="0.854415328156068" calcext:value-type="float">
            <text:p>0.8544153282</text:p>
          </table:table-cell>
          <table:table-cell table:formula="of:=[.F285]/((SUM([.F$2:.F$513]))*0.16)" office:value-type="float" office:value="0.0000811174743263194" calcext:value-type="float">
            <text:p>8.11174743263194E-05</text:p>
          </table:table-cell>
        </table:table-row>
        <table:table-row table:style-name="ro1">
          <table:table-cell table:number-columns-repeated="4"/>
          <table:table-cell office:value-type="float" office:value="45.6" calcext:value-type="float">
            <text:p>45.6</text:p>
          </table:table-cell>
          <table:table-cell office:value-type="float" office:value="3" calcext:value-type="float">
            <text:p>3</text:p>
          </table:table-cell>
          <table:table-cell table:formula="of:=AVERAGE([.F286:.F305])" office:value-type="float" office:value="2.3" calcext:value-type="float">
            <text:p>2.3</text:p>
          </table:table-cell>
          <table:table-cell table:formula="of:=LN([.G286])" office:value-type="float" office:value="0.832909122935104" calcext:value-type="float">
            <text:p>0.8329091229</text:p>
          </table:table-cell>
          <table:table-cell table:formula="of:=[.F286]/((SUM([.F$2:.F$513]))*0.16)" office:value-type="float" office:value="0.0000608381057447395" calcext:value-type="float">
            <text:p>6.08381057447395E-05</text:p>
          </table:table-cell>
        </table:table-row>
        <table:table-row table:style-name="ro1">
          <table:table-cell table:number-columns-repeated="4"/>
          <table:table-cell office:value-type="float" office:value="45.76" calcext:value-type="float">
            <text:p>45.76</text:p>
          </table:table-cell>
          <table:table-cell office:value-type="float" office:value="5" calcext:value-type="float">
            <text:p>5</text:p>
          </table:table-cell>
          <table:table-cell table:formula="of:=AVERAGE([.F287:.F306])" office:value-type="float" office:value="2.2" calcext:value-type="float">
            <text:p>2.2</text:p>
          </table:table-cell>
          <table:table-cell table:formula="of:=LN([.G287])" office:value-type="float" office:value="0.78845736036427" calcext:value-type="float">
            <text:p>0.7884573604</text:p>
          </table:table-cell>
          <table:table-cell table:formula="of:=[.F287]/((SUM([.F$2:.F$513]))*0.16)" office:value-type="float" office:value="0.000101396842907899" calcext:value-type="float">
            <text:p>0.0001013968</text:p>
          </table:table-cell>
        </table:table-row>
        <table:table-row table:style-name="ro1">
          <table:table-cell table:number-columns-repeated="4"/>
          <table:table-cell office:value-type="float" office:value="45.92" calcext:value-type="float">
            <text:p>45.92</text:p>
          </table:table-cell>
          <table:table-cell office:value-type="float" office:value="0" calcext:value-type="float">
            <text:p>0</text:p>
          </table:table-cell>
          <table:table-cell table:formula="of:=AVERAGE([.F288:.F307])" office:value-type="float" office:value="2" calcext:value-type="float">
            <text:p>2</text:p>
          </table:table-cell>
          <table:table-cell table:formula="of:=LN([.G288])" office:value-type="float" office:value="0.693147180559945" calcext:value-type="float">
            <text:p>0.6931471806</text:p>
          </table:table-cell>
          <table:table-cell table:formula="of:=[.F288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6.08" calcext:value-type="float">
            <text:p>46.08</text:p>
          </table:table-cell>
          <table:table-cell office:value-type="float" office:value="3" calcext:value-type="float">
            <text:p>3</text:p>
          </table:table-cell>
          <table:table-cell table:formula="of:=AVERAGE([.F289:.F308])" office:value-type="float" office:value="2" calcext:value-type="float">
            <text:p>2</text:p>
          </table:table-cell>
          <table:table-cell table:formula="of:=LN([.G289])" office:value-type="float" office:value="0.693147180559945" calcext:value-type="float">
            <text:p>0.6931471806</text:p>
          </table:table-cell>
          <table:table-cell table:formula="of:=[.F289]/((SUM([.F$2:.F$513]))*0.16)" office:value-type="float" office:value="0.0000608381057447395" calcext:value-type="float">
            <text:p>6.08381057447395E-05</text:p>
          </table:table-cell>
        </table:table-row>
        <table:table-row table:style-name="ro1">
          <table:table-cell table:number-columns-repeated="4"/>
          <table:table-cell office:value-type="float" office:value="46.24" calcext:value-type="float">
            <text:p>46.24</text:p>
          </table:table-cell>
          <table:table-cell office:value-type="float" office:value="4" calcext:value-type="float">
            <text:p>4</text:p>
          </table:table-cell>
          <table:table-cell table:formula="of:=AVERAGE([.F290:.F309])" office:value-type="float" office:value="1.95" calcext:value-type="float">
            <text:p>1.95</text:p>
          </table:table-cell>
          <table:table-cell table:formula="of:=LN([.G290])" office:value-type="float" office:value="0.667829372575655" calcext:value-type="float">
            <text:p>0.6678293726</text:p>
          </table:table-cell>
          <table:table-cell table:formula="of:=[.F290]/((SUM([.F$2:.F$513]))*0.16)" office:value-type="float" office:value="0.0000811174743263194" calcext:value-type="float">
            <text:p>8.11174743263194E-05</text:p>
          </table:table-cell>
        </table:table-row>
        <table:table-row table:style-name="ro1">
          <table:table-cell table:number-columns-repeated="4"/>
          <table:table-cell office:value-type="float" office:value="46.4" calcext:value-type="float">
            <text:p>46.4</text:p>
          </table:table-cell>
          <table:table-cell office:value-type="float" office:value="0" calcext:value-type="float">
            <text:p>0</text:p>
          </table:table-cell>
          <table:table-cell table:formula="of:=AVERAGE([.F291:.F310])" office:value-type="float" office:value="1.85" calcext:value-type="float">
            <text:p>1.85</text:p>
          </table:table-cell>
          <table:table-cell table:formula="of:=LN([.G291])" office:value-type="float" office:value="0.615185639090234" calcext:value-type="float">
            <text:p>0.6151856391</text:p>
          </table:table-cell>
          <table:table-cell table:formula="of:=[.F291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6.56" calcext:value-type="float">
            <text:p>46.56</text:p>
          </table:table-cell>
          <table:table-cell office:value-type="float" office:value="2" calcext:value-type="float">
            <text:p>2</text:p>
          </table:table-cell>
          <table:table-cell table:formula="of:=AVERAGE([.F292:.F311])" office:value-type="float" office:value="1.9" calcext:value-type="float">
            <text:p>1.9</text:p>
          </table:table-cell>
          <table:table-cell table:formula="of:=LN([.G292])" office:value-type="float" office:value="0.641853886172395" calcext:value-type="float">
            <text:p>0.6418538862</text:p>
          </table:table-cell>
          <table:table-cell table:formula="of:=[.F292]/((SUM([.F$2:.F$513]))*0.16)" office:value-type="float" office:value="0.0000405587371631597" calcext:value-type="float">
            <text:p>4.05587371631597E-05</text:p>
          </table:table-cell>
        </table:table-row>
        <table:table-row table:style-name="ro1">
          <table:table-cell table:number-columns-repeated="4"/>
          <table:table-cell office:value-type="float" office:value="46.72" calcext:value-type="float">
            <text:p>46.72</text:p>
          </table:table-cell>
          <table:table-cell office:value-type="float" office:value="2" calcext:value-type="float">
            <text:p>2</text:p>
          </table:table-cell>
          <table:table-cell table:formula="of:=AVERAGE([.F293:.F312])" office:value-type="float" office:value="1.95" calcext:value-type="float">
            <text:p>1.95</text:p>
          </table:table-cell>
          <table:table-cell table:formula="of:=LN([.G293])" office:value-type="float" office:value="0.667829372575655" calcext:value-type="float">
            <text:p>0.6678293726</text:p>
          </table:table-cell>
          <table:table-cell table:formula="of:=[.F293]/((SUM([.F$2:.F$513]))*0.16)" office:value-type="float" office:value="0.0000405587371631597" calcext:value-type="float">
            <text:p>4.05587371631597E-05</text:p>
          </table:table-cell>
        </table:table-row>
        <table:table-row table:style-name="ro1">
          <table:table-cell table:number-columns-repeated="4"/>
          <table:table-cell office:value-type="float" office:value="46.88" calcext:value-type="float">
            <text:p>46.88</text:p>
          </table:table-cell>
          <table:table-cell office:value-type="float" office:value="5" calcext:value-type="float">
            <text:p>5</text:p>
          </table:table-cell>
          <table:table-cell table:formula="of:=AVERAGE([.F294:.F313])" office:value-type="float" office:value="1.95" calcext:value-type="float">
            <text:p>1.95</text:p>
          </table:table-cell>
          <table:table-cell table:formula="of:=LN([.G294])" office:value-type="float" office:value="0.667829372575655" calcext:value-type="float">
            <text:p>0.6678293726</text:p>
          </table:table-cell>
          <table:table-cell table:formula="of:=[.F294]/((SUM([.F$2:.F$513]))*0.16)" office:value-type="float" office:value="0.000101396842907899" calcext:value-type="float">
            <text:p>0.0001013968</text:p>
          </table:table-cell>
        </table:table-row>
        <table:table-row table:style-name="ro1">
          <table:table-cell table:number-columns-repeated="4"/>
          <table:table-cell office:value-type="float" office:value="47.04" calcext:value-type="float">
            <text:p>47.04</text:p>
          </table:table-cell>
          <table:table-cell office:value-type="float" office:value="3" calcext:value-type="float">
            <text:p>3</text:p>
          </table:table-cell>
          <table:table-cell table:formula="of:=AVERAGE([.F295:.F314])" office:value-type="float" office:value="1.8" calcext:value-type="float">
            <text:p>1.8</text:p>
          </table:table-cell>
          <table:table-cell table:formula="of:=LN([.G295])" office:value-type="float" office:value="0.587786664902119" calcext:value-type="float">
            <text:p>0.5877866649</text:p>
          </table:table-cell>
          <table:table-cell table:formula="of:=[.F295]/((SUM([.F$2:.F$513]))*0.16)" office:value-type="float" office:value="0.0000608381057447395" calcext:value-type="float">
            <text:p>6.08381057447395E-05</text:p>
          </table:table-cell>
        </table:table-row>
        <table:table-row table:style-name="ro1">
          <table:table-cell table:number-columns-repeated="4"/>
          <table:table-cell office:value-type="float" office:value="47.2" calcext:value-type="float">
            <text:p>47.2</text:p>
          </table:table-cell>
          <table:table-cell office:value-type="float" office:value="1" calcext:value-type="float">
            <text:p>1</text:p>
          </table:table-cell>
          <table:table-cell table:formula="of:=AVERAGE([.F296:.F315])" office:value-type="float" office:value="1.75" calcext:value-type="float">
            <text:p>1.75</text:p>
          </table:table-cell>
          <table:table-cell table:formula="of:=LN([.G296])" office:value-type="float" office:value="0.559615787935423" calcext:value-type="float">
            <text:p>0.5596157879</text:p>
          </table:table-cell>
          <table:table-cell table:formula="of:=[.F296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47.36" calcext:value-type="float">
            <text:p>47.36</text:p>
          </table:table-cell>
          <table:table-cell office:value-type="float" office:value="2" calcext:value-type="float">
            <text:p>2</text:p>
          </table:table-cell>
          <table:table-cell table:formula="of:=AVERAGE([.F297:.F316])" office:value-type="float" office:value="1.75" calcext:value-type="float">
            <text:p>1.75</text:p>
          </table:table-cell>
          <table:table-cell table:formula="of:=LN([.G297])" office:value-type="float" office:value="0.559615787935423" calcext:value-type="float">
            <text:p>0.5596157879</text:p>
          </table:table-cell>
          <table:table-cell table:formula="of:=[.F297]/((SUM([.F$2:.F$513]))*0.16)" office:value-type="float" office:value="0.0000405587371631597" calcext:value-type="float">
            <text:p>4.05587371631597E-05</text:p>
          </table:table-cell>
        </table:table-row>
        <table:table-row table:style-name="ro1">
          <table:table-cell table:number-columns-repeated="4"/>
          <table:table-cell office:value-type="float" office:value="47.52" calcext:value-type="float">
            <text:p>47.52</text:p>
          </table:table-cell>
          <table:table-cell office:value-type="float" office:value="2" calcext:value-type="float">
            <text:p>2</text:p>
          </table:table-cell>
          <table:table-cell table:formula="of:=AVERAGE([.F298:.F317])" office:value-type="float" office:value="1.75" calcext:value-type="float">
            <text:p>1.75</text:p>
          </table:table-cell>
          <table:table-cell table:formula="of:=LN([.G298])" office:value-type="float" office:value="0.559615787935423" calcext:value-type="float">
            <text:p>0.5596157879</text:p>
          </table:table-cell>
          <table:table-cell table:formula="of:=[.F298]/((SUM([.F$2:.F$513]))*0.16)" office:value-type="float" office:value="0.0000405587371631597" calcext:value-type="float">
            <text:p>4.05587371631597E-05</text:p>
          </table:table-cell>
        </table:table-row>
        <table:table-row table:style-name="ro1">
          <table:table-cell table:number-columns-repeated="4"/>
          <table:table-cell office:value-type="float" office:value="47.68" calcext:value-type="float">
            <text:p>47.68</text:p>
          </table:table-cell>
          <table:table-cell office:value-type="float" office:value="2" calcext:value-type="float">
            <text:p>2</text:p>
          </table:table-cell>
          <table:table-cell table:formula="of:=AVERAGE([.F299:.F318])" office:value-type="float" office:value="1.65" calcext:value-type="float">
            <text:p>1.65</text:p>
          </table:table-cell>
          <table:table-cell table:formula="of:=LN([.G299])" office:value-type="float" office:value="0.500775287912489" calcext:value-type="float">
            <text:p>0.5007752879</text:p>
          </table:table-cell>
          <table:table-cell table:formula="of:=[.F299]/((SUM([.F$2:.F$513]))*0.16)" office:value-type="float" office:value="0.0000405587371631597" calcext:value-type="float">
            <text:p>4.05587371631597E-05</text:p>
          </table:table-cell>
        </table:table-row>
        <table:table-row table:style-name="ro1">
          <table:table-cell table:number-columns-repeated="4"/>
          <table:table-cell office:value-type="float" office:value="47.84" calcext:value-type="float">
            <text:p>47.84</text:p>
          </table:table-cell>
          <table:table-cell office:value-type="float" office:value="2" calcext:value-type="float">
            <text:p>2</text:p>
          </table:table-cell>
          <table:table-cell table:formula="of:=AVERAGE([.F300:.F319])" office:value-type="float" office:value="1.55" calcext:value-type="float">
            <text:p>1.55</text:p>
          </table:table-cell>
          <table:table-cell table:formula="of:=LN([.G300])" office:value-type="float" office:value="0.438254930931155" calcext:value-type="float">
            <text:p>0.4382549309</text:p>
          </table:table-cell>
          <table:table-cell table:formula="of:=[.F300]/((SUM([.F$2:.F$513]))*0.16)" office:value-type="float" office:value="0.0000405587371631597" calcext:value-type="float">
            <text:p>4.05587371631597E-05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AVERAGE([.F301:.F320])" office:value-type="float" office:value="1.55" calcext:value-type="float">
            <text:p>1.55</text:p>
          </table:table-cell>
          <table:table-cell table:formula="of:=LN([.G301])" office:value-type="float" office:value="0.438254930931155" calcext:value-type="float">
            <text:p>0.4382549309</text:p>
          </table:table-cell>
          <table:table-cell table:formula="of:=[.F301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48.16" calcext:value-type="float">
            <text:p>48.16</text:p>
          </table:table-cell>
          <table:table-cell office:value-type="float" office:value="2" calcext:value-type="float">
            <text:p>2</text:p>
          </table:table-cell>
          <table:table-cell table:formula="of:=AVERAGE([.F302:.F321])" office:value-type="float" office:value="1.55" calcext:value-type="float">
            <text:p>1.55</text:p>
          </table:table-cell>
          <table:table-cell table:formula="of:=LN([.G302])" office:value-type="float" office:value="0.438254930931155" calcext:value-type="float">
            <text:p>0.4382549309</text:p>
          </table:table-cell>
          <table:table-cell table:formula="of:=[.F302]/((SUM([.F$2:.F$513]))*0.16)" office:value-type="float" office:value="0.0000405587371631597" calcext:value-type="float">
            <text:p>4.05587371631597E-05</text:p>
          </table:table-cell>
        </table:table-row>
        <table:table-row table:style-name="ro1">
          <table:table-cell table:number-columns-repeated="4"/>
          <table:table-cell office:value-type="float" office:value="48.32" calcext:value-type="float">
            <text:p>48.32</text:p>
          </table:table-cell>
          <table:table-cell office:value-type="float" office:value="2" calcext:value-type="float">
            <text:p>2</text:p>
          </table:table-cell>
          <table:table-cell table:formula="of:=AVERAGE([.F303:.F322])" office:value-type="float" office:value="1.45" calcext:value-type="float">
            <text:p>1.45</text:p>
          </table:table-cell>
          <table:table-cell table:formula="of:=LN([.G303])" office:value-type="float" office:value="0.371563556432483" calcext:value-type="float">
            <text:p>0.3715635564</text:p>
          </table:table-cell>
          <table:table-cell table:formula="of:=[.F303]/((SUM([.F$2:.F$513]))*0.16)" office:value-type="float" office:value="0.0000405587371631597" calcext:value-type="float">
            <text:p>4.05587371631597E-05</text:p>
          </table:table-cell>
        </table:table-row>
        <table:table-row table:style-name="ro1">
          <table:table-cell table:number-columns-repeated="4"/>
          <table:table-cell office:value-type="float" office:value="48.48" calcext:value-type="float">
            <text:p>48.48</text:p>
          </table:table-cell>
          <table:table-cell office:value-type="float" office:value="2" calcext:value-type="float">
            <text:p>2</text:p>
          </table:table-cell>
          <table:table-cell table:formula="of:=AVERAGE([.F304:.F323])" office:value-type="float" office:value="1.5" calcext:value-type="float">
            <text:p>1.5</text:p>
          </table:table-cell>
          <table:table-cell table:formula="of:=LN([.G304])" office:value-type="float" office:value="0.405465108108164" calcext:value-type="float">
            <text:p>0.4054651081</text:p>
          </table:table-cell>
          <table:table-cell table:formula="of:=[.F304]/((SUM([.F$2:.F$513]))*0.16)" office:value-type="float" office:value="0.0000405587371631597" calcext:value-type="float">
            <text:p>4.05587371631597E-05</text:p>
          </table:table-cell>
        </table:table-row>
        <table:table-row table:style-name="ro1">
          <table:table-cell table:number-columns-repeated="4"/>
          <table:table-cell office:value-type="float" office:value="48.64" calcext:value-type="float">
            <text:p>48.64</text:p>
          </table:table-cell>
          <table:table-cell office:value-type="float" office:value="3" calcext:value-type="float">
            <text:p>3</text:p>
          </table:table-cell>
          <table:table-cell table:formula="of:=AVERAGE([.F305:.F324])" office:value-type="float" office:value="1.45" calcext:value-type="float">
            <text:p>1.45</text:p>
          </table:table-cell>
          <table:table-cell table:formula="of:=LN([.G305])" office:value-type="float" office:value="0.371563556432483" calcext:value-type="float">
            <text:p>0.3715635564</text:p>
          </table:table-cell>
          <table:table-cell table:formula="of:=[.F305]/((SUM([.F$2:.F$513]))*0.16)" office:value-type="float" office:value="0.0000608381057447395" calcext:value-type="float">
            <text:p>6.08381057447395E-05</text:p>
          </table:table-cell>
        </table:table-row>
        <table:table-row table:style-name="ro1">
          <table:table-cell table:number-columns-repeated="4"/>
          <table:table-cell office:value-type="float" office:value="48.8" calcext:value-type="float">
            <text:p>48.8</text:p>
          </table:table-cell>
          <table:table-cell office:value-type="float" office:value="1" calcext:value-type="float">
            <text:p>1</text:p>
          </table:table-cell>
          <table:table-cell table:formula="of:=AVERAGE([.F306:.F325])" office:value-type="float" office:value="1.35" calcext:value-type="float">
            <text:p>1.35</text:p>
          </table:table-cell>
          <table:table-cell table:formula="of:=LN([.G306])" office:value-type="float" office:value="0.300104592450338" calcext:value-type="float">
            <text:p>0.3001045925</text:p>
          </table:table-cell>
          <table:table-cell table:formula="of:=[.F306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48.96" calcext:value-type="float">
            <text:p>48.96</text:p>
          </table:table-cell>
          <table:table-cell office:value-type="float" office:value="1" calcext:value-type="float">
            <text:p>1</text:p>
          </table:table-cell>
          <table:table-cell table:formula="of:=AVERAGE([.F307:.F326])" office:value-type="float" office:value="1.35" calcext:value-type="float">
            <text:p>1.35</text:p>
          </table:table-cell>
          <table:table-cell table:formula="of:=LN([.G307])" office:value-type="float" office:value="0.300104592450338" calcext:value-type="float">
            <text:p>0.3001045925</text:p>
          </table:table-cell>
          <table:table-cell table:formula="of:=[.F307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49.12" calcext:value-type="float">
            <text:p>49.12</text:p>
          </table:table-cell>
          <table:table-cell office:value-type="float" office:value="0" calcext:value-type="float">
            <text:p>0</text:p>
          </table:table-cell>
          <table:table-cell table:formula="of:=AVERAGE([.F308:.F327])" office:value-type="float" office:value="1.3" calcext:value-type="float">
            <text:p>1.3</text:p>
          </table:table-cell>
          <table:table-cell table:formula="of:=LN([.G308])" office:value-type="float" office:value="0.262364264467491" calcext:value-type="float">
            <text:p>0.2623642645</text:p>
          </table:table-cell>
          <table:table-cell table:formula="of:=[.F308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9.28" calcext:value-type="float">
            <text:p>49.28</text:p>
          </table:table-cell>
          <table:table-cell office:value-type="float" office:value="2" calcext:value-type="float">
            <text:p>2</text:p>
          </table:table-cell>
          <table:table-cell table:formula="of:=AVERAGE([.F309:.F328])" office:value-type="float" office:value="1.4" calcext:value-type="float">
            <text:p>1.4</text:p>
          </table:table-cell>
          <table:table-cell table:formula="of:=LN([.G309])" office:value-type="float" office:value="0.336472236621213" calcext:value-type="float">
            <text:p>0.3364722366</text:p>
          </table:table-cell>
          <table:table-cell table:formula="of:=[.F309]/((SUM([.F$2:.F$513]))*0.16)" office:value-type="float" office:value="0.0000405587371631597" calcext:value-type="float">
            <text:p>4.05587371631597E-05</text:p>
          </table:table-cell>
        </table:table-row>
        <table:table-row table:style-name="ro1">
          <table:table-cell table:number-columns-repeated="4"/>
          <table:table-cell office:value-type="float" office:value="49.44" calcext:value-type="float">
            <text:p>49.44</text:p>
          </table:table-cell>
          <table:table-cell office:value-type="float" office:value="2" calcext:value-type="float">
            <text:p>2</text:p>
          </table:table-cell>
          <table:table-cell table:formula="of:=AVERAGE([.F310:.F329])" office:value-type="float" office:value="1.35" calcext:value-type="float">
            <text:p>1.35</text:p>
          </table:table-cell>
          <table:table-cell table:formula="of:=LN([.G310])" office:value-type="float" office:value="0.300104592450338" calcext:value-type="float">
            <text:p>0.3001045925</text:p>
          </table:table-cell>
          <table:table-cell table:formula="of:=[.F310]/((SUM([.F$2:.F$513]))*0.16)" office:value-type="float" office:value="0.0000405587371631597" calcext:value-type="float">
            <text:p>4.05587371631597E-05</text:p>
          </table:table-cell>
        </table:table-row>
        <table:table-row table:style-name="ro1">
          <table:table-cell table:number-columns-repeated="4"/>
          <table:table-cell office:value-type="float" office:value="49.6" calcext:value-type="float">
            <text:p>49.6</text:p>
          </table:table-cell>
          <table:table-cell office:value-type="float" office:value="1" calcext:value-type="float">
            <text:p>1</text:p>
          </table:table-cell>
          <table:table-cell table:formula="of:=AVERAGE([.F311:.F330])" office:value-type="float" office:value="1.3" calcext:value-type="float">
            <text:p>1.3</text:p>
          </table:table-cell>
          <table:table-cell table:formula="of:=LN([.G311])" office:value-type="float" office:value="0.262364264467491" calcext:value-type="float">
            <text:p>0.2623642645</text:p>
          </table:table-cell>
          <table:table-cell table:formula="of:=[.F311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49.76" calcext:value-type="float">
            <text:p>49.76</text:p>
          </table:table-cell>
          <table:table-cell office:value-type="float" office:value="3" calcext:value-type="float">
            <text:p>3</text:p>
          </table:table-cell>
          <table:table-cell table:formula="of:=AVERAGE([.F312:.F331])" office:value-type="float" office:value="1.3" calcext:value-type="float">
            <text:p>1.3</text:p>
          </table:table-cell>
          <table:table-cell table:formula="of:=LN([.G312])" office:value-type="float" office:value="0.262364264467491" calcext:value-type="float">
            <text:p>0.2623642645</text:p>
          </table:table-cell>
          <table:table-cell table:formula="of:=[.F312]/((SUM([.F$2:.F$513]))*0.16)" office:value-type="float" office:value="0.0000608381057447395" calcext:value-type="float">
            <text:p>6.08381057447395E-05</text:p>
          </table:table-cell>
        </table:table-row>
        <table:table-row table:style-name="ro1">
          <table:table-cell table:number-columns-repeated="4"/>
          <table:table-cell office:value-type="float" office:value="49.92" calcext:value-type="float">
            <text:p>49.92</text:p>
          </table:table-cell>
          <table:table-cell office:value-type="float" office:value="2" calcext:value-type="float">
            <text:p>2</text:p>
          </table:table-cell>
          <table:table-cell table:formula="of:=AVERAGE([.F313:.F332])" office:value-type="float" office:value="1.15" calcext:value-type="float">
            <text:p>1.15</text:p>
          </table:table-cell>
          <table:table-cell table:formula="of:=LN([.G313])" office:value-type="float" office:value="0.139761942375159" calcext:value-type="float">
            <text:p>0.1397619424</text:p>
          </table:table-cell>
          <table:table-cell table:formula="of:=[.F313]/((SUM([.F$2:.F$513]))*0.16)" office:value-type="float" office:value="0.0000405587371631597" calcext:value-type="float">
            <text:p>4.05587371631597E-05</text:p>
          </table:table-cell>
        </table:table-row>
        <table:table-row table:style-name="ro1">
          <table:table-cell table:number-columns-repeated="4"/>
          <table:table-cell office:value-type="float" office:value="50.08" calcext:value-type="float">
            <text:p>50.08</text:p>
          </table:table-cell>
          <table:table-cell office:value-type="float" office:value="2" calcext:value-type="float">
            <text:p>2</text:p>
          </table:table-cell>
          <table:table-cell table:formula="of:=AVERAGE([.F314:.F333])" office:value-type="float" office:value="1.05" calcext:value-type="float">
            <text:p>1.05</text:p>
          </table:table-cell>
          <table:table-cell table:formula="of:=LN([.G314])" office:value-type="float" office:value="0.048790164169432" calcext:value-type="float">
            <text:p>0.0487901642</text:p>
          </table:table-cell>
          <table:table-cell table:formula="of:=[.F314]/((SUM([.F$2:.F$513]))*0.16)" office:value-type="float" office:value="0.0000405587371631597" calcext:value-type="float">
            <text:p>4.05587371631597E-05</text:p>
          </table:table-cell>
        </table:table-row>
        <table:table-row table:style-name="ro1">
          <table:table-cell table:number-columns-repeated="4"/>
          <table:table-cell office:value-type="float" office:value="50.24" calcext:value-type="float">
            <text:p>50.24</text:p>
          </table:table-cell>
          <table:table-cell office:value-type="float" office:value="2" calcext:value-type="float">
            <text:p>2</text:p>
          </table:table-cell>
          <table:table-cell table:formula="of:=AVERAGE([.F315:.F334])" office:value-type="float" office:value="1" calcext:value-type="float">
            <text:p>1</text:p>
          </table:table-cell>
          <table:table-cell table:formula="of:=LN([.G315])" office:value-type="float" office:value="0" calcext:value-type="float">
            <text:p>0</text:p>
          </table:table-cell>
          <table:table-cell table:formula="of:=[.F315]/((SUM([.F$2:.F$513]))*0.16)" office:value-type="float" office:value="0.0000405587371631597" calcext:value-type="float">
            <text:p>4.05587371631597E-05</text:p>
          </table:table-cell>
        </table:table-row>
        <table:table-row table:style-name="ro1">
          <table:table-cell table:number-columns-repeated="4"/>
          <table:table-cell office:value-type="float" office:value="50.4" calcext:value-type="float">
            <text:p>50.4</text:p>
          </table:table-cell>
          <table:table-cell office:value-type="float" office:value="1" calcext:value-type="float">
            <text:p>1</text:p>
          </table:table-cell>
          <table:table-cell table:formula="of:=AVERAGE([.F316:.F335])" office:value-type="float" office:value="0.95" calcext:value-type="float">
            <text:p>0.95</text:p>
          </table:table-cell>
          <table:table-cell table:formula="of:=LN([.G316])" office:value-type="float" office:value="-0.0512932943875506" calcext:value-type="float">
            <text:p>-0.0512932944</text:p>
          </table:table-cell>
          <table:table-cell table:formula="of:=[.F316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50.56" calcext:value-type="float">
            <text:p>50.56</text:p>
          </table:table-cell>
          <table:table-cell office:value-type="float" office:value="2" calcext:value-type="float">
            <text:p>2</text:p>
          </table:table-cell>
          <table:table-cell table:formula="of:=AVERAGE([.F317:.F336])" office:value-type="float" office:value="1" calcext:value-type="float">
            <text:p>1</text:p>
          </table:table-cell>
          <table:table-cell table:formula="of:=LN([.G317])" office:value-type="float" office:value="0" calcext:value-type="float">
            <text:p>0</text:p>
          </table:table-cell>
          <table:table-cell table:formula="of:=[.F317]/((SUM([.F$2:.F$513]))*0.16)" office:value-type="float" office:value="0.0000405587371631597" calcext:value-type="float">
            <text:p>4.05587371631597E-05</text:p>
          </table:table-cell>
        </table:table-row>
        <table:table-row table:style-name="ro1">
          <table:table-cell table:number-columns-repeated="4"/>
          <table:table-cell office:value-type="float" office:value="50.72" calcext:value-type="float">
            <text:p>50.72</text:p>
          </table:table-cell>
          <table:table-cell office:value-type="float" office:value="0" calcext:value-type="float">
            <text:p>0</text:p>
          </table:table-cell>
          <table:table-cell table:formula="of:=AVERAGE([.F318:.F337])" office:value-type="float" office:value="1" calcext:value-type="float">
            <text:p>1</text:p>
          </table:table-cell>
          <table:table-cell table:formula="of:=LN([.G318])" office:value-type="float" office:value="0" calcext:value-type="float">
            <text:p>0</text:p>
          </table:table-cell>
          <table:table-cell table:formula="of:=[.F318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0.88" calcext:value-type="float">
            <text:p>50.88</text:p>
          </table:table-cell>
          <table:table-cell office:value-type="float" office:value="0" calcext:value-type="float">
            <text:p>0</text:p>
          </table:table-cell>
          <table:table-cell table:formula="of:=AVERAGE([.F319:.F338])" office:value-type="float" office:value="1" calcext:value-type="float">
            <text:p>1</text:p>
          </table:table-cell>
          <table:table-cell table:formula="of:=LN([.G319])" office:value-type="float" office:value="0" calcext:value-type="float">
            <text:p>0</text:p>
          </table:table-cell>
          <table:table-cell table:formula="of:=[.F319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1.04" calcext:value-type="float">
            <text:p>51.04</text:p>
          </table:table-cell>
          <table:table-cell office:value-type="float" office:value="2" calcext:value-type="float">
            <text:p>2</text:p>
          </table:table-cell>
          <table:table-cell table:formula="of:=AVERAGE([.F320:.F339])" office:value-type="float" office:value="1" calcext:value-type="float">
            <text:p>1</text:p>
          </table:table-cell>
          <table:table-cell table:formula="of:=LN([.G320])" office:value-type="float" office:value="0" calcext:value-type="float">
            <text:p>0</text:p>
          </table:table-cell>
          <table:table-cell table:formula="of:=[.F320]/((SUM([.F$2:.F$513]))*0.16)" office:value-type="float" office:value="0.0000405587371631597" calcext:value-type="float">
            <text:p>4.05587371631597E-05</text:p>
          </table:table-cell>
        </table:table-row>
        <table:table-row table:style-name="ro1">
          <table:table-cell table:number-columns-repeated="4"/>
          <table:table-cell office:value-type="float" office:value="51.2" calcext:value-type="float">
            <text:p>51.2</text:p>
          </table:table-cell>
          <table:table-cell office:value-type="float" office:value="1" calcext:value-type="float">
            <text:p>1</text:p>
          </table:table-cell>
          <table:table-cell table:formula="of:=AVERAGE([.F321:.F340])" office:value-type="float" office:value="0.9" calcext:value-type="float">
            <text:p>0.9</text:p>
          </table:table-cell>
          <table:table-cell table:formula="of:=LN([.G321])" office:value-type="float" office:value="-0.105360515657826" calcext:value-type="float">
            <text:p>-0.1053605157</text:p>
          </table:table-cell>
          <table:table-cell table:formula="of:=[.F321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51.36" calcext:value-type="float">
            <text:p>51.36</text:p>
          </table:table-cell>
          <table:table-cell office:value-type="float" office:value="0" calcext:value-type="float">
            <text:p>0</text:p>
          </table:table-cell>
          <table:table-cell table:formula="of:=AVERAGE([.F322:.F341])" office:value-type="float" office:value="0.85" calcext:value-type="float">
            <text:p>0.85</text:p>
          </table:table-cell>
          <table:table-cell table:formula="of:=LN([.G322])" office:value-type="float" office:value="-0.162518929497775" calcext:value-type="float">
            <text:p>-0.1625189295</text:p>
          </table:table-cell>
          <table:table-cell table:formula="of:=[.F322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1.52" calcext:value-type="float">
            <text:p>51.52</text:p>
          </table:table-cell>
          <table:table-cell office:value-type="float" office:value="3" calcext:value-type="float">
            <text:p>3</text:p>
          </table:table-cell>
          <table:table-cell table:formula="of:=AVERAGE([.F323:.F342])" office:value-type="float" office:value="0.85" calcext:value-type="float">
            <text:p>0.85</text:p>
          </table:table-cell>
          <table:table-cell table:formula="of:=LN([.G323])" office:value-type="float" office:value="-0.162518929497775" calcext:value-type="float">
            <text:p>-0.1625189295</text:p>
          </table:table-cell>
          <table:table-cell table:formula="of:=[.F323]/((SUM([.F$2:.F$513]))*0.16)" office:value-type="float" office:value="0.0000608381057447395" calcext:value-type="float">
            <text:p>6.08381057447395E-05</text:p>
          </table:table-cell>
        </table:table-row>
        <table:table-row table:style-name="ro1">
          <table:table-cell table:number-columns-repeated="4"/>
          <table:table-cell office:value-type="float" office:value="51.68" calcext:value-type="float">
            <text:p>51.68</text:p>
          </table:table-cell>
          <table:table-cell office:value-type="float" office:value="1" calcext:value-type="float">
            <text:p>1</text:p>
          </table:table-cell>
          <table:table-cell table:formula="of:=AVERAGE([.F324:.F343])" office:value-type="float" office:value="0.75" calcext:value-type="float">
            <text:p>0.75</text:p>
          </table:table-cell>
          <table:table-cell table:formula="of:=LN([.G324])" office:value-type="float" office:value="-0.287682072451781" calcext:value-type="float">
            <text:p>-0.2876820725</text:p>
          </table:table-cell>
          <table:table-cell table:formula="of:=[.F324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51.84" calcext:value-type="float">
            <text:p>51.84</text:p>
          </table:table-cell>
          <table:table-cell office:value-type="float" office:value="1" calcext:value-type="float">
            <text:p>1</text:p>
          </table:table-cell>
          <table:table-cell table:formula="of:=AVERAGE([.F325:.F344])" office:value-type="float" office:value="0.85" calcext:value-type="float">
            <text:p>0.85</text:p>
          </table:table-cell>
          <table:table-cell table:formula="of:=LN([.G325])" office:value-type="float" office:value="-0.162518929497775" calcext:value-type="float">
            <text:p>-0.1625189295</text:p>
          </table:table-cell>
          <table:table-cell table:formula="of:=[.F325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AVERAGE([.F326:.F345])" office:value-type="float" office:value="0.85" calcext:value-type="float">
            <text:p>0.85</text:p>
          </table:table-cell>
          <table:table-cell table:formula="of:=LN([.G326])" office:value-type="float" office:value="-0.162518929497775" calcext:value-type="float">
            <text:p>-0.1625189295</text:p>
          </table:table-cell>
          <table:table-cell table:formula="of:=[.F326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52.16" calcext:value-type="float">
            <text:p>52.16</text:p>
          </table:table-cell>
          <table:table-cell office:value-type="float" office:value="0" calcext:value-type="float">
            <text:p>0</text:p>
          </table:table-cell>
          <table:table-cell table:formula="of:=AVERAGE([.F327:.F346])" office:value-type="float" office:value="0.8" calcext:value-type="float">
            <text:p>0.8</text:p>
          </table:table-cell>
          <table:table-cell table:formula="of:=LN([.G327])" office:value-type="float" office:value="-0.22314355131421" calcext:value-type="float">
            <text:p>-0.2231435513</text:p>
          </table:table-cell>
          <table:table-cell table:formula="of:=[.F327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2.32" calcext:value-type="float">
            <text:p>52.32</text:p>
          </table:table-cell>
          <table:table-cell office:value-type="float" office:value="2" calcext:value-type="float">
            <text:p>2</text:p>
          </table:table-cell>
          <table:table-cell table:formula="of:=AVERAGE([.F328:.F347])" office:value-type="float" office:value="0.8" calcext:value-type="float">
            <text:p>0.8</text:p>
          </table:table-cell>
          <table:table-cell table:formula="of:=LN([.G328])" office:value-type="float" office:value="-0.22314355131421" calcext:value-type="float">
            <text:p>-0.2231435513</text:p>
          </table:table-cell>
          <table:table-cell table:formula="of:=[.F328]/((SUM([.F$2:.F$513]))*0.16)" office:value-type="float" office:value="0.0000405587371631597" calcext:value-type="float">
            <text:p>4.05587371631597E-05</text:p>
          </table:table-cell>
        </table:table-row>
        <table:table-row table:style-name="ro1">
          <table:table-cell table:number-columns-repeated="4"/>
          <table:table-cell office:value-type="float" office:value="52.48" calcext:value-type="float">
            <text:p>52.48</text:p>
          </table:table-cell>
          <table:table-cell office:value-type="float" office:value="1" calcext:value-type="float">
            <text:p>1</text:p>
          </table:table-cell>
          <table:table-cell table:formula="of:=AVERAGE([.F329:.F348])" office:value-type="float" office:value="0.7" calcext:value-type="float">
            <text:p>0.7</text:p>
          </table:table-cell>
          <table:table-cell table:formula="of:=LN([.G329])" office:value-type="float" office:value="-0.356674943938732" calcext:value-type="float">
            <text:p>-0.3566749439</text:p>
          </table:table-cell>
          <table:table-cell table:formula="of:=[.F329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52.64" calcext:value-type="float">
            <text:p>52.64</text:p>
          </table:table-cell>
          <table:table-cell office:value-type="float" office:value="1" calcext:value-type="float">
            <text:p>1</text:p>
          </table:table-cell>
          <table:table-cell table:formula="of:=AVERAGE([.F330:.F349])" office:value-type="float" office:value="0.65" calcext:value-type="float">
            <text:p>0.65</text:p>
          </table:table-cell>
          <table:table-cell table:formula="of:=LN([.G330])" office:value-type="float" office:value="-0.430782916092454" calcext:value-type="float">
            <text:p>-0.4307829161</text:p>
          </table:table-cell>
          <table:table-cell table:formula="of:=[.F330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52.8" calcext:value-type="float">
            <text:p>52.8</text:p>
          </table:table-cell>
          <table:table-cell office:value-type="float" office:value="1" calcext:value-type="float">
            <text:p>1</text:p>
          </table:table-cell>
          <table:table-cell table:formula="of:=AVERAGE([.F331:.F350])" office:value-type="float" office:value="0.6" calcext:value-type="float">
            <text:p>0.6</text:p>
          </table:table-cell>
          <table:table-cell table:formula="of:=LN([.G331])" office:value-type="float" office:value="-0.510825623765991" calcext:value-type="float">
            <text:p>-0.5108256238</text:p>
          </table:table-cell>
          <table:table-cell table:formula="of:=[.F331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52.96" calcext:value-type="float">
            <text:p>52.96</text:p>
          </table:table-cell>
          <table:table-cell office:value-type="float" office:value="0" calcext:value-type="float">
            <text:p>0</text:p>
          </table:table-cell>
          <table:table-cell table:formula="of:=AVERAGE([.F332:.F351])" office:value-type="float" office:value="0.55" calcext:value-type="float">
            <text:p>0.55</text:p>
          </table:table-cell>
          <table:table-cell table:formula="of:=LN([.G332])" office:value-type="float" office:value="-0.59783700075562" calcext:value-type="float">
            <text:p>-0.5978370008</text:p>
          </table:table-cell>
          <table:table-cell table:formula="of:=[.F332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3.12" calcext:value-type="float">
            <text:p>53.12</text:p>
          </table:table-cell>
          <table:table-cell office:value-type="float" office:value="0" calcext:value-type="float">
            <text:p>0</text:p>
          </table:table-cell>
          <table:table-cell table:formula="of:=AVERAGE([.F333:.F352])" office:value-type="float" office:value="0.6" calcext:value-type="float">
            <text:p>0.6</text:p>
          </table:table-cell>
          <table:table-cell table:formula="of:=LN([.G333])" office:value-type="float" office:value="-0.510825623765991" calcext:value-type="float">
            <text:p>-0.5108256238</text:p>
          </table:table-cell>
          <table:table-cell table:formula="of:=[.F333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3.28" calcext:value-type="float">
            <text:p>53.28</text:p>
          </table:table-cell>
          <table:table-cell office:value-type="float" office:value="1" calcext:value-type="float">
            <text:p>1</text:p>
          </table:table-cell>
          <table:table-cell table:formula="of:=AVERAGE([.F334:.F353])" office:value-type="float" office:value="0.6" calcext:value-type="float">
            <text:p>0.6</text:p>
          </table:table-cell>
          <table:table-cell table:formula="of:=LN([.G334])" office:value-type="float" office:value="-0.510825623765991" calcext:value-type="float">
            <text:p>-0.5108256238</text:p>
          </table:table-cell>
          <table:table-cell table:formula="of:=[.F334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53.44" calcext:value-type="float">
            <text:p>53.44</text:p>
          </table:table-cell>
          <table:table-cell office:value-type="float" office:value="1" calcext:value-type="float">
            <text:p>1</text:p>
          </table:table-cell>
          <table:table-cell table:formula="of:=AVERAGE([.F335:.F354])" office:value-type="float" office:value="0.6" calcext:value-type="float">
            <text:p>0.6</text:p>
          </table:table-cell>
          <table:table-cell table:formula="of:=LN([.G335])" office:value-type="float" office:value="-0.510825623765991" calcext:value-type="float">
            <text:p>-0.5108256238</text:p>
          </table:table-cell>
          <table:table-cell table:formula="of:=[.F335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53.6" calcext:value-type="float">
            <text:p>53.6</text:p>
          </table:table-cell>
          <table:table-cell office:value-type="float" office:value="2" calcext:value-type="float">
            <text:p>2</text:p>
          </table:table-cell>
          <table:table-cell table:formula="of:=AVERAGE([.F336:.F355])" office:value-type="float" office:value="0.65" calcext:value-type="float">
            <text:p>0.65</text:p>
          </table:table-cell>
          <table:table-cell table:formula="of:=LN([.G336])" office:value-type="float" office:value="-0.430782916092454" calcext:value-type="float">
            <text:p>-0.4307829161</text:p>
          </table:table-cell>
          <table:table-cell table:formula="of:=[.F336]/((SUM([.F$2:.F$513]))*0.16)" office:value-type="float" office:value="0.0000405587371631597" calcext:value-type="float">
            <text:p>4.05587371631597E-05</text:p>
          </table:table-cell>
        </table:table-row>
        <table:table-row table:style-name="ro1">
          <table:table-cell table:number-columns-repeated="4"/>
          <table:table-cell office:value-type="float" office:value="53.76" calcext:value-type="float">
            <text:p>53.76</text:p>
          </table:table-cell>
          <table:table-cell office:value-type="float" office:value="2" calcext:value-type="float">
            <text:p>2</text:p>
          </table:table-cell>
          <table:table-cell table:formula="of:=AVERAGE([.F337:.F356])" office:value-type="float" office:value="0.6" calcext:value-type="float">
            <text:p>0.6</text:p>
          </table:table-cell>
          <table:table-cell table:formula="of:=LN([.G337])" office:value-type="float" office:value="-0.510825623765991" calcext:value-type="float">
            <text:p>-0.5108256238</text:p>
          </table:table-cell>
          <table:table-cell table:formula="of:=[.F337]/((SUM([.F$2:.F$513]))*0.16)" office:value-type="float" office:value="0.0000405587371631597" calcext:value-type="float">
            <text:p>4.05587371631597E-05</text:p>
          </table:table-cell>
        </table:table-row>
        <table:table-row table:style-name="ro1">
          <table:table-cell table:number-columns-repeated="4"/>
          <table:table-cell office:value-type="float" office:value="53.92" calcext:value-type="float">
            <text:p>53.92</text:p>
          </table:table-cell>
          <table:table-cell office:value-type="float" office:value="0" calcext:value-type="float">
            <text:p>0</text:p>
          </table:table-cell>
          <table:table-cell table:formula="of:=AVERAGE([.F338:.F357])" office:value-type="float" office:value="0.5" calcext:value-type="float">
            <text:p>0.5</text:p>
          </table:table-cell>
          <table:table-cell table:formula="of:=LN([.G338])" office:value-type="float" office:value="-0.693147180559945" calcext:value-type="float">
            <text:p>-0.6931471806</text:p>
          </table:table-cell>
          <table:table-cell table:formula="of:=[.F338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4.08" calcext:value-type="float">
            <text:p>54.08</text:p>
          </table:table-cell>
          <table:table-cell office:value-type="float" office:value="0" calcext:value-type="float">
            <text:p>0</text:p>
          </table:table-cell>
          <table:table-cell table:formula="of:=AVERAGE([.F339:.F358])" office:value-type="float" office:value="0.5" calcext:value-type="float">
            <text:p>0.5</text:p>
          </table:table-cell>
          <table:table-cell table:formula="of:=LN([.G339])" office:value-type="float" office:value="-0.693147180559945" calcext:value-type="float">
            <text:p>-0.6931471806</text:p>
          </table:table-cell>
          <table:table-cell table:formula="of:=[.F339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4.24" calcext:value-type="float">
            <text:p>54.24</text:p>
          </table:table-cell>
          <table:table-cell office:value-type="float" office:value="0" calcext:value-type="float">
            <text:p>0</text:p>
          </table:table-cell>
          <table:table-cell table:formula="of:=AVERAGE([.F340:.F359])" office:value-type="float" office:value="0.5" calcext:value-type="float">
            <text:p>0.5</text:p>
          </table:table-cell>
          <table:table-cell table:formula="of:=LN([.G340])" office:value-type="float" office:value="-0.693147180559945" calcext:value-type="float">
            <text:p>-0.6931471806</text:p>
          </table:table-cell>
          <table:table-cell table:formula="of:=[.F340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4.4" calcext:value-type="float">
            <text:p>54.4</text:p>
          </table:table-cell>
          <table:table-cell office:value-type="float" office:value="0" calcext:value-type="float">
            <text:p>0</text:p>
          </table:table-cell>
          <table:table-cell table:formula="of:=AVERAGE([.F341:.F360])" office:value-type="float" office:value="0.5" calcext:value-type="float">
            <text:p>0.5</text:p>
          </table:table-cell>
          <table:table-cell table:formula="of:=LN([.G341])" office:value-type="float" office:value="-0.693147180559945" calcext:value-type="float">
            <text:p>-0.6931471806</text:p>
          </table:table-cell>
          <table:table-cell table:formula="of:=[.F341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4.56" calcext:value-type="float">
            <text:p>54.56</text:p>
          </table:table-cell>
          <table:table-cell office:value-type="float" office:value="0" calcext:value-type="float">
            <text:p>0</text:p>
          </table:table-cell>
          <table:table-cell table:formula="of:=AVERAGE([.F342:.F361])" office:value-type="float" office:value="0.5" calcext:value-type="float">
            <text:p>0.5</text:p>
          </table:table-cell>
          <table:table-cell table:formula="of:=LN([.G342])" office:value-type="float" office:value="-0.693147180559945" calcext:value-type="float">
            <text:p>-0.6931471806</text:p>
          </table:table-cell>
          <table:table-cell table:formula="of:=[.F342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table:formula="of:=AVERAGE([.F343:.F362])" office:value-type="float" office:value="0.5" calcext:value-type="float">
            <text:p>0.5</text:p>
          </table:table-cell>
          <table:table-cell table:formula="of:=LN([.G343])" office:value-type="float" office:value="-0.693147180559945" calcext:value-type="float">
            <text:p>-0.6931471806</text:p>
          </table:table-cell>
          <table:table-cell table:formula="of:=[.F343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54.88" calcext:value-type="float">
            <text:p>54.88</text:p>
          </table:table-cell>
          <table:table-cell office:value-type="float" office:value="3" calcext:value-type="float">
            <text:p>3</text:p>
          </table:table-cell>
          <table:table-cell table:formula="of:=AVERAGE([.F344:.F363])" office:value-type="float" office:value="0.45" calcext:value-type="float">
            <text:p>0.45</text:p>
          </table:table-cell>
          <table:table-cell table:formula="of:=LN([.G344])" office:value-type="float" office:value="-0.798507696217772" calcext:value-type="float">
            <text:p>-0.7985076962</text:p>
          </table:table-cell>
          <table:table-cell table:formula="of:=[.F344]/((SUM([.F$2:.F$513]))*0.16)" office:value-type="float" office:value="0.0000608381057447395" calcext:value-type="float">
            <text:p>6.08381057447395E-05</text:p>
          </table:table-cell>
        </table:table-row>
        <table:table-row table:style-name="ro1">
          <table:table-cell table:number-columns-repeated="4"/>
          <table:table-cell office:value-type="float" office:value="55.04" calcext:value-type="float">
            <text:p>55.04</text:p>
          </table:table-cell>
          <table:table-cell office:value-type="float" office:value="1" calcext:value-type="float">
            <text:p>1</text:p>
          </table:table-cell>
          <table:table-cell table:formula="of:=AVERAGE([.F345:.F364])" office:value-type="float" office:value="0.3" calcext:value-type="float">
            <text:p>0.3</text:p>
          </table:table-cell>
          <table:table-cell table:formula="of:=LN([.G345])" office:value-type="float" office:value="-1.20397280432594" calcext:value-type="float">
            <text:p>-1.2039728043</text:p>
          </table:table-cell>
          <table:table-cell table:formula="of:=[.F345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55.2" calcext:value-type="float">
            <text:p>55.2</text:p>
          </table:table-cell>
          <table:table-cell office:value-type="float" office:value="0" calcext:value-type="float">
            <text:p>0</text:p>
          </table:table-cell>
          <table:table-cell table:formula="of:=AVERAGE([.F346:.F365])" office:value-type="float" office:value="0.25" calcext:value-type="float">
            <text:p>0.25</text:p>
          </table:table-cell>
          <table:table-cell table:formula="of:=LN([.G346])" office:value-type="float" office:value="-1.38629436111989" calcext:value-type="float">
            <text:p>-1.3862943611</text:p>
          </table:table-cell>
          <table:table-cell table:formula="of:=[.F346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5.36" calcext:value-type="float">
            <text:p>55.36</text:p>
          </table:table-cell>
          <table:table-cell office:value-type="float" office:value="0" calcext:value-type="float">
            <text:p>0</text:p>
          </table:table-cell>
          <table:table-cell table:formula="of:=AVERAGE([.F347:.F366])" office:value-type="float" office:value="0.3" calcext:value-type="float">
            <text:p>0.3</text:p>
          </table:table-cell>
          <table:table-cell table:formula="of:=LN([.G347])" office:value-type="float" office:value="-1.20397280432594" calcext:value-type="float">
            <text:p>-1.2039728043</text:p>
          </table:table-cell>
          <table:table-cell table:formula="of:=[.F347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5.52" calcext:value-type="float">
            <text:p>55.52</text:p>
          </table:table-cell>
          <table:table-cell office:value-type="float" office:value="0" calcext:value-type="float">
            <text:p>0</text:p>
          </table:table-cell>
          <table:table-cell table:formula="of:=AVERAGE([.F348:.F367])" office:value-type="float" office:value="0.3" calcext:value-type="float">
            <text:p>0.3</text:p>
          </table:table-cell>
          <table:table-cell table:formula="of:=LN([.G348])" office:value-type="float" office:value="-1.20397280432594" calcext:value-type="float">
            <text:p>-1.2039728043</text:p>
          </table:table-cell>
          <table:table-cell table:formula="of:=[.F348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5.68" calcext:value-type="float">
            <text:p>55.68</text:p>
          </table:table-cell>
          <table:table-cell office:value-type="float" office:value="0" calcext:value-type="float">
            <text:p>0</text:p>
          </table:table-cell>
          <table:table-cell table:formula="of:=AVERAGE([.F349:.F368])" office:value-type="float" office:value="0.3" calcext:value-type="float">
            <text:p>0.3</text:p>
          </table:table-cell>
          <table:table-cell table:formula="of:=LN([.G349])" office:value-type="float" office:value="-1.20397280432594" calcext:value-type="float">
            <text:p>-1.2039728043</text:p>
          </table:table-cell>
          <table:table-cell table:formula="of:=[.F349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5.84" calcext:value-type="float">
            <text:p>55.84</text:p>
          </table:table-cell>
          <table:table-cell office:value-type="float" office:value="0" calcext:value-type="float">
            <text:p>0</text:p>
          </table:table-cell>
          <table:table-cell table:formula="of:=AVERAGE([.F350:.F369])" office:value-type="float" office:value="0.3" calcext:value-type="float">
            <text:p>0.3</text:p>
          </table:table-cell>
          <table:table-cell table:formula="of:=LN([.G350])" office:value-type="float" office:value="-1.20397280432594" calcext:value-type="float">
            <text:p>-1.2039728043</text:p>
          </table:table-cell>
          <table:table-cell table:formula="of:=[.F350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AVERAGE([.F351:.F370])" office:value-type="float" office:value="0.35" calcext:value-type="float">
            <text:p>0.35</text:p>
          </table:table-cell>
          <table:table-cell table:formula="of:=LN([.G351])" office:value-type="float" office:value="-1.04982212449868" calcext:value-type="float">
            <text:p>-1.0498221245</text:p>
          </table:table-cell>
          <table:table-cell table:formula="of:=[.F351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6.16" calcext:value-type="float">
            <text:p>56.16</text:p>
          </table:table-cell>
          <table:table-cell office:value-type="float" office:value="1" calcext:value-type="float">
            <text:p>1</text:p>
          </table:table-cell>
          <table:table-cell table:formula="of:=AVERAGE([.F352:.F371])" office:value-type="float" office:value="0.4" calcext:value-type="float">
            <text:p>0.4</text:p>
          </table:table-cell>
          <table:table-cell table:formula="of:=LN([.G352])" office:value-type="float" office:value="-0.916290731874155" calcext:value-type="float">
            <text:p>-0.9162907319</text:p>
          </table:table-cell>
          <table:table-cell table:formula="of:=[.F352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56.32" calcext:value-type="float">
            <text:p>56.32</text:p>
          </table:table-cell>
          <table:table-cell office:value-type="float" office:value="0" calcext:value-type="float">
            <text:p>0</text:p>
          </table:table-cell>
          <table:table-cell table:formula="of:=AVERAGE([.F353:.F372])" office:value-type="float" office:value="0.4" calcext:value-type="float">
            <text:p>0.4</text:p>
          </table:table-cell>
          <table:table-cell table:formula="of:=LN([.G353])" office:value-type="float" office:value="-0.916290731874155" calcext:value-type="float">
            <text:p>-0.9162907319</text:p>
          </table:table-cell>
          <table:table-cell table:formula="of:=[.F353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6.48" calcext:value-type="float">
            <text:p>56.48</text:p>
          </table:table-cell>
          <table:table-cell office:value-type="float" office:value="1" calcext:value-type="float">
            <text:p>1</text:p>
          </table:table-cell>
          <table:table-cell table:formula="of:=AVERAGE([.F354:.F373])" office:value-type="float" office:value="0.4" calcext:value-type="float">
            <text:p>0.4</text:p>
          </table:table-cell>
          <table:table-cell table:formula="of:=LN([.G354])" office:value-type="float" office:value="-0.916290731874155" calcext:value-type="float">
            <text:p>-0.9162907319</text:p>
          </table:table-cell>
          <table:table-cell table:formula="of:=[.F354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56.64" calcext:value-type="float">
            <text:p>56.64</text:p>
          </table:table-cell>
          <table:table-cell office:value-type="float" office:value="2" calcext:value-type="float">
            <text:p>2</text:p>
          </table:table-cell>
          <table:table-cell table:formula="of:=AVERAGE([.F355:.F374])" office:value-type="float" office:value="0.4" calcext:value-type="float">
            <text:p>0.4</text:p>
          </table:table-cell>
          <table:table-cell table:formula="of:=LN([.G355])" office:value-type="float" office:value="-0.916290731874155" calcext:value-type="float">
            <text:p>-0.9162907319</text:p>
          </table:table-cell>
          <table:table-cell table:formula="of:=[.F355]/((SUM([.F$2:.F$513]))*0.16)" office:value-type="float" office:value="0.0000405587371631597" calcext:value-type="float">
            <text:p>4.05587371631597E-05</text:p>
          </table:table-cell>
        </table:table-row>
        <table:table-row table:style-name="ro1">
          <table:table-cell table:number-columns-repeated="4"/>
          <table:table-cell office:value-type="float" office:value="56.8" calcext:value-type="float">
            <text:p>56.8</text:p>
          </table:table-cell>
          <table:table-cell office:value-type="float" office:value="1" calcext:value-type="float">
            <text:p>1</text:p>
          </table:table-cell>
          <table:table-cell table:formula="of:=AVERAGE([.F356:.F375])" office:value-type="float" office:value="0.35" calcext:value-type="float">
            <text:p>0.35</text:p>
          </table:table-cell>
          <table:table-cell table:formula="of:=LN([.G356])" office:value-type="float" office:value="-1.04982212449868" calcext:value-type="float">
            <text:p>-1.0498221245</text:p>
          </table:table-cell>
          <table:table-cell table:formula="of:=[.F356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56.96" calcext:value-type="float">
            <text:p>56.96</text:p>
          </table:table-cell>
          <table:table-cell office:value-type="float" office:value="0" calcext:value-type="float">
            <text:p>0</text:p>
          </table:table-cell>
          <table:table-cell table:formula="of:=AVERAGE([.F357:.F376])" office:value-type="float" office:value="0.35" calcext:value-type="float">
            <text:p>0.35</text:p>
          </table:table-cell>
          <table:table-cell table:formula="of:=LN([.G357])" office:value-type="float" office:value="-1.04982212449868" calcext:value-type="float">
            <text:p>-1.0498221245</text:p>
          </table:table-cell>
          <table:table-cell table:formula="of:=[.F357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7.12" calcext:value-type="float">
            <text:p>57.12</text:p>
          </table:table-cell>
          <table:table-cell office:value-type="float" office:value="0" calcext:value-type="float">
            <text:p>0</text:p>
          </table:table-cell>
          <table:table-cell table:formula="of:=AVERAGE([.F358:.F377])" office:value-type="float" office:value="0.35" calcext:value-type="float">
            <text:p>0.35</text:p>
          </table:table-cell>
          <table:table-cell table:formula="of:=LN([.G358])" office:value-type="float" office:value="-1.04982212449868" calcext:value-type="float">
            <text:p>-1.0498221245</text:p>
          </table:table-cell>
          <table:table-cell table:formula="of:=[.F358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7.28" calcext:value-type="float">
            <text:p>57.28</text:p>
          </table:table-cell>
          <table:table-cell office:value-type="float" office:value="0" calcext:value-type="float">
            <text:p>0</text:p>
          </table:table-cell>
          <table:table-cell table:formula="of:=AVERAGE([.F359:.F378])" office:value-type="float" office:value="0.35" calcext:value-type="float">
            <text:p>0.35</text:p>
          </table:table-cell>
          <table:table-cell table:formula="of:=LN([.G359])" office:value-type="float" office:value="-1.04982212449868" calcext:value-type="float">
            <text:p>-1.0498221245</text:p>
          </table:table-cell>
          <table:table-cell table:formula="of:=[.F359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7.44" calcext:value-type="float">
            <text:p>57.44</text:p>
          </table:table-cell>
          <table:table-cell office:value-type="float" office:value="0" calcext:value-type="float">
            <text:p>0</text:p>
          </table:table-cell>
          <table:table-cell table:formula="of:=AVERAGE([.F360:.F379])" office:value-type="float" office:value="0.35" calcext:value-type="float">
            <text:p>0.35</text:p>
          </table:table-cell>
          <table:table-cell table:formula="of:=LN([.G360])" office:value-type="float" office:value="-1.04982212449868" calcext:value-type="float">
            <text:p>-1.0498221245</text:p>
          </table:table-cell>
          <table:table-cell table:formula="of:=[.F360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7.6" calcext:value-type="float">
            <text:p>57.6</text:p>
          </table:table-cell>
          <table:table-cell office:value-type="float" office:value="0" calcext:value-type="float">
            <text:p>0</text:p>
          </table:table-cell>
          <table:table-cell table:formula="of:=AVERAGE([.F361:.F380])" office:value-type="float" office:value="0.4" calcext:value-type="float">
            <text:p>0.4</text:p>
          </table:table-cell>
          <table:table-cell table:formula="of:=LN([.G361])" office:value-type="float" office:value="-0.916290731874155" calcext:value-type="float">
            <text:p>-0.9162907319</text:p>
          </table:table-cell>
          <table:table-cell table:formula="of:=[.F361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7.76" calcext:value-type="float">
            <text:p>57.76</text:p>
          </table:table-cell>
          <table:table-cell office:value-type="float" office:value="0" calcext:value-type="float">
            <text:p>0</text:p>
          </table:table-cell>
          <table:table-cell table:formula="of:=AVERAGE([.F362:.F381])" office:value-type="float" office:value="0.4" calcext:value-type="float">
            <text:p>0.4</text:p>
          </table:table-cell>
          <table:table-cell table:formula="of:=LN([.G362])" office:value-type="float" office:value="-0.916290731874155" calcext:value-type="float">
            <text:p>-0.9162907319</text:p>
          </table:table-cell>
          <table:table-cell table:formula="of:=[.F362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7.92" calcext:value-type="float">
            <text:p>57.92</text:p>
          </table:table-cell>
          <table:table-cell office:value-type="float" office:value="0" calcext:value-type="float">
            <text:p>0</text:p>
          </table:table-cell>
          <table:table-cell table:formula="of:=AVERAGE([.F363:.F382])" office:value-type="float" office:value="0.4" calcext:value-type="float">
            <text:p>0.4</text:p>
          </table:table-cell>
          <table:table-cell table:formula="of:=LN([.G363])" office:value-type="float" office:value="-0.916290731874155" calcext:value-type="float">
            <text:p>-0.9162907319</text:p>
          </table:table-cell>
          <table:table-cell table:formula="of:=[.F363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8.08" calcext:value-type="float">
            <text:p>58.08</text:p>
          </table:table-cell>
          <table:table-cell office:value-type="float" office:value="0" calcext:value-type="float">
            <text:p>0</text:p>
          </table:table-cell>
          <table:table-cell table:formula="of:=AVERAGE([.F364:.F383])" office:value-type="float" office:value="0.4" calcext:value-type="float">
            <text:p>0.4</text:p>
          </table:table-cell>
          <table:table-cell table:formula="of:=LN([.G364])" office:value-type="float" office:value="-0.916290731874155" calcext:value-type="float">
            <text:p>-0.9162907319</text:p>
          </table:table-cell>
          <table:table-cell table:formula="of:=[.F364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8.24" calcext:value-type="float">
            <text:p>58.24</text:p>
          </table:table-cell>
          <table:table-cell office:value-type="float" office:value="0" calcext:value-type="float">
            <text:p>0</text:p>
          </table:table-cell>
          <table:table-cell table:formula="of:=AVERAGE([.F365:.F384])" office:value-type="float" office:value="0.45" calcext:value-type="float">
            <text:p>0.45</text:p>
          </table:table-cell>
          <table:table-cell table:formula="of:=LN([.G365])" office:value-type="float" office:value="-0.798507696217772" calcext:value-type="float">
            <text:p>-0.7985076962</text:p>
          </table:table-cell>
          <table:table-cell table:formula="of:=[.F365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8.4" calcext:value-type="float">
            <text:p>58.4</text:p>
          </table:table-cell>
          <table:table-cell office:value-type="float" office:value="1" calcext:value-type="float">
            <text:p>1</text:p>
          </table:table-cell>
          <table:table-cell table:formula="of:=AVERAGE([.F366:.F385])" office:value-type="float" office:value="0.45" calcext:value-type="float">
            <text:p>0.45</text:p>
          </table:table-cell>
          <table:table-cell table:formula="of:=LN([.G366])" office:value-type="float" office:value="-0.798507696217772" calcext:value-type="float">
            <text:p>-0.7985076962</text:p>
          </table:table-cell>
          <table:table-cell table:formula="of:=[.F366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58.56" calcext:value-type="float">
            <text:p>58.56</text:p>
          </table:table-cell>
          <table:table-cell office:value-type="float" office:value="0" calcext:value-type="float">
            <text:p>0</text:p>
          </table:table-cell>
          <table:table-cell table:formula="of:=AVERAGE([.F367:.F386])" office:value-type="float" office:value="0.4" calcext:value-type="float">
            <text:p>0.4</text:p>
          </table:table-cell>
          <table:table-cell table:formula="of:=LN([.G367])" office:value-type="float" office:value="-0.916290731874155" calcext:value-type="float">
            <text:p>-0.9162907319</text:p>
          </table:table-cell>
          <table:table-cell table:formula="of:=[.F367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8.72" calcext:value-type="float">
            <text:p>58.72</text:p>
          </table:table-cell>
          <table:table-cell office:value-type="float" office:value="0" calcext:value-type="float">
            <text:p>0</text:p>
          </table:table-cell>
          <table:table-cell table:formula="of:=AVERAGE([.F368:.F387])" office:value-type="float" office:value="0.4" calcext:value-type="float">
            <text:p>0.4</text:p>
          </table:table-cell>
          <table:table-cell table:formula="of:=LN([.G368])" office:value-type="float" office:value="-0.916290731874155" calcext:value-type="float">
            <text:p>-0.9162907319</text:p>
          </table:table-cell>
          <table:table-cell table:formula="of:=[.F368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8.88" calcext:value-type="float">
            <text:p>58.88</text:p>
          </table:table-cell>
          <table:table-cell office:value-type="float" office:value="0" calcext:value-type="float">
            <text:p>0</text:p>
          </table:table-cell>
          <table:table-cell table:formula="of:=AVERAGE([.F369:.F388])" office:value-type="float" office:value="0.4" calcext:value-type="float">
            <text:p>0.4</text:p>
          </table:table-cell>
          <table:table-cell table:formula="of:=LN([.G369])" office:value-type="float" office:value="-0.916290731874155" calcext:value-type="float">
            <text:p>-0.9162907319</text:p>
          </table:table-cell>
          <table:table-cell table:formula="of:=[.F369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9.04" calcext:value-type="float">
            <text:p>59.04</text:p>
          </table:table-cell>
          <table:table-cell office:value-type="float" office:value="1" calcext:value-type="float">
            <text:p>1</text:p>
          </table:table-cell>
          <table:table-cell table:formula="of:=AVERAGE([.F370:.F389])" office:value-type="float" office:value="0.4" calcext:value-type="float">
            <text:p>0.4</text:p>
          </table:table-cell>
          <table:table-cell table:formula="of:=LN([.G370])" office:value-type="float" office:value="-0.916290731874155" calcext:value-type="float">
            <text:p>-0.9162907319</text:p>
          </table:table-cell>
          <table:table-cell table:formula="of:=[.F370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59.2" calcext:value-type="float">
            <text:p>59.2</text:p>
          </table:table-cell>
          <table:table-cell office:value-type="float" office:value="1" calcext:value-type="float">
            <text:p>1</text:p>
          </table:table-cell>
          <table:table-cell table:formula="of:=AVERAGE([.F371:.F390])" office:value-type="float" office:value="0.35" calcext:value-type="float">
            <text:p>0.35</text:p>
          </table:table-cell>
          <table:table-cell table:formula="of:=LN([.G371])" office:value-type="float" office:value="-1.04982212449868" calcext:value-type="float">
            <text:p>-1.0498221245</text:p>
          </table:table-cell>
          <table:table-cell table:formula="of:=[.F371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59.36" calcext:value-type="float">
            <text:p>59.36</text:p>
          </table:table-cell>
          <table:table-cell office:value-type="float" office:value="1" calcext:value-type="float">
            <text:p>1</text:p>
          </table:table-cell>
          <table:table-cell table:formula="of:=AVERAGE([.F372:.F391])" office:value-type="float" office:value="0.3" calcext:value-type="float">
            <text:p>0.3</text:p>
          </table:table-cell>
          <table:table-cell table:formula="of:=LN([.G372])" office:value-type="float" office:value="-1.20397280432594" calcext:value-type="float">
            <text:p>-1.2039728043</text:p>
          </table:table-cell>
          <table:table-cell table:formula="of:=[.F372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59.52" calcext:value-type="float">
            <text:p>59.52</text:p>
          </table:table-cell>
          <table:table-cell office:value-type="float" office:value="0" calcext:value-type="float">
            <text:p>0</text:p>
          </table:table-cell>
          <table:table-cell table:formula="of:=AVERAGE([.F373:.F392])" office:value-type="float" office:value="0.25" calcext:value-type="float">
            <text:p>0.25</text:p>
          </table:table-cell>
          <table:table-cell table:formula="of:=LN([.G373])" office:value-type="float" office:value="-1.38629436111989" calcext:value-type="float">
            <text:p>-1.3862943611</text:p>
          </table:table-cell>
          <table:table-cell table:formula="of:=[.F373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9.68" calcext:value-type="float">
            <text:p>59.68</text:p>
          </table:table-cell>
          <table:table-cell office:value-type="float" office:value="1" calcext:value-type="float">
            <text:p>1</text:p>
          </table:table-cell>
          <table:table-cell table:formula="of:=AVERAGE([.F374:.F393])" office:value-type="float" office:value="0.25" calcext:value-type="float">
            <text:p>0.25</text:p>
          </table:table-cell>
          <table:table-cell table:formula="of:=LN([.G374])" office:value-type="float" office:value="-1.38629436111989" calcext:value-type="float">
            <text:p>-1.3862943611</text:p>
          </table:table-cell>
          <table:table-cell table:formula="of:=[.F374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59.84" calcext:value-type="float">
            <text:p>59.84</text:p>
          </table:table-cell>
          <table:table-cell office:value-type="float" office:value="1" calcext:value-type="float">
            <text:p>1</text:p>
          </table:table-cell>
          <table:table-cell table:formula="of:=AVERAGE([.F375:.F394])" office:value-type="float" office:value="0.2" calcext:value-type="float">
            <text:p>0.2</text:p>
          </table:table-cell>
          <table:table-cell table:formula="of:=LN([.G375])" office:value-type="float" office:value="-1.6094379124341" calcext:value-type="float">
            <text:p>-1.6094379124</text:p>
          </table:table-cell>
          <table:table-cell table:formula="of:=[.F375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AVERAGE([.F376:.F395])" office:value-type="float" office:value="0.15" calcext:value-type="float">
            <text:p>0.15</text:p>
          </table:table-cell>
          <table:table-cell table:formula="of:=LN([.G376])" office:value-type="float" office:value="-1.89711998488588" calcext:value-type="float">
            <text:p>-1.8971199849</text:p>
          </table:table-cell>
          <table:table-cell table:formula="of:=[.F376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60.16" calcext:value-type="float">
            <text:p>60.16</text:p>
          </table:table-cell>
          <table:table-cell office:value-type="float" office:value="0" calcext:value-type="float">
            <text:p>0</text:p>
          </table:table-cell>
          <table:table-cell table:formula="of:=AVERAGE([.F377:.F396])" office:value-type="float" office:value="0.1" calcext:value-type="float">
            <text:p>0.1</text:p>
          </table:table-cell>
          <table:table-cell table:formula="of:=LN([.G377])" office:value-type="float" office:value="-2.30258509299405" calcext:value-type="float">
            <text:p>-2.302585093</text:p>
          </table:table-cell>
          <table:table-cell table:formula="of:=[.F377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0.32" calcext:value-type="float">
            <text:p>60.32</text:p>
          </table:table-cell>
          <table:table-cell office:value-type="float" office:value="0" calcext:value-type="float">
            <text:p>0</text:p>
          </table:table-cell>
          <table:table-cell table:formula="of:=AVERAGE([.F378:.F397])" office:value-type="float" office:value="0.1" calcext:value-type="float">
            <text:p>0.1</text:p>
          </table:table-cell>
          <table:table-cell table:formula="of:=LN([.G378])" office:value-type="float" office:value="-2.30258509299405" calcext:value-type="float">
            <text:p>-2.302585093</text:p>
          </table:table-cell>
          <table:table-cell table:formula="of:=[.F378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0.48" calcext:value-type="float">
            <text:p>60.48</text:p>
          </table:table-cell>
          <table:table-cell office:value-type="float" office:value="0" calcext:value-type="float">
            <text:p>0</text:p>
          </table:table-cell>
          <table:table-cell table:formula="of:=AVERAGE([.F379:.F398])" office:value-type="float" office:value="0.1" calcext:value-type="float">
            <text:p>0.1</text:p>
          </table:table-cell>
          <table:table-cell table:formula="of:=LN([.G379])" office:value-type="float" office:value="-2.30258509299405" calcext:value-type="float">
            <text:p>-2.302585093</text:p>
          </table:table-cell>
          <table:table-cell table:formula="of:=[.F379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0.64" calcext:value-type="float">
            <text:p>60.64</text:p>
          </table:table-cell>
          <table:table-cell office:value-type="float" office:value="1" calcext:value-type="float">
            <text:p>1</text:p>
          </table:table-cell>
          <table:table-cell table:formula="of:=AVERAGE([.F380:.F399])" office:value-type="float" office:value="0.1" calcext:value-type="float">
            <text:p>0.1</text:p>
          </table:table-cell>
          <table:table-cell table:formula="of:=LN([.G380])" office:value-type="float" office:value="-2.30258509299405" calcext:value-type="float">
            <text:p>-2.302585093</text:p>
          </table:table-cell>
          <table:table-cell table:formula="of:=[.F380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60.8" calcext:value-type="float">
            <text:p>60.8</text:p>
          </table:table-cell>
          <table:table-cell office:value-type="float" office:value="0" calcext:value-type="float">
            <text:p>0</text:p>
          </table:table-cell>
          <table:table-cell table:formula="of:=AVERAGE([.F381:.F400])" office:value-type="float" office:value="0.05" calcext:value-type="float">
            <text:p>0.05</text:p>
          </table:table-cell>
          <table:table-cell table:formula="of:=LN([.G381])" office:value-type="float" office:value="-2.99573227355399" calcext:value-type="float">
            <text:p>-2.9957322736</text:p>
          </table:table-cell>
          <table:table-cell table:formula="of:=[.F381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0.96" calcext:value-type="float">
            <text:p>60.96</text:p>
          </table:table-cell>
          <table:table-cell office:value-type="float" office:value="0" calcext:value-type="float">
            <text:p>0</text:p>
          </table:table-cell>
          <table:table-cell table:formula="of:=AVERAGE([.F382:.F401])" office:value-type="float" office:value="0.05" calcext:value-type="float">
            <text:p>0.05</text:p>
          </table:table-cell>
          <table:table-cell table:formula="of:=LN([.G382])" office:value-type="float" office:value="-2.99573227355399" calcext:value-type="float">
            <text:p>-2.9957322736</text:p>
          </table:table-cell>
          <table:table-cell table:formula="of:=[.F382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1.12" calcext:value-type="float">
            <text:p>61.12</text:p>
          </table:table-cell>
          <table:table-cell office:value-type="float" office:value="0" calcext:value-type="float">
            <text:p>0</text:p>
          </table:table-cell>
          <table:table-cell table:formula="of:=AVERAGE([.F383:.F402])" office:value-type="float" office:value="0.05" calcext:value-type="float">
            <text:p>0.05</text:p>
          </table:table-cell>
          <table:table-cell table:formula="of:=LN([.G383])" office:value-type="float" office:value="-2.99573227355399" calcext:value-type="float">
            <text:p>-2.9957322736</text:p>
          </table:table-cell>
          <table:table-cell table:formula="of:=[.F383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1.28" calcext:value-type="float">
            <text:p>61.28</text:p>
          </table:table-cell>
          <table:table-cell office:value-type="float" office:value="1" calcext:value-type="float">
            <text:p>1</text:p>
          </table:table-cell>
          <table:table-cell table:formula="of:=AVERAGE([.F384:.F403])" office:value-type="float" office:value="0.1" calcext:value-type="float">
            <text:p>0.1</text:p>
          </table:table-cell>
          <table:table-cell table:formula="of:=LN([.G384])" office:value-type="float" office:value="-2.30258509299405" calcext:value-type="float">
            <text:p>-2.302585093</text:p>
          </table:table-cell>
          <table:table-cell table:formula="of:=[.F384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61.44" calcext:value-type="float">
            <text:p>61.44</text:p>
          </table:table-cell>
          <table:table-cell office:value-type="float" office:value="0" calcext:value-type="float">
            <text:p>0</text:p>
          </table:table-cell>
          <table:table-cell table:formula="of:=AVERAGE([.F385:.F404])" office:value-type="float" office:value="0.05" calcext:value-type="float">
            <text:p>0.05</text:p>
          </table:table-cell>
          <table:table-cell table:formula="of:=LN([.G385])" office:value-type="float" office:value="-2.99573227355399" calcext:value-type="float">
            <text:p>-2.9957322736</text:p>
          </table:table-cell>
          <table:table-cell table:formula="of:=[.F385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1.6" calcext:value-type="float">
            <text:p>61.6</text:p>
          </table:table-cell>
          <table:table-cell office:value-type="float" office:value="0" calcext:value-type="float">
            <text:p>0</text:p>
          </table:table-cell>
          <table:table-cell table:formula="of:=AVERAGE([.F386:.F405])" office:value-type="float" office:value="0.05" calcext:value-type="float">
            <text:p>0.05</text:p>
          </table:table-cell>
          <table:table-cell table:formula="of:=LN([.G386])" office:value-type="float" office:value="-2.99573227355399" calcext:value-type="float">
            <text:p>-2.9957322736</text:p>
          </table:table-cell>
          <table:table-cell table:formula="of:=[.F386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1.76" calcext:value-type="float">
            <text:p>61.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387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1.92" calcext:value-type="float">
            <text:p>61.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388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2.08" calcext:value-type="float">
            <text:p>62.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389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2.24" calcext:value-type="float">
            <text:p>62.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390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2.4" calcext:value-type="float">
            <text:p>62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391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2.56" calcext:value-type="float">
            <text:p>62.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392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2.72" calcext:value-type="float">
            <text:p>62.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393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2.88" calcext:value-type="float">
            <text:p>62.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394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3.04" calcext:value-type="float">
            <text:p>63.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395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3.2" calcext:value-type="float">
            <text:p>63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396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3.36" calcext:value-type="float">
            <text:p>63.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397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3.52" calcext:value-type="float">
            <text:p>63.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398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3.68" calcext:value-type="float">
            <text:p>63.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399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3.84" calcext:value-type="float">
            <text:p>63.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00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01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4.16" calcext:value-type="float">
            <text:p>64.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02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4.32" calcext:value-type="float">
            <text:p>64.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F403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64.48" calcext:value-type="float">
            <text:p>64.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04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4.64" calcext:value-type="float">
            <text:p>64.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05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4.8" calcext:value-type="float">
            <text:p>64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06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4.96" calcext:value-type="float">
            <text:p>64.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07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5.12" calcext:value-type="float">
            <text:p>65.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08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5.28" calcext:value-type="float">
            <text:p>65.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09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5.44" calcext:value-type="float">
            <text:p>65.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10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5.6" calcext:value-type="float">
            <text:p>65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11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5.76" calcext:value-type="float">
            <text:p>65.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12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5.92" calcext:value-type="float">
            <text:p>65.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F413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66.08" calcext:value-type="float">
            <text:p>66.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14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6.24" calcext:value-type="float">
            <text:p>66.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15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6.4" calcext:value-type="float">
            <text:p>66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16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6.56" calcext:value-type="float">
            <text:p>66.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17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6.72" calcext:value-type="float">
            <text:p>66.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18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6.88" calcext:value-type="float">
            <text:p>66.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19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7.04" calcext:value-type="float">
            <text:p>67.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20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7.2" calcext:value-type="float">
            <text:p>67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21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7.36" calcext:value-type="float">
            <text:p>67.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F422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67.52" calcext:value-type="float">
            <text:p>67.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F423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67.68" calcext:value-type="float">
            <text:p>67.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24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7.84" calcext:value-type="float">
            <text:p>67.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25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26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8.16" calcext:value-type="float">
            <text:p>68.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27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8.32" calcext:value-type="float">
            <text:p>68.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28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8.48" calcext:value-type="float">
            <text:p>68.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29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8.64" calcext:value-type="float">
            <text:p>68.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30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8.8" calcext:value-type="float">
            <text:p>68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31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8.96" calcext:value-type="float">
            <text:p>68.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32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9.12" calcext:value-type="float">
            <text:p>69.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33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9.28" calcext:value-type="float">
            <text:p>69.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34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9.44" calcext:value-type="float">
            <text:p>69.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35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9.6" calcext:value-type="float">
            <text:p>69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36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9.76" calcext:value-type="float">
            <text:p>69.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37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9.92" calcext:value-type="float">
            <text:p>69.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38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0.08" calcext:value-type="float">
            <text:p>70.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39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0.24" calcext:value-type="float">
            <text:p>70.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40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0.4" calcext:value-type="float">
            <text:p>70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41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0.56" calcext:value-type="float">
            <text:p>70.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42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0.72" calcext:value-type="float">
            <text:p>70.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43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0.88" calcext:value-type="float">
            <text:p>70.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44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1.04" calcext:value-type="float">
            <text:p>71.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45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1.2" calcext:value-type="float">
            <text:p>71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46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1.36" calcext:value-type="float">
            <text:p>71.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47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1.52" calcext:value-type="float">
            <text:p>71.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48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1.68" calcext:value-type="float">
            <text:p>71.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49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1.84" calcext:value-type="float">
            <text:p>71.8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F450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2.16" calcext:value-type="float">
            <text:p>72.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2.32" calcext:value-type="float">
            <text:p>72.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2.48" calcext:value-type="float">
            <text:p>72.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2.64" calcext:value-type="float">
            <text:p>72.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2.8" calcext:value-type="float">
            <text:p>72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2.96" calcext:value-type="float">
            <text:p>72.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3.12" calcext:value-type="float">
            <text:p>73.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3.28" calcext:value-type="float">
            <text:p>73.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3.44" calcext:value-type="float">
            <text:p>73.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3.6" calcext:value-type="float">
            <text:p>73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3.76" calcext:value-type="float">
            <text:p>73.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3.92" calcext:value-type="float">
            <text:p>73.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4.08" calcext:value-type="float">
            <text:p>74.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4.24" calcext:value-type="float">
            <text:p>74.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4.4" calcext:value-type="float">
            <text:p>74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4.56" calcext:value-type="float">
            <text:p>74.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4.72" calcext:value-type="float">
            <text:p>74.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4.88" calcext:value-type="float">
            <text:p>74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5.04" calcext:value-type="float">
            <text:p>75.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5.2" calcext:value-type="float">
            <text:p>75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5.36" calcext:value-type="float">
            <text:p>75.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5.52" calcext:value-type="float">
            <text:p>75.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5.68" calcext:value-type="float">
            <text:p>75.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5.84" calcext:value-type="float">
            <text:p>75.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6.16" calcext:value-type="float">
            <text:p>76.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6.32" calcext:value-type="float">
            <text:p>76.3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6.48" calcext:value-type="float">
            <text:p>76.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6.64" calcext:value-type="float">
            <text:p>76.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6.8" calcext:value-type="float">
            <text:p>76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6.96" calcext:value-type="float">
            <text:p>76.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7.28" calcext:value-type="float">
            <text:p>77.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7.44" calcext:value-type="float">
            <text:p>77.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7.6" calcext:value-type="float">
            <text:p>77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7.76" calcext:value-type="float">
            <text:p>77.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7.92" calcext:value-type="float">
            <text:p>77.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8.08" calcext:value-type="float">
            <text:p>78.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8.24" calcext:value-type="float">
            <text:p>78.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8.4" calcext:value-type="float">
            <text:p>78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8.56" calcext:value-type="float">
            <text:p>78.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8.72" calcext:value-type="float">
            <text:p>78.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8.88" calcext:value-type="float">
            <text:p>78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9.04" calcext:value-type="float">
            <text:p>79.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9.2" calcext:value-type="float">
            <text:p>79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9.36" calcext:value-type="float">
            <text:p>79.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9.52" calcext:value-type="float">
            <text:p>79.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9.68" calcext:value-type="float">
            <text:p>79.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9.84" calcext:value-type="float">
            <text:p>79.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0.16" calcext:value-type="float">
            <text:p>80.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0.32" calcext:value-type="float">
            <text:p>80.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0.48" calcext:value-type="float">
            <text:p>80.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0.64" calcext:value-type="float">
            <text:p>80.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0.8" calcext:value-type="float">
            <text:p>80.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0.96" calcext:value-type="float">
            <text:p>80.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1.12" calcext:value-type="float">
            <text:p>81.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1.28" calcext:value-type="float">
            <text:p>81.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1.44" calcext:value-type="float">
            <text:p>81.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1.6" calcext:value-type="float">
            <text:p>81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1.76" calcext:value-type="float">
            <text:p>81.7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1.92" calcext:value-type="float">
            <text:p>81.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7">0000/00/00</text:date>, <text:time style:data-style-name="N2" text:time-value="07:46:04.859256023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00:40:13.107432080</meta:creation-date>
    <meta:editing-duration>PT5H2M33S</meta:editing-duration>
    <meta:editing-cycles>10</meta:editing-cycles>
    <meta:generator>LibreOffice/5.1.6.2$Linux_X86_64 LibreOffice_project/10m0$Build-2</meta:generator>
    <dc:date>2017-06-17T08:23:01.484750414</dc:date>
    <meta:document-statistic meta:table-count="1" meta:cell-count="323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008cm" svg:height="10.363cm" xlink:href=".." xlink:type="simple" chart:class="chart:scatter" chart:style-name="ch1">
        <chart:legend chart:legend-position="end" svg:x="15.892cm" svg:y="4.802cm" style:legend-expansion="high" chart:style-name="ch2"/>
        <chart:plot-area chart:style-name="ch3" table:cell-range-address="Sheet1.A1:Sheet1.B163" svg:x="0.36cm" svg:y="0.207cm" svg:width="15.172cm" svg:height="9.949cm">
          <chartooo:coordinate-region svg:x="1.167cm" svg:y="0.406cm" svg:width="14.178cm" svg:height="9.1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63" chart:class="chart:scatter">
            <chart:domain table:cell-range-address="Sheet1.A1:Sheet1.A163"/>
            <chart:data-point chart:repeated="16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:Sheet1.A163</svg:desc>
                </draw:g>
              </table:table-cell>
              <table:table-cell office:value-type="float" office:value="NaN">
                <text:p>NaN</text:p>
                <draw:g>
                  <svg:desc>Sheet1.B1:Sheet1.B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2">
                <text:p>0.3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">
                <text:p>0.48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4">
                <text:p>0.6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">
                <text:p>0.9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2">
                <text:p>1.1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8">
                <text:p>1.2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4">
                <text:p>1.4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">
                <text:p>1.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6">
                <text:p>1.7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2">
                <text:p>1.9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8">
                <text:p>2.0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4">
                <text:p>2.2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4">
                <text:p>2.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6">
                <text:p>2.5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2">
                <text:p>2.7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8">
                <text:p>2.8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04">
                <text:p>3.0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2">
                <text:p>3.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36">
                <text:p>3.3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2">
                <text:p>3.5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68">
                <text:p>3.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84">
                <text:p>3.8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16">
                <text:p>4.1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32">
                <text:p>4.3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48">
                <text:p>4.4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64">
                <text:p>4.6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8">
                <text:p>4.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96">
                <text:p>4.9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12">
                <text:p>5.1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28">
                <text:p>5.2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44">
                <text:p>5.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6">
                <text:p>5.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76">
                <text:p>5.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92">
                <text:p>5.9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08">
                <text:p>6.0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24">
                <text:p>6.2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4">
                <text:p>6.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56">
                <text:p>6.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72">
                <text:p>6.7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88">
                <text:p>6.8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04">
                <text:p>7.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2">
                <text:p>7.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36">
                <text:p>7.3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52">
                <text:p>7.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68">
                <text:p>7.6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84">
                <text:p>7.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16">
                <text:p>8.1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32">
                <text:p>8.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48">
                <text:p>8.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64">
                <text:p>8.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8">
                <text:p>8.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96">
                <text:p>8.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12">
                <text:p>9.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28">
                <text:p>9.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44">
                <text:p>9.4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6">
                <text:p>9.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76">
                <text:p>9.7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92">
                <text:p>9.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08">
                <text:p>10.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24">
                <text:p>10.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4">
                <text:p>10.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56">
                <text:p>10.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72">
                <text:p>10.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88">
                <text:p>10.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04">
                <text:p>11.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2">
                <text:p>11.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36">
                <text:p>11.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52">
                <text:p>11.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68">
                <text:p>11.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.84">
                <text:p>11.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16">
                <text:p>12.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32">
                <text:p>12.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48">
                <text:p>12.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64">
                <text:p>12.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8">
                <text:p>12.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96">
                <text:p>12.9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.12">
                <text:p>13.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.28">
                <text:p>13.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44">
                <text:p>13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.6">
                <text:p>13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.76">
                <text:p>13.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.92">
                <text:p>13.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.08">
                <text:p>14.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24">
                <text:p>14.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.4">
                <text:p>14.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.56">
                <text:p>14.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.72">
                <text:p>14.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.88">
                <text:p>14.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.04">
                <text:p>15.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.2">
                <text:p>15.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.36">
                <text:p>15.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.52">
                <text:p>15.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.68">
                <text:p>15.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.84">
                <text:p>15.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.16">
                <text:p>16.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.32">
                <text:p>16.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.48">
                <text:p>16.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.64">
                <text:p>16.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.8">
                <text:p>16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.96">
                <text:p>16.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.12">
                <text:p>17.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.28">
                <text:p>17.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.44">
                <text:p>17.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.6">
                <text:p>17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.76">
                <text:p>17.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.92">
                <text:p>17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.08">
                <text:p>18.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.24">
                <text:p>18.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.4">
                <text:p>18.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.56">
                <text:p>18.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.72">
                <text:p>18.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.88">
                <text:p>18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.04">
                <text:p>19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.2">
                <text:p>19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.36">
                <text:p>19.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.52">
                <text:p>19.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.68">
                <text:p>19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.84">
                <text:p>19.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.16">
                <text:p>20.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.32">
                <text:p>20.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.48">
                <text:p>20.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.64">
                <text:p>20.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.8">
                <text:p>20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.96">
                <text:p>20.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.12">
                <text:p>2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.28">
                <text:p>21.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.44">
                <text:p>21.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.6">
                <text:p>21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.76">
                <text:p>21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.92">
                <text:p>21.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.08">
                <text:p>22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.24">
                <text:p>22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.4">
                <text:p>2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.56">
                <text:p>22.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.72">
                <text:p>22.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.88">
                <text:p>22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.04">
                <text:p>23.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.2">
                <text:p>23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.36">
                <text:p>23.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.52">
                <text:p>23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.68">
                <text:p>23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.84">
                <text:p>23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.16">
                <text:p>24.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.32">
                <text:p>24.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.48">
                <text:p>24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.64">
                <text:p>24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.8">
                <text:p>24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.96">
                <text:p>24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.12">
                <text:p>25.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.28">
                <text:p>25.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.44">
                <text:p>25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.6">
                <text:p>25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.76">
                <text:p>25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5.92">
                <text:p>25.9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76cm" svg:height="10.041cm" xlink:href=".." xlink:type="simple" chart:class="chart:scatter" chart:style-name="ch1">
        <chart:legend chart:legend-position="end" svg:x="15.644cm" svg:y="4.641cm" style:legend-expansion="high" chart:style-name="ch2"/>
        <chart:plot-area chart:style-name="ch3" table:cell-range-address="Sheet1.C2:Sheet1.D250" svg:x="0.355cm" svg:y="0.2cm" svg:width="14.934cm" svg:height="9.641cm">
          <chartooo:coordinate-region svg:x="1.347cm" svg:y="0.399cm" svg:width="13.755cm" svg:height="8.7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250" chart:class="chart:scatter">
            <chart:domain table:cell-range-address="Sheet1.C2:Sheet1.C250"/>
            <chart:data-point chart:repeated="2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">
                <text:p>0.16</text:p>
                <draw:g>
                  <svg:desc>Sheet1.C2:Sheet1.C250</svg:desc>
                </draw:g>
              </table:table-cell>
              <table:table-cell office:value-type="float" office:value="2087">
                <text:p>2087</text:p>
                <draw:g>
                  <svg:desc>Sheet1.D2:Sheet1.D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">
                <text:p>0.32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">
                <text:p>0.48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">
                <text:p>0.64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">
                <text:p>0.96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2">
                <text:p>1.12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8">
                <text:p>1.28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4">
                <text:p>1.44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">
                <text:p>1.6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6">
                <text:p>1.76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2">
                <text:p>1.92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8">
                <text:p>2.08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4">
                <text:p>2.24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">
                <text:p>2.4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6">
                <text:p>2.56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72">
                <text:p>2.72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8">
                <text:p>2.88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4">
                <text:p>3.04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2">
                <text:p>3.2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6">
                <text:p>3.3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52">
                <text:p>3.52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68">
                <text:p>3.68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4">
                <text:p>3.84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16">
                <text:p>4.16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32">
                <text:p>4.32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48">
                <text:p>4.48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64">
                <text:p>4.64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8">
                <text:p>4.8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96">
                <text:p>4.96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12">
                <text:p>5.12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28">
                <text:p>5.28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44">
                <text:p>5.44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6">
                <text:p>5.6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76">
                <text:p>5.76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92">
                <text:p>5.92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08">
                <text:p>6.08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24">
                <text:p>6.24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4">
                <text:p>6.4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56">
                <text:p>6.56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72">
                <text:p>6.72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88">
                <text:p>6.88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04">
                <text:p>7.04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2">
                <text:p>7.2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36">
                <text:p>7.36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52">
                <text:p>7.52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68">
                <text:p>7.68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84">
                <text:p>7.84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16">
                <text:p>8.16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32">
                <text:p>8.32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48">
                <text:p>8.48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64">
                <text:p>8.64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8">
                <text:p>8.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96">
                <text:p>8.96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12">
                <text:p>9.1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28">
                <text:p>9.2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44">
                <text:p>9.4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6">
                <text:p>9.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76">
                <text:p>9.76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92">
                <text:p>9.92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08">
                <text:p>10.08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24">
                <text:p>10.24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4">
                <text:p>10.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56">
                <text:p>10.5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72">
                <text:p>10.72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88">
                <text:p>10.8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04">
                <text:p>11.04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2">
                <text:p>11.2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36">
                <text:p>11.3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52">
                <text:p>11.52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68">
                <text:p>11.6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84">
                <text:p>11.8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">
                <text:p>1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16">
                <text:p>12.1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32">
                <text:p>12.3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48">
                <text:p>12.4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64">
                <text:p>12.6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8">
                <text:p>12.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96">
                <text:p>12.9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.12">
                <text:p>13.1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.28">
                <text:p>13.2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.44">
                <text:p>13.4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6">
                <text:p>13.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.76">
                <text:p>13.7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.92">
                <text:p>13.9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.08">
                <text:p>14.0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.24">
                <text:p>14.2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4">
                <text:p>14.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.56">
                <text:p>14.5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.72">
                <text:p>14.7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.88">
                <text:p>14.8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.04">
                <text:p>15.0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.2">
                <text:p>15.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.36">
                <text:p>15.3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.52">
                <text:p>15.5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.68">
                <text:p>15.68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.84">
                <text:p>15.84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.16">
                <text:p>16.1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.32">
                <text:p>16.3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.48">
                <text:p>16.4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.64">
                <text:p>16.6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.8">
                <text:p>16.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.96">
                <text:p>16.9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.12">
                <text:p>17.1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.28">
                <text:p>17.2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.44">
                <text:p>17.4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.6">
                <text:p>17.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.76">
                <text:p>17.7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.92">
                <text:p>17.9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.08">
                <text:p>18.0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.24">
                <text:p>18.2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.4">
                <text:p>18.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.56">
                <text:p>18.5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.72">
                <text:p>18.7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.88">
                <text:p>18.8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.04">
                <text:p>19.0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.2">
                <text:p>19.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.36">
                <text:p>19.3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.52">
                <text:p>19.5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.68">
                <text:p>19.6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.84">
                <text:p>19.8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">
                <text:p>2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.16">
                <text:p>20.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.32">
                <text:p>20.3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.48">
                <text:p>20.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.64">
                <text:p>20.6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.8">
                <text:p>20.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.96">
                <text:p>20.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.12">
                <text:p>21.1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.28">
                <text:p>21.2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.44">
                <text:p>21.4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.6">
                <text:p>21.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.76">
                <text:p>21.7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.92">
                <text:p>21.9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2.08">
                <text:p>22.0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.24">
                <text:p>22.2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.4">
                <text:p>22.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.56">
                <text:p>22.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.72">
                <text:p>22.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.88">
                <text:p>22.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.04">
                <text:p>23.0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.2">
                <text:p>23.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.36">
                <text:p>23.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.52">
                <text:p>23.5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.68">
                <text:p>23.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.84">
                <text:p>23.8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.16">
                <text:p>24.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.32">
                <text:p>24.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.48">
                <text:p>24.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.64">
                <text:p>24.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.8">
                <text:p>24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.96">
                <text:p>24.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.12">
                <text:p>25.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.28">
                <text:p>25.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.44">
                <text:p>25.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.6">
                <text:p>25.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.76">
                <text:p>25.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.92">
                <text:p>25.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08">
                <text:p>26.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24">
                <text:p>26.2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.4">
                <text:p>26.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56">
                <text:p>26.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.72">
                <text:p>26.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.88">
                <text:p>26.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.04">
                <text:p>27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.2">
                <text:p>27.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7.36">
                <text:p>27.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.52">
                <text:p>27.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7.68">
                <text:p>27.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.84">
                <text:p>27.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">
                <text:p>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.16">
                <text:p>28.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.32">
                <text:p>28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.48">
                <text:p>28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.64">
                <text:p>28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.8">
                <text:p>2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.96">
                <text:p>28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.12">
                <text:p>29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.28">
                <text:p>29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.44">
                <text:p>29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.6">
                <text:p>2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.76">
                <text:p>29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.92">
                <text:p>29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0.08">
                <text:p>3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0.24">
                <text:p>3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0.4">
                <text:p>3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.56">
                <text:p>3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.72">
                <text:p>30.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.88">
                <text:p>30.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1.04">
                <text:p>31.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.2">
                <text:p>31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1.36">
                <text:p>31.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.52">
                <text:p>31.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1.68">
                <text:p>31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.84">
                <text:p>31.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2.16">
                <text:p>32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2.32">
                <text:p>32.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2.48">
                <text:p>32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2.64">
                <text:p>32.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2.8">
                <text:p>32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2.96">
                <text:p>32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3.12">
                <text:p>33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3.28">
                <text:p>33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3.44">
                <text:p>33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3.6">
                <text:p>3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3.76">
                <text:p>3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3.92">
                <text:p>33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4.08">
                <text:p>34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4.24">
                <text:p>34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.4">
                <text:p>3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.56">
                <text:p>34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.72">
                <text:p>34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.88">
                <text:p>34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.04">
                <text:p>35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.2">
                <text:p>3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.36">
                <text:p>35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.52">
                <text:p>35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.68">
                <text:p>35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.84">
                <text:p>35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6.16">
                <text:p>36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6.32">
                <text:p>36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6.48">
                <text:p>36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.64">
                <text:p>36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.8">
                <text:p>3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6.96">
                <text:p>36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7.12">
                <text:p>37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7.28">
                <text:p>37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7.44">
                <text:p>37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7.6">
                <text:p>3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7.76">
                <text:p>37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7.92">
                <text:p>37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8.08">
                <text:p>38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8.24">
                <text:p>38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8.4">
                <text:p>3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8.56">
                <text:p>38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8.72">
                <text:p>38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8.88">
                <text:p>38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9.04">
                <text:p>39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9.36">
                <text:p>39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9.52">
                <text:p>39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9.68">
                <text:p>39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9.84">
                <text:p>39.8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908cm" svg:y="4.124cm" style:legend-expansion="high" chart:style-name="ch2"/>
        <chart:plot-area chart:style-name="ch3" table:cell-range-address="Sheet1.E2:Sheet1.F1000" svg:x="0.319cm" svg:y="0.18cm" svg:width="13.27cm" svg:height="8.646cm">
          <chartooo:coordinate-region svg:x="1.311cm" svg:y="0.379cm" svg:width="11.906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1000" chart:class="chart:scatter">
            <chart:domain table:cell-range-address="Sheet1.E2:Sheet1.E1000"/>
            <chart:data-point chart:repeated="9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">
                <text:p>0.16</text:p>
                <draw:g>
                  <svg:desc>Sheet1.E2:Sheet1.E1000</svg:desc>
                </draw:g>
              </table:table-cell>
              <table:table-cell office:value-type="float" office:value="15073">
                <text:p>15073</text:p>
                <draw:g>
                  <svg:desc>Sheet1.F2:Sheet1.F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">
                <text:p>0.32</text:p>
              </table:table-cell>
              <table:table-cell office:value-type="float" office:value="11856">
                <text:p>118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">
                <text:p>0.48</text:p>
              </table:table-cell>
              <table:table-cell office:value-type="float" office:value="9898">
                <text:p>98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">
                <text:p>0.64</text:p>
              </table:table-cell>
              <table:table-cell office:value-type="float" office:value="11607">
                <text:p>116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9723">
                <text:p>97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">
                <text:p>0.96</text:p>
              </table:table-cell>
              <table:table-cell office:value-type="float" office:value="10070">
                <text:p>100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2">
                <text:p>1.12</text:p>
              </table:table-cell>
              <table:table-cell office:value-type="float" office:value="8963">
                <text:p>89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8">
                <text:p>1.28</text:p>
              </table:table-cell>
              <table:table-cell office:value-type="float" office:value="9052">
                <text:p>90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4">
                <text:p>1.44</text:p>
              </table:table-cell>
              <table:table-cell office:value-type="float" office:value="8632">
                <text:p>86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">
                <text:p>1.6</text:p>
              </table:table-cell>
              <table:table-cell office:value-type="float" office:value="8313">
                <text:p>83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6">
                <text:p>1.76</text:p>
              </table:table-cell>
              <table:table-cell office:value-type="float" office:value="7623">
                <text:p>76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2">
                <text:p>1.92</text:p>
              </table:table-cell>
              <table:table-cell office:value-type="float" office:value="7147">
                <text:p>71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8">
                <text:p>2.08</text:p>
              </table:table-cell>
              <table:table-cell office:value-type="float" office:value="7272">
                <text:p>72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4">
                <text:p>2.24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">
                <text:p>2.4</text:p>
              </table:table-cell>
              <table:table-cell office:value-type="float" office:value="6219">
                <text:p>62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6">
                <text:p>2.56</text:p>
              </table:table-cell>
              <table:table-cell office:value-type="float" office:value="6028">
                <text:p>60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72">
                <text:p>2.72</text:p>
              </table:table-cell>
              <table:table-cell office:value-type="float" office:value="5807">
                <text:p>58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8">
                <text:p>2.88</text:p>
              </table:table-cell>
              <table:table-cell office:value-type="float" office:value="5646">
                <text:p>56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4">
                <text:p>3.04</text:p>
              </table:table-cell>
              <table:table-cell office:value-type="float" office:value="5250">
                <text:p>52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2">
                <text:p>3.2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6">
                <text:p>3.36</text:p>
              </table:table-cell>
              <table:table-cell office:value-type="float" office:value="4876">
                <text:p>48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52">
                <text:p>3.52</text:p>
              </table:table-cell>
              <table:table-cell office:value-type="float" office:value="4738">
                <text:p>47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68">
                <text:p>3.68</text:p>
              </table:table-cell>
              <table:table-cell office:value-type="float" office:value="4492">
                <text:p>44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4">
                <text:p>3.84</text:p>
              </table:table-cell>
              <table:table-cell office:value-type="float" office:value="4481">
                <text:p>44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4242">
                <text:p>42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16">
                <text:p>4.16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32">
                <text:p>4.32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48">
                <text:p>4.48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64">
                <text:p>4.64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8">
                <text:p>4.8</text:p>
              </table:table-cell>
              <table:table-cell office:value-type="float" office:value="3503">
                <text:p>35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96">
                <text:p>4.96</text:p>
              </table:table-cell>
              <table:table-cell office:value-type="float" office:value="3304">
                <text:p>33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12">
                <text:p>5.12</text:p>
              </table:table-cell>
              <table:table-cell office:value-type="float" office:value="3314">
                <text:p>33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28">
                <text:p>5.28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44">
                <text:p>5.44</text:p>
              </table:table-cell>
              <table:table-cell office:value-type="float" office:value="2977">
                <text:p>29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6">
                <text:p>5.6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76">
                <text:p>5.76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92">
                <text:p>5.92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08">
                <text:p>6.08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24">
                <text:p>6.24</text:p>
              </table:table-cell>
              <table:table-cell office:value-type="float" office:value="2369">
                <text:p>23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4">
                <text:p>6.4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56">
                <text:p>6.56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72">
                <text:p>6.72</text:p>
              </table:table-cell>
              <table:table-cell office:value-type="float" office:value="2254">
                <text:p>22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88">
                <text:p>6.88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04">
                <text:p>7.04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2">
                <text:p>7.2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36">
                <text:p>7.36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52">
                <text:p>7.52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68">
                <text:p>7.68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84">
                <text:p>7.84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16">
                <text:p>8.1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32">
                <text:p>8.32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48">
                <text:p>8.48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64">
                <text:p>8.64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8">
                <text:p>8.8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96">
                <text:p>8.96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12">
                <text:p>9.12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28">
                <text:p>9.28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44">
                <text:p>9.44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6">
                <text:p>9.6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76">
                <text:p>9.76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92">
                <text:p>9.92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08">
                <text:p>10.08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24">
                <text:p>10.24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4">
                <text:p>10.4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56">
                <text:p>10.5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72">
                <text:p>10.72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88">
                <text:p>10.88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04">
                <text:p>11.04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2">
                <text:p>11.2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36">
                <text:p>11.36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52">
                <text:p>11.52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68">
                <text:p>11.68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84">
                <text:p>11.84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">
                <text:p>12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16">
                <text:p>12.16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32">
                <text:p>12.32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48">
                <text:p>12.48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64">
                <text:p>12.64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8">
                <text:p>12.8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96">
                <text:p>12.96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.12">
                <text:p>13.12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.28">
                <text:p>13.28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.44">
                <text:p>13.4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6">
                <text:p>13.6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.76">
                <text:p>13.7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.92">
                <text:p>13.92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.08">
                <text:p>14.0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.24">
                <text:p>14.24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4">
                <text:p>14.4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.56">
                <text:p>14.5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.72">
                <text:p>14.72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.88">
                <text:p>14.8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.04">
                <text:p>15.04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.2">
                <text:p>15.2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.36">
                <text:p>15.3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.52">
                <text:p>15.52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.68">
                <text:p>15.68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.84">
                <text:p>15.84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.16">
                <text:p>16.1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.32">
                <text:p>16.32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.48">
                <text:p>16.4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.64">
                <text:p>16.64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.8">
                <text:p>16.8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.96">
                <text:p>16.96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.12">
                <text:p>17.12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.28">
                <text:p>17.28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.44">
                <text:p>17.4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.6">
                <text:p>17.6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.76">
                <text:p>17.7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.92">
                <text:p>17.9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.08">
                <text:p>18.0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.24">
                <text:p>18.2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.4">
                <text:p>18.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.56">
                <text:p>18.5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.72">
                <text:p>18.7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.88">
                <text:p>18.8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.04">
                <text:p>19.0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.2">
                <text:p>19.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.36">
                <text:p>19.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.52">
                <text:p>19.5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.68">
                <text:p>19.6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.84">
                <text:p>19.8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">
                <text:p>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.16">
                <text:p>20.1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.32">
                <text:p>20.3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.48">
                <text:p>20.4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.64">
                <text:p>20.6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.8">
                <text:p>20.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.96">
                <text:p>20.9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.12">
                <text:p>21.1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.28">
                <text:p>21.2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.44">
                <text:p>21.4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.6">
                <text:p>21.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.76">
                <text:p>21.7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.92">
                <text:p>21.9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2.08">
                <text:p>22.0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.24">
                <text:p>22.2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.4">
                <text:p>22.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.56">
                <text:p>22.5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.72">
                <text:p>22.7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.88">
                <text:p>22.8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.04">
                <text:p>23.0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.2">
                <text:p>23.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.36">
                <text:p>23.3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.52">
                <text:p>23.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.68">
                <text:p>23.6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.84">
                <text:p>23.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">
                <text:p>2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.16">
                <text:p>24.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.32">
                <text:p>24.3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.48">
                <text:p>24.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.64">
                <text:p>24.6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.8">
                <text:p>24.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.96">
                <text:p>24.9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.12">
                <text:p>25.1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.28">
                <text:p>25.2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.44">
                <text:p>25.4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.6">
                <text:p>25.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.76">
                <text:p>25.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.92">
                <text:p>25.9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08">
                <text:p>26.0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24">
                <text:p>26.2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.4">
                <text:p>26.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56">
                <text:p>26.5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.72">
                <text:p>26.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.88">
                <text:p>26.8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.04">
                <text:p>27.0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.2">
                <text:p>27.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7.36">
                <text:p>27.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.52">
                <text:p>27.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7.68">
                <text:p>27.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.84">
                <text:p>27.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">
                <text:p>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.16">
                <text:p>28.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.32">
                <text:p>28.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.48">
                <text:p>28.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.64">
                <text:p>28.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.8">
                <text:p>28.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.96">
                <text:p>28.9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.12">
                <text:p>29.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.28">
                <text:p>29.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.44">
                <text:p>29.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.6">
                <text:p>29.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.76">
                <text:p>29.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.92">
                <text:p>29.9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0.08">
                <text:p>30.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0.24">
                <text:p>30.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0.4">
                <text:p>30.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.56">
                <text:p>30.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.72">
                <text:p>30.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.88">
                <text:p>30.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1.04">
                <text:p>31.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.2">
                <text:p>3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1.36">
                <text:p>31.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.52">
                <text:p>31.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1.68">
                <text:p>31.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.84">
                <text:p>31.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2.16">
                <text:p>32.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2.32">
                <text:p>32.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2.48">
                <text:p>32.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2.64">
                <text:p>32.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2.8">
                <text:p>32.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2.96">
                <text:p>32.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3.12">
                <text:p>33.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3.28">
                <text:p>33.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3.44">
                <text:p>33.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3.6">
                <text:p>33.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3.76">
                <text:p>33.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3.92">
                <text:p>33.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4.08">
                <text:p>34.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4.24">
                <text:p>34.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.4">
                <text:p>34.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.56">
                <text:p>34.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.72">
                <text:p>34.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.88">
                <text:p>34.8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.04">
                <text:p>35.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.2">
                <text:p>35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.36">
                <text:p>35.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.52">
                <text:p>35.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.68">
                <text:p>35.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.84">
                <text:p>35.8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6">
                <text:p>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6.16">
                <text:p>36.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6.32">
                <text:p>36.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6.48">
                <text:p>36.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.64">
                <text:p>36.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.8">
                <text:p>36.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6.96">
                <text:p>36.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7.12">
                <text:p>37.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7.28">
                <text:p>37.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7.44">
                <text:p>37.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7.6">
                <text:p>37.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7.76">
                <text:p>37.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7.92">
                <text:p>37.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8.08">
                <text:p>38.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8.24">
                <text:p>38.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8.4">
                <text:p>38.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8.56">
                <text:p>38.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8.72">
                <text:p>38.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8.88">
                <text:p>38.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9.04">
                <text:p>39.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9.2">
                <text:p>39.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9.36">
                <text:p>39.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9.52">
                <text:p>39.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9.68">
                <text:p>39.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9.84">
                <text:p>39.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0.16">
                <text:p>40.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0.32">
                <text:p>40.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0.48">
                <text:p>40.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0.64">
                <text:p>40.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0.8">
                <text:p>40.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0.96">
                <text:p>40.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1.12">
                <text:p>41.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1.28">
                <text:p>41.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1.44">
                <text:p>41.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1.6">
                <text:p>41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1.76">
                <text:p>41.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1.92">
                <text:p>41.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2.08">
                <text:p>42.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2.24">
                <text:p>42.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2.4">
                <text:p>42.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2.56">
                <text:p>42.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2.72">
                <text:p>42.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2.88">
                <text:p>42.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3.04">
                <text:p>43.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3.2">
                <text:p>43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3.36">
                <text:p>43.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3.52">
                <text:p>43.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3.68">
                <text:p>43.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3.84">
                <text:p>43.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">
                <text:p>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.16">
                <text:p>44.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.32">
                <text:p>44.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4.48">
                <text:p>44.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4.64">
                <text:p>44.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4.8">
                <text:p>44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4.96">
                <text:p>44.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5.12">
                <text:p>45.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5.28">
                <text:p>45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5.44">
                <text:p>45.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5.6">
                <text:p>45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5.76">
                <text:p>45.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5.92">
                <text:p>45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6.08">
                <text:p>46.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6.24">
                <text:p>46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6.4">
                <text:p>4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6.56">
                <text:p>46.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6.72">
                <text:p>46.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6.88">
                <text:p>46.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7.04">
                <text:p>47.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7.2">
                <text:p>47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7.36">
                <text:p>47.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7.52">
                <text:p>47.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7.68">
                <text:p>47.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7.84">
                <text:p>47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8.16">
                <text:p>48.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8.32">
                <text:p>48.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8.48">
                <text:p>48.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8.64">
                <text:p>48.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8.8">
                <text:p>48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8.96">
                <text:p>48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9.12">
                <text:p>49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9.28">
                <text:p>49.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9.44">
                <text:p>49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9.6">
                <text:p>49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9.76">
                <text:p>49.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9.92">
                <text:p>49.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0.08">
                <text:p>50.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0.24">
                <text:p>50.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0.4">
                <text:p>50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0.56">
                <text:p>50.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0.72">
                <text:p>5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0.88">
                <text:p>5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1.04">
                <text:p>51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1.2">
                <text:p>51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1.36">
                <text:p>51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1.52">
                <text:p>51.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1.68">
                <text:p>51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1.84">
                <text:p>51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2.16">
                <text:p>52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2.32">
                <text:p>52.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2.48">
                <text:p>52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2.64">
                <text:p>52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2.8">
                <text:p>52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2.96">
                <text:p>52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3.12">
                <text:p>53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3.28">
                <text:p>53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3.44">
                <text:p>53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3.6">
                <text:p>53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3.76">
                <text:p>53.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3.92">
                <text:p>53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4.08">
                <text:p>54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4.24">
                <text:p>54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4.4">
                <text:p>5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4.56">
                <text:p>54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4.72">
                <text:p>54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4.88">
                <text:p>54.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5.04">
                <text:p>55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5.2">
                <text:p>5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5.36">
                <text:p>55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5.52">
                <text:p>55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5.68">
                <text:p>55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5.84">
                <text:p>55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6.16">
                <text:p>56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6.32">
                <text:p>56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6.48">
                <text:p>56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6.64">
                <text:p>56.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6.8">
                <text:p>56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6.96">
                <text:p>56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7.12">
                <text:p>57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7.28">
                <text:p>57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7.44">
                <text:p>57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7.6">
                <text:p>5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7.76">
                <text:p>57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7.92">
                <text:p>57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8.08">
                <text:p>58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8.24">
                <text:p>58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8.4">
                <text:p>58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8.56">
                <text:p>58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8.72">
                <text:p>58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8.88">
                <text:p>58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9.04">
                <text:p>59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9.2">
                <text:p>59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9.36">
                <text:p>59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9.52">
                <text:p>59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9.68">
                <text:p>59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9.84">
                <text:p>59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0.16">
                <text:p>6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0.32">
                <text:p>6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0.48">
                <text:p>6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0.64">
                <text:p>60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0.8">
                <text:p>6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0.96">
                <text:p>6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1.12">
                <text:p>6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1.28">
                <text:p>61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1.44">
                <text:p>61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1.6">
                <text:p>6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1.76">
                <text:p>61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1.92">
                <text:p>61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2.08">
                <text:p>62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2.24">
                <text:p>62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2.4">
                <text:p>6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2.56">
                <text:p>62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2.72">
                <text:p>62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2.88">
                <text:p>62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3.04">
                <text:p>63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3.2">
                <text:p>6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3.36">
                <text:p>63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3.52">
                <text:p>63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3.68">
                <text:p>63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3.84">
                <text:p>63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4.16">
                <text:p>64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4.32">
                <text:p>64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4.48">
                <text:p>64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4.64">
                <text:p>64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4.8">
                <text:p>6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4.96">
                <text:p>64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5.12">
                <text:p>6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5.28">
                <text:p>65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5.44">
                <text:p>65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5.6">
                <text:p>6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5.76">
                <text:p>65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5.92">
                <text:p>65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6.08">
                <text:p>66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6.24">
                <text:p>66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6.4">
                <text:p>6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6.56">
                <text:p>66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6.72">
                <text:p>66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6.88">
                <text:p>66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7.04">
                <text:p>67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7.2">
                <text:p>6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7.36">
                <text:p>67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7.52">
                <text:p>67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7.68">
                <text:p>67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7.84">
                <text:p>67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8.16">
                <text:p>68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8.32">
                <text:p>68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8.48">
                <text:p>68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8.64">
                <text:p>68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8.8">
                <text:p>6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8.96">
                <text:p>68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9.12">
                <text:p>69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9.28">
                <text:p>69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9.44">
                <text:p>69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9.6">
                <text:p>6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9.76">
                <text:p>69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9.92">
                <text:p>69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0.08">
                <text:p>7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0.24">
                <text:p>7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0.4">
                <text:p>7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0.56">
                <text:p>7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0.72">
                <text:p>7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0.88">
                <text:p>7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1.04">
                <text:p>71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1.2">
                <text:p>7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1.36">
                <text:p>71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1.52">
                <text:p>71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1.68">
                <text:p>71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1.84">
                <text:p>71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2.16">
                <text:p>72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2.32">
                <text:p>72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2.48">
                <text:p>72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2.64">
                <text:p>72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2.8">
                <text:p>7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2.96">
                <text:p>72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3.12">
                <text:p>73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3.28">
                <text:p>73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3.44">
                <text:p>73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3.6">
                <text:p>7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3.76">
                <text:p>7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3.92">
                <text:p>73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4.08">
                <text:p>74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4.24">
                <text:p>74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4.4">
                <text:p>7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4.56">
                <text:p>74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4.72">
                <text:p>74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4.88">
                <text:p>74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5.04">
                <text:p>75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5.2">
                <text:p>7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5.36">
                <text:p>75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5.52">
                <text:p>75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5.68">
                <text:p>75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5.84">
                <text:p>75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6.16">
                <text:p>76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6.32">
                <text:p>76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6.48">
                <text:p>76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6.64">
                <text:p>76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6.96">
                <text:p>76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7.12">
                <text:p>77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7.28">
                <text:p>77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7.44">
                <text:p>77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7.76">
                <text:p>77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7.92">
                <text:p>77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8.08">
                <text:p>78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8.24">
                <text:p>78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8.4">
                <text:p>7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8.56">
                <text:p>78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8.72">
                <text:p>78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8.88">
                <text:p>78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9.04">
                <text:p>79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9.2">
                <text:p>7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9.36">
                <text:p>79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9.52">
                <text:p>79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9.68">
                <text:p>79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9.84">
                <text:p>79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0.16">
                <text:p>8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0.32">
                <text:p>8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0.48">
                <text:p>8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0.64">
                <text:p>8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0.8">
                <text:p>8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0.96">
                <text:p>8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1.12">
                <text:p>8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1.28">
                <text:p>81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1.44">
                <text:p>81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1.6">
                <text:p>8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1.76">
                <text:p>81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1.92">
                <text:p>81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415cm" svg:height="16.071cm" xlink:href=".." xlink:type="simple" chart:class="chart:scatter" chart:style-name="ch1">
        <chart:legend chart:legend-position="end" svg:x="26.299cm" svg:y="7.656cm" style:legend-expansion="high" chart:style-name="ch2"/>
        <chart:plot-area chart:style-name="ch3" table:cell-range-address="Sheet1.E2:Sheet1.E513 Sheet1.H2:Sheet1.H386" svg:x="0.568cm" svg:y="0.321cm" svg:width="25.163cm" svg:height="15.429cm">
          <chartooo:coordinate-region svg:x="1.11cm" svg:y="0.521cm" svg:width="24.355cm" svg:height="15.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386" chart:class="chart:scatter">
            <chart:domain table:cell-range-address="Sheet1.E2:Sheet1.E513"/>
            <chart:data-point chart:repeated="5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E</text:p>
              </table:table-cell>
              <table:table-cell office:value-type="string">
                <text:p>列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">
                <text:p>0.16</text:p>
                <draw:g>
                  <svg:desc>Sheet1.E2:Sheet1.E513</svg:desc>
                </draw:g>
              </table:table-cell>
              <table:table-cell office:value-type="float" office:value="9.02419752333759">
                <text:p>9.02419752333759</text:p>
                <draw:g>
                  <svg:desc>Sheet1.H2:Sheet1.H3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">
                <text:p>0.32</text:p>
              </table:table-cell>
              <table:table-cell office:value-type="float" office:value="8.96081434355449">
                <text:p>8.960814343554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">
                <text:p>0.48</text:p>
              </table:table-cell>
              <table:table-cell office:value-type="float" office:value="8.91406145229888">
                <text:p>8.914061452298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">
                <text:p>0.64</text:p>
              </table:table-cell>
              <table:table-cell office:value-type="float" office:value="8.87703312149813">
                <text:p>8.87703312149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8.82602991794042">
                <text:p>8.826029917940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">
                <text:p>0.96</text:p>
              </table:table-cell>
              <table:table-cell office:value-type="float" office:value="8.78495057912313">
                <text:p>8.784950579123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2">
                <text:p>1.12</text:p>
              </table:table-cell>
              <table:table-cell office:value-type="float" office:value="8.73712358606711">
                <text:p>8.737123586067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8">
                <text:p>1.28</text:p>
              </table:table-cell>
              <table:table-cell office:value-type="float" office:value="8.69594170582341">
                <text:p>8.695941705823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4">
                <text:p>1.44</text:p>
              </table:table-cell>
              <table:table-cell office:value-type="float" office:value="8.65148804253215">
                <text:p>8.651488042532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">
                <text:p>1.6</text:p>
              </table:table-cell>
              <table:table-cell office:value-type="float" office:value="8.60705217678457">
                <text:p>8.607052176784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6">
                <text:p>1.76</text:p>
              </table:table-cell>
              <table:table-cell office:value-type="float" office:value="8.56209007229852">
                <text:p>8.562090072298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2">
                <text:p>1.92</text:p>
              </table:table-cell>
              <table:table-cell office:value-type="float" office:value="8.51991947173452">
                <text:p>8.519919471734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8">
                <text:p>2.08</text:p>
              </table:table-cell>
              <table:table-cell office:value-type="float" office:value="8.48094405874112">
                <text:p>8.480944058741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4">
                <text:p>2.24</text:p>
              </table:table-cell>
              <table:table-cell office:value-type="float" office:value="8.4374137824099">
                <text:p>8.43741378240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">
                <text:p>2.4</text:p>
              </table:table-cell>
              <table:table-cell office:value-type="float" office:value="8.39715887352462">
                <text:p>8.397158873524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6">
                <text:p>2.56</text:p>
              </table:table-cell>
              <table:table-cell office:value-type="float" office:value="8.35898261468261">
                <text:p>8.358982614682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72">
                <text:p>2.72</text:p>
              </table:table-cell>
              <table:table-cell office:value-type="float" office:value="8.320533330681">
                <text:p>8.3205333306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8">
                <text:p>2.88</text:p>
              </table:table-cell>
              <table:table-cell office:value-type="float" office:value="8.28153414703161">
                <text:p>8.281534147031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4">
                <text:p>3.04</text:p>
              </table:table-cell>
              <table:table-cell office:value-type="float" office:value="8.24175584538089">
                <text:p>8.241755845380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2">
                <text:p>3.2</text:p>
              </table:table-cell>
              <table:table-cell office:value-type="float" office:value="8.20307131425582">
                <text:p>8.203071314255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6">
                <text:p>3.36</text:p>
              </table:table-cell>
              <table:table-cell office:value-type="float" office:value="8.16270157656469">
                <text:p>8.162701576564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52">
                <text:p>3.52</text:p>
              </table:table-cell>
              <table:table-cell office:value-type="float" office:value="8.12376534391858">
                <text:p>8.123765343918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68">
                <text:p>3.68</text:p>
              </table:table-cell>
              <table:table-cell office:value-type="float" office:value="8.0862564173344">
                <text:p>8.08625641733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4">
                <text:p>3.84</text:p>
              </table:table-cell>
              <table:table-cell office:value-type="float" office:value="8.04821303824014">
                <text:p>8.048213038240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8.00710063222608">
                <text:p>8.007100632226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16">
                <text:p>4.16</text:p>
              </table:table-cell>
              <table:table-cell office:value-type="float" office:value="7.96830218684345">
                <text:p>7.968302186843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32">
                <text:p>4.32</text:p>
              </table:table-cell>
              <table:table-cell office:value-type="float" office:value="7.93141051718282">
                <text:p>7.931410517182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48">
                <text:p>4.48</text:p>
              </table:table-cell>
              <table:table-cell office:value-type="float" office:value="7.89219052258785">
                <text:p>7.892190522587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64">
                <text:p>4.64</text:p>
              </table:table-cell>
              <table:table-cell office:value-type="float" office:value="7.85249740403019">
                <text:p>7.852497404030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8">
                <text:p>4.8</text:p>
              </table:table-cell>
              <table:table-cell office:value-type="float" office:value="7.81385425086145">
                <text:p>7.813854250861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96">
                <text:p>4.96</text:p>
              </table:table-cell>
              <table:table-cell office:value-type="float" office:value="7.77554880377074">
                <text:p>7.775548803770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12">
                <text:p>5.12</text:p>
              </table:table-cell>
              <table:table-cell office:value-type="float" office:value="7.73807409344133">
                <text:p>7.738074093441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28">
                <text:p>5.28</text:p>
              </table:table-cell>
              <table:table-cell office:value-type="float" office:value="7.69848278788095">
                <text:p>7.698482787880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44">
                <text:p>5.44</text:p>
              </table:table-cell>
              <table:table-cell office:value-type="float" office:value="7.65950150184502">
                <text:p>7.659501501845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6">
                <text:p>5.6</text:p>
              </table:table-cell>
              <table:table-cell office:value-type="float" office:value="7.62175845342146">
                <text:p>7.621758453421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76">
                <text:p>5.76</text:p>
              </table:table-cell>
              <table:table-cell office:value-type="float" office:value="7.58220372273454">
                <text:p>7.582203722734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92">
                <text:p>5.92</text:p>
              </table:table-cell>
              <table:table-cell office:value-type="float" office:value="7.54316740889084">
                <text:p>7.543167408890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08">
                <text:p>6.08</text:p>
              </table:table-cell>
              <table:table-cell office:value-type="float" office:value="7.50700378309803">
                <text:p>7.507003783098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24">
                <text:p>6.24</text:p>
              </table:table-cell>
              <table:table-cell office:value-type="float" office:value="7.47065139503913">
                <text:p>7.470651395039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4">
                <text:p>6.4</text:p>
              </table:table-cell>
              <table:table-cell office:value-type="float" office:value="7.43673511332817">
                <text:p>7.436735113328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56">
                <text:p>6.56</text:p>
              </table:table-cell>
              <table:table-cell office:value-type="float" office:value="7.40043729851184">
                <text:p>7.400437298511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72">
                <text:p>6.72</text:p>
              </table:table-cell>
              <table:table-cell office:value-type="float" office:value="7.36783482703018">
                <text:p>7.367834827030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88">
                <text:p>6.88</text:p>
              </table:table-cell>
              <table:table-cell office:value-type="float" office:value="7.33148588589715">
                <text:p>7.331485885897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04">
                <text:p>7.04</text:p>
              </table:table-cell>
              <table:table-cell office:value-type="float" office:value="7.2967183069908">
                <text:p>7.29671830699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2">
                <text:p>7.2</text:p>
              </table:table-cell>
              <table:table-cell office:value-type="float" office:value="7.26452021887111">
                <text:p>7.264520218871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36">
                <text:p>7.36</text:p>
              </table:table-cell>
              <table:table-cell office:value-type="float" office:value="7.23229951616648">
                <text:p>7.232299516166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52">
                <text:p>7.52</text:p>
              </table:table-cell>
              <table:table-cell office:value-type="float" office:value="7.19754762324328">
                <text:p>7.197547623243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68">
                <text:p>7.68</text:p>
              </table:table-cell>
              <table:table-cell office:value-type="float" office:value="7.16414016407615">
                <text:p>7.164140164076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84">
                <text:p>7.84</text:p>
              </table:table-cell>
              <table:table-cell office:value-type="float" office:value="7.12993836920122">
                <text:p>7.129938369201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7.09688692770464">
                <text:p>7.096886927704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16">
                <text:p>8.16</text:p>
              </table:table-cell>
              <table:table-cell office:value-type="float" office:value="7.0642888317969">
                <text:p>7.06428883179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32">
                <text:p>8.32</text:p>
              </table:table-cell>
              <table:table-cell office:value-type="float" office:value="7.03381507864287">
                <text:p>7.033815078642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48">
                <text:p>8.48</text:p>
              </table:table-cell>
              <table:table-cell office:value-type="float" office:value="7.00160985445376">
                <text:p>7.001609854453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64">
                <text:p>8.64</text:p>
              </table:table-cell>
              <table:table-cell office:value-type="float" office:value="6.97082397044912">
                <text:p>6.970823970449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8">
                <text:p>8.8</text:p>
              </table:table-cell>
              <table:table-cell office:value-type="float" office:value="6.93852693764889">
                <text:p>6.938526937648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96">
                <text:p>8.96</text:p>
              </table:table-cell>
              <table:table-cell office:value-type="float" office:value="6.90920422874724">
                <text:p>6.909204228747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12">
                <text:p>9.12</text:p>
              </table:table-cell>
              <table:table-cell office:value-type="float" office:value="6.87935580446044">
                <text:p>6.879355804460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28">
                <text:p>9.28</text:p>
              </table:table-cell>
              <table:table-cell office:value-type="float" office:value="6.84497521085943">
                <text:p>6.844975210859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44">
                <text:p>9.44</text:p>
              </table:table-cell>
              <table:table-cell office:value-type="float" office:value="6.81294997170823">
                <text:p>6.812949971708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6">
                <text:p>9.6</text:p>
              </table:table-cell>
              <table:table-cell office:value-type="float" office:value="6.78173843839865">
                <text:p>6.781738438398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76">
                <text:p>9.76</text:p>
              </table:table-cell>
              <table:table-cell office:value-type="float" office:value="6.75361293245349">
                <text:p>6.753612932453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92">
                <text:p>9.92</text:p>
              </table:table-cell>
              <table:table-cell office:value-type="float" office:value="6.7197375296433">
                <text:p>6.71973752964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08">
                <text:p>10.08</text:p>
              </table:table-cell>
              <table:table-cell office:value-type="float" office:value="6.68604819545389">
                <text:p>6.686048195453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24">
                <text:p>10.24</text:p>
              </table:table-cell>
              <table:table-cell office:value-type="float" office:value="6.65839608084952">
                <text:p>6.658396080849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4">
                <text:p>10.4</text:p>
              </table:table-cell>
              <table:table-cell office:value-type="float" office:value="6.62559128721426">
                <text:p>6.625591287214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56">
                <text:p>10.56</text:p>
              </table:table-cell>
              <table:table-cell office:value-type="float" office:value="6.5950288654241">
                <text:p>6.59502886542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72">
                <text:p>10.72</text:p>
              </table:table-cell>
              <table:table-cell office:value-type="float" office:value="6.56688337801624">
                <text:p>6.566883378016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88">
                <text:p>10.88</text:p>
              </table:table-cell>
              <table:table-cell office:value-type="float" office:value="6.53748838152394">
                <text:p>6.537488381523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04">
                <text:p>11.04</text:p>
              </table:table-cell>
              <table:table-cell office:value-type="float" office:value="6.50891815716419">
                <text:p>6.508918157164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2">
                <text:p>11.2</text:p>
              </table:table-cell>
              <table:table-cell office:value-type="float" office:value="6.47804870650094">
                <text:p>6.478048706500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36">
                <text:p>11.36</text:p>
              </table:table-cell>
              <table:table-cell office:value-type="float" office:value="6.44730586254121">
                <text:p>6.447305862541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52">
                <text:p>11.52</text:p>
              </table:table-cell>
              <table:table-cell office:value-type="float" office:value="6.41558783703468">
                <text:p>6.415587837034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68">
                <text:p>11.68</text:p>
              </table:table-cell>
              <table:table-cell office:value-type="float" office:value="6.38359109077697">
                <text:p>6.383591090776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84">
                <text:p>11.84</text:p>
              </table:table-cell>
              <table:table-cell office:value-type="float" office:value="6.34808948979667">
                <text:p>6.34808948979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">
                <text:p>12</text:p>
              </table:table-cell>
              <table:table-cell office:value-type="float" office:value="6.32265500250533">
                <text:p>6.322655002505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16">
                <text:p>12.16</text:p>
              </table:table-cell>
              <table:table-cell office:value-type="float" office:value="6.29277211939155">
                <text:p>6.292772119391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32">
                <text:p>12.32</text:p>
              </table:table-cell>
              <table:table-cell office:value-type="float" office:value="6.26254075217749">
                <text:p>6.262540752177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48">
                <text:p>12.48</text:p>
              </table:table-cell>
              <table:table-cell office:value-type="float" office:value="6.23284086668325">
                <text:p>6.232840866683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64">
                <text:p>12.64</text:p>
              </table:table-cell>
              <table:table-cell office:value-type="float" office:value="6.20395151823366">
                <text:p>6.203951518233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8">
                <text:p>12.8</text:p>
              </table:table-cell>
              <table:table-cell office:value-type="float" office:value="6.17534738446889">
                <text:p>6.175347384468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96">
                <text:p>12.96</text:p>
              </table:table-cell>
              <table:table-cell office:value-type="float" office:value="6.14397101882275">
                <text:p>6.143971018822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.12">
                <text:p>13.12</text:p>
              </table:table-cell>
              <table:table-cell office:value-type="float" office:value="6.12161523157303">
                <text:p>6.121615231573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.28">
                <text:p>13.28</text:p>
              </table:table-cell>
              <table:table-cell office:value-type="float" office:value="6.09548666751433">
                <text:p>6.095486667514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.44">
                <text:p>13.44</text:p>
              </table:table-cell>
              <table:table-cell office:value-type="float" office:value="6.06436643509165">
                <text:p>6.064366435091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6">
                <text:p>13.6</text:p>
              </table:table-cell>
              <table:table-cell office:value-type="float" office:value="6.04191999059648">
                <text:p>6.041919990596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.76">
                <text:p>13.76</text:p>
              </table:table-cell>
              <table:table-cell office:value-type="float" office:value="6.00339311797326">
                <text:p>6.003393117973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.92">
                <text:p>13.92</text:p>
              </table:table-cell>
              <table:table-cell office:value-type="float" office:value="5.97151690929829">
                <text:p>5.971516909298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.08">
                <text:p>14.08</text:p>
              </table:table-cell>
              <table:table-cell office:value-type="float" office:value="5.9408289311394">
                <text:p>5.94082893113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.24">
                <text:p>14.24</text:p>
              </table:table-cell>
              <table:table-cell office:value-type="float" office:value="5.90984768443566">
                <text:p>5.909847684435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4">
                <text:p>14.4</text:p>
              </table:table-cell>
              <table:table-cell office:value-type="float" office:value="5.87661470542904">
                <text:p>5.876614705429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.56">
                <text:p>14.56</text:p>
              </table:table-cell>
              <table:table-cell office:value-type="float" office:value="5.84658327328787">
                <text:p>5.846583273287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.72">
                <text:p>14.72</text:p>
              </table:table-cell>
              <table:table-cell office:value-type="float" office:value="5.81859814908478">
                <text:p>5.818598149084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.88">
                <text:p>14.88</text:p>
              </table:table-cell>
              <table:table-cell office:value-type="float" office:value="5.79148805507531">
                <text:p>5.791488055075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.04">
                <text:p>15.04</text:p>
              </table:table-cell>
              <table:table-cell office:value-type="float" office:value="5.7673830560658">
                <text:p>5.76738305606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.2">
                <text:p>15.2</text:p>
              </table:table-cell>
              <table:table-cell office:value-type="float" office:value="5.73592692798277">
                <text:p>5.735926927982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.36">
                <text:p>15.36</text:p>
              </table:table-cell>
              <table:table-cell office:value-type="float" office:value="5.70926740488677">
                <text:p>5.709267404886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.52">
                <text:p>15.52</text:p>
              </table:table-cell>
              <table:table-cell office:value-type="float" office:value="5.67931900247783">
                <text:p>5.679319002477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.68">
                <text:p>15.68</text:p>
              </table:table-cell>
              <table:table-cell office:value-type="float" office:value="5.65686555486845">
                <text:p>5.656865554868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.84">
                <text:p>15.84</text:p>
              </table:table-cell>
              <table:table-cell office:value-type="float" office:value="5.62401750618734">
                <text:p>5.624017506187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5.59285091394892">
                <text:p>5.592850913948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.16">
                <text:p>16.16</text:p>
              </table:table-cell>
              <table:table-cell office:value-type="float" office:value="5.5677718207255">
                <text:p>5.56777182072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.32">
                <text:p>16.32</text:p>
              </table:table-cell>
              <table:table-cell office:value-type="float" office:value="5.53042065923372">
                <text:p>5.530420659233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.48">
                <text:p>16.48</text:p>
              </table:table-cell>
              <table:table-cell office:value-type="float" office:value="5.50003297044863">
                <text:p>5.500032970448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.64">
                <text:p>16.64</text:p>
              </table:table-cell>
              <table:table-cell office:value-type="float" office:value="5.4743693103284">
                <text:p>5.47436931032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.8">
                <text:p>16.8</text:p>
              </table:table-cell>
              <table:table-cell office:value-type="float" office:value="5.44781437769395">
                <text:p>5.447814377693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.96">
                <text:p>16.96</text:p>
              </table:table-cell>
              <table:table-cell office:value-type="float" office:value="5.41898512627301">
                <text:p>5.418985126273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.12">
                <text:p>17.12</text:p>
              </table:table-cell>
              <table:table-cell office:value-type="float" office:value="5.399519247057">
                <text:p>5.3995192470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.28">
                <text:p>17.28</text:p>
              </table:table-cell>
              <table:table-cell office:value-type="float" office:value="5.37851390854231">
                <text:p>5.378513908542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.44">
                <text:p>17.44</text:p>
              </table:table-cell>
              <table:table-cell office:value-type="float" office:value="5.35658627467201">
                <text:p>5.356586274672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.6">
                <text:p>17.6</text:p>
              </table:table-cell>
              <table:table-cell office:value-type="float" office:value="5.33320176840154">
                <text:p>5.333201768401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.76">
                <text:p>17.76</text:p>
              </table:table-cell>
              <table:table-cell office:value-type="float" office:value="5.30727710791951">
                <text:p>5.307277107919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.92">
                <text:p>17.92</text:p>
              </table:table-cell>
              <table:table-cell office:value-type="float" office:value="5.27607175760072">
                <text:p>5.276071757600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.08">
                <text:p>18.08</text:p>
              </table:table-cell>
              <table:table-cell office:value-type="float" office:value="5.24465284196234">
                <text:p>5.244652841962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.24">
                <text:p>18.24</text:p>
              </table:table-cell>
              <table:table-cell office:value-type="float" office:value="5.21981513839308">
                <text:p>5.219815138393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.4">
                <text:p>18.4</text:p>
              </table:table-cell>
              <table:table-cell office:value-type="float" office:value="5.18794430906667">
                <text:p>5.18794430906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.56">
                <text:p>18.56</text:p>
              </table:table-cell>
              <table:table-cell office:value-type="float" office:value="5.15531267213103">
                <text:p>5.155312672131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.72">
                <text:p>18.72</text:p>
              </table:table-cell>
              <table:table-cell office:value-type="float" office:value="5.12396397940326">
                <text:p>5.123963979403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.88">
                <text:p>18.88</text:p>
              </table:table-cell>
              <table:table-cell office:value-type="float" office:value="5.09405690223533">
                <text:p>5.094056902235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.04">
                <text:p>19.04</text:p>
              </table:table-cell>
              <table:table-cell office:value-type="float" office:value="5.07767069543241">
                <text:p>5.077670695432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.2">
                <text:p>19.2</text:p>
              </table:table-cell>
              <table:table-cell office:value-type="float" office:value="5.05305600998021">
                <text:p>5.053056009980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.36">
                <text:p>19.36</text:p>
              </table:table-cell>
              <table:table-cell office:value-type="float" office:value="5.02420941412337">
                <text:p>5.024209414123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.52">
                <text:p>19.52</text:p>
              </table:table-cell>
              <table:table-cell office:value-type="float" office:value="4.99890003787784">
                <text:p>4.998900037877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.68">
                <text:p>19.68</text:p>
              </table:table-cell>
              <table:table-cell office:value-type="float" office:value="4.97362546846236">
                <text:p>4.973625468462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.84">
                <text:p>19.84</text:p>
              </table:table-cell>
              <table:table-cell office:value-type="float" office:value="4.94946885885877">
                <text:p>4.949468858858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">
                <text:p>20</text:p>
              </table:table-cell>
              <table:table-cell office:value-type="float" office:value="4.91265488573605">
                <text:p>4.912654885736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.16">
                <text:p>20.16</text:p>
              </table:table-cell>
              <table:table-cell office:value-type="float" office:value="4.8955984841079">
                <text:p>4.89559848410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.32">
                <text:p>20.32</text:p>
              </table:table-cell>
              <table:table-cell office:value-type="float" office:value="4.8698394841308">
                <text:p>4.86983948413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.48">
                <text:p>20.48</text:p>
              </table:table-cell>
              <table:table-cell office:value-type="float" office:value="4.83628190695148">
                <text:p>4.836281906951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.64">
                <text:p>20.64</text:p>
              </table:table-cell>
              <table:table-cell office:value-type="float" office:value="4.79455010714949">
                <text:p>4.794550107149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.8">
                <text:p>20.8</text:p>
              </table:table-cell>
              <table:table-cell office:value-type="float" office:value="4.77280102737204">
                <text:p>4.772801027372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.96">
                <text:p>20.96</text:p>
              </table:table-cell>
              <table:table-cell office:value-type="float" office:value="4.74275584894065">
                <text:p>4.742755848940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.12">
                <text:p>21.12</text:p>
              </table:table-cell>
              <table:table-cell office:value-type="float" office:value="4.7202829930886">
                <text:p>4.72028299308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.28">
                <text:p>21.28</text:p>
              </table:table-cell>
              <table:table-cell office:value-type="float" office:value="4.70138904372863">
                <text:p>4.701389043728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.44">
                <text:p>21.44</text:p>
              </table:table-cell>
              <table:table-cell office:value-type="float" office:value="4.66861435854463">
                <text:p>4.668614358544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.6">
                <text:p>21.6</text:p>
              </table:table-cell>
              <table:table-cell office:value-type="float" office:value="4.64439089914137">
                <text:p>4.644390899141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.76">
                <text:p>21.76</text:p>
              </table:table-cell>
              <table:table-cell office:value-type="float" office:value="4.63083793273667">
                <text:p>4.63083793273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.92">
                <text:p>21.92</text:p>
              </table:table-cell>
              <table:table-cell office:value-type="float" office:value="4.61264220082679">
                <text:p>4.612642200826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2.08">
                <text:p>22.08</text:p>
              </table:table-cell>
              <table:table-cell office:value-type="float" office:value="4.58394654953646">
                <text:p>4.583946549536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.24">
                <text:p>22.24</text:p>
              </table:table-cell>
              <table:table-cell office:value-type="float" office:value="4.54754107315146">
                <text:p>4.547541073151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.4">
                <text:p>22.4</text:p>
              </table:table-cell>
              <table:table-cell office:value-type="float" office:value="4.52450228292064">
                <text:p>4.524502282920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.56">
                <text:p>22.56</text:p>
              </table:table-cell>
              <table:table-cell office:value-type="float" office:value="4.49535531998088">
                <text:p>4.495355319980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.72">
                <text:p>22.72</text:p>
              </table:table-cell>
              <table:table-cell office:value-type="float" office:value="4.46705688385846">
                <text:p>4.467056883858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.88">
                <text:p>22.88</text:p>
              </table:table-cell>
              <table:table-cell office:value-type="float" office:value="4.44029554279786">
                <text:p>4.440295542797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.04">
                <text:p>23.04</text:p>
              </table:table-cell>
              <table:table-cell office:value-type="float" office:value="4.40244181941647">
                <text:p>4.402441819416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.2">
                <text:p>23.2</text:p>
              </table:table-cell>
              <table:table-cell office:value-type="float" office:value="4.37134478632702">
                <text:p>4.371344786327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.36">
                <text:p>23.36</text:p>
              </table:table-cell>
              <table:table-cell office:value-type="float" office:value="4.34898678059568">
                <text:p>4.348986780595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.52">
                <text:p>23.52</text:p>
              </table:table-cell>
              <table:table-cell office:value-type="float" office:value="4.30338918915681">
                <text:p>4.303389189156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.68">
                <text:p>23.68</text:p>
              </table:table-cell>
              <table:table-cell office:value-type="float" office:value="4.27874728521988">
                <text:p>4.278747285219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.84">
                <text:p>23.84</text:p>
              </table:table-cell>
              <table:table-cell office:value-type="float" office:value="4.25985900069967">
                <text:p>4.259859000699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">
                <text:p>24</text:p>
              </table:table-cell>
              <table:table-cell office:value-type="float" office:value="4.24420031776648">
                <text:p>4.244200317766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.16">
                <text:p>24.16</text:p>
              </table:table-cell>
              <table:table-cell office:value-type="float" office:value="4.22244456484942">
                <text:p>4.222444564849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.32">
                <text:p>24.32</text:p>
              </table:table-cell>
              <table:table-cell office:value-type="float" office:value="4.18889687916332">
                <text:p>4.188896879163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.48">
                <text:p>24.48</text:p>
              </table:table-cell>
              <table:table-cell office:value-type="float" office:value="4.16278172377533">
                <text:p>4.162781723775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.64">
                <text:p>24.64</text:p>
              </table:table-cell>
              <table:table-cell office:value-type="float" office:value="4.14234076049036">
                <text:p>4.142340760490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.8">
                <text:p>24.8</text:p>
              </table:table-cell>
              <table:table-cell office:value-type="float" office:value="4.12228393091134">
                <text:p>4.122283930911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.96">
                <text:p>24.96</text:p>
              </table:table-cell>
              <table:table-cell office:value-type="float" office:value="4.0943445622221">
                <text:p>4.09434456222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.12">
                <text:p>25.12</text:p>
              </table:table-cell>
              <table:table-cell office:value-type="float" office:value="4.06902675423781">
                <text:p>4.069026754237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.28">
                <text:p>25.28</text:p>
              </table:table-cell>
              <table:table-cell office:value-type="float" office:value="4.03158224048579">
                <text:p>4.031582240485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.44">
                <text:p>25.44</text:p>
              </table:table-cell>
              <table:table-cell office:value-type="float" office:value="4.00003388275086">
                <text:p>4.000033882750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.6">
                <text:p>25.6</text:p>
              </table:table-cell>
              <table:table-cell office:value-type="float" office:value="3.97687397774776">
                <text:p>3.976873977747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.76">
                <text:p>25.76</text:p>
              </table:table-cell>
              <table:table-cell office:value-type="float" office:value="3.94835493467554">
                <text:p>3.948354934675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.92">
                <text:p>25.92</text:p>
              </table:table-cell>
              <table:table-cell office:value-type="float" office:value="3.93963817246112">
                <text:p>3.939638172461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08">
                <text:p>26.08</text:p>
              </table:table-cell>
              <table:table-cell office:value-type="float" office:value="3.91002100275747">
                <text:p>3.910021002757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24">
                <text:p>26.24</text:p>
              </table:table-cell>
              <table:table-cell office:value-type="float" office:value="3.87949981372259">
                <text:p>3.879499813722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.4">
                <text:p>26.4</text:p>
              </table:table-cell>
              <table:table-cell office:value-type="float" office:value="3.85651029549789">
                <text:p>3.856510295497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56">
                <text:p>26.56</text:p>
              </table:table-cell>
              <table:table-cell office:value-type="float" office:value="3.82972776270132">
                <text:p>3.829727762701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.72">
                <text:p>26.72</text:p>
              </table:table-cell>
              <table:table-cell office:value-type="float" office:value="3.82319179172153">
                <text:p>3.823191791721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.88">
                <text:p>26.88</text:p>
              </table:table-cell>
              <table:table-cell office:value-type="float" office:value="3.81109708683819">
                <text:p>3.811097086838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.04">
                <text:p>27.04</text:p>
              </table:table-cell>
              <table:table-cell office:value-type="float" office:value="3.78759292704997">
                <text:p>3.787592927049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.2">
                <text:p>27.2</text:p>
              </table:table-cell>
              <table:table-cell office:value-type="float" office:value="3.74360435380318">
                <text:p>3.743604353803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7.36">
                <text:p>27.36</text:p>
              </table:table-cell>
              <table:table-cell office:value-type="float" office:value="3.72569342723665">
                <text:p>3.725693427236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.52">
                <text:p>27.52</text:p>
              </table:table-cell>
              <table:table-cell office:value-type="float" office:value="3.71235181029908">
                <text:p>3.712351810299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7.68">
                <text:p>27.68</text:p>
              </table:table-cell>
              <table:table-cell office:value-type="float" office:value="3.69262244039277">
                <text:p>3.692622440392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.84">
                <text:p>27.84</text:p>
              </table:table-cell>
              <table:table-cell office:value-type="float" office:value="3.66356164612965">
                <text:p>3.663561646129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">
                <text:p>28</text:p>
              </table:table-cell>
              <table:table-cell office:value-type="float" office:value="3.6283329542459">
                <text:p>3.62833295424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.16">
                <text:p>28.16</text:p>
              </table:table-cell>
              <table:table-cell office:value-type="float" office:value="3.60277675506052">
                <text:p>3.602776755060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.32">
                <text:p>28.32</text:p>
              </table:table-cell>
              <table:table-cell office:value-type="float" office:value="3.58351893845611">
                <text:p>3.583518938456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.48">
                <text:p>28.48</text:p>
              </table:table-cell>
              <table:table-cell office:value-type="float" office:value="3.57515068878559">
                <text:p>3.575150688785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.64">
                <text:p>28.64</text:p>
              </table:table-cell>
              <table:table-cell office:value-type="float" office:value="3.54961738678043">
                <text:p>3.549617386780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.8">
                <text:p>28.8</text:p>
              </table:table-cell>
              <table:table-cell office:value-type="float" office:value="3.52193899935828">
                <text:p>3.521938999358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.96">
                <text:p>28.96</text:p>
              </table:table-cell>
              <table:table-cell office:value-type="float" office:value="3.5055573969864">
                <text:p>3.50555739698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.12">
                <text:p>29.12</text:p>
              </table:table-cell>
              <table:table-cell office:value-type="float" office:value="3.48124008933569">
                <text:p>3.481240089335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.28">
                <text:p>29.28</text:p>
              </table:table-cell>
              <table:table-cell office:value-type="float" office:value="3.45946628978613">
                <text:p>3.459466289786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.44">
                <text:p>29.44</text:p>
              </table:table-cell>
              <table:table-cell office:value-type="float" office:value="3.46417218082354">
                <text:p>3.464172180823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.6">
                <text:p>29.6</text:p>
              </table:table-cell>
              <table:table-cell office:value-type="float" office:value="3.44521426707893">
                <text:p>3.4452142670789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.76">
                <text:p>29.76</text:p>
              </table:table-cell>
              <table:table-cell office:value-type="float" office:value="3.41279651750551">
                <text:p>3.4127965175055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.92">
                <text:p>29.92</text:p>
              </table:table-cell>
              <table:table-cell office:value-type="float" office:value="3.3724549127965">
                <text:p>3.37245491279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0.08">
                <text:p>30.08</text:p>
              </table:table-cell>
              <table:table-cell office:value-type="float" office:value="3.32683296637329">
                <text:p>3.326832966373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0.24">
                <text:p>30.24</text:p>
              </table:table-cell>
              <table:table-cell office:value-type="float" office:value="3.29768700529249">
                <text:p>3.297687005292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0.4">
                <text:p>30.4</text:p>
              </table:table-cell>
              <table:table-cell office:value-type="float" office:value="3.26001776819938">
                <text:p>3.260017768199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.56">
                <text:p>30.56</text:p>
              </table:table-cell>
              <table:table-cell office:value-type="float" office:value="3.22882615572137">
                <text:p>3.228826155721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.72">
                <text:p>30.72</text:p>
              </table:table-cell>
              <table:table-cell office:value-type="float" office:value="3.18841661738349">
                <text:p>3.188416617383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.88">
                <text:p>30.88</text:p>
              </table:table-cell>
              <table:table-cell office:value-type="float" office:value="3.15487049489229">
                <text:p>3.154870494892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1.04">
                <text:p>31.04</text:p>
              </table:table-cell>
              <table:table-cell office:value-type="float" office:value="3.14415227867226">
                <text:p>3.144152278672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.2">
                <text:p>31.2</text:p>
              </table:table-cell>
              <table:table-cell office:value-type="float" office:value="3.11351530921037">
                <text:p>3.113515309210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1.36">
                <text:p>31.36</text:p>
              </table:table-cell>
              <table:table-cell office:value-type="float" office:value="3.10458667846607">
                <text:p>3.104586678466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.52">
                <text:p>31.52</text:p>
              </table:table-cell>
              <table:table-cell office:value-type="float" office:value="3.07037581654976">
                <text:p>3.070375816549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1.68">
                <text:p>31.68</text:p>
              </table:table-cell>
              <table:table-cell office:value-type="float" office:value="3.06339092202781">
                <text:p>3.063390922027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.84">
                <text:p>31.84</text:p>
              </table:table-cell>
              <table:table-cell office:value-type="float" office:value="3.05400118167797">
                <text:p>3.054001181677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">
                <text:p>32</text:p>
              </table:table-cell>
              <table:table-cell office:value-type="float" office:value="3.0130809118886">
                <text:p>3.01308091188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2.16">
                <text:p>32.16</text:p>
              </table:table-cell>
              <table:table-cell office:value-type="float" office:value="2.98568193770049">
                <text:p>2.985681937700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2.32">
                <text:p>32.32</text:p>
              </table:table-cell>
              <table:table-cell office:value-type="float" office:value="2.94706710157271">
                <text:p>2.947067101572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2.48">
                <text:p>32.48</text:p>
              </table:table-cell>
              <table:table-cell office:value-type="float" office:value="2.92316158071916">
                <text:p>2.923161580719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2.64">
                <text:p>32.64</text:p>
              </table:table-cell>
              <table:table-cell office:value-type="float" office:value="2.88200350822565">
                <text:p>2.882003508225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2.8">
                <text:p>32.8</text:p>
              </table:table-cell>
              <table:table-cell office:value-type="float" office:value="2.87919845729804">
                <text:p>2.879198457298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2.96">
                <text:p>32.96</text:p>
              </table:table-cell>
              <table:table-cell office:value-type="float" office:value="2.85933964864844">
                <text:p>2.859339648648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3.12">
                <text:p>33.12</text:p>
              </table:table-cell>
              <table:table-cell office:value-type="float" office:value="2.86505394991187">
                <text:p>2.865053949911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3.28">
                <text:p>33.28</text:p>
              </table:table-cell>
              <table:table-cell office:value-type="float" office:value="2.86789890204411">
                <text:p>2.867898902044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3.44">
                <text:p>33.44</text:p>
              </table:table-cell>
              <table:table-cell office:value-type="float" office:value="2.85070650150373">
                <text:p>2.850706501503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3.6">
                <text:p>33.6</text:p>
              </table:table-cell>
              <table:table-cell office:value-type="float" office:value="2.83615020372953">
                <text:p>2.836150203729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3.76">
                <text:p>33.76</text:p>
              </table:table-cell>
              <table:table-cell office:value-type="float" office:value="2.79422789734326">
                <text:p>2.794227897343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3.92">
                <text:p>33.92</text:p>
              </table:table-cell>
              <table:table-cell office:value-type="float" office:value="2.78501124223834">
                <text:p>2.785011242238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4.08">
                <text:p>34.08</text:p>
              </table:table-cell>
              <table:table-cell office:value-type="float" office:value="2.7408400239252">
                <text:p>2.74084002392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4.24">
                <text:p>34.24</text:p>
              </table:table-cell>
              <table:table-cell office:value-type="float" office:value="2.71800053195538">
                <text:p>2.7180005319553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.4">
                <text:p>34.4</text:p>
              </table:table-cell>
              <table:table-cell office:value-type="float" office:value="2.71469474382088">
                <text:p>2.714694743820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.56">
                <text:p>34.56</text:p>
              </table:table-cell>
              <table:table-cell office:value-type="float" office:value="2.65324196460721">
                <text:p>2.653241964607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.72">
                <text:p>34.72</text:p>
              </table:table-cell>
              <table:table-cell office:value-type="float" office:value="2.67069441455844">
                <text:p>2.670694414558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.88">
                <text:p>34.88</text:p>
              </table:table-cell>
              <table:table-cell office:value-type="float" office:value="2.63905732961526">
                <text:p>2.639057329615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.04">
                <text:p>35.04</text:p>
              </table:table-cell>
              <table:table-cell office:value-type="float" office:value="2.61006979274201">
                <text:p>2.610069792742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.2">
                <text:p>35.2</text:p>
              </table:table-cell>
              <table:table-cell office:value-type="float" office:value="2.61006979274201">
                <text:p>2.610069792742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.36">
                <text:p>35.36</text:p>
              </table:table-cell>
              <table:table-cell office:value-type="float" office:value="2.58021682959233">
                <text:p>2.580216829592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.52">
                <text:p>35.52</text:p>
              </table:table-cell>
              <table:table-cell office:value-type="float" office:value="2.57261223020711">
                <text:p>2.572612230207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.68">
                <text:p>35.68</text:p>
              </table:table-cell>
              <table:table-cell office:value-type="float" office:value="2.54944517092557">
                <text:p>2.549445170925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.84">
                <text:p>35.84</text:p>
              </table:table-cell>
              <table:table-cell office:value-type="float" office:value="2.52172062291072">
                <text:p>2.521720622910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6">
                <text:p>36</text:p>
              </table:table-cell>
              <table:table-cell office:value-type="float" office:value="2.48073127837752">
                <text:p>2.480731278377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6.16">
                <text:p>36.16</text:p>
              </table:table-cell>
              <table:table-cell office:value-type="float" office:value="2.48073127837752">
                <text:p>2.480731278377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6.32">
                <text:p>36.32</text:p>
              </table:table-cell>
              <table:table-cell office:value-type="float" office:value="2.45100509811232">
                <text:p>2.451005098112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6.48">
                <text:p>36.48</text:p>
              </table:table-cell>
              <table:table-cell office:value-type="float" office:value="2.40243042796376">
                <text:p>2.402430427963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.64">
                <text:p>36.64</text:p>
              </table:table-cell>
              <table:table-cell office:value-type="float" office:value="2.36555989215543">
                <text:p>2.3655598921554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.8">
                <text:p>36.8</text:p>
              </table:table-cell>
              <table:table-cell office:value-type="float" office:value="2.32727770558442">
                <text:p>2.327277705584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6.96">
                <text:p>36.96</text:p>
              </table:table-cell>
              <table:table-cell office:value-type="float" office:value="2.32727770558442">
                <text:p>2.327277705584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7.12">
                <text:p>37.12</text:p>
              </table:table-cell>
              <table:table-cell office:value-type="float" office:value="2.29253475714054">
                <text:p>2.292534757140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7.28">
                <text:p>37.28</text:p>
              </table:table-cell>
              <table:table-cell office:value-type="float" office:value="2.31253542384721">
                <text:p>2.312535423847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7.44">
                <text:p>37.44</text:p>
              </table:table-cell>
              <table:table-cell office:value-type="float" office:value="2.24601474150565">
                <text:p>2.2460147415056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7.6">
                <text:p>37.6</text:p>
              </table:table-cell>
              <table:table-cell office:value-type="float" office:value="2.2353763433006">
                <text:p>2.23537634330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7.76">
                <text:p>37.76</text:p>
              </table:table-cell>
              <table:table-cell office:value-type="float" office:value="2.2512917986065">
                <text:p>2.25129179860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7.92">
                <text:p>37.92</text:p>
              </table:table-cell>
              <table:table-cell office:value-type="float" office:value="2.18605127673809">
                <text:p>2.1860512767380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8.08">
                <text:p>38.08</text:p>
              </table:table-cell>
              <table:table-cell office:value-type="float" office:value="2.14593128294867">
                <text:p>2.145931282948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8.24">
                <text:p>38.24</text:p>
              </table:table-cell>
              <table:table-cell office:value-type="float" office:value="2.13416644136908">
                <text:p>2.134166441369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8.4">
                <text:p>38.4</text:p>
              </table:table-cell>
              <table:table-cell office:value-type="float" office:value="2.12226153886276">
                <text:p>2.122261538862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8.56">
                <text:p>38.56</text:p>
              </table:table-cell>
              <table:table-cell office:value-type="float" office:value="2.09186406167839">
                <text:p>2.0918640616783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8.72">
                <text:p>38.72</text:p>
              </table:table-cell>
              <table:table-cell office:value-type="float" office:value="2.04769284336526">
                <text:p>2.047692843365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8.88">
                <text:p>38.88</text:p>
              </table:table-cell>
              <table:table-cell office:value-type="float" office:value="2.02814824729229">
                <text:p>2.028148247292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9.04">
                <text:p>39.04</text:p>
              </table:table-cell>
              <table:table-cell office:value-type="float" office:value="2.02814824729229">
                <text:p>2.028148247292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9.2">
                <text:p>39.2</text:p>
              </table:table-cell>
              <table:table-cell office:value-type="float" office:value="2.00148000021012">
                <text:p>2.001480000210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9.36">
                <text:p>39.36</text:p>
              </table:table-cell>
              <table:table-cell office:value-type="float" office:value="1.95302761682418">
                <text:p>1.953027616824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9.52">
                <text:p>39.52</text:p>
              </table:table-cell>
              <table:table-cell office:value-type="float" office:value="1.9387416595767">
                <text:p>1.93874165957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9.68">
                <text:p>39.68</text:p>
              </table:table-cell>
              <table:table-cell office:value-type="float" office:value="1.90954250488444">
                <text:p>1.909542504884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9.84">
                <text:p>39.84</text:p>
              </table:table-cell>
              <table:table-cell office:value-type="float" office:value="1.89461685466776">
                <text:p>1.8946168546677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0">
                <text:p>40</text:p>
              </table:table-cell>
              <table:table-cell office:value-type="float" office:value="1.87946504964716">
                <text:p>1.879465049647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0.16">
                <text:p>40.16</text:p>
              </table:table-cell>
              <table:table-cell office:value-type="float" office:value="1.80005827204275">
                <text:p>1.800058272042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0.32">
                <text:p>40.32</text:p>
              </table:table-cell>
              <table:table-cell office:value-type="float" office:value="1.80828877117927">
                <text:p>1.808288771179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0.48">
                <text:p>40.48</text:p>
              </table:table-cell>
              <table:table-cell office:value-type="float" office:value="1.7404661748405">
                <text:p>1.74046617484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0.64">
                <text:p>40.64</text:p>
              </table:table-cell>
              <table:table-cell office:value-type="float" office:value="1.7404661748405">
                <text:p>1.74046617484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0.8">
                <text:p>40.8</text:p>
              </table:table-cell>
              <table:table-cell office:value-type="float" office:value="1.71379792775834">
                <text:p>1.7137979277583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0.96">
                <text:p>40.96</text:p>
              </table:table-cell>
              <table:table-cell office:value-type="float" office:value="1.68639895357023">
                <text:p>1.6863989535702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1.12">
                <text:p>41.12</text:p>
              </table:table-cell>
              <table:table-cell office:value-type="float" office:value="1.68639895357023">
                <text:p>1.6863989535702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1.28">
                <text:p>41.28</text:p>
              </table:table-cell>
              <table:table-cell office:value-type="float" office:value="1.65822807660353">
                <text:p>1.658228076603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1.44">
                <text:p>41.44</text:p>
              </table:table-cell>
              <table:table-cell office:value-type="float" office:value="1.62924053973028">
                <text:p>1.629240539730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1.6">
                <text:p>41.6</text:p>
              </table:table-cell>
              <table:table-cell office:value-type="float" office:value="1.61938824328727">
                <text:p>1.6193882432872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1.76">
                <text:p>41.76</text:p>
              </table:table-cell>
              <table:table-cell office:value-type="float" office:value="1.58923520511658">
                <text:p>1.5892352051165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1.92">
                <text:p>41.92</text:p>
              </table:table-cell>
              <table:table-cell office:value-type="float" office:value="1.58923520511658">
                <text:p>1.589235205116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2.08">
                <text:p>42.08</text:p>
              </table:table-cell>
              <table:table-cell office:value-type="float" office:value="1.55814461804655">
                <text:p>1.558144618046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2.24">
                <text:p>42.24</text:p>
              </table:table-cell>
              <table:table-cell office:value-type="float" office:value="1.48160454092422">
                <text:p>1.481604540924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2.4">
                <text:p>42.4</text:p>
              </table:table-cell>
              <table:table-cell office:value-type="float" office:value="1.45861502269952">
                <text:p>1.4586150226995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2.56">
                <text:p>42.56</text:p>
              </table:table-cell>
              <table:table-cell office:value-type="float" office:value="1.41098697371026">
                <text:p>1.4109869737102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2.72">
                <text:p>42.72</text:p>
              </table:table-cell>
              <table:table-cell office:value-type="float" office:value="1.37371557891303">
                <text:p>1.3737155789130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2.88">
                <text:p>42.88</text:p>
              </table:table-cell>
              <table:table-cell office:value-type="float" office:value="1.33500106673234">
                <text:p>1.3350010667323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3.04">
                <text:p>43.04</text:p>
              </table:table-cell>
              <table:table-cell office:value-type="float" office:value="1.33500106673234">
                <text:p>1.3350010667323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3.2">
                <text:p>43.2</text:p>
              </table:table-cell>
              <table:table-cell office:value-type="float" office:value="1.32175583998232">
                <text:p>1.3217558399823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3.36">
                <text:p>43.36</text:p>
              </table:table-cell>
              <table:table-cell office:value-type="float" office:value="1.2947271675944">
                <text:p>1.29472716759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3.52">
                <text:p>43.52</text:p>
              </table:table-cell>
              <table:table-cell office:value-type="float" office:value="1.25276296849537">
                <text:p>1.252762968495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3.68">
                <text:p>43.68</text:p>
              </table:table-cell>
              <table:table-cell office:value-type="float" office:value="1.25276296849537">
                <text:p>1.252762968495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3.84">
                <text:p>43.84</text:p>
              </table:table-cell>
              <table:table-cell office:value-type="float" office:value="1.25276296849537">
                <text:p>1.2527629684953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">
                <text:p>44</text:p>
              </table:table-cell>
              <table:table-cell office:value-type="float" office:value="1.22377543162212">
                <text:p>1.2237754316221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.16">
                <text:p>44.16</text:p>
              </table:table-cell>
              <table:table-cell office:value-type="float" office:value="1.11514159061932">
                <text:p>1.1151415906193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.32">
                <text:p>44.32</text:p>
              </table:table-cell>
              <table:table-cell office:value-type="float" office:value="1.04731899428056">
                <text:p>1.047318994280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4.48">
                <text:p>44.48</text:p>
              </table:table-cell>
              <table:table-cell office:value-type="float" office:value="1.02961941718116">
                <text:p>1.029619417181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4.64">
                <text:p>44.64</text:p>
              </table:table-cell>
              <table:table-cell office:value-type="float" office:value="0.974559639998131">
                <text:p>0.97455963999813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4.8">
                <text:p>44.8</text:p>
              </table:table-cell>
              <table:table-cell office:value-type="float" office:value="0.916290731874155">
                <text:p>0.9162907318741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4.96">
                <text:p>44.96</text:p>
              </table:table-cell>
              <table:table-cell office:value-type="float" office:value="0.8754687373539">
                <text:p>0.87546873735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5.12">
                <text:p>45.12</text:p>
              </table:table-cell>
              <table:table-cell office:value-type="float" office:value="0.854415328156068">
                <text:p>0.85441532815606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5.28">
                <text:p>45.28</text:p>
              </table:table-cell>
              <table:table-cell office:value-type="float" office:value="0.832909122935104">
                <text:p>0.8329091229351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5.44">
                <text:p>45.44</text:p>
              </table:table-cell>
              <table:table-cell office:value-type="float" office:value="0.854415328156068">
                <text:p>0.85441532815606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5.6">
                <text:p>45.6</text:p>
              </table:table-cell>
              <table:table-cell office:value-type="float" office:value="0.832909122935104">
                <text:p>0.8329091229351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5.76">
                <text:p>45.76</text:p>
              </table:table-cell>
              <table:table-cell office:value-type="float" office:value="0.78845736036427">
                <text:p>0.7884573603642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5.92">
                <text:p>45.92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6.08">
                <text:p>46.08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6.24">
                <text:p>46.24</text:p>
              </table:table-cell>
              <table:table-cell office:value-type="float" office:value="0.667829372575655">
                <text:p>0.6678293725756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6.4">
                <text:p>46.4</text:p>
              </table:table-cell>
              <table:table-cell office:value-type="float" office:value="0.615185639090234">
                <text:p>0.61518563909023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6.56">
                <text:p>46.56</text:p>
              </table:table-cell>
              <table:table-cell office:value-type="float" office:value="0.641853886172395">
                <text:p>0.64185388617239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6.72">
                <text:p>46.72</text:p>
              </table:table-cell>
              <table:table-cell office:value-type="float" office:value="0.667829372575655">
                <text:p>0.6678293725756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6.88">
                <text:p>46.88</text:p>
              </table:table-cell>
              <table:table-cell office:value-type="float" office:value="0.667829372575655">
                <text:p>0.6678293725756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7.04">
                <text:p>47.04</text:p>
              </table:table-cell>
              <table:table-cell office:value-type="float" office:value="0.587786664902119">
                <text:p>0.5877866649021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7.2">
                <text:p>47.2</text:p>
              </table:table-cell>
              <table:table-cell office:value-type="float" office:value="0.559615787935423">
                <text:p>0.55961578793542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7.36">
                <text:p>47.36</text:p>
              </table:table-cell>
              <table:table-cell office:value-type="float" office:value="0.559615787935423">
                <text:p>0.55961578793542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7.52">
                <text:p>47.52</text:p>
              </table:table-cell>
              <table:table-cell office:value-type="float" office:value="0.559615787935423">
                <text:p>0.55961578793542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7.68">
                <text:p>47.68</text:p>
              </table:table-cell>
              <table:table-cell office:value-type="float" office:value="0.500775287912489">
                <text:p>0.50077528791248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7.84">
                <text:p>47.84</text:p>
              </table:table-cell>
              <table:table-cell office:value-type="float" office:value="0.438254930931155">
                <text:p>0.4382549309311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8">
                <text:p>48</text:p>
              </table:table-cell>
              <table:table-cell office:value-type="float" office:value="0.438254930931155">
                <text:p>0.4382549309311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8.16">
                <text:p>48.16</text:p>
              </table:table-cell>
              <table:table-cell office:value-type="float" office:value="0.438254930931155">
                <text:p>0.43825493093115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8.32">
                <text:p>48.32</text:p>
              </table:table-cell>
              <table:table-cell office:value-type="float" office:value="0.371563556432483">
                <text:p>0.37156355643248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8.48">
                <text:p>48.48</text:p>
              </table:table-cell>
              <table:table-cell office:value-type="float" office:value="0.405465108108164">
                <text:p>0.40546510810816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8.64">
                <text:p>48.64</text:p>
              </table:table-cell>
              <table:table-cell office:value-type="float" office:value="0.371563556432483">
                <text:p>0.37156355643248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8.8">
                <text:p>48.8</text:p>
              </table:table-cell>
              <table:table-cell office:value-type="float" office:value="0.300104592450338">
                <text:p>0.30010459245033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8.96">
                <text:p>48.96</text:p>
              </table:table-cell>
              <table:table-cell office:value-type="float" office:value="0.300104592450338">
                <text:p>0.3001045924503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9.12">
                <text:p>49.12</text:p>
              </table:table-cell>
              <table:table-cell office:value-type="float" office:value="0.262364264467491">
                <text:p>0.26236426446749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9.28">
                <text:p>49.28</text:p>
              </table:table-cell>
              <table:table-cell office:value-type="float" office:value="0.336472236621213">
                <text:p>0.33647223662121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9.44">
                <text:p>49.44</text:p>
              </table:table-cell>
              <table:table-cell office:value-type="float" office:value="0.300104592450338">
                <text:p>0.30010459245033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9.6">
                <text:p>49.6</text:p>
              </table:table-cell>
              <table:table-cell office:value-type="float" office:value="0.262364264467491">
                <text:p>0.2623642644674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9.76">
                <text:p>49.76</text:p>
              </table:table-cell>
              <table:table-cell office:value-type="float" office:value="0.262364264467491">
                <text:p>0.26236426446749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9.92">
                <text:p>49.92</text:p>
              </table:table-cell>
              <table:table-cell office:value-type="float" office:value="0.139761942375159">
                <text:p>0.13976194237515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0.08">
                <text:p>50.08</text:p>
              </table:table-cell>
              <table:table-cell office:value-type="float" office:value="0.048790164169432">
                <text:p>0.04879016416943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0.24">
                <text:p>5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0.4">
                <text:p>50.4</text:p>
              </table:table-cell>
              <table:table-cell office:value-type="float" office:value="-0.0512932943875506">
                <text:p>-0.051293294387550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0.56">
                <text:p>5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0.72">
                <text:p>5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0.88">
                <text:p>5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1.04">
                <text:p>51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1.2">
                <text:p>51.2</text:p>
              </table:table-cell>
              <table:table-cell office:value-type="float" office:value="-0.105360515657826">
                <text:p>-0.10536051565782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1.36">
                <text:p>51.36</text:p>
              </table:table-cell>
              <table:table-cell office:value-type="float" office:value="-0.162518929497775">
                <text:p>-0.1625189294977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1.52">
                <text:p>51.52</text:p>
              </table:table-cell>
              <table:table-cell office:value-type="float" office:value="-0.162518929497775">
                <text:p>-0.1625189294977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1.68">
                <text:p>51.68</text:p>
              </table:table-cell>
              <table:table-cell office:value-type="float" office:value="-0.287682072451781">
                <text:p>-0.28768207245178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1.84">
                <text:p>51.84</text:p>
              </table:table-cell>
              <table:table-cell office:value-type="float" office:value="-0.162518929497775">
                <text:p>-0.1625189294977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2">
                <text:p>52</text:p>
              </table:table-cell>
              <table:table-cell office:value-type="float" office:value="-0.162518929497775">
                <text:p>-0.1625189294977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2.16">
                <text:p>52.16</text:p>
              </table:table-cell>
              <table:table-cell office:value-type="float" office:value="-0.22314355131421">
                <text:p>-0.2231435513142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2.32">
                <text:p>52.32</text:p>
              </table:table-cell>
              <table:table-cell office:value-type="float" office:value="-0.22314355131421">
                <text:p>-0.2231435513142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2.48">
                <text:p>52.48</text:p>
              </table:table-cell>
              <table:table-cell office:value-type="float" office:value="-0.356674943938732">
                <text:p>-0.35667494393873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2.64">
                <text:p>52.64</text:p>
              </table:table-cell>
              <table:table-cell office:value-type="float" office:value="-0.430782916092454">
                <text:p>-0.43078291609245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2.8">
                <text:p>52.8</text:p>
              </table:table-cell>
              <table:table-cell office:value-type="float" office:value="-0.510825623765991">
                <text:p>-0.5108256237659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2.96">
                <text:p>52.96</text:p>
              </table:table-cell>
              <table:table-cell office:value-type="float" office:value="-0.59783700075562">
                <text:p>-0.5978370007556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3.12">
                <text:p>53.12</text:p>
              </table:table-cell>
              <table:table-cell office:value-type="float" office:value="-0.510825623765991">
                <text:p>-0.5108256237659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3.28">
                <text:p>53.28</text:p>
              </table:table-cell>
              <table:table-cell office:value-type="float" office:value="-0.510825623765991">
                <text:p>-0.51082562376599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3.44">
                <text:p>53.44</text:p>
              </table:table-cell>
              <table:table-cell office:value-type="float" office:value="-0.510825623765991">
                <text:p>-0.51082562376599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3.6">
                <text:p>53.6</text:p>
              </table:table-cell>
              <table:table-cell office:value-type="float" office:value="-0.430782916092454">
                <text:p>-0.43078291609245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3.76">
                <text:p>53.76</text:p>
              </table:table-cell>
              <table:table-cell office:value-type="float" office:value="-0.510825623765991">
                <text:p>-0.51082562376599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3.92">
                <text:p>53.92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4.08">
                <text:p>54.08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4.24">
                <text:p>54.24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4.4">
                <text:p>54.4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4.56">
                <text:p>54.56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4.72">
                <text:p>54.72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4.88">
                <text:p>54.88</text:p>
              </table:table-cell>
              <table:table-cell office:value-type="float" office:value="-0.798507696217772">
                <text:p>-0.79850769621777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5.04">
                <text:p>55.04</text:p>
              </table:table-cell>
              <table:table-cell office:value-type="float" office:value="-1.20397280432594">
                <text:p>-1.2039728043259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5.2">
                <text:p>55.2</text:p>
              </table:table-cell>
              <table:table-cell office:value-type="float" office:value="-1.38629436111989">
                <text:p>-1.386294361119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5.36">
                <text:p>55.36</text:p>
              </table:table-cell>
              <table:table-cell office:value-type="float" office:value="-1.20397280432594">
                <text:p>-1.2039728043259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5.52">
                <text:p>55.52</text:p>
              </table:table-cell>
              <table:table-cell office:value-type="float" office:value="-1.20397280432594">
                <text:p>-1.203972804325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5.68">
                <text:p>55.68</text:p>
              </table:table-cell>
              <table:table-cell office:value-type="float" office:value="-1.20397280432594">
                <text:p>-1.2039728043259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5.84">
                <text:p>55.84</text:p>
              </table:table-cell>
              <table:table-cell office:value-type="float" office:value="-1.20397280432594">
                <text:p>-1.2039728043259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6">
                <text:p>56</text:p>
              </table:table-cell>
              <table:table-cell office:value-type="float" office:value="-1.04982212449868">
                <text:p>-1.0498221244986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6.16">
                <text:p>56.16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6.32">
                <text:p>56.32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6.48">
                <text:p>56.48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6.64">
                <text:p>56.64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6.8">
                <text:p>56.8</text:p>
              </table:table-cell>
              <table:table-cell office:value-type="float" office:value="-1.04982212449868">
                <text:p>-1.0498221244986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6.96">
                <text:p>56.96</text:p>
              </table:table-cell>
              <table:table-cell office:value-type="float" office:value="-1.04982212449868">
                <text:p>-1.0498221244986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7.12">
                <text:p>57.12</text:p>
              </table:table-cell>
              <table:table-cell office:value-type="float" office:value="-1.04982212449868">
                <text:p>-1.0498221244986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7.28">
                <text:p>57.28</text:p>
              </table:table-cell>
              <table:table-cell office:value-type="float" office:value="-1.04982212449868">
                <text:p>-1.0498221244986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7.44">
                <text:p>57.44</text:p>
              </table:table-cell>
              <table:table-cell office:value-type="float" office:value="-1.04982212449868">
                <text:p>-1.0498221244986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7.6">
                <text:p>57.6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7.76">
                <text:p>57.76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7.92">
                <text:p>57.92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8.08">
                <text:p>58.08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8.24">
                <text:p>58.24</text:p>
              </table:table-cell>
              <table:table-cell office:value-type="float" office:value="-0.798507696217772">
                <text:p>-0.79850769621777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8.4">
                <text:p>58.4</text:p>
              </table:table-cell>
              <table:table-cell office:value-type="float" office:value="-0.798507696217772">
                <text:p>-0.79850769621777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8.56">
                <text:p>58.56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8.72">
                <text:p>58.72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8.88">
                <text:p>58.88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9.04">
                <text:p>59.04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9.2">
                <text:p>59.2</text:p>
              </table:table-cell>
              <table:table-cell office:value-type="float" office:value="-1.04982212449868">
                <text:p>-1.0498221244986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9.36">
                <text:p>59.36</text:p>
              </table:table-cell>
              <table:table-cell office:value-type="float" office:value="-1.20397280432594">
                <text:p>-1.2039728043259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9.52">
                <text:p>59.52</text:p>
              </table:table-cell>
              <table:table-cell office:value-type="float" office:value="-1.38629436111989">
                <text:p>-1.3862943611198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9.68">
                <text:p>59.68</text:p>
              </table:table-cell>
              <table:table-cell office:value-type="float" office:value="-1.38629436111989">
                <text:p>-1.3862943611198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9.84">
                <text:p>59.84</text:p>
              </table:table-cell>
              <table:table-cell office:value-type="float" office:value="-1.6094379124341">
                <text:p>-1.609437912434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0">
                <text:p>60</text:p>
              </table:table-cell>
              <table:table-cell office:value-type="float" office:value="-1.89711998488588">
                <text:p>-1.8971199848858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0.16">
                <text:p>60.16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0.32">
                <text:p>60.32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0.48">
                <text:p>60.48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0.64">
                <text:p>60.64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0.8">
                <text:p>60.8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0.96">
                <text:p>60.96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1.12">
                <text:p>61.12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1.28">
                <text:p>61.28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1.44">
                <text:p>61.44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1.6">
                <text:p>61.6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/>
              <table:table-cell office:value-type="float" office:value="61.76">
                <text:p>61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1.92">
                <text:p>61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.08">
                <text:p>62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.24">
                <text:p>62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.4">
                <text:p>6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.56">
                <text:p>62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.72">
                <text:p>62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.88">
                <text:p>62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.04">
                <text:p>63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.2">
                <text:p>6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.36">
                <text:p>6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.52">
                <text:p>63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.68">
                <text:p>63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.84">
                <text:p>63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.16">
                <text:p>64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.32">
                <text:p>64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.48">
                <text:p>64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.64">
                <text:p>64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.8">
                <text:p>64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.96">
                <text:p>64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.12">
                <text:p>65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.28">
                <text:p>65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.44">
                <text:p>65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.6">
                <text:p>6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.76">
                <text:p>65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.92">
                <text:p>65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.08">
                <text:p>66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.24">
                <text:p>66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.4">
                <text:p>66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.56">
                <text:p>66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.72">
                <text:p>66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.88">
                <text:p>66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.04">
                <text:p>67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.2">
                <text:p>6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.36">
                <text:p>67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.52">
                <text:p>67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.68">
                <text:p>67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.84">
                <text:p>67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.16">
                <text:p>68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.32">
                <text:p>68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.48">
                <text:p>68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.64">
                <text:p>68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.8">
                <text:p>68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.96">
                <text:p>68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.12">
                <text:p>69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.28">
                <text:p>69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.44">
                <text:p>69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.6">
                <text:p>6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.76">
                <text:p>69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.92">
                <text:p>69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.08">
                <text:p>7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.24">
                <text:p>70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.4">
                <text:p>7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.56">
                <text:p>70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.72">
                <text:p>70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.88">
                <text:p>70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.04">
                <text:p>71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.2">
                <text:p>7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.36">
                <text:p>71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.52">
                <text:p>71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.68">
                <text:p>71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.84">
                <text:p>71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.16">
                <text:p>72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.32">
                <text:p>72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.48">
                <text:p>72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.64">
                <text:p>72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.8">
                <text:p>72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.96">
                <text:p>72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.12">
                <text:p>73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.28">
                <text:p>73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.44">
                <text:p>73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.6">
                <text:p>7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.76">
                <text:p>7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.92">
                <text:p>73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4.08">
                <text:p>74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4.24">
                <text:p>74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4.4">
                <text:p>7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4.56">
                <text:p>74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4.72">
                <text:p>74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4.88">
                <text:p>74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5.04">
                <text:p>75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5.2">
                <text:p>75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5.36">
                <text:p>75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5.52">
                <text:p>75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5.68">
                <text:p>75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5.84">
                <text:p>75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.16">
                <text:p>76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.32">
                <text:p>76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.48">
                <text:p>76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.64">
                <text:p>76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.8">
                <text:p>76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.96">
                <text:p>76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7.12">
                <text:p>77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7.28">
                <text:p>77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7.44">
                <text:p>77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7.6">
                <text:p>77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7.76">
                <text:p>77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7.92">
                <text:p>77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8.08">
                <text:p>78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8.24">
                <text:p>78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8.4">
                <text:p>78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8.56">
                <text:p>78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8.72">
                <text:p>78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8.88">
                <text:p>78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9.04">
                <text:p>79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9.2">
                <text:p>7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9.36">
                <text:p>79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9.52">
                <text:p>79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9.68">
                <text:p>79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9.84">
                <text:p>79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.16">
                <text:p>80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.32">
                <text:p>80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.48">
                <text:p>80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.64">
                <text:p>80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.8">
                <text:p>8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.96">
                <text:p>80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.12">
                <text:p>81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.28">
                <text:p>81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.44">
                <text:p>81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.6">
                <text:p>8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.76">
                <text:p>81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.92">
                <text:p>81.9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